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0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3:.C275])" office:value-type="float" office:value="4.83520059771018" calcext:value-type="float">
            <text:p>4.8352005977</text:p>
          </table:table-cell>
          <table:table-cell table:formula="of:=AVERAGE([.D3:.D275])" office:value-type="float" office:value="0.24995856329058" calcext:value-type="float">
            <text:p>0.2499585633</text:p>
          </table:table-cell>
          <table:table-cell table:formula="of:=AVERAGE([.E3:.E275])" office:value-type="float" office:value="0.508799843460906" calcext:value-type="float">
            <text:p>0.5087998435</text:p>
          </table:table-cell>
          <table:table-cell table:formula="of:=AVERAGE([.F3:.F275])" office:value-type="float" office:value="0.00332459501283437" calcext:value-type="float">
            <text:p>0.003324595</text:p>
          </table:table-cell>
          <table:table-cell table:formula="of:=AVERAGE([.G3:.G275])" office:value-type="float" office:value="0.0204435404292199" calcext:value-type="float">
            <text:p>0.0204435404</text:p>
          </table:table-cell>
          <table:table-cell table:formula="of:=AVERAGE([.H3:.H275])" office:value-type="float" office:value="0.571969709565957" calcext:value-type="float">
            <text:p>0.5719697096</text:p>
          </table:table-cell>
          <table:table-cell table:formula="of:=AVERAGE([.I3:.I275])" office:value-type="float" office:value="19.9293514858715" calcext:value-type="float">
            <text:p>19.9293514859</text:p>
          </table:table-cell>
          <table:table-cell table:formula="of:=AVERAGE([.J3:.J275])" office:value-type="float" office:value="1.13390459114723" calcext:value-type="float">
            <text:p>1.1339045911</text:p>
          </table:table-cell>
          <table:table-cell table:formula="of:=AVERAGE([.K3:.K275])" office:value-type="float" office:value="4.46510185904158" calcext:value-type="float">
            <text:p>4.465101859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/>
          <table:table-cell table:formula="of:=STDEV([.C3:.C275])" office:value-type="float" office:value="1.40163950144172" calcext:value-type="float">
            <text:p>1.4016395014</text:p>
          </table:table-cell>
          <table:table-cell table:formula="of:=STDEV([.D3:.D275])" office:value-type="float" office:value="0.0725167492009241" calcext:value-type="float">
            <text:p>0.0725167492</text:p>
          </table:table-cell>
          <table:table-cell table:formula="of:=STDEV([.E3:.E275])" office:value-type="float" office:value="0.135992482740978" calcext:value-type="float">
            <text:p>0.1359924827</text:p>
          </table:table-cell>
          <table:table-cell table:formula="of:=STDEV([.F3:.F275])" office:value-type="float" office:value="0.00130429326110475" calcext:value-type="float">
            <text:p>0.0013042933</text:p>
          </table:table-cell>
          <table:table-cell table:formula="of:=STDEV([.G3:.G275])" office:value-type="float" office:value="0.0055190850894016" calcext:value-type="float">
            <text:p>0.0055190851</text:p>
          </table:table-cell>
          <table:table-cell table:formula="of:=STDEV([.H3:.H275])" office:value-type="float" office:value="0.243897796809536" calcext:value-type="float">
            <text:p>0.2438977968</text:p>
          </table:table-cell>
          <table:table-cell table:formula="of:=STDEV([.I3:.I275])" office:value-type="float" office:value="5.58395771421282" calcext:value-type="float">
            <text:p>5.5839577142</text:p>
          </table:table-cell>
          <table:table-cell table:formula="of:=STDEV([.J3:.J275])" office:value-type="float" office:value="0.472832902728248" calcext:value-type="float">
            <text:p>0.4728329027</text:p>
          </table:table-cell>
          <table:table-cell table:formula="of:=STDEV([.K3:.K275])" office:value-type="float" office:value="1.26371698735013" calcext:value-type="float">
            <text:p>1.2637169874</text:p>
          </table:table-cell>
        </table:table-row>
        <table:table-row table:style-name="ro1">
          <table:table-cell office:value-type="string" calcext:value-type="string">
            <text:p>s00652-2965-06-14-18-19n</text:p>
          </table:table-cell>
          <table:table-cell/>
          <table:table-cell office:value-type="float" office:value="6.03023360124064" calcext:value-type="float">
            <text:p>6.0302336012</text:p>
          </table:table-cell>
          <table:table-cell office:value-type="float" office:value="0.309140286402369" calcext:value-type="float">
            <text:p>0.3091402864</text:p>
          </table:table-cell>
          <table:table-cell office:value-type="float" office:value="0.598803568212222" calcext:value-type="float">
            <text:p>0.5988035682</text:p>
          </table:table-cell>
          <table:table-cell office:value-type="float" office:value="0.00315526702335117" calcext:value-type="float">
            <text:p>0.003155267</text:p>
          </table:table-cell>
          <table:table-cell office:value-type="float" office:value="0.0244481153524471" calcext:value-type="float">
            <text:p>0.0244481154</text:p>
          </table:table-cell>
          <table:table-cell office:value-type="float" office:value="0.516326617315323" calcext:value-type="float">
            <text:p>0.5163266173</text:p>
          </table:table-cell>
          <table:table-cell office:value-type="float" office:value="24.4948974198781" calcext:value-type="float">
            <text:p>24.4948974199</text:p>
          </table:table-cell>
          <table:table-cell office:value-type="float" office:value="1.072390802658" calcext:value-type="float">
            <text:p>1.0723908027</text:p>
          </table:table-cell>
          <table:table-cell office:value-type="float" office:value="5.51343202866056" calcext:value-type="float">
            <text:p>5.5134320287</text:p>
          </table:table-cell>
        </table:table-row>
        <table:table-row table:style-name="ro1">
          <table:table-cell office:value-type="string" calcext:value-type="string">
            <text:p>s00801-2861-06-26-01-18n</text:p>
          </table:table-cell>
          <table:table-cell/>
          <table:table-cell office:value-type="float" office:value="3.41161824729295" calcext:value-type="float">
            <text:p>3.4116182473</text:p>
          </table:table-cell>
          <table:table-cell office:value-type="float" office:value="0.179334077180611" calcext:value-type="float">
            <text:p>0.1793340772</text:p>
          </table:table-cell>
          <table:table-cell office:value-type="float" office:value="0.347586555486778" calcext:value-type="float">
            <text:p>0.3475865555</text:p>
          </table:table-cell>
          <table:table-cell office:value-type="float" office:value="0.00182561095521771" calcext:value-type="float">
            <text:p>0.001825611</text:p>
          </table:table-cell>
          <table:table-cell office:value-type="float" office:value="0.0141415112804867" calcext:value-type="float">
            <text:p>0.0141415113</text:p>
          </table:table-cell>
          <table:table-cell office:value-type="float" office:value="0.413450068881645" calcext:value-type="float">
            <text:p>0.4134500689</text:p>
          </table:table-cell>
          <table:table-cell office:value-type="float" office:value="13.9283881195747" calcext:value-type="float">
            <text:p>13.9283881196</text:p>
          </table:table-cell>
          <table:table-cell office:value-type="float" office:value="0.808037862492567" calcext:value-type="float">
            <text:p>0.8080378625</text:p>
          </table:table-cell>
          <table:table-cell office:value-type="float" office:value="3.12648382385642" calcext:value-type="float">
            <text:p>3.1264838239</text:p>
          </table:table-cell>
        </table:table-row>
        <table:table-row table:style-name="ro1">
          <table:table-cell office:value-type="string" calcext:value-type="string">
            <text:p>s00801-2861-07-01-17-16n</text:p>
          </table:table-cell>
          <table:table-cell/>
          <table:table-cell office:value-type="float" office:value="6.06322881693669" calcext:value-type="float">
            <text:p>6.0632288169</text:p>
          </table:table-cell>
          <table:table-cell office:value-type="float" office:value="0.30435531122894" calcext:value-type="float">
            <text:p>0.3043553112</text:p>
          </table:table-cell>
          <table:table-cell office:value-type="float" office:value="0.573586084481847" calcext:value-type="float">
            <text:p>0.5735860845</text:p>
          </table:table-cell>
          <table:table-cell office:value-type="float" office:value="0.0028745944411191" calcext:value-type="float">
            <text:p>0.0028745944</text:p>
          </table:table-cell>
          <table:table-cell office:value-type="float" office:value="0.0236194422451362" calcext:value-type="float">
            <text:p>0.0236194422</text:p>
          </table:table-cell>
          <table:table-cell office:value-type="float" office:value="0.401974543760672" calcext:value-type="float">
            <text:p>0.4019745438</text:p>
          </table:table-cell>
          <table:table-cell office:value-type="float" office:value="24.4948973861832" calcext:value-type="float">
            <text:p>24.4948973862</text:p>
          </table:table-cell>
          <table:table-cell office:value-type="float" office:value="0.866896586780075" calcext:value-type="float">
            <text:p>0.8668965868</text:p>
          </table:table-cell>
          <table:table-cell office:value-type="float" office:value="5.52380330488415" calcext:value-type="float">
            <text:p>5.5238033049</text:p>
          </table:table-cell>
        </table:table-row>
        <table:table-row table:style-name="ro1">
          <table:table-cell office:value-type="string" calcext:value-type="string">
            <text:p>s00801-2861-07-08-13-56n</text:p>
          </table:table-cell>
          <table:table-cell/>
          <table:table-cell office:value-type="float" office:value="5.97580574213693" calcext:value-type="float">
            <text:p>5.9758057421</text:p>
          </table:table-cell>
          <table:table-cell office:value-type="float" office:value="0.302255494588428" calcext:value-type="float">
            <text:p>0.3022554946</text:p>
          </table:table-cell>
          <table:table-cell office:value-type="float" office:value="0.573922154238991" calcext:value-type="float">
            <text:p>0.5739221542</text:p>
          </table:table-cell>
          <table:table-cell office:value-type="float" office:value="0.00295349189415021" calcext:value-type="float">
            <text:p>0.0029534919</text:p>
          </table:table-cell>
          <table:table-cell office:value-type="float" office:value="0.0234760061845808" calcext:value-type="float">
            <text:p>0.0234760062</text:p>
          </table:table-cell>
          <table:table-cell office:value-type="float" office:value="0.321977536627958" calcext:value-type="float">
            <text:p>0.3219775366</text:p>
          </table:table-cell>
          <table:table-cell office:value-type="float" office:value="24.1246761400992" calcext:value-type="float">
            <text:p>24.1246761401</text:p>
          </table:table-cell>
          <table:table-cell office:value-type="float" office:value="0.629276729835276" calcext:value-type="float">
            <text:p>0.6292767298</text:p>
          </table:table-cell>
          <table:table-cell office:value-type="float" office:value="5.43730250390601" calcext:value-type="float">
            <text:p>5.4373025039</text:p>
          </table:table-cell>
        </table:table-row>
        <table:table-row table:style-name="ro1">
          <table:table-cell office:value-type="string" calcext:value-type="string">
            <text:p>s00801-2861-07-11-16-26n</text:p>
          </table:table-cell>
          <table:table-cell/>
          <table:table-cell office:value-type="float" office:value="4.6878012344336" calcext:value-type="float">
            <text:p>4.6878012344</text:p>
          </table:table-cell>
          <table:table-cell office:value-type="float" office:value="0.255756635838303" calcext:value-type="float">
            <text:p>0.2557566358</text:p>
          </table:table-cell>
          <table:table-cell office:value-type="float" office:value="0.571645337670291" calcext:value-type="float">
            <text:p>0.5716453377</text:p>
          </table:table-cell>
          <table:table-cell office:value-type="float" office:value="0.00438900008044891" calcext:value-type="float">
            <text:p>0.0043890001</text:p>
          </table:table-cell>
          <table:table-cell office:value-type="float" office:value="0.0225120032079397" calcext:value-type="float">
            <text:p>0.0225120032</text:p>
          </table:table-cell>
          <table:table-cell office:value-type="float" office:value="1.09283906215271" calcext:value-type="float">
            <text:p>1.0928390622</text:p>
          </table:table-cell>
          <table:table-cell office:value-type="float" office:value="20.0748594179577" calcext:value-type="float">
            <text:p>20.074859418</text:p>
          </table:table-cell>
          <table:table-cell office:value-type="float" office:value="2.14608358243299" calcext:value-type="float">
            <text:p>2.1460835824</text:p>
          </table:table-cell>
          <table:table-cell office:value-type="float" office:value="4.41496511985808" calcext:value-type="float">
            <text:p>4.4149651199</text:p>
          </table:table-cell>
        </table:table-row>
        <table:table-row table:style-name="ro1">
          <table:table-cell office:value-type="string" calcext:value-type="string">
            <text:p>s00801-2861-07-20-14-58n</text:p>
          </table:table-cell>
          <table:table-cell/>
          <table:table-cell office:value-type="float" office:value="6.03197890042328" calcext:value-type="float">
            <text:p>6.0319789004</text:p>
          </table:table-cell>
          <table:table-cell office:value-type="float" office:value="0.308831880080513" calcext:value-type="float">
            <text:p>0.3088318801</text:p>
          </table:table-cell>
          <table:table-cell office:value-type="float" office:value="0.595883117329892" calcext:value-type="float">
            <text:p>0.5958831173</text:p>
          </table:table-cell>
          <table:table-cell office:value-type="float" office:value="0.00326766787212144" calcext:value-type="float">
            <text:p>0.0032676679</text:p>
          </table:table-cell>
          <table:table-cell office:value-type="float" office:value="0.0242117926221652" calcext:value-type="float">
            <text:p>0.0242117926</text:p>
          </table:table-cell>
          <table:table-cell office:value-type="float" office:value="0.420281141086064" calcext:value-type="float">
            <text:p>0.4202811411</text:p>
          </table:table-cell>
          <table:table-cell office:value-type="float" office:value="24.4948971838149" calcext:value-type="float">
            <text:p>24.4948971838</text:p>
          </table:table-cell>
          <table:table-cell office:value-type="float" office:value="0.870275246084329" calcext:value-type="float">
            <text:p>0.8702752461</text:p>
          </table:table-cell>
          <table:table-cell office:value-type="float" office:value="5.5117479951931" calcext:value-type="float">
            <text:p>5.5117479952</text:p>
          </table:table-cell>
        </table:table-row>
        <table:table-row table:style-name="ro1">
          <table:table-cell office:value-type="string" calcext:value-type="string">
            <text:p>s00946-2684-03-25-08-08n</text:p>
          </table:table-cell>
          <table:table-cell/>
          <table:table-cell office:value-type="float" office:value="3.64364199235076" calcext:value-type="float">
            <text:p>3.6436419924</text:p>
          </table:table-cell>
          <table:table-cell office:value-type="float" office:value="0.184140976847068" calcext:value-type="float">
            <text:p>0.1841409768</text:p>
          </table:table-cell>
          <table:table-cell office:value-type="float" office:value="0.408244930901626" calcext:value-type="float">
            <text:p>0.4082449309</text:p>
          </table:table-cell>
          <table:table-cell office:value-type="float" office:value="0.00259373351781487" calcext:value-type="float">
            <text:p>0.0025937335</text:p>
          </table:table-cell>
          <table:table-cell office:value-type="float" office:value="0.0172241679046628" calcext:value-type="float">
            <text:p>0.0172241679</text:p>
          </table:table-cell>
          <table:table-cell office:value-type="float" office:value="1.0185299848055" calcext:value-type="float">
            <text:p>1.0185299848</text:p>
          </table:table-cell>
          <table:table-cell office:value-type="float" office:value="15.4596255678627" calcext:value-type="float">
            <text:p>15.4596255679</text:p>
          </table:table-cell>
          <table:table-cell office:value-type="float" office:value="1.99062685490292" calcext:value-type="float">
            <text:p>1.9906268549</text:p>
          </table:table-cell>
          <table:table-cell office:value-type="float" office:value="3.42625632866669" calcext:value-type="float">
            <text:p>3.4262563287</text:p>
          </table:table-cell>
        </table:table-row>
        <table:table-row table:style-name="ro1">
          <table:table-cell office:value-type="string" calcext:value-type="string">
            <text:p>s01004-2531-07-20-08-50n</text:p>
          </table:table-cell>
          <table:table-cell/>
          <table:table-cell office:value-type="float" office:value="5.35917013557461" calcext:value-type="float">
            <text:p>5.3591701356</text:p>
          </table:table-cell>
          <table:table-cell office:value-type="float" office:value="0.280516214397216" calcext:value-type="float">
            <text:p>0.2805162144</text:p>
          </table:table-cell>
          <table:table-cell office:value-type="float" office:value="0.54416880100604" calcext:value-type="float">
            <text:p>0.544168801</text:p>
          </table:table-cell>
          <table:table-cell office:value-type="float" office:value="0.00293920613962745" calcext:value-type="float">
            <text:p>0.0029392061</text:p>
          </table:table-cell>
          <table:table-cell office:value-type="float" office:value="0.0218375379496935" calcext:value-type="float">
            <text:p>0.0218375379</text:p>
          </table:table-cell>
          <table:table-cell office:value-type="float" office:value="0.496651479402417" calcext:value-type="float">
            <text:p>0.4966514794</text:p>
          </table:table-cell>
          <table:table-cell office:value-type="float" office:value="21.863211215343" calcext:value-type="float">
            <text:p>21.8632112153</text:p>
          </table:table-cell>
          <table:table-cell office:value-type="float" office:value="0.970660397339707" calcext:value-type="float">
            <text:p>0.9706603973</text:p>
          </table:table-cell>
          <table:table-cell office:value-type="float" office:value="4.91790037914637" calcext:value-type="float">
            <text:p>4.9179003791</text:p>
          </table:table-cell>
        </table:table-row>
        <table:table-row table:style-name="ro1">
          <table:table-cell office:value-type="string" calcext:value-type="string">
            <text:p>s01049-3449-09-09-21-08n</text:p>
          </table:table-cell>
          <table:table-cell/>
          <table:table-cell office:value-type="float" office:value="4.6917580814011" calcext:value-type="float">
            <text:p>4.6917580814</text:p>
          </table:table-cell>
          <table:table-cell office:value-type="float" office:value="0.2427775299268" calcext:value-type="float">
            <text:p>0.2427775299</text:p>
          </table:table-cell>
          <table:table-cell office:value-type="float" office:value="0.50178375230241" calcext:value-type="float">
            <text:p>0.5017837523</text:p>
          </table:table-cell>
          <table:table-cell office:value-type="float" office:value="0.00299022621911499" calcext:value-type="float">
            <text:p>0.0029902262</text:p>
          </table:table-cell>
          <table:table-cell office:value-type="float" office:value="0.0203209705657965" calcext:value-type="float">
            <text:p>0.0203209706</text:p>
          </table:table-cell>
          <table:table-cell office:value-type="float" office:value="0.850962933765335" calcext:value-type="float">
            <text:p>0.8509629338</text:p>
          </table:table-cell>
          <table:table-cell office:value-type="float" office:value="19.4679219119821" calcext:value-type="float">
            <text:p>19.467921912</text:p>
          </table:table-cell>
          <table:table-cell office:value-type="float" office:value="1.66312617729947" calcext:value-type="float">
            <text:p>1.6631261773</text:p>
          </table:table-cell>
          <table:table-cell office:value-type="float" office:value="4.33867121911131" calcext:value-type="float">
            <text:p>4.3386712191</text:p>
          </table:table-cell>
        </table:table-row>
        <table:table-row table:style-name="ro1">
          <table:table-cell office:value-type="string" calcext:value-type="string">
            <text:p>s01501-3477-12-09-15-02n</text:p>
          </table:table-cell>
          <table:table-cell/>
          <table:table-cell office:value-type="float" office:value="2.64630997493519" calcext:value-type="float">
            <text:p>2.6463099749</text:p>
          </table:table-cell>
          <table:table-cell office:value-type="float" office:value="0.134057746962201" calcext:value-type="float">
            <text:p>0.134057747</text:p>
          </table:table-cell>
          <table:table-cell office:value-type="float" office:value="0.281689427250884" calcext:value-type="float">
            <text:p>0.2816894273</text:p>
          </table:table-cell>
          <table:table-cell office:value-type="float" office:value="0.00237278113141726" calcext:value-type="float">
            <text:p>0.0023727811</text:p>
          </table:table-cell>
          <table:table-cell office:value-type="float" office:value="0.0111138284228583" calcext:value-type="float">
            <text:p>0.0111138284</text:p>
          </table:table-cell>
          <table:table-cell office:value-type="float" office:value="0.486297302356815" calcext:value-type="float">
            <text:p>0.4862973024</text:p>
          </table:table-cell>
          <table:table-cell office:value-type="float" office:value="10.999999764419" calcext:value-type="float">
            <text:p>10.9999997644</text:p>
          </table:table-cell>
          <table:table-cell office:value-type="float" office:value="0.950414114601876" calcext:value-type="float">
            <text:p>0.9504141146</text:p>
          </table:table-cell>
          <table:table-cell office:value-type="float" office:value="2.45793744271604" calcext:value-type="float">
            <text:p>2.4579374427</text:p>
          </table:table-cell>
        </table:table-row>
        <table:table-row table:style-name="ro1">
          <table:table-cell office:value-type="string" calcext:value-type="string">
            <text:p>s01791-2924-04-26-15-14n</text:p>
          </table:table-cell>
          <table:table-cell/>
          <table:table-cell office:value-type="float" office:value="3.4769829846826" calcext:value-type="float">
            <text:p>3.4769829847</text:p>
          </table:table-cell>
          <table:table-cell office:value-type="float" office:value="0.176345370547863" calcext:value-type="float">
            <text:p>0.1763453705</text:p>
          </table:table-cell>
          <table:table-cell office:value-type="float" office:value="0.381312924920983" calcext:value-type="float">
            <text:p>0.3813129249</text:p>
          </table:table-cell>
          <table:table-cell office:value-type="float" office:value="0.00231803385361014" calcext:value-type="float">
            <text:p>0.0023180339</text:p>
          </table:table-cell>
          <table:table-cell office:value-type="float" office:value="0.0153793849999513" calcext:value-type="float">
            <text:p>0.015379385</text:p>
          </table:table-cell>
          <table:table-cell office:value-type="float" office:value="0.748621088590051" calcext:value-type="float">
            <text:p>0.7486210886</text:p>
          </table:table-cell>
          <table:table-cell office:value-type="float" office:value="14.6628782708315" calcext:value-type="float">
            <text:p>14.6628782708</text:p>
          </table:table-cell>
          <table:table-cell office:value-type="float" office:value="1.48238194675056" calcext:value-type="float">
            <text:p>1.4823819468</text:p>
          </table:table-cell>
          <table:table-cell office:value-type="float" office:value="3.26979405404193" calcext:value-type="float">
            <text:p>3.269794054</text:p>
          </table:table-cell>
        </table:table-row>
        <table:table-row table:style-name="ro1">
          <table:table-cell office:value-type="string" calcext:value-type="string">
            <text:p>s01840-3454-10-24-18-46n</text:p>
          </table:table-cell>
          <table:table-cell/>
          <table:table-cell office:value-type="float" office:value="1.68015678483221" calcext:value-type="float">
            <text:p>1.6801567848</text:p>
          </table:table-cell>
          <table:table-cell office:value-type="float" office:value="0.0861623034289019" calcext:value-type="float">
            <text:p>0.0861623034</text:p>
          </table:table-cell>
          <table:table-cell office:value-type="float" office:value="0.189237685091586" calcext:value-type="float">
            <text:p>0.1892376851</text:p>
          </table:table-cell>
          <table:table-cell office:value-type="float" office:value="0.00123889766070012" calcext:value-type="float">
            <text:p>0.0012388977</text:p>
          </table:table-cell>
          <table:table-cell office:value-type="float" office:value="0.00736832022090709" calcext:value-type="float">
            <text:p>0.0073683202</text:p>
          </table:table-cell>
          <table:table-cell office:value-type="float" office:value="0.334915994438204" calcext:value-type="float">
            <text:p>0.3349159944</text:p>
          </table:table-cell>
          <table:table-cell office:value-type="float" office:value="7.07106680884651" calcext:value-type="float">
            <text:p>7.0710668088</text:p>
          </table:table-cell>
          <table:table-cell office:value-type="float" office:value="0.654570900914925" calcext:value-type="float">
            <text:p>0.6545709009</text:p>
          </table:table-cell>
          <table:table-cell office:value-type="float" office:value="1.56995472155525" calcext:value-type="float">
            <text:p>1.5699547216</text:p>
          </table:table-cell>
        </table:table-row>
        <table:table-row table:style-name="ro1">
          <table:table-cell office:value-type="string" calcext:value-type="string">
            <text:p>s01855-3408-03-18-20-24n</text:p>
          </table:table-cell>
          <table:table-cell/>
          <table:table-cell office:value-type="float" office:value="4.93577343150453" calcext:value-type="float">
            <text:p>4.9357734315</text:p>
          </table:table-cell>
          <table:table-cell office:value-type="float" office:value="0.249088689656299" calcext:value-type="float">
            <text:p>0.2490886897</text:p>
          </table:table-cell>
          <table:table-cell office:value-type="float" office:value="0.495811144711927" calcext:value-type="float">
            <text:p>0.4958111447</text:p>
          </table:table-cell>
          <table:table-cell office:value-type="float" office:value="0.00354947517179413" calcext:value-type="float">
            <text:p>0.0035494752</text:p>
          </table:table-cell>
          <table:table-cell office:value-type="float" office:value="0.0197487202807452" calcext:value-type="float">
            <text:p>0.0197487203</text:p>
          </table:table-cell>
          <table:table-cell office:value-type="float" office:value="0.534268426365783" calcext:value-type="float">
            <text:p>0.5342684264</text:p>
          </table:table-cell>
          <table:table-cell office:value-type="float" office:value="20.2237486688479" calcext:value-type="float">
            <text:p>20.2237486688</text:p>
          </table:table-cell>
          <table:table-cell office:value-type="float" office:value="1.04417823354956" calcext:value-type="float">
            <text:p>1.0441782335</text:p>
          </table:table-cell>
          <table:table-cell office:value-type="float" office:value="4.55919645344973" calcext:value-type="float">
            <text:p>4.5591964534</text:p>
          </table:table-cell>
        </table:table-row>
        <table:table-row table:style-name="ro1">
          <table:table-cell office:value-type="string" calcext:value-type="string">
            <text:p>s01949-3435-02-19-12-37n</text:p>
          </table:table-cell>
          <table:table-cell/>
          <table:table-cell office:value-type="float" office:value="3.22300037555957" calcext:value-type="float">
            <text:p>3.2230003756</text:p>
          </table:table-cell>
          <table:table-cell office:value-type="float" office:value="0.164068688618822" calcext:value-type="float">
            <text:p>0.1640686886</text:p>
          </table:table-cell>
          <table:table-cell office:value-type="float" office:value="0.366965681112419" calcext:value-type="float">
            <text:p>0.3669656811</text:p>
          </table:table-cell>
          <table:table-cell office:value-type="float" office:value="0.00228627514192127" calcext:value-type="float">
            <text:p>0.0022862751</text:p>
          </table:table-cell>
          <table:table-cell office:value-type="float" office:value="0.0142339978742793" calcext:value-type="float">
            <text:p>0.0142339979</text:p>
          </table:table-cell>
          <table:table-cell office:value-type="float" office:value="0.769417063021264" calcext:value-type="float">
            <text:p>0.769417063</text:p>
          </table:table-cell>
          <table:table-cell office:value-type="float" office:value="13.7477270757466" calcext:value-type="float">
            <text:p>13.7477270757</text:p>
          </table:table-cell>
          <table:table-cell office:value-type="float" office:value="1.50375335404449" calcext:value-type="float">
            <text:p>1.503753354</text:p>
          </table:table-cell>
          <table:table-cell office:value-type="float" office:value="3.06753222170602" calcext:value-type="float">
            <text:p>3.0675322217</text:p>
          </table:table-cell>
        </table:table-row>
        <table:table-row table:style-name="ro1">
          <table:table-cell office:value-type="string" calcext:value-type="string">
            <text:p>s01978-2790-09-26-14-58n</text:p>
          </table:table-cell>
          <table:table-cell/>
          <table:table-cell office:value-type="float" office:value="6.06862971275646" calcext:value-type="float">
            <text:p>6.0686297128</text:p>
          </table:table-cell>
          <table:table-cell office:value-type="float" office:value="0.305047993896908" calcext:value-type="float">
            <text:p>0.3050479939</text:p>
          </table:table-cell>
          <table:table-cell office:value-type="float" office:value="0.577280921817638" calcext:value-type="float">
            <text:p>0.5772809218</text:p>
          </table:table-cell>
          <table:table-cell office:value-type="float" office:value="0.00304664323705753" calcext:value-type="float">
            <text:p>0.0030466432</text:p>
          </table:table-cell>
          <table:table-cell office:value-type="float" office:value="0.0236736298707626" calcext:value-type="float">
            <text:p>0.0236736299</text:p>
          </table:table-cell>
          <table:table-cell office:value-type="float" office:value="0.30781802980203" calcext:value-type="float">
            <text:p>0.3078180298</text:p>
          </table:table-cell>
          <table:table-cell office:value-type="float" office:value="24.4948973684372" calcext:value-type="float">
            <text:p>24.4948973684</text:p>
          </table:table-cell>
          <table:table-cell office:value-type="float" office:value="0.66229230763009" calcext:value-type="float">
            <text:p>0.6622923076</text:p>
          </table:table-cell>
          <table:table-cell office:value-type="float" office:value="5.5206497888348" calcext:value-type="float">
            <text:p>5.5206497888</text:p>
          </table:table-cell>
        </table:table-row>
        <table:table-row table:style-name="ro1">
          <table:table-cell office:value-type="string" calcext:value-type="string">
            <text:p>s01978-2790-10-05-11-22n</text:p>
          </table:table-cell>
          <table:table-cell/>
          <table:table-cell office:value-type="float" office:value="3.77927367434558" calcext:value-type="float">
            <text:p>3.7792736743</text:p>
          </table:table-cell>
          <table:table-cell office:value-type="float" office:value="0.187529700137174" calcext:value-type="float">
            <text:p>0.1875297001</text:p>
          </table:table-cell>
          <table:table-cell office:value-type="float" office:value="0.351354369596216" calcext:value-type="float">
            <text:p>0.3513543696</text:p>
          </table:table-cell>
          <table:table-cell office:value-type="float" office:value="0.00174426532817046" calcext:value-type="float">
            <text:p>0.0017442653</text:p>
          </table:table-cell>
          <table:table-cell office:value-type="float" office:value="0.0145840170867749" calcext:value-type="float">
            <text:p>0.0145840171</text:p>
          </table:table-cell>
          <table:table-cell office:value-type="float" office:value="0.396066619702971" calcext:value-type="float">
            <text:p>0.3960666197</text:p>
          </table:table-cell>
          <table:table-cell office:value-type="float" office:value="15.2643377576819" calcext:value-type="float">
            <text:p>15.2643377577</text:p>
          </table:table-cell>
          <table:table-cell office:value-type="float" office:value="0.774079261258806" calcext:value-type="float">
            <text:p>0.7740792613</text:p>
          </table:table-cell>
          <table:table-cell office:value-type="float" office:value="3.4416127722278" calcext:value-type="float">
            <text:p>3.4416127722</text:p>
          </table:table-cell>
        </table:table-row>
        <table:table-row table:style-name="ro1">
          <table:table-cell office:value-type="string" calcext:value-type="string">
            <text:p>s02063-3061-11-07-18-17n</text:p>
          </table:table-cell>
          <table:table-cell/>
          <table:table-cell office:value-type="float" office:value="5.96572937015323" calcext:value-type="float">
            <text:p>5.9657293702</text:p>
          </table:table-cell>
          <table:table-cell office:value-type="float" office:value="0.313714314645778" calcext:value-type="float">
            <text:p>0.3137143146</text:p>
          </table:table-cell>
          <table:table-cell office:value-type="float" office:value="0.625047532472376" calcext:value-type="float">
            <text:p>0.6250475325</text:p>
          </table:table-cell>
          <table:table-cell office:value-type="float" office:value="0.00364908952219971" calcext:value-type="float">
            <text:p>0.0036490895</text:p>
          </table:table-cell>
          <table:table-cell office:value-type="float" office:value="0.0247704008615863" calcext:value-type="float">
            <text:p>0.0247704009</text:p>
          </table:table-cell>
          <table:table-cell office:value-type="float" office:value="0.51278143318745" calcext:value-type="float">
            <text:p>0.5127814332</text:p>
          </table:table-cell>
          <table:table-cell office:value-type="float" office:value="24.4948976631918" calcext:value-type="float">
            <text:p>24.4948976632</text:p>
          </table:table-cell>
          <table:table-cell office:value-type="float" office:value="1.0521663591479" calcext:value-type="float">
            <text:p>1.0521663591</text:p>
          </table:table-cell>
          <table:table-cell office:value-type="float" office:value="5.50154370337408" calcext:value-type="float">
            <text:p>5.5015437034</text:p>
          </table:table-cell>
        </table:table-row>
        <table:table-row table:style-name="ro1">
          <table:table-cell office:value-type="string" calcext:value-type="string">
            <text:p>s02104-2542-04-20-17-33n</text:p>
          </table:table-cell>
          <table:table-cell/>
          <table:table-cell office:value-type="float" office:value="3.00860335242959" calcext:value-type="float">
            <text:p>3.0086033524</text:p>
          </table:table-cell>
          <table:table-cell office:value-type="float" office:value="0.150666937216712" calcext:value-type="float">
            <text:p>0.1506669372</text:p>
          </table:table-cell>
          <table:table-cell office:value-type="float" office:value="0.30430032615073" calcext:value-type="float">
            <text:p>0.3043003262</text:p>
          </table:table-cell>
          <table:table-cell office:value-type="float" office:value="0.00170579327575563" calcext:value-type="float">
            <text:p>0.0017057933</text:p>
          </table:table-cell>
          <table:table-cell office:value-type="float" office:value="0.0120535079196054" calcext:value-type="float">
            <text:p>0.0120535079</text:p>
          </table:table-cell>
          <table:table-cell office:value-type="float" office:value="0.366807496261561" calcext:value-type="float">
            <text:p>0.3668074963</text:p>
          </table:table-cell>
          <table:table-cell office:value-type="float" office:value="12.3693167021002" calcext:value-type="float">
            <text:p>12.3693167021</text:p>
          </table:table-cell>
          <table:table-cell office:value-type="float" office:value="0.716893011261325" calcext:value-type="float">
            <text:p>0.7168930113</text:p>
          </table:table-cell>
          <table:table-cell office:value-type="float" office:value="2.78439494818737" calcext:value-type="float">
            <text:p>2.7843949482</text:p>
          </table:table-cell>
        </table:table-row>
        <table:table-row table:style-name="ro1">
          <table:table-cell office:value-type="string" calcext:value-type="string">
            <text:p>s02458-2778-01-02-15-10n</text:p>
          </table:table-cell>
          <table:table-cell/>
          <table:table-cell office:value-type="float" office:value="4.95988796031634" calcext:value-type="float">
            <text:p>4.9598879603</text:p>
          </table:table-cell>
          <table:table-cell office:value-type="float" office:value="0.249108179917291" calcext:value-type="float">
            <text:p>0.2491081799</text:p>
          </table:table-cell>
          <table:table-cell office:value-type="float" office:value="0.496698194671129" calcext:value-type="float">
            <text:p>0.4966981947</text:p>
          </table:table-cell>
          <table:table-cell office:value-type="float" office:value="0.00270584853033119" calcext:value-type="float">
            <text:p>0.0027058485</text:p>
          </table:table-cell>
          <table:table-cell office:value-type="float" office:value="0.0201934035630089" calcext:value-type="float">
            <text:p>0.0201934036</text:p>
          </table:table-cell>
          <table:table-cell office:value-type="float" office:value="0.661433520530647" calcext:value-type="float">
            <text:p>0.6614335205</text:p>
          </table:table-cell>
          <table:table-cell office:value-type="float" office:value="20.3224009334063" calcext:value-type="float">
            <text:p>20.3224009334</text:p>
          </table:table-cell>
          <table:table-cell office:value-type="float" office:value="1.29270570851552" calcext:value-type="float">
            <text:p>1.2927057085</text:p>
          </table:table-cell>
          <table:table-cell office:value-type="float" office:value="4.58247777694813" calcext:value-type="float">
            <text:p>4.5824777769</text:p>
          </table:table-cell>
        </table:table-row>
        <table:table-row table:style-name="ro1">
          <table:table-cell office:value-type="string" calcext:value-type="string">
            <text:p>s02586-3305-07-08-16-39n</text:p>
          </table:table-cell>
          <table:table-cell/>
          <table:table-cell office:value-type="float" office:value="5.93753027061767" calcext:value-type="float">
            <text:p>5.9375302706</text:p>
          </table:table-cell>
          <table:table-cell office:value-type="float" office:value="0.308305058823674" calcext:value-type="float">
            <text:p>0.3083050588</text:p>
          </table:table-cell>
          <table:table-cell office:value-type="float" office:value="0.615262130909261" calcext:value-type="float">
            <text:p>0.6152621309</text:p>
          </table:table-cell>
          <table:table-cell office:value-type="float" office:value="0.00339794358508693" calcext:value-type="float">
            <text:p>0.0033979436</text:p>
          </table:table-cell>
          <table:table-cell office:value-type="float" office:value="0.0245371873868639" calcext:value-type="float">
            <text:p>0.0245371874</text:p>
          </table:table-cell>
          <table:table-cell office:value-type="float" office:value="0.624318370820977" calcext:value-type="float">
            <text:p>0.6243183708</text:p>
          </table:table-cell>
          <table:table-cell office:value-type="float" office:value="24.3104913464864" calcext:value-type="float">
            <text:p>24.3104913465</text:p>
          </table:table-cell>
          <table:table-cell office:value-type="float" office:value="1.2180841132594" calcext:value-type="float">
            <text:p>1.2180841133</text:p>
          </table:table-cell>
          <table:table-cell office:value-type="float" office:value="5.46666919305048" calcext:value-type="float">
            <text:p>5.4666691931</text:p>
          </table:table-cell>
        </table:table-row>
        <table:table-row table:style-name="ro1">
          <table:table-cell office:value-type="string" calcext:value-type="string">
            <text:p>s02703-3188-09-06-09-12n</text:p>
          </table:table-cell>
          <table:table-cell/>
          <table:table-cell office:value-type="float" office:value="2.1495283573366" calcext:value-type="float">
            <text:p>2.1495283573</text:p>
          </table:table-cell>
          <table:table-cell office:value-type="float" office:value="0.101293223857506" calcext:value-type="float">
            <text:p>0.1012932239</text:p>
          </table:table-cell>
          <table:table-cell office:value-type="float" office:value="0.36243027274725" calcext:value-type="float">
            <text:p>0.3624302727</text:p>
          </table:table-cell>
          <table:table-cell office:value-type="float" office:value="0.0027576781342036" calcext:value-type="float">
            <text:p>0.0027576781</text:p>
          </table:table-cell>
          <table:table-cell office:value-type="float" office:value="0.0155846885841695" calcext:value-type="float">
            <text:p>0.0155846886</text:p>
          </table:table-cell>
          <table:table-cell office:value-type="float" office:value="1.46384676819219" calcext:value-type="float">
            <text:p>1.4638467682</text:p>
          </table:table-cell>
          <table:table-cell office:value-type="float" office:value="11.0905338331455" calcext:value-type="float">
            <text:p>11.0905338331</text:p>
          </table:table-cell>
          <table:table-cell office:value-type="float" office:value="2.86096519623552" calcext:value-type="float">
            <text:p>2.8609651962</text:p>
          </table:table-cell>
          <table:table-cell office:value-type="float" office:value="2.30393522988458" calcext:value-type="float">
            <text:p>2.3039352299</text:p>
          </table:table-cell>
        </table:table-row>
        <table:table-row table:style-name="ro1">
          <table:table-cell office:value-type="string" calcext:value-type="string">
            <text:p>s02906-3263-01-24-14-51n</text:p>
          </table:table-cell>
          <table:table-cell/>
          <table:table-cell office:value-type="float" office:value="5.75108752908431" calcext:value-type="float">
            <text:p>5.7510875291</text:p>
          </table:table-cell>
          <table:table-cell office:value-type="float" office:value="0.296981116012084" calcext:value-type="float">
            <text:p>0.296981116</text:p>
          </table:table-cell>
          <table:table-cell office:value-type="float" office:value="0.59196998728768" calcext:value-type="float">
            <text:p>0.5919699873</text:p>
          </table:table-cell>
          <table:table-cell office:value-type="float" office:value="0.00334099836277274" calcext:value-type="float">
            <text:p>0.0033409984</text:p>
          </table:table-cell>
          <table:table-cell office:value-type="float" office:value="0.0238248810246005" calcext:value-type="float">
            <text:p>0.023824881</text:p>
          </table:table-cell>
          <table:table-cell office:value-type="float" office:value="0.581418638290722" calcext:value-type="float">
            <text:p>0.5814186383</text:p>
          </table:table-cell>
          <table:table-cell office:value-type="float" office:value="23.5584378646254" calcext:value-type="float">
            <text:p>23.5584378646</text:p>
          </table:table-cell>
          <table:table-cell office:value-type="float" office:value="1.13633400616295" calcext:value-type="float">
            <text:p>1.1363340062</text:p>
          </table:table-cell>
          <table:table-cell office:value-type="float" office:value="5.3005679968912" calcext:value-type="float">
            <text:p>5.3005679969</text:p>
          </table:table-cell>
        </table:table-row>
        <table:table-row table:style-name="ro1">
          <table:table-cell office:value-type="string" calcext:value-type="string">
            <text:p>s02906-3263-01-29-15-08n</text:p>
          </table:table-cell>
          <table:table-cell/>
          <table:table-cell office:value-type="float" office:value="5.35134543170746" calcext:value-type="float">
            <text:p>5.3513454317</text:p>
          </table:table-cell>
          <table:table-cell office:value-type="float" office:value="0.277535864287199" calcext:value-type="float">
            <text:p>0.2775358643</text:p>
          </table:table-cell>
          <table:table-cell office:value-type="float" office:value="0.5369996149018" calcext:value-type="float">
            <text:p>0.5369996149</text:p>
          </table:table-cell>
          <table:table-cell office:value-type="float" office:value="0.00310847860552809" calcext:value-type="float">
            <text:p>0.0031084786</text:p>
          </table:table-cell>
          <table:table-cell office:value-type="float" office:value="0.0221599041474194" calcext:value-type="float">
            <text:p>0.0221599041</text:p>
          </table:table-cell>
          <table:table-cell office:value-type="float" office:value="0.434617320660343" calcext:value-type="float">
            <text:p>0.4346173207</text:p>
          </table:table-cell>
          <table:table-cell office:value-type="float" office:value="21.7025343360403" calcext:value-type="float">
            <text:p>21.702534336</text:p>
          </table:table-cell>
          <table:table-cell office:value-type="float" office:value="0.849413148929236" calcext:value-type="float">
            <text:p>0.8494131489</text:p>
          </table:table-cell>
          <table:table-cell office:value-type="float" office:value="4.87290082785528" calcext:value-type="float">
            <text:p>4.8729008279</text:p>
          </table:table-cell>
        </table:table-row>
        <table:table-row table:style-name="ro1">
          <table:table-cell office:value-type="string" calcext:value-type="string">
            <text:p>s03039-3056-11-25-01-13n</text:p>
          </table:table-cell>
          <table:table-cell/>
          <table:table-cell office:value-type="float" office:value="5.22324375901259" calcext:value-type="float">
            <text:p>5.223243759</text:p>
          </table:table-cell>
          <table:table-cell office:value-type="float" office:value="0.294244324462715" calcext:value-type="float">
            <text:p>0.2942443245</text:p>
          </table:table-cell>
          <table:table-cell office:value-type="float" office:value="0.617941290198089" calcext:value-type="float">
            <text:p>0.6179412902</text:p>
          </table:table-cell>
          <table:table-cell office:value-type="float" office:value="0.00466019731271454" calcext:value-type="float">
            <text:p>0.0046601973</text:p>
          </table:table-cell>
          <table:table-cell office:value-type="float" office:value="0.0245641992660888" calcext:value-type="float">
            <text:p>0.0245641993</text:p>
          </table:table-cell>
          <table:table-cell office:value-type="float" office:value="1.08804422109812" calcext:value-type="float">
            <text:p>1.0880442211</text:p>
          </table:table-cell>
          <table:table-cell office:value-type="float" office:value="22.0454074053856" calcext:value-type="float">
            <text:p>22.0454074054</text:p>
          </table:table-cell>
          <table:table-cell office:value-type="float" office:value="2.12648899873996" calcext:value-type="float">
            <text:p>2.1264889987</text:p>
          </table:table-cell>
          <table:table-cell office:value-type="float" office:value="4.85190333575897" calcext:value-type="float">
            <text:p>4.8519033358</text:p>
          </table:table-cell>
        </table:table-row>
        <table:table-row table:style-name="ro1">
          <table:table-cell office:value-type="string" calcext:value-type="string">
            <text:p>s03386-2577-07-30-13-04n</text:p>
          </table:table-cell>
          <table:table-cell/>
          <table:table-cell office:value-type="float" office:value="4.80038225402183" calcext:value-type="float">
            <text:p>4.800382254</text:p>
          </table:table-cell>
          <table:table-cell office:value-type="float" office:value="0.24242173153952" calcext:value-type="float">
            <text:p>0.2424217315</text:p>
          </table:table-cell>
          <table:table-cell office:value-type="float" office:value="0.461508528336732" calcext:value-type="float">
            <text:p>0.4615085283</text:p>
          </table:table-cell>
          <table:table-cell office:value-type="float" office:value="0.00237724778134121" calcext:value-type="float">
            <text:p>0.0023772478</text:p>
          </table:table-cell>
          <table:table-cell office:value-type="float" office:value="0.018866734421037" calcext:value-type="float">
            <text:p>0.0188667344</text:p>
          </table:table-cell>
          <table:table-cell office:value-type="float" office:value="0.35945988790795" calcext:value-type="float">
            <text:p>0.3594598879</text:p>
          </table:table-cell>
          <table:table-cell office:value-type="float" office:value="19.4422221204179" calcext:value-type="float">
            <text:p>19.4422221204</text:p>
          </table:table-cell>
          <table:table-cell office:value-type="float" office:value="0.761557426829073" calcext:value-type="float">
            <text:p>0.7615574268</text:p>
          </table:table-cell>
          <table:table-cell office:value-type="float" office:value="4.37236780590121" calcext:value-type="float">
            <text:p>4.3723678059</text:p>
          </table:table-cell>
        </table:table-row>
        <table:table-row table:style-name="ro1">
          <table:table-cell office:value-type="string" calcext:value-type="string">
            <text:p>s03386-2577-08-01-10-02n</text:p>
          </table:table-cell>
          <table:table-cell/>
          <table:table-cell office:value-type="float" office:value="4.09458535553561" calcext:value-type="float">
            <text:p>4.0945853555</text:p>
          </table:table-cell>
          <table:table-cell office:value-type="float" office:value="0.215860289159714" calcext:value-type="float">
            <text:p>0.2158602892</text:p>
          </table:table-cell>
          <table:table-cell office:value-type="float" office:value="0.447167472947974" calcext:value-type="float">
            <text:p>0.4471674729</text:p>
          </table:table-cell>
          <table:table-cell office:value-type="float" office:value="0.00264456431033442" calcext:value-type="float">
            <text:p>0.0026445643</text:p>
          </table:table-cell>
          <table:table-cell office:value-type="float" office:value="0.0176552671513631" calcext:value-type="float">
            <text:p>0.0176552672</text:p>
          </table:table-cell>
          <table:table-cell office:value-type="float" office:value="0.564363910488499" calcext:value-type="float">
            <text:p>0.5643639105</text:p>
          </table:table-cell>
          <table:table-cell office:value-type="float" office:value="16.9705628120943" calcext:value-type="float">
            <text:p>16.9705628121</text:p>
          </table:table-cell>
          <table:table-cell office:value-type="float" office:value="1.10299236214216" calcext:value-type="float">
            <text:p>1.1029923621</text:p>
          </table:table-cell>
          <table:table-cell office:value-type="float" office:value="3.79935181939698" calcext:value-type="float">
            <text:p>3.7993518194</text:p>
          </table:table-cell>
        </table:table-row>
        <table:table-row table:style-name="ro1">
          <table:table-cell office:value-type="string" calcext:value-type="string">
            <text:p>s03386-2577-08-04-14-31n</text:p>
          </table:table-cell>
          <table:table-cell/>
          <table:table-cell office:value-type="float" office:value="5.82209213869125" calcext:value-type="float">
            <text:p>5.8220921387</text:p>
          </table:table-cell>
          <table:table-cell office:value-type="float" office:value="0.30015549914533" calcext:value-type="float">
            <text:p>0.3001554991</text:p>
          </table:table-cell>
          <table:table-cell office:value-type="float" office:value="0.616541473310684" calcext:value-type="float">
            <text:p>0.6165414733</text:p>
          </table:table-cell>
          <table:table-cell office:value-type="float" office:value="0.00352913362520788" calcext:value-type="float">
            <text:p>0.0035291336</text:p>
          </table:table-cell>
          <table:table-cell office:value-type="float" office:value="0.0248637247145238" calcext:value-type="float">
            <text:p>0.0248637247</text:p>
          </table:table-cell>
          <table:table-cell office:value-type="float" office:value="0.768993258095057" calcext:value-type="float">
            <text:p>0.7689932581</text:p>
          </table:table-cell>
          <table:table-cell office:value-type="float" office:value="23.999999387939" calcext:value-type="float">
            <text:p>23.9999993879</text:p>
          </table:table-cell>
          <table:table-cell office:value-type="float" office:value="1.54681375713318" calcext:value-type="float">
            <text:p>1.5468137571</text:p>
          </table:table-cell>
          <table:table-cell office:value-type="float" office:value="5.3691369964436" calcext:value-type="float">
            <text:p>5.3691369964</text:p>
          </table:table-cell>
        </table:table-row>
        <table:table-row table:style-name="ro1">
          <table:table-cell office:value-type="string" calcext:value-type="string">
            <text:p>s03386-2577-08-07-00-38n</text:p>
          </table:table-cell>
          <table:table-cell/>
          <table:table-cell office:value-type="float" office:value="4.85222013950455" calcext:value-type="float">
            <text:p>4.8522201395</text:p>
          </table:table-cell>
          <table:table-cell office:value-type="float" office:value="0.241771161025797" calcext:value-type="float">
            <text:p>0.241771161</text:p>
          </table:table-cell>
          <table:table-cell office:value-type="float" office:value="0.459448766861501" calcext:value-type="float">
            <text:p>0.4594487669</text:p>
          </table:table-cell>
          <table:table-cell office:value-type="float" office:value="0.00239075693774061" calcext:value-type="float">
            <text:p>0.0023907569</text:p>
          </table:table-cell>
          <table:table-cell office:value-type="float" office:value="0.0188594970714382" calcext:value-type="float">
            <text:p>0.0188594971</text:p>
          </table:table-cell>
          <table:table-cell office:value-type="float" office:value="0.326787838964099" calcext:value-type="float">
            <text:p>0.326787839</text:p>
          </table:table-cell>
          <table:table-cell office:value-type="float" office:value="19.5959179962127" calcext:value-type="float">
            <text:p>19.5959179962</text:p>
          </table:table-cell>
          <table:table-cell office:value-type="float" office:value="0.638680396334675" calcext:value-type="float">
            <text:p>0.6386803963</text:p>
          </table:table-cell>
          <table:table-cell office:value-type="float" office:value="4.41726930087915" calcext:value-type="float">
            <text:p>4.4172693009</text:p>
          </table:table-cell>
        </table:table-row>
        <table:table-row table:style-name="ro1">
          <table:table-cell office:value-type="string" calcext:value-type="string">
            <text:p>s03386-2577-08-07-20-40n</text:p>
          </table:table-cell>
          <table:table-cell/>
          <table:table-cell office:value-type="float" office:value="3.34460726670472" calcext:value-type="float">
            <text:p>3.3446072667</text:p>
          </table:table-cell>
          <table:table-cell office:value-type="float" office:value="0.16370133310091" calcext:value-type="float">
            <text:p>0.1637013331</text:p>
          </table:table-cell>
          <table:table-cell office:value-type="float" office:value="0.322997201711227" calcext:value-type="float">
            <text:p>0.3229972017</text:p>
          </table:table-cell>
          <table:table-cell office:value-type="float" office:value="0.00177221883160137" calcext:value-type="float">
            <text:p>0.0017722188</text:p>
          </table:table-cell>
          <table:table-cell office:value-type="float" office:value="0.0130276291520118" calcext:value-type="float">
            <text:p>0.0130276292</text:p>
          </table:table-cell>
          <table:table-cell office:value-type="float" office:value="0.335839845899688" calcext:value-type="float">
            <text:p>0.3358398459</text:p>
          </table:table-cell>
          <table:table-cell office:value-type="float" office:value="13.6014704050503" calcext:value-type="float">
            <text:p>13.6014704051</text:p>
          </table:table-cell>
          <table:table-cell office:value-type="float" office:value="0.656371933511005" calcext:value-type="float">
            <text:p>0.6563719335</text:p>
          </table:table-cell>
          <table:table-cell office:value-type="float" office:value="3.07095381177767" calcext:value-type="float">
            <text:p>3.0709538118</text:p>
          </table:table-cell>
        </table:table-row>
        <table:table-row table:style-name="ro1">
          <table:table-cell office:value-type="string" calcext:value-type="string">
            <text:p>s03386-2577-08-12-16-13n</text:p>
          </table:table-cell>
          <table:table-cell/>
          <table:table-cell office:value-type="float" office:value="6.06481649771734" calcext:value-type="float">
            <text:p>6.0648164977</text:p>
          </table:table-cell>
          <table:table-cell office:value-type="float" office:value="0.307580225845784" calcext:value-type="float">
            <text:p>0.3075802258</text:p>
          </table:table-cell>
          <table:table-cell office:value-type="float" office:value="0.580038251051127" calcext:value-type="float">
            <text:p>0.5800382511</text:p>
          </table:table-cell>
          <table:table-cell office:value-type="float" office:value="0.00294298802950682" calcext:value-type="float">
            <text:p>0.002942988</text:p>
          </table:table-cell>
          <table:table-cell office:value-type="float" office:value="0.02385247953628" calcext:value-type="float">
            <text:p>0.0238524795</text:p>
          </table:table-cell>
          <table:table-cell office:value-type="float" office:value="0.331909611897939" calcext:value-type="float">
            <text:p>0.3319096119</text:p>
          </table:table-cell>
          <table:table-cell office:value-type="float" office:value="24.4948973834941" calcext:value-type="float">
            <text:p>24.4948973835</text:p>
          </table:table-cell>
          <table:table-cell office:value-type="float" office:value="0.730691617977984" calcext:value-type="float">
            <text:p>0.730691618</text:p>
          </table:table-cell>
          <table:table-cell office:value-type="float" office:value="5.51529493783406" calcext:value-type="float">
            <text:p>5.5152949378</text:p>
          </table:table-cell>
        </table:table-row>
        <table:table-row table:style-name="ro1">
          <table:table-cell office:value-type="string" calcext:value-type="string">
            <text:p>s03386-2577-08-19-18-08n</text:p>
          </table:table-cell>
          <table:table-cell/>
          <table:table-cell office:value-type="float" office:value="5.81199742601952" calcext:value-type="float">
            <text:p>5.811997426</text:p>
          </table:table-cell>
          <table:table-cell office:value-type="float" office:value="0.305360555323648" calcext:value-type="float">
            <text:p>0.3053605553</text:p>
          </table:table-cell>
          <table:table-cell office:value-type="float" office:value="0.627399514060622" calcext:value-type="float">
            <text:p>0.6273995141</text:p>
          </table:table-cell>
          <table:table-cell office:value-type="float" office:value="0.00365222665247177" calcext:value-type="float">
            <text:p>0.0036522267</text:p>
          </table:table-cell>
          <table:table-cell office:value-type="float" office:value="0.0252750934012529" calcext:value-type="float">
            <text:p>0.0252750934</text:p>
          </table:table-cell>
          <table:table-cell office:value-type="float" office:value="0.754623144763381" calcext:value-type="float">
            <text:p>0.7546231448</text:p>
          </table:table-cell>
          <table:table-cell office:value-type="float" office:value="23.9999999742677" calcext:value-type="float">
            <text:p>23.9999999743</text:p>
          </table:table-cell>
          <table:table-cell office:value-type="float" office:value="1.47484596114279" calcext:value-type="float">
            <text:p>1.4748459611</text:p>
          </table:table-cell>
          <table:table-cell office:value-type="float" office:value="5.36604476407359" calcext:value-type="float">
            <text:p>5.3660447641</text:p>
          </table:table-cell>
        </table:table-row>
        <table:table-row table:style-name="ro1">
          <table:table-cell office:value-type="string" calcext:value-type="string">
            <text:p>s03617-2874-01-30-06-30n</text:p>
          </table:table-cell>
          <table:table-cell/>
          <table:table-cell office:value-type="float" office:value="3.906060245845" calcext:value-type="float">
            <text:p>3.9060602458</text:p>
          </table:table-cell>
          <table:table-cell office:value-type="float" office:value="0.193503729824152" calcext:value-type="float">
            <text:p>0.1935037298</text:p>
          </table:table-cell>
          <table:table-cell office:value-type="float" office:value="0.408128614100068" calcext:value-type="float">
            <text:p>0.4081286141</text:p>
          </table:table-cell>
          <table:table-cell office:value-type="float" office:value="0.0023312206065721" calcext:value-type="float">
            <text:p>0.0023312206</text:p>
          </table:table-cell>
          <table:table-cell office:value-type="float" office:value="0.0163511532387632" calcext:value-type="float">
            <text:p>0.0163511532</text:p>
          </table:table-cell>
          <table:table-cell office:value-type="float" office:value="0.560829193727622" calcext:value-type="float">
            <text:p>0.5608291937</text:p>
          </table:table-cell>
          <table:table-cell office:value-type="float" office:value="16.1864142217341" calcext:value-type="float">
            <text:p>16.1864142217</text:p>
          </table:table-cell>
          <table:table-cell office:value-type="float" office:value="1.09609360386316" calcext:value-type="float">
            <text:p>1.0960936039</text:p>
          </table:table-cell>
          <table:table-cell office:value-type="float" office:value="3.63718952698604" calcext:value-type="float">
            <text:p>3.637189527</text:p>
          </table:table-cell>
        </table:table-row>
        <table:table-row table:style-name="ro1">
          <table:table-cell office:value-type="string" calcext:value-type="string">
            <text:p>s03744-2968-03-16-20-14n</text:p>
          </table:table-cell>
          <table:table-cell/>
          <table:table-cell office:value-type="float" office:value="4.87170841883514" calcext:value-type="float">
            <text:p>4.8717084188</text:p>
          </table:table-cell>
          <table:table-cell office:value-type="float" office:value="0.261255022394242" calcext:value-type="float">
            <text:p>0.2612550224</text:p>
          </table:table-cell>
          <table:table-cell office:value-type="float" office:value="0.571599126086922" calcext:value-type="float">
            <text:p>0.5715991261</text:p>
          </table:table-cell>
          <table:table-cell office:value-type="float" office:value="0.00493320117952195" calcext:value-type="float">
            <text:p>0.0049332012</text:p>
          </table:table-cell>
          <table:table-cell office:value-type="float" office:value="0.023413246839956" calcext:value-type="float">
            <text:p>0.0234132468</text:p>
          </table:table-cell>
          <table:table-cell office:value-type="float" office:value="0.911006654722551" calcext:value-type="float">
            <text:p>0.9110066547</text:p>
          </table:table-cell>
          <table:table-cell office:value-type="float" office:value="20.34699065394" calcext:value-type="float">
            <text:p>20.3469906539</text:p>
          </table:table-cell>
          <table:table-cell office:value-type="float" office:value="1.78047896014971" calcext:value-type="float">
            <text:p>1.7804789601</text:p>
          </table:table-cell>
          <table:table-cell office:value-type="float" office:value="4.49199700010352" calcext:value-type="float">
            <text:p>4.4919970001</text:p>
          </table:table-cell>
        </table:table-row>
        <table:table-row table:style-name="ro1">
          <table:table-cell office:value-type="string" calcext:value-type="string">
            <text:p>s04324-3333-09-05-01-42n</text:p>
          </table:table-cell>
          <table:table-cell/>
          <table:table-cell office:value-type="float" office:value="3.05100899725578" calcext:value-type="float">
            <text:p>3.0510089973</text:p>
          </table:table-cell>
          <table:table-cell office:value-type="float" office:value="0.143138226868876" calcext:value-type="float">
            <text:p>0.1431382269</text:p>
          </table:table-cell>
          <table:table-cell office:value-type="float" office:value="0.310627675405104" calcext:value-type="float">
            <text:p>0.3106276754</text:p>
          </table:table-cell>
          <table:table-cell office:value-type="float" office:value="0.00186858297158412" calcext:value-type="float">
            <text:p>0.001868583</text:p>
          </table:table-cell>
          <table:table-cell office:value-type="float" office:value="0.0126169414391931" calcext:value-type="float">
            <text:p>0.0126169414</text:p>
          </table:table-cell>
          <table:table-cell office:value-type="float" office:value="0.526707304124663" calcext:value-type="float">
            <text:p>0.5267073041</text:p>
          </table:table-cell>
          <table:table-cell office:value-type="float" office:value="12.6095206477711" calcext:value-type="float">
            <text:p>12.6095206478</text:p>
          </table:table-cell>
          <table:table-cell office:value-type="float" office:value="1.02965986426897" calcext:value-type="float">
            <text:p>1.0296598643</text:p>
          </table:table-cell>
          <table:table-cell office:value-type="float" office:value="2.83258493511658" calcext:value-type="float">
            <text:p>2.8325849351</text:p>
          </table:table-cell>
        </table:table-row>
        <table:table-row table:style-name="ro1">
          <table:table-cell office:value-type="string" calcext:value-type="string">
            <text:p>s04324-3333-09-08-12-22n</text:p>
          </table:table-cell>
          <table:table-cell/>
          <table:table-cell office:value-type="float" office:value="6.01592808525426" calcext:value-type="float">
            <text:p>6.0159280853</text:p>
          </table:table-cell>
          <table:table-cell office:value-type="float" office:value="0.309782363536412" calcext:value-type="float">
            <text:p>0.3097823635</text:p>
          </table:table-cell>
          <table:table-cell office:value-type="float" office:value="0.60118677726675" calcext:value-type="float">
            <text:p>0.6011867773</text:p>
          </table:table-cell>
          <table:table-cell office:value-type="float" office:value="0.00319200669431608" calcext:value-type="float">
            <text:p>0.0031920067</text:p>
          </table:table-cell>
          <table:table-cell office:value-type="float" office:value="0.0243275657997204" calcext:value-type="float">
            <text:p>0.0243275658</text:p>
          </table:table-cell>
          <table:table-cell office:value-type="float" office:value="0.518860814859584" calcext:value-type="float">
            <text:p>0.5188608149</text:p>
          </table:table-cell>
          <table:table-cell office:value-type="float" office:value="24.4948974943352" calcext:value-type="float">
            <text:p>24.4948974943</text:p>
          </table:table-cell>
          <table:table-cell office:value-type="float" office:value="1.06375456819896" calcext:value-type="float">
            <text:p>1.0637545682</text:p>
          </table:table-cell>
          <table:table-cell office:value-type="float" office:value="5.50238824863045" calcext:value-type="float">
            <text:p>5.5023882486</text:p>
          </table:table-cell>
        </table:table-row>
        <table:table-row table:style-name="ro1">
          <table:table-cell office:value-type="string" calcext:value-type="string">
            <text:p>s04331-2696-12-18-12-06n</text:p>
          </table:table-cell>
          <table:table-cell/>
          <table:table-cell office:value-type="float" office:value="4.90060359265082" calcext:value-type="float">
            <text:p>4.9006035927</text:p>
          </table:table-cell>
          <table:table-cell office:value-type="float" office:value="0.25947722609718" calcext:value-type="float">
            <text:p>0.2594772261</text:p>
          </table:table-cell>
          <table:table-cell office:value-type="float" office:value="0.640050198228636" calcext:value-type="float">
            <text:p>0.6400501982</text:p>
          </table:table-cell>
          <table:table-cell office:value-type="float" office:value="0.00534956641843243" calcext:value-type="float">
            <text:p>0.0053495664</text:p>
          </table:table-cell>
          <table:table-cell office:value-type="float" office:value="0.0254160736259632" calcext:value-type="float">
            <text:p>0.0254160736</text:p>
          </table:table-cell>
          <table:table-cell office:value-type="float" office:value="1.51256590155704" calcext:value-type="float">
            <text:p>1.5125659016</text:p>
          </table:table-cell>
          <table:table-cell office:value-type="float" office:value="21.6333077882263" calcext:value-type="float">
            <text:p>21.6333077882</text:p>
          </table:table-cell>
          <table:table-cell office:value-type="float" office:value="2.95617422678783" calcext:value-type="float">
            <text:p>2.9561742268</text:p>
          </table:table-cell>
          <table:table-cell office:value-type="float" office:value="4.68128436540244" calcext:value-type="float">
            <text:p>4.6812843654</text:p>
          </table:table-cell>
        </table:table-row>
        <table:table-row table:style-name="ro1">
          <table:table-cell office:value-type="string" calcext:value-type="string">
            <text:p>s04331-2696-12-22-07-41n</text:p>
          </table:table-cell>
          <table:table-cell/>
          <table:table-cell office:value-type="float" office:value="6.02140446530816" calcext:value-type="float">
            <text:p>6.0214044653</text:p>
          </table:table-cell>
          <table:table-cell office:value-type="float" office:value="0.301588621685325" calcext:value-type="float">
            <text:p>0.3015886217</text:p>
          </table:table-cell>
          <table:table-cell office:value-type="float" office:value="0.597432658952686" calcext:value-type="float">
            <text:p>0.597432659</text:p>
          </table:table-cell>
          <table:table-cell office:value-type="float" office:value="0.00372252652981158" calcext:value-type="float">
            <text:p>0.0037225265</text:p>
          </table:table-cell>
          <table:table-cell office:value-type="float" office:value="0.0240774592311409" calcext:value-type="float">
            <text:p>0.0240774592</text:p>
          </table:table-cell>
          <table:table-cell office:value-type="float" office:value="0.424418297561995" calcext:value-type="float">
            <text:p>0.4244182976</text:p>
          </table:table-cell>
          <table:table-cell office:value-type="float" office:value="24.4948973674059" calcext:value-type="float">
            <text:p>24.4948973674</text:p>
          </table:table-cell>
          <table:table-cell office:value-type="float" office:value="0.907044073524619" calcext:value-type="float">
            <text:p>0.9070440735</text:p>
          </table:table-cell>
          <table:table-cell office:value-type="float" office:value="5.53249091718406" calcext:value-type="float">
            <text:p>5.5324909172</text:p>
          </table:table-cell>
        </table:table-row>
        <table:table-row table:style-name="ro1">
          <table:table-cell office:value-type="string" calcext:value-type="string">
            <text:p>s04679-3311-07-03-20-49n</text:p>
          </table:table-cell>
          <table:table-cell/>
          <table:table-cell office:value-type="float" office:value="5.52229334892598" calcext:value-type="float">
            <text:p>5.5222933489</text:p>
          </table:table-cell>
          <table:table-cell office:value-type="float" office:value="0.27731000886864" calcext:value-type="float">
            <text:p>0.2773100089</text:p>
          </table:table-cell>
          <table:table-cell office:value-type="float" office:value="0.560211790704039" calcext:value-type="float">
            <text:p>0.5602117907</text:p>
          </table:table-cell>
          <table:table-cell office:value-type="float" office:value="0.00314271417776097" calcext:value-type="float">
            <text:p>0.0031427142</text:p>
          </table:table-cell>
          <table:table-cell office:value-type="float" office:value="0.0230659793886028" calcext:value-type="float">
            <text:p>0.0230659794</text:p>
          </table:table-cell>
          <table:table-cell office:value-type="float" office:value="0.644323898794657" calcext:value-type="float">
            <text:p>0.6443238988</text:p>
          </table:table-cell>
          <table:table-cell office:value-type="float" office:value="22.5610273441816" calcext:value-type="float">
            <text:p>22.5610273442</text:p>
          </table:table-cell>
          <table:table-cell office:value-type="float" office:value="1.27353593078931" calcext:value-type="float">
            <text:p>1.2735359308</text:p>
          </table:table-cell>
          <table:table-cell office:value-type="float" office:value="5.06437336505309" calcext:value-type="float">
            <text:p>5.0643733651</text:p>
          </table:table-cell>
        </table:table-row>
        <table:table-row table:style-name="ro1">
          <table:table-cell office:value-type="string" calcext:value-type="string">
            <text:p>s04802-3156-12-03-14-01n</text:p>
          </table:table-cell>
          <table:table-cell/>
          <table:table-cell office:value-type="float" office:value="1.96727869801728" calcext:value-type="float">
            <text:p>1.967278698</text:p>
          </table:table-cell>
          <table:table-cell office:value-type="float" office:value="0.100898877119475" calcext:value-type="float">
            <text:p>0.1008988771</text:p>
          </table:table-cell>
          <table:table-cell office:value-type="float" office:value="0.216449721789706" calcext:value-type="float">
            <text:p>0.2164497218</text:p>
          </table:table-cell>
          <table:table-cell office:value-type="float" office:value="0.00121270758356896" calcext:value-type="float">
            <text:p>0.0012127076</text:p>
          </table:table-cell>
          <table:table-cell office:value-type="float" office:value="0.00839048729349701" calcext:value-type="float">
            <text:p>0.0083904873</text:p>
          </table:table-cell>
          <table:table-cell office:value-type="float" office:value="0.321980076049898" calcext:value-type="float">
            <text:p>0.321980076</text:p>
          </table:table-cell>
          <table:table-cell office:value-type="float" office:value="8.12403839932586" calcext:value-type="float">
            <text:p>8.1240383993</text:p>
          </table:table-cell>
          <table:table-cell office:value-type="float" office:value="0.629272030576642" calcext:value-type="float">
            <text:p>0.6292720306</text:p>
          </table:table-cell>
          <table:table-cell office:value-type="float" office:value="1.81698731981447" calcext:value-type="float">
            <text:p>1.8169873198</text:p>
          </table:table-cell>
        </table:table-row>
        <table:table-row table:style-name="ro1">
          <table:table-cell office:value-type="string" calcext:value-type="string">
            <text:p>s04802-3156-12-06-15-12n</text:p>
          </table:table-cell>
          <table:table-cell/>
          <table:table-cell office:value-type="float" office:value="3.19166456461572" calcext:value-type="float">
            <text:p>3.1916645646</text:p>
          </table:table-cell>
          <table:table-cell office:value-type="float" office:value="0.161008373924409" calcext:value-type="float">
            <text:p>0.1610083739</text:p>
          </table:table-cell>
          <table:table-cell office:value-type="float" office:value="0.353251077673503" calcext:value-type="float">
            <text:p>0.3532510777</text:p>
          </table:table-cell>
          <table:table-cell office:value-type="float" office:value="0.00223868435797359" calcext:value-type="float">
            <text:p>0.0022386844</text:p>
          </table:table-cell>
          <table:table-cell office:value-type="float" office:value="0.0146985036142548" calcext:value-type="float">
            <text:p>0.0146985036</text:p>
          </table:table-cell>
          <table:table-cell office:value-type="float" office:value="0.58868739468159" calcext:value-type="float">
            <text:p>0.5886873947</text:p>
          </table:table-cell>
          <table:table-cell office:value-type="float" office:value="13.3041346478634" calcext:value-type="float">
            <text:p>13.3041346479</text:p>
          </table:table-cell>
          <table:table-cell office:value-type="float" office:value="1.15054352211635" calcext:value-type="float">
            <text:p>1.1505435221</text:p>
          </table:table-cell>
          <table:table-cell office:value-type="float" office:value="2.96434991023576" calcext:value-type="float">
            <text:p>2.9643499102</text:p>
          </table:table-cell>
        </table:table-row>
        <table:table-row table:style-name="ro1">
          <table:table-cell office:value-type="string" calcext:value-type="string">
            <text:p>s04802-3156-12-13-07-37n</text:p>
          </table:table-cell>
          <table:table-cell/>
          <table:table-cell office:value-type="float" office:value="5.91721928579278" calcext:value-type="float">
            <text:p>5.9172192858</text:p>
          </table:table-cell>
          <table:table-cell office:value-type="float" office:value="0.304789035782677" calcext:value-type="float">
            <text:p>0.3047890358</text:p>
          </table:table-cell>
          <table:table-cell office:value-type="float" office:value="0.638931884875738" calcext:value-type="float">
            <text:p>0.6389318849</text:p>
          </table:table-cell>
          <table:table-cell office:value-type="float" office:value="0.00364929600551333" calcext:value-type="float">
            <text:p>0.003649296</text:p>
          </table:table-cell>
          <table:table-cell office:value-type="float" office:value="0.0261201390053373" calcext:value-type="float">
            <text:p>0.026120139</text:p>
          </table:table-cell>
          <table:table-cell office:value-type="float" office:value="1.00984961802295" calcext:value-type="float">
            <text:p>1.009849618</text:p>
          </table:table-cell>
          <table:table-cell office:value-type="float" office:value="24.4948974293966" calcext:value-type="float">
            <text:p>24.4948974294</text:p>
          </table:table-cell>
          <table:table-cell office:value-type="float" office:value="1.98968027888713" calcext:value-type="float">
            <text:p>1.9896802789</text:p>
          </table:table-cell>
          <table:table-cell office:value-type="float" office:value="5.45532118908998" calcext:value-type="float">
            <text:p>5.4553211891</text:p>
          </table:table-cell>
        </table:table-row>
        <table:table-row table:style-name="ro1">
          <table:table-cell office:value-type="string" calcext:value-type="string">
            <text:p>s04833-2669-06-04-16-10n</text:p>
          </table:table-cell>
          <table:table-cell/>
          <table:table-cell office:value-type="float" office:value="5.921407437417" calcext:value-type="float">
            <text:p>5.9214074374</text:p>
          </table:table-cell>
          <table:table-cell office:value-type="float" office:value="0.301636098636332" calcext:value-type="float">
            <text:p>0.3016360986</text:p>
          </table:table-cell>
          <table:table-cell office:value-type="float" office:value="0.631008980457065" calcext:value-type="float">
            <text:p>0.6310089805</text:p>
          </table:table-cell>
          <table:table-cell office:value-type="float" office:value="0.00366763572608722" calcext:value-type="float">
            <text:p>0.0036676357</text:p>
          </table:table-cell>
          <table:table-cell office:value-type="float" office:value="0.0253804669140856" calcext:value-type="float">
            <text:p>0.0253804669</text:p>
          </table:table-cell>
          <table:table-cell office:value-type="float" office:value="0.787667674154384" calcext:value-type="float">
            <text:p>0.7876676742</text:p>
          </table:table-cell>
          <table:table-cell office:value-type="float" office:value="24.4948978748078" calcext:value-type="float">
            <text:p>24.4948978748</text:p>
          </table:table-cell>
          <table:table-cell office:value-type="float" office:value="1.58488930143657" calcext:value-type="float">
            <text:p>1.5848893014</text:p>
          </table:table-cell>
          <table:table-cell office:value-type="float" office:value="5.48605239072924" calcext:value-type="float">
            <text:p>5.4860523907</text:p>
          </table:table-cell>
        </table:table-row>
        <table:table-row table:style-name="ro1">
          <table:table-cell office:value-type="string" calcext:value-type="string">
            <text:p>s05345-3311-10-05-13-39n</text:p>
          </table:table-cell>
          <table:table-cell/>
          <table:table-cell office:value-type="float" office:value="5.88564294161628" calcext:value-type="float">
            <text:p>5.8856429416</text:p>
          </table:table-cell>
          <table:table-cell office:value-type="float" office:value="0.311513666219354" calcext:value-type="float">
            <text:p>0.3115136662</text:p>
          </table:table-cell>
          <table:table-cell office:value-type="float" office:value="0.647972995533273" calcext:value-type="float">
            <text:p>0.6479729955</text:p>
          </table:table-cell>
          <table:table-cell office:value-type="float" office:value="0.00368740388021154" calcext:value-type="float">
            <text:p>0.0036874039</text:p>
          </table:table-cell>
          <table:table-cell office:value-type="float" office:value="0.0258871665196248" calcext:value-type="float">
            <text:p>0.0258871665</text:p>
          </table:table-cell>
          <table:table-cell office:value-type="float" office:value="0.786143559482556" calcext:value-type="float">
            <text:p>0.7861435595</text:p>
          </table:table-cell>
          <table:table-cell office:value-type="float" office:value="24.4948972224855" calcext:value-type="float">
            <text:p>24.4948972225</text:p>
          </table:table-cell>
          <table:table-cell office:value-type="float" office:value="1.58881142357434" calcext:value-type="float">
            <text:p>1.5888114236</text:p>
          </table:table-cell>
          <table:table-cell office:value-type="float" office:value="5.4703657789316" calcext:value-type="float">
            <text:p>5.4703657789</text:p>
          </table:table-cell>
        </table:table-row>
        <table:table-row table:style-name="ro1">
          <table:table-cell office:value-type="string" calcext:value-type="string">
            <text:p>s05937-3100-04-04-17-40n</text:p>
          </table:table-cell>
          <table:table-cell/>
          <table:table-cell office:value-type="float" office:value="6.06418651592458" calcext:value-type="float">
            <text:p>6.0641865159</text:p>
          </table:table-cell>
          <table:table-cell office:value-type="float" office:value="0.305473616054959" calcext:value-type="float">
            <text:p>0.3054736161</text:p>
          </table:table-cell>
          <table:table-cell office:value-type="float" office:value="0.581188779821137" calcext:value-type="float">
            <text:p>0.5811887798</text:p>
          </table:table-cell>
          <table:table-cell office:value-type="float" office:value="0.00300355829223111" calcext:value-type="float">
            <text:p>0.0030035583</text:p>
          </table:table-cell>
          <table:table-cell office:value-type="float" office:value="0.023755031266094" calcext:value-type="float">
            <text:p>0.0237550313</text:p>
          </table:table-cell>
          <table:table-cell office:value-type="float" office:value="0.311337386539121" calcext:value-type="float">
            <text:p>0.3113373865</text:p>
          </table:table-cell>
          <table:table-cell office:value-type="float" office:value="24.4948973567739" calcext:value-type="float">
            <text:p>24.4948973568</text:p>
          </table:table-cell>
          <table:table-cell office:value-type="float" office:value="0.655960861990811" calcext:value-type="float">
            <text:p>0.655960862</text:p>
          </table:table-cell>
          <table:table-cell office:value-type="float" office:value="5.52096340822074" calcext:value-type="float">
            <text:p>5.5209634082</text:p>
          </table:table-cell>
        </table:table-row>
        <table:table-row table:style-name="ro1">
          <table:table-cell office:value-type="string" calcext:value-type="string">
            <text:p>s06158-3136-02-11-14-32n</text:p>
          </table:table-cell>
          <table:table-cell/>
          <table:table-cell office:value-type="float" office:value="4.32174539421576" calcext:value-type="float">
            <text:p>4.3217453942</text:p>
          </table:table-cell>
          <table:table-cell office:value-type="float" office:value="0.228732211942518" calcext:value-type="float">
            <text:p>0.2287322119</text:p>
          </table:table-cell>
          <table:table-cell office:value-type="float" office:value="0.46836070933615" calcext:value-type="float">
            <text:p>0.4683607093</text:p>
          </table:table-cell>
          <table:table-cell office:value-type="float" office:value="0.00489980526188967" calcext:value-type="float">
            <text:p>0.0048998053</text:p>
          </table:table-cell>
          <table:table-cell office:value-type="float" office:value="0.0189091586288665" calcext:value-type="float">
            <text:p>0.0189091586</text:p>
          </table:table-cell>
          <table:table-cell office:value-type="float" office:value="0.784702983301867" calcext:value-type="float">
            <text:p>0.7847029833</text:p>
          </table:table-cell>
          <table:table-cell office:value-type="float" office:value="17.9443596363062" calcext:value-type="float">
            <text:p>17.9443596363</text:p>
          </table:table-cell>
          <table:table-cell office:value-type="float" office:value="1.53362882156131" calcext:value-type="float">
            <text:p>1.5336288216</text:p>
          </table:table-cell>
          <table:table-cell office:value-type="float" office:value="4.0047622277595" calcext:value-type="float">
            <text:p>4.0047622278</text:p>
          </table:table-cell>
        </table:table-row>
        <table:table-row table:style-name="ro1">
          <table:table-cell office:value-type="string" calcext:value-type="string">
            <text:p>s06539-2651-12-18-12-20n</text:p>
          </table:table-cell>
          <table:table-cell/>
          <table:table-cell office:value-type="float" office:value="5.69468800773754" calcext:value-type="float">
            <text:p>5.6946880077</text:p>
          </table:table-cell>
          <table:table-cell office:value-type="float" office:value="0.310442332610178" calcext:value-type="float">
            <text:p>0.3104423326</text:p>
          </table:table-cell>
          <table:table-cell office:value-type="float" office:value="0.701930344891214" calcext:value-type="float">
            <text:p>0.7019303449</text:p>
          </table:table-cell>
          <table:table-cell office:value-type="float" office:value="0.00585431362982284" calcext:value-type="float">
            <text:p>0.0058543136</text:p>
          </table:table-cell>
          <table:table-cell office:value-type="float" office:value="0.0266938970862877" calcext:value-type="float">
            <text:p>0.0266938971</text:p>
          </table:table-cell>
          <table:table-cell office:value-type="float" office:value="1.08852052173122" calcext:value-type="float">
            <text:p>1.0885205217</text:p>
          </table:table-cell>
          <table:table-cell office:value-type="float" office:value="24.4948967311598" calcext:value-type="float">
            <text:p>24.4948967312</text:p>
          </table:table-cell>
          <table:table-cell office:value-type="float" office:value="2.16122074578105" calcext:value-type="float">
            <text:p>2.1612207458</text:p>
          </table:table-cell>
          <table:table-cell office:value-type="float" office:value="5.40269041660622" calcext:value-type="float">
            <text:p>5.4026904166</text:p>
          </table:table-cell>
        </table:table-row>
        <table:table-row table:style-name="ro1">
          <table:table-cell office:value-type="string" calcext:value-type="string">
            <text:p>s06692-2632-11-21-02-18n</text:p>
          </table:table-cell>
          <table:table-cell/>
          <table:table-cell office:value-type="float" office:value="1.16259375822211" calcext:value-type="float">
            <text:p>1.1625937582</text:p>
          </table:table-cell>
          <table:table-cell office:value-type="float" office:value="0.0507421883795377" calcext:value-type="float">
            <text:p>0.0507421884</text:p>
          </table:table-cell>
          <table:table-cell office:value-type="float" office:value="0.118470920290364" calcext:value-type="float">
            <text:p>0.1184709203</text:p>
          </table:table-cell>
          <table:table-cell office:value-type="float" office:value="0.000779820271682937" calcext:value-type="float">
            <text:p>0.0007798203</text:p>
          </table:table-cell>
          <table:table-cell office:value-type="float" office:value="0.0048824608311348" calcext:value-type="float">
            <text:p>0.0048824608</text:p>
          </table:table-cell>
          <table:table-cell office:value-type="float" office:value="0.436364756929424" calcext:value-type="float">
            <text:p>0.4363647569</text:p>
          </table:table-cell>
          <table:table-cell office:value-type="float" office:value="4.9999977983309" calcext:value-type="float">
            <text:p>4.9999977983</text:p>
          </table:table-cell>
          <table:table-cell office:value-type="float" office:value="0.852834736989902" calcext:value-type="float">
            <text:p>0.852834737</text:p>
          </table:table-cell>
          <table:table-cell office:value-type="float" office:value="1.14901240189393" calcext:value-type="float">
            <text:p>1.1490124019</text:p>
          </table:table-cell>
        </table:table-row>
        <table:table-row table:style-name="ro1">
          <table:table-cell office:value-type="string" calcext:value-type="string">
            <text:p>s06875-2827-03-11-08-28n</text:p>
          </table:table-cell>
          <table:table-cell/>
          <table:table-cell office:value-type="float" office:value="4.71424985440709" calcext:value-type="float">
            <text:p>4.7142498544</text:p>
          </table:table-cell>
          <table:table-cell office:value-type="float" office:value="0.256724882355892" calcext:value-type="float">
            <text:p>0.2567248824</text:p>
          </table:table-cell>
          <table:table-cell office:value-type="float" office:value="0.559167100056597" calcext:value-type="float">
            <text:p>0.5591671001</text:p>
          </table:table-cell>
          <table:table-cell office:value-type="float" office:value="0.00405980541929697" calcext:value-type="float">
            <text:p>0.0040598054</text:p>
          </table:table-cell>
          <table:table-cell office:value-type="float" office:value="0.022336367664652" calcext:value-type="float">
            <text:p>0.0223363677</text:p>
          </table:table-cell>
          <table:table-cell office:value-type="float" office:value="0.910181079199026" calcext:value-type="float">
            <text:p>0.9101810792</text:p>
          </table:table-cell>
          <table:table-cell office:value-type="float" office:value="19.9749845892376" calcext:value-type="float">
            <text:p>19.9749845892</text:p>
          </table:table-cell>
          <table:table-cell office:value-type="float" office:value="1.77887540975233" calcext:value-type="float">
            <text:p>1.7788754098</text:p>
          </table:table-cell>
          <table:table-cell office:value-type="float" office:value="4.40527190065338" calcext:value-type="float">
            <text:p>4.4052719007</text:p>
          </table:table-cell>
        </table:table-row>
        <table:table-row table:style-name="ro1">
          <table:table-cell office:value-type="string" calcext:value-type="string">
            <text:p>s06946-2700-10-02-19-19n</text:p>
          </table:table-cell>
          <table:table-cell/>
          <table:table-cell office:value-type="float" office:value="4.84841387190903" calcext:value-type="float">
            <text:p>4.8484138719</text:p>
          </table:table-cell>
          <table:table-cell office:value-type="float" office:value="0.247517852921151" calcext:value-type="float">
            <text:p>0.2475178529</text:p>
          </table:table-cell>
          <table:table-cell office:value-type="float" office:value="0.491635812798195" calcext:value-type="float">
            <text:p>0.4916358128</text:p>
          </table:table-cell>
          <table:table-cell office:value-type="float" office:value="0.00457303667738458" calcext:value-type="float">
            <text:p>0.0045730367</text:p>
          </table:table-cell>
          <table:table-cell office:value-type="float" office:value="0.0198001313553401" calcext:value-type="float">
            <text:p>0.0198001314</text:p>
          </table:table-cell>
          <table:table-cell office:value-type="float" office:value="0.54929836486373" calcext:value-type="float">
            <text:p>0.5492983649</text:p>
          </table:table-cell>
          <table:table-cell office:value-type="float" office:value="19.8494335515245" calcext:value-type="float">
            <text:p>19.8494335515</text:p>
          </table:table-cell>
          <table:table-cell office:value-type="float" office:value="1.07355114185847" calcext:value-type="float">
            <text:p>1.0735511419</text:p>
          </table:table-cell>
          <table:table-cell office:value-type="float" office:value="4.45879649478553" calcext:value-type="float">
            <text:p>4.4587964948</text:p>
          </table:table-cell>
        </table:table-row>
        <table:table-row table:style-name="ro1">
          <table:table-cell office:value-type="string" calcext:value-type="string">
            <text:p>s07415-2804-11-01-11-55n</text:p>
          </table:table-cell>
          <table:table-cell/>
          <table:table-cell office:value-type="float" office:value="3.68958948950993" calcext:value-type="float">
            <text:p>3.6895894895</text:p>
          </table:table-cell>
          <table:table-cell office:value-type="float" office:value="0.18826423366223" calcext:value-type="float">
            <text:p>0.1882642337</text:p>
          </table:table-cell>
          <table:table-cell office:value-type="float" office:value="0.376856217886562" calcext:value-type="float">
            <text:p>0.3768562179</text:p>
          </table:table-cell>
          <table:table-cell office:value-type="float" office:value="0.00209332263642409" calcext:value-type="float">
            <text:p>0.0020933226</text:p>
          </table:table-cell>
          <table:table-cell office:value-type="float" office:value="0.0151473210794782" calcext:value-type="float">
            <text:p>0.0151473211</text:p>
          </table:table-cell>
          <table:table-cell office:value-type="float" office:value="0.31439545315273" calcext:value-type="float">
            <text:p>0.3143954532</text:p>
          </table:table-cell>
          <table:table-cell office:value-type="float" office:value="15.0332965807886" calcext:value-type="float">
            <text:p>15.0332965808</text:p>
          </table:table-cell>
          <table:table-cell office:value-type="float" office:value="0.614446390887016" calcext:value-type="float">
            <text:p>0.6144463909</text:p>
          </table:table-cell>
          <table:table-cell office:value-type="float" office:value="3.385997776355" calcext:value-type="float">
            <text:p>3.3859977764</text:p>
          </table:table-cell>
        </table:table-row>
        <table:table-row table:style-name="ro1">
          <table:table-cell office:value-type="string" calcext:value-type="string">
            <text:p>s07614-3227-02-24-13-21n</text:p>
          </table:table-cell>
          <table:table-cell/>
          <table:table-cell office:value-type="float" office:value="5.9349247230442" calcext:value-type="float">
            <text:p>5.934924723</text:p>
          </table:table-cell>
          <table:table-cell office:value-type="float" office:value="0.310384968255522" calcext:value-type="float">
            <text:p>0.3103849683</text:p>
          </table:table-cell>
          <table:table-cell office:value-type="float" office:value="0.634845796757806" calcext:value-type="float">
            <text:p>0.6348457968</text:p>
          </table:table-cell>
          <table:table-cell office:value-type="float" office:value="0.00374625163366269" calcext:value-type="float">
            <text:p>0.0037462516</text:p>
          </table:table-cell>
          <table:table-cell office:value-type="float" office:value="0.0251135692565559" calcext:value-type="float">
            <text:p>0.0251135693</text:p>
          </table:table-cell>
          <table:table-cell office:value-type="float" office:value="0.601150338845227" calcext:value-type="float">
            <text:p>0.6011503388</text:p>
          </table:table-cell>
          <table:table-cell office:value-type="float" office:value="24.4948968869092" calcext:value-type="float">
            <text:p>24.4948968869</text:p>
          </table:table-cell>
          <table:table-cell office:value-type="float" office:value="1.23420767138885" calcext:value-type="float">
            <text:p>1.2342076714</text:p>
          </table:table-cell>
          <table:table-cell office:value-type="float" office:value="5.49640730334819" calcext:value-type="float">
            <text:p>5.4964073033</text:p>
          </table:table-cell>
        </table:table-row>
        <table:table-row table:style-name="ro1">
          <table:table-cell office:value-type="string" calcext:value-type="string">
            <text:p>s07654-3050-12-17-10-18n</text:p>
          </table:table-cell>
          <table:table-cell/>
          <table:table-cell office:value-type="float" office:value="1.61921408867869" calcext:value-type="float">
            <text:p>1.6192140887</text:p>
          </table:table-cell>
          <table:table-cell office:value-type="float" office:value="0.0899124238545511" calcext:value-type="float">
            <text:p>0.0899124239</text:p>
          </table:table-cell>
          <table:table-cell office:value-type="float" office:value="0.198568191657739" calcext:value-type="float">
            <text:p>0.1985681917</text:p>
          </table:table-cell>
          <table:table-cell office:value-type="float" office:value="0.00408215652246757" calcext:value-type="float">
            <text:p>0.0040821565</text:p>
          </table:table-cell>
          <table:table-cell office:value-type="float" office:value="0.00782051045585216" calcext:value-type="float">
            <text:p>0.0078205105</text:p>
          </table:table-cell>
          <table:table-cell office:value-type="float" office:value="0.446029461299734" calcext:value-type="float">
            <text:p>0.4460294613</text:p>
          </table:table-cell>
          <table:table-cell office:value-type="float" office:value="6.99999856690266" calcext:value-type="float">
            <text:p>6.9999985669</text:p>
          </table:table-cell>
          <table:table-cell office:value-type="float" office:value="0.871728398232445" calcext:value-type="float">
            <text:p>0.8717283982</text:p>
          </table:table-cell>
          <table:table-cell office:value-type="float" office:value="1.54699778360166" calcext:value-type="float">
            <text:p>1.5469977836</text:p>
          </table:table-cell>
        </table:table-row>
        <table:table-row table:style-name="ro1">
          <table:table-cell office:value-type="string" calcext:value-type="string">
            <text:p>s08141-2806-04-26-17-40n</text:p>
          </table:table-cell>
          <table:table-cell/>
          <table:table-cell office:value-type="float" office:value="5.99972340856503" calcext:value-type="float">
            <text:p>5.9997234086</text:p>
          </table:table-cell>
          <table:table-cell office:value-type="float" office:value="0.310035850998959" calcext:value-type="float">
            <text:p>0.310035851</text:p>
          </table:table-cell>
          <table:table-cell office:value-type="float" office:value="0.606119916633945" calcext:value-type="float">
            <text:p>0.6061199166</text:p>
          </table:table-cell>
          <table:table-cell office:value-type="float" office:value="0.00326099139976778" calcext:value-type="float">
            <text:p>0.0032609914</text:p>
          </table:table-cell>
          <table:table-cell office:value-type="float" office:value="0.024982541942702" calcext:value-type="float">
            <text:p>0.0249825419</text:p>
          </table:table-cell>
          <table:table-cell office:value-type="float" office:value="0.440820833481764" calcext:value-type="float">
            <text:p>0.4408208335</text:p>
          </table:table-cell>
          <table:table-cell office:value-type="float" office:value="24.3721151440812" calcext:value-type="float">
            <text:p>24.3721151441</text:p>
          </table:table-cell>
          <table:table-cell office:value-type="float" office:value="0.933809102998144" calcext:value-type="float">
            <text:p>0.933809103</text:p>
          </table:table-cell>
          <table:table-cell office:value-type="float" office:value="5.47341765630348" calcext:value-type="float">
            <text:p>5.4734176563</text:p>
          </table:table-cell>
        </table:table-row>
        <table:table-row table:style-name="ro1">
          <table:table-cell office:value-type="string" calcext:value-type="string">
            <text:p>s08141-2806-04-27-18-01n</text:p>
          </table:table-cell>
          <table:table-cell/>
          <table:table-cell office:value-type="float" office:value="5.54572735028118" calcext:value-type="float">
            <text:p>5.5457273503</text:p>
          </table:table-cell>
          <table:table-cell office:value-type="float" office:value="0.279994671585686" calcext:value-type="float">
            <text:p>0.2799946716</text:p>
          </table:table-cell>
          <table:table-cell office:value-type="float" office:value="0.532430037515358" calcext:value-type="float">
            <text:p>0.5324300375</text:p>
          </table:table-cell>
          <table:table-cell office:value-type="float" office:value="0.00272096099107378" calcext:value-type="float">
            <text:p>0.002720961</text:p>
          </table:table-cell>
          <table:table-cell office:value-type="float" office:value="0.0217284815533517" calcext:value-type="float">
            <text:p>0.0217284816</text:p>
          </table:table-cell>
          <table:table-cell office:value-type="float" office:value="0.325001274937876" calcext:value-type="float">
            <text:p>0.3250012749</text:p>
          </table:table-cell>
          <table:table-cell office:value-type="float" office:value="22.4053565238447" calcext:value-type="float">
            <text:p>22.4053565238</text:p>
          </table:table-cell>
          <table:table-cell office:value-type="float" office:value="0.635183038681889" calcext:value-type="float">
            <text:p>0.6351830387</text:p>
          </table:table-cell>
          <table:table-cell office:value-type="float" office:value="5.05061381824336" calcext:value-type="float">
            <text:p>5.0506138182</text:p>
          </table:table-cell>
        </table:table-row>
        <table:table-row table:style-name="ro1">
          <table:table-cell office:value-type="string" calcext:value-type="string">
            <text:p>s08142-2721-12-03-20-41n</text:p>
          </table:table-cell>
          <table:table-cell/>
          <table:table-cell office:value-type="float" office:value="4.02588001518797" calcext:value-type="float">
            <text:p>4.0258800152</text:p>
          </table:table-cell>
          <table:table-cell office:value-type="float" office:value="0.210653545399808" calcext:value-type="float">
            <text:p>0.2106535454</text:p>
          </table:table-cell>
          <table:table-cell office:value-type="float" office:value="0.425247618374096" calcext:value-type="float">
            <text:p>0.4252476184</text:p>
          </table:table-cell>
          <table:table-cell office:value-type="float" office:value="0.00239907795219437" calcext:value-type="float">
            <text:p>0.002399078</text:p>
          </table:table-cell>
          <table:table-cell office:value-type="float" office:value="0.017262900923069" calcext:value-type="float">
            <text:p>0.0172629009</text:p>
          </table:table-cell>
          <table:table-cell office:value-type="float" office:value="0.701843696232573" calcext:value-type="float">
            <text:p>0.7018436962</text:p>
          </table:table-cell>
          <table:table-cell office:value-type="float" office:value="16.643316639763" calcext:value-type="float">
            <text:p>16.6433166398</text:p>
          </table:table-cell>
          <table:table-cell office:value-type="float" office:value="1.3716730952097" calcext:value-type="float">
            <text:p>1.3716730952</text:p>
          </table:table-cell>
          <table:table-cell office:value-type="float" office:value="3.72510107005504" calcext:value-type="float">
            <text:p>3.7251010701</text:p>
          </table:table-cell>
        </table:table-row>
        <table:table-row table:style-name="ro1">
          <table:table-cell office:value-type="string" calcext:value-type="string">
            <text:p>s08318-3495-11-26-06-13n</text:p>
          </table:table-cell>
          <table:table-cell/>
          <table:table-cell office:value-type="float" office:value="4.46196675675026" calcext:value-type="float">
            <text:p>4.4619667568</text:p>
          </table:table-cell>
          <table:table-cell office:value-type="float" office:value="0.226703203299392" calcext:value-type="float">
            <text:p>0.2267032033</text:p>
          </table:table-cell>
          <table:table-cell office:value-type="float" office:value="0.535276584625887" calcext:value-type="float">
            <text:p>0.5352765846</text:p>
          </table:table-cell>
          <table:table-cell office:value-type="float" office:value="0.00564112556104436" calcext:value-type="float">
            <text:p>0.0056411256</text:p>
          </table:table-cell>
          <table:table-cell office:value-type="float" office:value="0.0218317125043204" calcext:value-type="float">
            <text:p>0.0218317125</text:p>
          </table:table-cell>
          <table:table-cell office:value-type="float" office:value="1.03297019222523" calcext:value-type="float">
            <text:p>1.0329701922</text:p>
          </table:table-cell>
          <table:table-cell office:value-type="float" office:value="19.0525587470233" calcext:value-type="float">
            <text:p>19.052558747</text:p>
          </table:table-cell>
          <table:table-cell office:value-type="float" office:value="2.01885297528584" calcext:value-type="float">
            <text:p>2.0188529753</text:p>
          </table:table-cell>
          <table:table-cell office:value-type="float" office:value="4.20304832635121" calcext:value-type="float">
            <text:p>4.2030483264</text:p>
          </table:table-cell>
        </table:table-row>
        <table:table-row table:style-name="ro1">
          <table:table-cell office:value-type="string" calcext:value-type="string">
            <text:p>s08318-3495-11-26-07-41n</text:p>
          </table:table-cell>
          <table:table-cell/>
          <table:table-cell office:value-type="float" office:value="5.95509465471539" calcext:value-type="float">
            <text:p>5.9550946547</text:p>
          </table:table-cell>
          <table:table-cell office:value-type="float" office:value="0.302283923021863" calcext:value-type="float">
            <text:p>0.302283923</text:p>
          </table:table-cell>
          <table:table-cell office:value-type="float" office:value="0.620871702179938" calcext:value-type="float">
            <text:p>0.6208717022</text:p>
          </table:table-cell>
          <table:table-cell office:value-type="float" office:value="0.00380589610766114" calcext:value-type="float">
            <text:p>0.0038058961</text:p>
          </table:table-cell>
          <table:table-cell office:value-type="float" office:value="0.025042200676078" calcext:value-type="float">
            <text:p>0.0250422007</text:p>
          </table:table-cell>
          <table:table-cell office:value-type="float" office:value="0.598451998580062" calcext:value-type="float">
            <text:p>0.5984519986</text:p>
          </table:table-cell>
          <table:table-cell office:value-type="float" office:value="24.4948973464363" calcext:value-type="float">
            <text:p>24.4948973464</text:p>
          </table:table-cell>
          <table:table-cell office:value-type="float" office:value="1.21112797308198" calcext:value-type="float">
            <text:p>1.2111279731</text:p>
          </table:table-cell>
          <table:table-cell office:value-type="float" office:value="5.50151086948118" calcext:value-type="float">
            <text:p>5.5015108695</text:p>
          </table:table-cell>
        </table:table-row>
        <table:table-row table:style-name="ro1">
          <table:table-cell office:value-type="string" calcext:value-type="string">
            <text:p>s08396-2838-06-03-15-32n</text:p>
          </table:table-cell>
          <table:table-cell/>
          <table:table-cell office:value-type="float" office:value="5.92308108953949" calcext:value-type="float">
            <text:p>5.9230810895</text:p>
          </table:table-cell>
          <table:table-cell office:value-type="float" office:value="0.301436629355167" calcext:value-type="float">
            <text:p>0.3014366294</text:p>
          </table:table-cell>
          <table:table-cell office:value-type="float" office:value="0.591018306307754" calcext:value-type="float">
            <text:p>0.5910183063</text:p>
          </table:table-cell>
          <table:table-cell office:value-type="float" office:value="0.00338208592513095" calcext:value-type="float">
            <text:p>0.0033820859</text:p>
          </table:table-cell>
          <table:table-cell office:value-type="float" office:value="0.0239975260848342" calcext:value-type="float">
            <text:p>0.0239975261</text:p>
          </table:table-cell>
          <table:table-cell office:value-type="float" office:value="0.536722997187698" calcext:value-type="float">
            <text:p>0.5367229972</text:p>
          </table:table-cell>
          <table:table-cell office:value-type="float" office:value="24.1246759465705" calcext:value-type="float">
            <text:p>24.1246759466</text:p>
          </table:table-cell>
          <table:table-cell office:value-type="float" office:value="1.0776976539965" calcext:value-type="float">
            <text:p>1.077697654</text:p>
          </table:table-cell>
          <table:table-cell office:value-type="float" office:value="5.42449391711816" calcext:value-type="float">
            <text:p>5.4244939171</text:p>
          </table:table-cell>
        </table:table-row>
        <table:table-row table:style-name="ro1">
          <table:table-cell office:value-type="string" calcext:value-type="string">
            <text:p>s08915-3391-06-03-19-50n</text:p>
          </table:table-cell>
          <table:table-cell/>
          <table:table-cell office:value-type="float" office:value="5.95361099303698" calcext:value-type="float">
            <text:p>5.953610993</text:p>
          </table:table-cell>
          <table:table-cell office:value-type="float" office:value="0.305749370994595" calcext:value-type="float">
            <text:p>0.305749371</text:p>
          </table:table-cell>
          <table:table-cell office:value-type="float" office:value="0.61778307485545" calcext:value-type="float">
            <text:p>0.6177830749</text:p>
          </table:table-cell>
          <table:table-cell office:value-type="float" office:value="0.00550639456529916" calcext:value-type="float">
            <text:p>0.0055063946</text:p>
          </table:table-cell>
          <table:table-cell office:value-type="float" office:value="0.0248705877137071" calcext:value-type="float">
            <text:p>0.0248705877</text:p>
          </table:table-cell>
          <table:table-cell office:value-type="float" office:value="0.816785743592066" calcext:value-type="float">
            <text:p>0.8167857436</text:p>
          </table:table-cell>
          <table:table-cell office:value-type="float" office:value="24.4948970520237" calcext:value-type="float">
            <text:p>24.494897052</text:p>
          </table:table-cell>
          <table:table-cell office:value-type="float" office:value="1.62077460924308" calcext:value-type="float">
            <text:p>1.6207746092</text:p>
          </table:table-cell>
          <table:table-cell office:value-type="float" office:value="5.49102670588738" calcext:value-type="float">
            <text:p>5.4910267059</text:p>
          </table:table-cell>
        </table:table-row>
        <table:table-row table:style-name="ro1">
          <table:table-cell office:value-type="string" calcext:value-type="string">
            <text:p>s08915-3391-06-17-18-19n</text:p>
          </table:table-cell>
          <table:table-cell/>
          <table:table-cell office:value-type="float" office:value="6.05498237137174" calcext:value-type="float">
            <text:p>6.0549823714</text:p>
          </table:table-cell>
          <table:table-cell office:value-type="float" office:value="0.306769153945917" calcext:value-type="float">
            <text:p>0.3067691539</text:p>
          </table:table-cell>
          <table:table-cell office:value-type="float" office:value="0.587026942738176" calcext:value-type="float">
            <text:p>0.5870269427</text:p>
          </table:table-cell>
          <table:table-cell office:value-type="float" office:value="0.00327001514413097" calcext:value-type="float">
            <text:p>0.0032700151</text:p>
          </table:table-cell>
          <table:table-cell office:value-type="float" office:value="0.0239104388827024" calcext:value-type="float">
            <text:p>0.0239104389</text:p>
          </table:table-cell>
          <table:table-cell office:value-type="float" office:value="0.318213071920946" calcext:value-type="float">
            <text:p>0.3182130719</text:p>
          </table:table-cell>
          <table:table-cell office:value-type="float" office:value="24.494897400865" calcext:value-type="float">
            <text:p>24.4948974009</text:p>
          </table:table-cell>
          <table:table-cell office:value-type="float" office:value="0.679187777659076" calcext:value-type="float">
            <text:p>0.6791877777</text:p>
          </table:table-cell>
          <table:table-cell office:value-type="float" office:value="5.52230934069243" calcext:value-type="float">
            <text:p>5.5223093407</text:p>
          </table:table-cell>
        </table:table-row>
        <table:table-row table:style-name="ro1">
          <table:table-cell office:value-type="string" calcext:value-type="string">
            <text:p>s09058-3363-09-06-20-17n</text:p>
          </table:table-cell>
          <table:table-cell/>
          <table:table-cell office:value-type="float" office:value="5.00001857914834" calcext:value-type="float">
            <text:p>5.0000185791</text:p>
          </table:table-cell>
          <table:table-cell office:value-type="float" office:value="0.262492950896208" calcext:value-type="float">
            <text:p>0.2624929509</text:p>
          </table:table-cell>
          <table:table-cell office:value-type="float" office:value="0.578074915620774" calcext:value-type="float">
            <text:p>0.5780749156</text:p>
          </table:table-cell>
          <table:table-cell office:value-type="float" office:value="0.00571462780111645" calcext:value-type="float">
            <text:p>0.0057146278</text:p>
          </table:table-cell>
          <table:table-cell office:value-type="float" office:value="0.0230529493590503" calcext:value-type="float">
            <text:p>0.0230529494</text:p>
          </table:table-cell>
          <table:table-cell office:value-type="float" office:value="0.992380254903746" calcext:value-type="float">
            <text:p>0.9923802549</text:p>
          </table:table-cell>
          <table:table-cell office:value-type="float" office:value="21.2602921641795" calcext:value-type="float">
            <text:p>21.2602921642</text:p>
          </table:table-cell>
          <table:table-cell office:value-type="float" office:value="1.93952026418422" calcext:value-type="float">
            <text:p>1.9395202642</text:p>
          </table:table-cell>
          <table:table-cell office:value-type="float" office:value="4.70732410127852" calcext:value-type="float">
            <text:p>4.7073241013</text:p>
          </table:table-cell>
        </table:table-row>
        <table:table-row table:style-name="ro1">
          <table:table-cell office:value-type="string" calcext:value-type="string">
            <text:p>s09993-3464-06-03-19-50n</text:p>
          </table:table-cell>
          <table:table-cell/>
          <table:table-cell office:value-type="float" office:value="6.06364487787769" calcext:value-type="float">
            <text:p>6.0636448779</text:p>
          </table:table-cell>
          <table:table-cell office:value-type="float" office:value="0.304096101114442" calcext:value-type="float">
            <text:p>0.3040961011</text:p>
          </table:table-cell>
          <table:table-cell office:value-type="float" office:value="0.576348151360922" calcext:value-type="float">
            <text:p>0.5763481514</text:p>
          </table:table-cell>
          <table:table-cell office:value-type="float" office:value="0.00293690839103789" calcext:value-type="float">
            <text:p>0.0029369084</text:p>
          </table:table-cell>
          <table:table-cell office:value-type="float" office:value="0.0236983825544888" calcext:value-type="float">
            <text:p>0.0236983826</text:p>
          </table:table-cell>
          <table:table-cell office:value-type="float" office:value="0.406488865704272" calcext:value-type="float">
            <text:p>0.4064888657</text:p>
          </table:table-cell>
          <table:table-cell office:value-type="float" office:value="24.494897395246" calcext:value-type="float">
            <text:p>24.4948973952</text:p>
          </table:table-cell>
          <table:table-cell office:value-type="float" office:value="0.874609525871136" calcext:value-type="float">
            <text:p>0.8746095259</text:p>
          </table:table-cell>
          <table:table-cell office:value-type="float" office:value="5.53076496019072" calcext:value-type="float">
            <text:p>5.5307649602</text:p>
          </table:table-cell>
        </table:table-row>
        <table:table-row table:style-name="ro1">
          <table:table-cell office:value-type="string" calcext:value-type="string">
            <text:p>s09993-3464-06-07-15-08n</text:p>
          </table:table-cell>
          <table:table-cell/>
          <table:table-cell office:value-type="float" office:value="5.94060988149862" calcext:value-type="float">
            <text:p>5.9406098815</text:p>
          </table:table-cell>
          <table:table-cell office:value-type="float" office:value="0.30826638581987" calcext:value-type="float">
            <text:p>0.3082663858</text:p>
          </table:table-cell>
          <table:table-cell office:value-type="float" office:value="0.621737668840011" calcext:value-type="float">
            <text:p>0.6217376688</text:p>
          </table:table-cell>
          <table:table-cell office:value-type="float" office:value="0.00671383502180919" calcext:value-type="float">
            <text:p>0.006713835</text:p>
          </table:table-cell>
          <table:table-cell office:value-type="float" office:value="0.0247796980657732" calcext:value-type="float">
            <text:p>0.0247796981</text:p>
          </table:table-cell>
          <table:table-cell office:value-type="float" office:value="0.588202212366001" calcext:value-type="float">
            <text:p>0.5882022124</text:p>
          </table:table-cell>
          <table:table-cell office:value-type="float" office:value="24.4131111489645" calcext:value-type="float">
            <text:p>24.413111149</text:p>
          </table:table-cell>
          <table:table-cell office:value-type="float" office:value="1.19232639719326" calcext:value-type="float">
            <text:p>1.1923263972</text:p>
          </table:table-cell>
          <table:table-cell office:value-type="float" office:value="5.47820912121632" calcext:value-type="float">
            <text:p>5.4782091212</text:p>
          </table:table-cell>
        </table:table-row>
        <table:table-row table:style-name="ro1">
          <table:table-cell office:value-type="string" calcext:value-type="string">
            <text:p>s10464-3118-05-03-18-10n</text:p>
          </table:table-cell>
          <table:table-cell/>
          <table:table-cell office:value-type="float" office:value="5.97677083823069" calcext:value-type="float">
            <text:p>5.9767708382</text:p>
          </table:table-cell>
          <table:table-cell office:value-type="float" office:value="0.315153489599176" calcext:value-type="float">
            <text:p>0.3151534896</text:p>
          </table:table-cell>
          <table:table-cell office:value-type="float" office:value="0.621648853416017" calcext:value-type="float">
            <text:p>0.6216488534</text:p>
          </table:table-cell>
          <table:table-cell office:value-type="float" office:value="0.0036481326414706" calcext:value-type="float">
            <text:p>0.0036481326</text:p>
          </table:table-cell>
          <table:table-cell office:value-type="float" office:value="0.0250847010327964" calcext:value-type="float">
            <text:p>0.025084701</text:p>
          </table:table-cell>
          <table:table-cell office:value-type="float" office:value="0.588999898121669" calcext:value-type="float">
            <text:p>0.5889998981</text:p>
          </table:table-cell>
          <table:table-cell office:value-type="float" office:value="24.4948972005199" calcext:value-type="float">
            <text:p>24.4948972005</text:p>
          </table:table-cell>
          <table:table-cell office:value-type="float" office:value="1.19693922169177" calcext:value-type="float">
            <text:p>1.1969392217</text:p>
          </table:table-cell>
          <table:table-cell office:value-type="float" office:value="5.48468202442058" calcext:value-type="float">
            <text:p>5.4846820244</text:p>
          </table:table-cell>
        </table:table-row>
        <table:table-row table:style-name="ro1">
          <table:table-cell office:value-type="string" calcext:value-type="string">
            <text:p>s10475-2611-09-09-10-14n</text:p>
          </table:table-cell>
          <table:table-cell/>
          <table:table-cell office:value-type="float" office:value="4.41748765391963" calcext:value-type="float">
            <text:p>4.4174876539</text:p>
          </table:table-cell>
          <table:table-cell office:value-type="float" office:value="0.239171465550035" calcext:value-type="float">
            <text:p>0.2391714656</text:p>
          </table:table-cell>
          <table:table-cell office:value-type="float" office:value="0.494307489053159" calcext:value-type="float">
            <text:p>0.4943074891</text:p>
          </table:table-cell>
          <table:table-cell office:value-type="float" office:value="0.00613910388669521" calcext:value-type="float">
            <text:p>0.0061391039</text:p>
          </table:table-cell>
          <table:table-cell office:value-type="float" office:value="0.0199896167741423" calcext:value-type="float">
            <text:p>0.0199896168</text:p>
          </table:table-cell>
          <table:table-cell office:value-type="float" office:value="0.724218285434815" calcext:value-type="float">
            <text:p>0.7242182854</text:p>
          </table:table-cell>
          <table:table-cell office:value-type="float" office:value="18.411953711476" calcext:value-type="float">
            <text:p>18.4119537115</text:p>
          </table:table-cell>
          <table:table-cell office:value-type="float" office:value="1.4154301353969" calcext:value-type="float">
            <text:p>1.4154301354</text:p>
          </table:table-cell>
          <table:table-cell office:value-type="float" office:value="4.09422678290053" calcext:value-type="float">
            <text:p>4.0942267829</text:p>
          </table:table-cell>
        </table:table-row>
        <table:table-row table:style-name="ro1">
          <table:table-cell office:value-type="string" calcext:value-type="string">
            <text:p>s10629-3278-05-18-17-40n</text:p>
          </table:table-cell>
          <table:table-cell/>
          <table:table-cell office:value-type="float" office:value="5.84817710810381" calcext:value-type="float">
            <text:p>5.8481771081</text:p>
          </table:table-cell>
          <table:table-cell office:value-type="float" office:value="0.314399101465627" calcext:value-type="float">
            <text:p>0.3143991015</text:p>
          </table:table-cell>
          <table:table-cell office:value-type="float" office:value="0.65426081897769" calcext:value-type="float">
            <text:p>0.654260819</text:p>
          </table:table-cell>
          <table:table-cell office:value-type="float" office:value="0.0042280970967562" calcext:value-type="float">
            <text:p>0.0042280971</text:p>
          </table:table-cell>
          <table:table-cell office:value-type="float" office:value="0.0256276972204527" calcext:value-type="float">
            <text:p>0.0256276972</text:p>
          </table:table-cell>
          <table:table-cell office:value-type="float" office:value="0.783998456499697" calcext:value-type="float">
            <text:p>0.7839984565</text:p>
          </table:table-cell>
          <table:table-cell office:value-type="float" office:value="24.4335838092665" calcext:value-type="float">
            <text:p>24.4335838093</text:p>
          </table:table-cell>
          <table:table-cell office:value-type="float" office:value="1.55229742625404" calcext:value-type="float">
            <text:p>1.5522974263</text:p>
          </table:table-cell>
          <table:table-cell office:value-type="float" office:value="5.44407898889032" calcext:value-type="float">
            <text:p>5.4440789889</text:p>
          </table:table-cell>
        </table:table-row>
        <table:table-row table:style-name="ro1">
          <table:table-cell office:value-type="string" calcext:value-type="string">
            <text:p>s10667-3062-11-09-19-36n</text:p>
          </table:table-cell>
          <table:table-cell/>
          <table:table-cell office:value-type="float" office:value="2.53333904007385" calcext:value-type="float">
            <text:p>2.5333390401</text:p>
          </table:table-cell>
          <table:table-cell office:value-type="float" office:value="0.129983857661158" calcext:value-type="float">
            <text:p>0.1299838577</text:p>
          </table:table-cell>
          <table:table-cell office:value-type="float" office:value="0.271007206699371" calcext:value-type="float">
            <text:p>0.2710072067</text:p>
          </table:table-cell>
          <table:table-cell office:value-type="float" office:value="0.00172650443136623" calcext:value-type="float">
            <text:p>0.0017265044</text:p>
          </table:table-cell>
          <table:table-cell office:value-type="float" office:value="0.0106603866371615" calcext:value-type="float">
            <text:p>0.0106603866</text:p>
          </table:table-cell>
          <table:table-cell office:value-type="float" office:value="0.33744258720678" calcext:value-type="float">
            <text:p>0.3374425872</text:p>
          </table:table-cell>
          <table:table-cell office:value-type="float" office:value="10.4403065918109" calcext:value-type="float">
            <text:p>10.4403065918</text:p>
          </table:table-cell>
          <table:table-cell office:value-type="float" office:value="0.659504753631887" calcext:value-type="float">
            <text:p>0.6595047536</text:p>
          </table:table-cell>
          <table:table-cell office:value-type="float" office:value="2.34339595199068" calcext:value-type="float">
            <text:p>2.343395952</text:p>
          </table:table-cell>
        </table:table-row>
        <table:table-row table:style-name="ro1">
          <table:table-cell office:value-type="string" calcext:value-type="string">
            <text:p>s10667-3062-11-11-16-05n</text:p>
          </table:table-cell>
          <table:table-cell/>
          <table:table-cell office:value-type="float" office:value="5.54545055945741" calcext:value-type="float">
            <text:p>5.5454505595</text:p>
          </table:table-cell>
          <table:table-cell office:value-type="float" office:value="0.293441965965101" calcext:value-type="float">
            <text:p>0.293441966</text:p>
          </table:table-cell>
          <table:table-cell office:value-type="float" office:value="0.630456584366666" calcext:value-type="float">
            <text:p>0.6304565844</text:p>
          </table:table-cell>
          <table:table-cell office:value-type="float" office:value="0.00368868877087461" calcext:value-type="float">
            <text:p>0.0036886888</text:p>
          </table:table-cell>
          <table:table-cell office:value-type="float" office:value="0.0250742174003525" calcext:value-type="float">
            <text:p>0.0250742174</text:p>
          </table:table-cell>
          <table:table-cell office:value-type="float" office:value="0.941674091520317" calcext:value-type="float">
            <text:p>0.9416740915</text:p>
          </table:table-cell>
          <table:table-cell office:value-type="float" office:value="23.3238075856104" calcext:value-type="float">
            <text:p>23.3238075856</text:p>
          </table:table-cell>
          <table:table-cell office:value-type="float" office:value="1.84041144733661" calcext:value-type="float">
            <text:p>1.8404114473</text:p>
          </table:table-cell>
          <table:table-cell office:value-type="float" office:value="5.17893470219815" calcext:value-type="float">
            <text:p>5.1789347022</text:p>
          </table:table-cell>
        </table:table-row>
        <table:table-row table:style-name="ro1">
          <table:table-cell office:value-type="string" calcext:value-type="string">
            <text:p>s10842-3428-05-08-02-26n</text:p>
          </table:table-cell>
          <table:table-cell/>
          <table:table-cell office:value-type="float" office:value="5.98379230491632" calcext:value-type="float">
            <text:p>5.9837923049</text:p>
          </table:table-cell>
          <table:table-cell office:value-type="float" office:value="0.30701717718828" calcext:value-type="float">
            <text:p>0.3070171772</text:p>
          </table:table-cell>
          <table:table-cell office:value-type="float" office:value="0.60508875820966" calcext:value-type="float">
            <text:p>0.6050887582</text:p>
          </table:table-cell>
          <table:table-cell office:value-type="float" office:value="0.00948495454497357" calcext:value-type="float">
            <text:p>0.0094849545</text:p>
          </table:table-cell>
          <table:table-cell office:value-type="float" office:value="0.0243954082216966" calcext:value-type="float">
            <text:p>0.0243954082</text:p>
          </table:table-cell>
          <table:table-cell office:value-type="float" office:value="0.53274722829662" calcext:value-type="float">
            <text:p>0.5327472283</text:p>
          </table:table-cell>
          <table:table-cell office:value-type="float" office:value="24.4540384145503" calcext:value-type="float">
            <text:p>24.4540384146</text:p>
          </table:table-cell>
          <table:table-cell office:value-type="float" office:value="1.06973166931619" calcext:value-type="float">
            <text:p>1.0697316693</text:p>
          </table:table-cell>
          <table:table-cell office:value-type="float" office:value="5.50148099269586" calcext:value-type="float">
            <text:p>5.5014809927</text:p>
          </table:table-cell>
        </table:table-row>
        <table:table-row table:style-name="ro1">
          <table:table-cell office:value-type="string" calcext:value-type="string">
            <text:p>s10842-3428-05-08-18-08n</text:p>
          </table:table-cell>
          <table:table-cell/>
          <table:table-cell office:value-type="float" office:value="4.04058692174605" calcext:value-type="float">
            <text:p>4.0405869217</text:p>
          </table:table-cell>
          <table:table-cell office:value-type="float" office:value="0.203345422855619" calcext:value-type="float">
            <text:p>0.2033454229</text:p>
          </table:table-cell>
          <table:table-cell office:value-type="float" office:value="0.38816643964997" calcext:value-type="float">
            <text:p>0.3881664396</text:p>
          </table:table-cell>
          <table:table-cell office:value-type="float" office:value="0.00196848430190583" calcext:value-type="float">
            <text:p>0.0019684843</text:p>
          </table:table-cell>
          <table:table-cell office:value-type="float" office:value="0.0159064659562255" calcext:value-type="float">
            <text:p>0.015906466</text:p>
          </table:table-cell>
          <table:table-cell office:value-type="float" office:value="0.419901117820044" calcext:value-type="float">
            <text:p>0.4199011178</text:p>
          </table:table-cell>
          <table:table-cell office:value-type="float" office:value="16.3707057279669" calcext:value-type="float">
            <text:p>16.370705728</text:p>
          </table:table-cell>
          <table:table-cell office:value-type="float" office:value="0.820658917695619" calcext:value-type="float">
            <text:p>0.8206589177</text:p>
          </table:table-cell>
          <table:table-cell office:value-type="float" office:value="3.69535875695634" calcext:value-type="float">
            <text:p>3.695358757</text:p>
          </table:table-cell>
        </table:table-row>
        <table:table-row table:style-name="ro1">
          <table:table-cell office:value-type="string" calcext:value-type="string">
            <text:p>s11187-2768-11-11-16-37n</text:p>
          </table:table-cell>
          <table:table-cell/>
          <table:table-cell office:value-type="float" office:value="4.62483935880771" calcext:value-type="float">
            <text:p>4.6248393588</text:p>
          </table:table-cell>
          <table:table-cell office:value-type="float" office:value="0.236237840740012" calcext:value-type="float">
            <text:p>0.2362378407</text:p>
          </table:table-cell>
          <table:table-cell office:value-type="float" office:value="0.473208822043012" calcext:value-type="float">
            <text:p>0.473208822</text:p>
          </table:table-cell>
          <table:table-cell office:value-type="float" office:value="0.00396299074806992" calcext:value-type="float">
            <text:p>0.0039629907</text:p>
          </table:table-cell>
          <table:table-cell office:value-type="float" office:value="0.0191157160016658" calcext:value-type="float">
            <text:p>0.019115716</text:p>
          </table:table-cell>
          <table:table-cell office:value-type="float" office:value="0.474155944405302" calcext:value-type="float">
            <text:p>0.4741559444</text:p>
          </table:table-cell>
          <table:table-cell office:value-type="float" office:value="18.9472951379725" calcext:value-type="float">
            <text:p>18.947295138</text:p>
          </table:table-cell>
          <table:table-cell office:value-type="float" office:value="0.926698277273803" calcext:value-type="float">
            <text:p>0.9266982773</text:p>
          </table:table-cell>
          <table:table-cell office:value-type="float" office:value="4.27249437808827" calcext:value-type="float">
            <text:p>4.2724943781</text:p>
          </table:table-cell>
        </table:table-row>
        <table:table-row table:style-name="ro1">
          <table:table-cell office:value-type="string" calcext:value-type="string">
            <text:p>s11342-2777-09-28-13-38n</text:p>
          </table:table-cell>
          <table:table-cell/>
          <table:table-cell office:value-type="float" office:value="5.62895909695541" calcext:value-type="float">
            <text:p>5.628959097</text:p>
          </table:table-cell>
          <table:table-cell office:value-type="float" office:value="0.303932823263692" calcext:value-type="float">
            <text:p>0.3039328233</text:p>
          </table:table-cell>
          <table:table-cell office:value-type="float" office:value="0.620150629145298" calcext:value-type="float">
            <text:p>0.6201506291</text:p>
          </table:table-cell>
          <table:table-cell office:value-type="float" office:value="0.00452421813425943" calcext:value-type="float">
            <text:p>0.0045242181</text:p>
          </table:table-cell>
          <table:table-cell office:value-type="float" office:value="0.0252281306348113" calcext:value-type="float">
            <text:p>0.0252281306</text:p>
          </table:table-cell>
          <table:table-cell office:value-type="float" office:value="0.662005374981677" calcext:value-type="float">
            <text:p>0.662005375</text:p>
          </table:table-cell>
          <table:table-cell office:value-type="float" office:value="23.1516739647311" calcext:value-type="float">
            <text:p>23.1516739647</text:p>
          </table:table-cell>
          <table:table-cell office:value-type="float" office:value="1.29383890154521" calcext:value-type="float">
            <text:p>1.2938389015</text:p>
          </table:table-cell>
          <table:table-cell office:value-type="float" office:value="5.1509335015477" calcext:value-type="float">
            <text:p>5.1509335015</text:p>
          </table:table-cell>
        </table:table-row>
        <table:table-row table:style-name="ro1">
          <table:table-cell office:value-type="string" calcext:value-type="string">
            <text:p>s11342-2777-09-30-12-41n</text:p>
          </table:table-cell>
          <table:table-cell/>
          <table:table-cell office:value-type="float" office:value="1.90505064710989" calcext:value-type="float">
            <text:p>1.9050506471</text:p>
          </table:table-cell>
          <table:table-cell office:value-type="float" office:value="0.0921828243869604" calcext:value-type="float">
            <text:p>0.0921828244</text:p>
          </table:table-cell>
          <table:table-cell office:value-type="float" office:value="0.19723654683217" calcext:value-type="float">
            <text:p>0.1972365468</text:p>
          </table:table-cell>
          <table:table-cell office:value-type="float" office:value="0.00120833348113002" calcext:value-type="float">
            <text:p>0.0012083335</text:p>
          </table:table-cell>
          <table:table-cell office:value-type="float" office:value="0.00779111090273359" calcext:value-type="float">
            <text:p>0.0077911109</text:p>
          </table:table-cell>
          <table:table-cell office:value-type="float" office:value="0.326784954971372" calcext:value-type="float">
            <text:p>0.326784955</text:p>
          </table:table-cell>
          <table:table-cell office:value-type="float" office:value="7.87400694135446" calcext:value-type="float">
            <text:p>7.8740069414</text:p>
          </table:table-cell>
          <table:table-cell office:value-type="float" office:value="0.638686799243887" calcext:value-type="float">
            <text:p>0.6386867992</text:p>
          </table:table-cell>
          <table:table-cell office:value-type="float" office:value="1.76569085409515" calcext:value-type="float">
            <text:p>1.7656908541</text:p>
          </table:table-cell>
        </table:table-row>
        <table:table-row table:style-name="ro1">
          <table:table-cell office:value-type="string" calcext:value-type="string">
            <text:p>s11342-2777-10-03-09-14n</text:p>
          </table:table-cell>
          <table:table-cell/>
          <table:table-cell office:value-type="float" office:value="6.03710634143258" calcext:value-type="float">
            <text:p>6.0371063414</text:p>
          </table:table-cell>
          <table:table-cell office:value-type="float" office:value="0.308772415731532" calcext:value-type="float">
            <text:p>0.3087724157</text:p>
          </table:table-cell>
          <table:table-cell office:value-type="float" office:value="0.594774780039268" calcext:value-type="float">
            <text:p>0.59477478</text:p>
          </table:table-cell>
          <table:table-cell office:value-type="float" office:value="0.00314958080767182" calcext:value-type="float">
            <text:p>0.0031495808</text:p>
          </table:table-cell>
          <table:table-cell office:value-type="float" office:value="0.0242194823850028" calcext:value-type="float">
            <text:p>0.0242194824</text:p>
          </table:table-cell>
          <table:table-cell office:value-type="float" office:value="0.486629490860931" calcext:value-type="float">
            <text:p>0.4866294909</text:p>
          </table:table-cell>
          <table:table-cell office:value-type="float" office:value="24.4948974076859" calcext:value-type="float">
            <text:p>24.4948974077</text:p>
          </table:table-cell>
          <table:table-cell office:value-type="float" office:value="0.980631760634724" calcext:value-type="float">
            <text:p>0.9806317606</text:p>
          </table:table-cell>
          <table:table-cell office:value-type="float" office:value="5.50085521757292" calcext:value-type="float">
            <text:p>5.5008552176</text:p>
          </table:table-cell>
        </table:table-row>
        <table:table-row table:style-name="ro1">
          <table:table-cell office:value-type="string" calcext:value-type="string">
            <text:p>s11388-3328-05-14-13-25n</text:p>
          </table:table-cell>
          <table:table-cell/>
          <table:table-cell office:value-type="float" office:value="5.74910773817939" calcext:value-type="float">
            <text:p>5.7491077382</text:p>
          </table:table-cell>
          <table:table-cell office:value-type="float" office:value="0.298261333775714" calcext:value-type="float">
            <text:p>0.2982613338</text:p>
          </table:table-cell>
          <table:table-cell office:value-type="float" office:value="0.599243219289152" calcext:value-type="float">
            <text:p>0.5992432193</text:p>
          </table:table-cell>
          <table:table-cell office:value-type="float" office:value="0.00332411840398293" calcext:value-type="float">
            <text:p>0.0033241184</text:p>
          </table:table-cell>
          <table:table-cell office:value-type="float" office:value="0.0241504350906958" calcext:value-type="float">
            <text:p>0.0241504351</text:p>
          </table:table-cell>
          <table:table-cell office:value-type="float" office:value="0.706897780097457" calcext:value-type="float">
            <text:p>0.7068977801</text:p>
          </table:table-cell>
          <table:table-cell office:value-type="float" office:value="23.6431807333644" calcext:value-type="float">
            <text:p>23.6431807334</text:p>
          </table:table-cell>
          <table:table-cell office:value-type="float" office:value="1.42399255687562" calcext:value-type="float">
            <text:p>1.4239925569</text:p>
          </table:table-cell>
          <table:table-cell office:value-type="float" office:value="5.30959921870464" calcext:value-type="float">
            <text:p>5.3095992187</text:p>
          </table:table-cell>
        </table:table-row>
        <table:table-row table:style-name="ro1">
          <table:table-cell office:value-type="string" calcext:value-type="string">
            <text:p>s11431-3470-12-06-13-09n</text:p>
          </table:table-cell>
          <table:table-cell/>
          <table:table-cell office:value-type="float" office:value="4.72418611166441" calcext:value-type="float">
            <text:p>4.7241861117</text:p>
          </table:table-cell>
          <table:table-cell office:value-type="float" office:value="0.237767719076531" calcext:value-type="float">
            <text:p>0.2377677191</text:p>
          </table:table-cell>
          <table:table-cell office:value-type="float" office:value="0.454164363657688" calcext:value-type="float">
            <text:p>0.4541643637</text:p>
          </table:table-cell>
          <table:table-cell office:value-type="float" office:value="0.00240010288576983" calcext:value-type="float">
            <text:p>0.0024001029</text:p>
          </table:table-cell>
          <table:table-cell office:value-type="float" office:value="0.0185676080990103" calcext:value-type="float">
            <text:p>0.0185676081</text:p>
          </table:table-cell>
          <table:table-cell office:value-type="float" office:value="0.38719697694235" calcext:value-type="float">
            <text:p>0.3871969769</text:p>
          </table:table-cell>
          <table:table-cell office:value-type="float" office:value="19.1572441587006" calcext:value-type="float">
            <text:p>19.1572441587</text:p>
          </table:table-cell>
          <table:table-cell office:value-type="float" office:value="0.756743080046898" calcext:value-type="float">
            <text:p>0.75674308</text:p>
          </table:table-cell>
          <table:table-cell office:value-type="float" office:value="4.32639277806078" calcext:value-type="float">
            <text:p>4.3263927781</text:p>
          </table:table-cell>
        </table:table-row>
        <table:table-row table:style-name="ro1">
          <table:table-cell office:value-type="string" calcext:value-type="string">
            <text:p>s11727-2931-10-16-17-09n</text:p>
          </table:table-cell>
          <table:table-cell/>
          <table:table-cell office:value-type="float" office:value="0.901025335088798" calcext:value-type="float">
            <text:p>0.9010253351</text:p>
          </table:table-cell>
          <table:table-cell office:value-type="float" office:value="0.0487667406495061" calcext:value-type="float">
            <text:p>0.0487667406</text:p>
          </table:table-cell>
          <table:table-cell office:value-type="float" office:value="0.130410405721779" calcext:value-type="float">
            <text:p>0.1304104057</text:p>
          </table:table-cell>
          <table:table-cell office:value-type="float" office:value="0.000849250855024559" calcext:value-type="float">
            <text:p>0.0008492509</text:p>
          </table:table-cell>
          <table:table-cell office:value-type="float" office:value="0.00457952865346992" calcext:value-type="float">
            <text:p>0.0045795287</text:p>
          </table:table-cell>
          <table:table-cell office:value-type="float" office:value="0.318750365104383" calcext:value-type="float">
            <text:p>0.3187503651</text:p>
          </table:table-cell>
          <table:table-cell office:value-type="float" office:value="3.99999997545759" calcext:value-type="float">
            <text:p>3.9999999755</text:p>
          </table:table-cell>
          <table:table-cell office:value-type="float" office:value="0.622964362869987" calcext:value-type="float">
            <text:p>0.6229643629</text:p>
          </table:table-cell>
          <table:table-cell office:value-type="float" office:value="0.884502414057205" calcext:value-type="float">
            <text:p>0.8845024141</text:p>
          </table:table-cell>
        </table:table-row>
        <table:table-row table:style-name="ro1">
          <table:table-cell office:value-type="string" calcext:value-type="string">
            <text:p>s12174-3239-09-13-21-48n</text:p>
          </table:table-cell>
          <table:table-cell/>
          <table:table-cell office:value-type="float" office:value="4.67603197624152" calcext:value-type="float">
            <text:p>4.6760319762</text:p>
          </table:table-cell>
          <table:table-cell office:value-type="float" office:value="0.238049125414048" calcext:value-type="float">
            <text:p>0.2380491254</text:p>
          </table:table-cell>
          <table:table-cell office:value-type="float" office:value="0.513875340083821" calcext:value-type="float">
            <text:p>0.5138753401</text:p>
          </table:table-cell>
          <table:table-cell office:value-type="float" office:value="0.00303331931440179" calcext:value-type="float">
            <text:p>0.0030333193</text:p>
          </table:table-cell>
          <table:table-cell office:value-type="float" office:value="0.0208299954004732" calcext:value-type="float">
            <text:p>0.0208299954</text:p>
          </table:table-cell>
          <table:table-cell office:value-type="float" office:value="0.805415655353805" calcext:value-type="float">
            <text:p>0.8054156554</text:p>
          </table:table-cell>
          <table:table-cell office:value-type="float" office:value="19.4164870107129" calcext:value-type="float">
            <text:p>19.4164870107</text:p>
          </table:table-cell>
          <table:table-cell office:value-type="float" office:value="1.57335180979956" calcext:value-type="float">
            <text:p>1.5733518098</text:p>
          </table:table-cell>
          <table:table-cell office:value-type="float" office:value="4.33023548696849" calcext:value-type="float">
            <text:p>4.330235487</text:p>
          </table:table-cell>
        </table:table-row>
        <table:table-row table:style-name="ro1">
          <table:table-cell office:value-type="string" calcext:value-type="string">
            <text:p>s12174-3239-09-15-19-04n</text:p>
          </table:table-cell>
          <table:table-cell/>
          <table:table-cell office:value-type="float" office:value="5.69227474242673" calcext:value-type="float">
            <text:p>5.6922747424</text:p>
          </table:table-cell>
          <table:table-cell office:value-type="float" office:value="0.297833438739966" calcext:value-type="float">
            <text:p>0.2978334387</text:p>
          </table:table-cell>
          <table:table-cell office:value-type="float" office:value="0.599128252606001" calcext:value-type="float">
            <text:p>0.5991282526</text:p>
          </table:table-cell>
          <table:table-cell office:value-type="float" office:value="0.00349740533887382" calcext:value-type="float">
            <text:p>0.0034974053</text:p>
          </table:table-cell>
          <table:table-cell office:value-type="float" office:value="0.02389616911462" calcext:value-type="float">
            <text:p>0.0238961691</text:p>
          </table:table-cell>
          <table:table-cell office:value-type="float" office:value="0.620747472603356" calcext:value-type="float">
            <text:p>0.6207474726</text:p>
          </table:table-cell>
          <table:table-cell office:value-type="float" office:value="23.3880310109698" calcext:value-type="float">
            <text:p>23.388031011</text:p>
          </table:table-cell>
          <table:table-cell office:value-type="float" office:value="1.22789705361516" calcext:value-type="float">
            <text:p>1.2278970536</text:p>
          </table:table-cell>
          <table:table-cell office:value-type="float" office:value="5.24917646982098" calcext:value-type="float">
            <text:p>5.2491764698</text:p>
          </table:table-cell>
        </table:table-row>
        <table:table-row table:style-name="ro1">
          <table:table-cell office:value-type="string" calcext:value-type="string">
            <text:p>s12351-3115-12-03-20-48n</text:p>
          </table:table-cell>
          <table:table-cell/>
          <table:table-cell office:value-type="float" office:value="1.21245125621791" calcext:value-type="float">
            <text:p>1.2124512562</text:p>
          </table:table-cell>
          <table:table-cell office:value-type="float" office:value="0.0655488488802924" calcext:value-type="float">
            <text:p>0.0655488489</text:p>
          </table:table-cell>
          <table:table-cell office:value-type="float" office:value="0.139137186808576" calcext:value-type="float">
            <text:p>0.1391371868</text:p>
          </table:table-cell>
          <table:table-cell office:value-type="float" office:value="0.000842168802675257" calcext:value-type="float">
            <text:p>0.0008421688</text:p>
          </table:table-cell>
          <table:table-cell office:value-type="float" office:value="0.00541470705103714" calcext:value-type="float">
            <text:p>0.0054147071</text:p>
          </table:table-cell>
          <table:table-cell office:value-type="float" office:value="0.372522785894237" calcext:value-type="float">
            <text:p>0.3725227859</text:p>
          </table:table-cell>
          <table:table-cell office:value-type="float" office:value="5.19615472048386" calcext:value-type="float">
            <text:p>5.1961547205</text:p>
          </table:table-cell>
          <table:table-cell office:value-type="float" office:value="0.728035630770991" calcext:value-type="float">
            <text:p>0.7280356308</text:p>
          </table:table-cell>
          <table:table-cell office:value-type="float" office:value="1.15274298024603" calcext:value-type="float">
            <text:p>1.1527429802</text:p>
          </table:table-cell>
        </table:table-row>
        <table:table-row table:style-name="ro1">
          <table:table-cell office:value-type="string" calcext:value-type="string">
            <text:p>s12351-3115-12-10-17-50n</text:p>
          </table:table-cell>
          <table:table-cell/>
          <table:table-cell office:value-type="float" office:value="3.38269557974215" calcext:value-type="float">
            <text:p>3.3826955797</text:p>
          </table:table-cell>
          <table:table-cell office:value-type="float" office:value="0.180527770999897" calcext:value-type="float">
            <text:p>0.180527771</text:p>
          </table:table-cell>
          <table:table-cell office:value-type="float" office:value="0.377186686287774" calcext:value-type="float">
            <text:p>0.3771866863</text:p>
          </table:table-cell>
          <table:table-cell office:value-type="float" office:value="0.00378522500879902" calcext:value-type="float">
            <text:p>0.003785225</text:p>
          </table:table-cell>
          <table:table-cell office:value-type="float" office:value="0.0150508092511704" calcext:value-type="float">
            <text:p>0.0150508093</text:p>
          </table:table-cell>
          <table:table-cell office:value-type="float" office:value="0.476641175328861" calcext:value-type="float">
            <text:p>0.4766411753</text:p>
          </table:table-cell>
          <table:table-cell office:value-type="float" office:value="14.0356692542882" calcext:value-type="float">
            <text:p>14.0356692543</text:p>
          </table:table-cell>
          <table:table-cell office:value-type="float" office:value="0.931544037645581" calcext:value-type="float">
            <text:p>0.9315440376</text:p>
          </table:table-cell>
          <table:table-cell office:value-type="float" office:value="3.14708445194762" calcext:value-type="float">
            <text:p>3.1470844519</text:p>
          </table:table-cell>
        </table:table-row>
        <table:table-row table:style-name="ro1">
          <table:table-cell office:value-type="string" calcext:value-type="string">
            <text:p>s12531-3144-03-08-13-21n</text:p>
          </table:table-cell>
          <table:table-cell/>
          <table:table-cell office:value-type="float" office:value="6.04816108377543" calcext:value-type="float">
            <text:p>6.0481610838</text:p>
          </table:table-cell>
          <table:table-cell office:value-type="float" office:value="0.30846894263595" calcext:value-type="float">
            <text:p>0.3084689426</text:p>
          </table:table-cell>
          <table:table-cell office:value-type="float" office:value="0.592787226690016" calcext:value-type="float">
            <text:p>0.5927872267</text:p>
          </table:table-cell>
          <table:table-cell office:value-type="float" office:value="0.00306129283150082" calcext:value-type="float">
            <text:p>0.0030612928</text:p>
          </table:table-cell>
          <table:table-cell office:value-type="float" office:value="0.0239885185811081" calcext:value-type="float">
            <text:p>0.0239885186</text:p>
          </table:table-cell>
          <table:table-cell office:value-type="float" office:value="0.327094442358625" calcext:value-type="float">
            <text:p>0.3270944424</text:p>
          </table:table-cell>
          <table:table-cell office:value-type="float" office:value="24.4948973905114" calcext:value-type="float">
            <text:p>24.4948973905</text:p>
          </table:table-cell>
          <table:table-cell office:value-type="float" office:value="0.687243749237402" calcext:value-type="float">
            <text:p>0.6872437492</text:p>
          </table:table-cell>
          <table:table-cell office:value-type="float" office:value="5.52192023604021" calcext:value-type="float">
            <text:p>5.521920236</text:p>
          </table:table-cell>
        </table:table-row>
        <table:table-row table:style-name="ro1">
          <table:table-cell office:value-type="string" calcext:value-type="string">
            <text:p>s12878-3033-11-19-14-56n</text:p>
          </table:table-cell>
          <table:table-cell/>
          <table:table-cell office:value-type="float" office:value="5.41789474146089" calcext:value-type="float">
            <text:p>5.4178947415</text:p>
          </table:table-cell>
          <table:table-cell office:value-type="float" office:value="0.272455334212313" calcext:value-type="float">
            <text:p>0.2724553342</text:p>
          </table:table-cell>
          <table:table-cell office:value-type="float" office:value="0.525936274270466" calcext:value-type="float">
            <text:p>0.5259362743</text:p>
          </table:table-cell>
          <table:table-cell office:value-type="float" office:value="0.00279357193570774" calcext:value-type="float">
            <text:p>0.0027935719</text:p>
          </table:table-cell>
          <table:table-cell office:value-type="float" office:value="0.0213761077235772" calcext:value-type="float">
            <text:p>0.0213761077</text:p>
          </table:table-cell>
          <table:table-cell office:value-type="float" office:value="0.386219042601999" calcext:value-type="float">
            <text:p>0.3862190426</text:p>
          </table:table-cell>
          <table:table-cell office:value-type="float" office:value="21.9772609624123" calcext:value-type="float">
            <text:p>21.9772609624</text:p>
          </table:table-cell>
          <table:table-cell office:value-type="float" office:value="0.754830367767196" calcext:value-type="float">
            <text:p>0.7548303678</text:p>
          </table:table-cell>
          <table:table-cell office:value-type="float" office:value="4.95221124238128" calcext:value-type="float">
            <text:p>4.9522112424</text:p>
          </table:table-cell>
        </table:table-row>
        <table:table-row table:style-name="ro1">
          <table:table-cell office:value-type="string" calcext:value-type="string">
            <text:p>s13136-2568-10-25-14-55n</text:p>
          </table:table-cell>
          <table:table-cell/>
          <table:table-cell office:value-type="float" office:value="5.34055911035869" calcext:value-type="float">
            <text:p>5.3405591104</text:p>
          </table:table-cell>
          <table:table-cell office:value-type="float" office:value="0.268744734034191" calcext:value-type="float">
            <text:p>0.268744734</text:p>
          </table:table-cell>
          <table:table-cell office:value-type="float" office:value="0.516894409644839" calcext:value-type="float">
            <text:p>0.5168944096</text:p>
          </table:table-cell>
          <table:table-cell office:value-type="float" office:value="0.00278940239962515" calcext:value-type="float">
            <text:p>0.0027894024</text:p>
          </table:table-cell>
          <table:table-cell office:value-type="float" office:value="0.0210633853965689" calcext:value-type="float">
            <text:p>0.0210633854</text:p>
          </table:table-cell>
          <table:table-cell office:value-type="float" office:value="0.326787838964097" calcext:value-type="float">
            <text:p>0.326787839</text:p>
          </table:table-cell>
          <table:table-cell office:value-type="float" office:value="21.6101828451233" calcext:value-type="float">
            <text:p>21.6101828451</text:p>
          </table:table-cell>
          <table:table-cell office:value-type="float" office:value="0.638680396334682" calcext:value-type="float">
            <text:p>0.6386803963</text:p>
          </table:table-cell>
          <table:table-cell office:value-type="float" office:value="4.8756407659382" calcext:value-type="float">
            <text:p>4.8756407659</text:p>
          </table:table-cell>
        </table:table-row>
        <table:table-row table:style-name="ro1">
          <table:table-cell office:value-type="string" calcext:value-type="string">
            <text:p>s13600-2601-12-16-08-25n</text:p>
          </table:table-cell>
          <table:table-cell/>
          <table:table-cell office:value-type="float" office:value="5.96659715434682" calcext:value-type="float">
            <text:p>5.9665971543</text:p>
          </table:table-cell>
          <table:table-cell office:value-type="float" office:value="0.3044128544041" calcext:value-type="float">
            <text:p>0.3044128544</text:p>
          </table:table-cell>
          <table:table-cell office:value-type="float" office:value="0.597195690851742" calcext:value-type="float">
            <text:p>0.5971956909</text:p>
          </table:table-cell>
          <table:table-cell office:value-type="float" office:value="0.00412105259941697" calcext:value-type="float">
            <text:p>0.0041210526</text:p>
          </table:table-cell>
          <table:table-cell office:value-type="float" office:value="0.0240949006096931" calcext:value-type="float">
            <text:p>0.0240949006</text:p>
          </table:table-cell>
          <table:table-cell office:value-type="float" office:value="0.340968329332013" calcext:value-type="float">
            <text:p>0.3409683293</text:p>
          </table:table-cell>
          <table:table-cell office:value-type="float" office:value="24.2487112921363" calcext:value-type="float">
            <text:p>24.2487112921</text:p>
          </table:table-cell>
          <table:table-cell office:value-type="float" office:value="0.715215849333159" calcext:value-type="float">
            <text:p>0.7152158493</text:p>
          </table:table-cell>
          <table:table-cell office:value-type="float" office:value="5.4660144919207" calcext:value-type="float">
            <text:p>5.4660144919</text:p>
          </table:table-cell>
        </table:table-row>
        <table:table-row table:style-name="ro1">
          <table:table-cell office:value-type="string" calcext:value-type="string">
            <text:p>s13694-2874-11-12-17-20n</text:p>
          </table:table-cell>
          <table:table-cell/>
          <table:table-cell office:value-type="float" office:value="4.34840210724782" calcext:value-type="float">
            <text:p>4.3484021072</text:p>
          </table:table-cell>
          <table:table-cell office:value-type="float" office:value="0.226243208744407" calcext:value-type="float">
            <text:p>0.2262432087</text:p>
          </table:table-cell>
          <table:table-cell office:value-type="float" office:value="0.497586633321678" calcext:value-type="float">
            <text:p>0.4975866333</text:p>
          </table:table-cell>
          <table:table-cell office:value-type="float" office:value="0.00604887740164842" calcext:value-type="float">
            <text:p>0.0060488774</text:p>
          </table:table-cell>
          <table:table-cell office:value-type="float" office:value="0.0195490942326681" calcext:value-type="float">
            <text:p>0.0195490942</text:p>
          </table:table-cell>
          <table:table-cell office:value-type="float" office:value="0.540139367554495" calcext:value-type="float">
            <text:p>0.5401393676</text:p>
          </table:table-cell>
          <table:table-cell office:value-type="float" office:value="18.1383572690594" calcext:value-type="float">
            <text:p>18.1383572691</text:p>
          </table:table-cell>
          <table:table-cell office:value-type="float" office:value="1.05565837236319" calcext:value-type="float">
            <text:p>1.0556583724</text:p>
          </table:table-cell>
          <table:table-cell office:value-type="float" office:value="4.05139449556897" calcext:value-type="float">
            <text:p>4.0513944956</text:p>
          </table:table-cell>
        </table:table-row>
        <table:table-row table:style-name="ro1">
          <table:table-cell office:value-type="string" calcext:value-type="string">
            <text:p>s14266-2770-01-13-15-29n</text:p>
          </table:table-cell>
          <table:table-cell/>
          <table:table-cell office:value-type="float" office:value="3.94416181250625" calcext:value-type="float">
            <text:p>3.9441618125</text:p>
          </table:table-cell>
          <table:table-cell office:value-type="float" office:value="0.206784267339905" calcext:value-type="float">
            <text:p>0.2067842673</text:p>
          </table:table-cell>
          <table:table-cell office:value-type="float" office:value="0.434427341041065" calcext:value-type="float">
            <text:p>0.434427341</text:p>
          </table:table-cell>
          <table:table-cell office:value-type="float" office:value="0.00249101622902847" calcext:value-type="float">
            <text:p>0.0024910162</text:p>
          </table:table-cell>
          <table:table-cell office:value-type="float" office:value="0.0173902595276837" calcext:value-type="float">
            <text:p>0.0173902595</text:p>
          </table:table-cell>
          <table:table-cell office:value-type="float" office:value="0.683846218167859" calcext:value-type="float">
            <text:p>0.6838462182</text:p>
          </table:table-cell>
          <table:table-cell office:value-type="float" office:value="16.3707050361922" calcext:value-type="float">
            <text:p>16.3707050362</text:p>
          </table:table-cell>
          <table:table-cell office:value-type="float" office:value="1.33651841038453" calcext:value-type="float">
            <text:p>1.3365184104</text:p>
          </table:table-cell>
          <table:table-cell office:value-type="float" office:value="3.64782858964779" calcext:value-type="float">
            <text:p>3.6478285896</text:p>
          </table:table-cell>
        </table:table-row>
        <table:table-row table:style-name="ro1">
          <table:table-cell office:value-type="string" calcext:value-type="string">
            <text:p>s14533-3457-09-02-16-35n</text:p>
          </table:table-cell>
          <table:table-cell/>
          <table:table-cell office:value-type="float" office:value="3.25840458620273" calcext:value-type="float">
            <text:p>3.2584045862</text:p>
          </table:table-cell>
          <table:table-cell office:value-type="float" office:value="0.172211327228984" calcext:value-type="float">
            <text:p>0.1722113272</text:p>
          </table:table-cell>
          <table:table-cell office:value-type="float" office:value="0.362176903775763" calcext:value-type="float">
            <text:p>0.3621769038</text:p>
          </table:table-cell>
          <table:table-cell office:value-type="float" office:value="0.00211450720182146" calcext:value-type="float">
            <text:p>0.0021145072</text:p>
          </table:table-cell>
          <table:table-cell office:value-type="float" office:value="0.0142456838567553" calcext:value-type="float">
            <text:p>0.0142456839</text:p>
          </table:table-cell>
          <table:table-cell office:value-type="float" office:value="0.408936764781186" calcext:value-type="float">
            <text:p>0.4089367648</text:p>
          </table:table-cell>
          <table:table-cell office:value-type="float" office:value="13.4907373778779" calcext:value-type="float">
            <text:p>13.4907373779</text:p>
          </table:table-cell>
          <table:table-cell office:value-type="float" office:value="0.837036613049848" calcext:value-type="float">
            <text:p>0.837036613</text:p>
          </table:table-cell>
          <table:table-cell office:value-type="float" office:value="3.0130528891927" calcext:value-type="float">
            <text:p>3.0130528892</text:p>
          </table:table-cell>
        </table:table-row>
        <table:table-row table:style-name="ro1">
          <table:table-cell office:value-type="string" calcext:value-type="string">
            <text:p>s14533-3457-09-04-17-16n</text:p>
          </table:table-cell>
          <table:table-cell/>
          <table:table-cell office:value-type="float" office:value="6.02668680384239" calcext:value-type="float">
            <text:p>6.0266868038</text:p>
          </table:table-cell>
          <table:table-cell office:value-type="float" office:value="0.308812349912225" calcext:value-type="float">
            <text:p>0.3088123499</text:p>
          </table:table-cell>
          <table:table-cell office:value-type="float" office:value="0.600748984490157" calcext:value-type="float">
            <text:p>0.6007489845</text:p>
          </table:table-cell>
          <table:table-cell office:value-type="float" office:value="0.00317383438838584" calcext:value-type="float">
            <text:p>0.0031738344</text:p>
          </table:table-cell>
          <table:table-cell office:value-type="float" office:value="0.0241802274353669" calcext:value-type="float">
            <text:p>0.0241802274</text:p>
          </table:table-cell>
          <table:table-cell office:value-type="float" office:value="0.378880441072236" calcext:value-type="float">
            <text:p>0.3788804411</text:p>
          </table:table-cell>
          <table:table-cell office:value-type="float" office:value="24.4948975960002" calcext:value-type="float">
            <text:p>24.494897596</text:p>
          </table:table-cell>
          <table:table-cell office:value-type="float" office:value="0.793866956295344" calcext:value-type="float">
            <text:p>0.7938669563</text:p>
          </table:table-cell>
          <table:table-cell office:value-type="float" office:value="5.51735569593521" calcext:value-type="float">
            <text:p>5.5173556959</text:p>
          </table:table-cell>
        </table:table-row>
        <table:table-row table:style-name="ro1">
          <table:table-cell office:value-type="string" calcext:value-type="string">
            <text:p>s14579-3182-06-25-13-57n</text:p>
          </table:table-cell>
          <table:table-cell/>
          <table:table-cell office:value-type="float" office:value="5.1629611956207" calcext:value-type="float">
            <text:p>5.1629611956</text:p>
          </table:table-cell>
          <table:table-cell office:value-type="float" office:value="0.26054580809731" calcext:value-type="float">
            <text:p>0.2605458081</text:p>
          </table:table-cell>
          <table:table-cell office:value-type="float" office:value="0.512279236616302" calcext:value-type="float">
            <text:p>0.5122792366</text:p>
          </table:table-cell>
          <table:table-cell office:value-type="float" office:value="0.00284465238973573" calcext:value-type="float">
            <text:p>0.0028446524</text:p>
          </table:table-cell>
          <table:table-cell office:value-type="float" office:value="0.0207532324385565" calcext:value-type="float">
            <text:p>0.0207532324</text:p>
          </table:table-cell>
          <table:table-cell office:value-type="float" office:value="0.347545690518941" calcext:value-type="float">
            <text:p>0.3475456905</text:p>
          </table:table-cell>
          <table:table-cell office:value-type="float" office:value="20.9523268293022" calcext:value-type="float">
            <text:p>20.9523268293</text:p>
          </table:table-cell>
          <table:table-cell office:value-type="float" office:value="0.679249683647778" calcext:value-type="float">
            <text:p>0.6792496836</text:p>
          </table:table-cell>
          <table:table-cell office:value-type="float" office:value="4.72371471552803" calcext:value-type="float">
            <text:p>4.7237147155</text:p>
          </table:table-cell>
        </table:table-row>
        <table:table-row table:style-name="ro1">
          <table:table-cell office:value-type="string" calcext:value-type="string">
            <text:p>s14947-3433-11-04-17-06n</text:p>
          </table:table-cell>
          <table:table-cell/>
          <table:table-cell office:value-type="float" office:value="6.06788877110987" calcext:value-type="float">
            <text:p>6.0678887711</text:p>
          </table:table-cell>
          <table:table-cell office:value-type="float" office:value="0.304180563688618" calcext:value-type="float">
            <text:p>0.3041805637</text:p>
          </table:table-cell>
          <table:table-cell office:value-type="float" office:value="0.576410629692853" calcext:value-type="float">
            <text:p>0.5764106297</text:p>
          </table:table-cell>
          <table:table-cell office:value-type="float" office:value="0.00293301370178451" calcext:value-type="float">
            <text:p>0.0029330137</text:p>
          </table:table-cell>
          <table:table-cell office:value-type="float" office:value="0.0236131311995483" calcext:value-type="float">
            <text:p>0.0236131312</text:p>
          </table:table-cell>
          <table:table-cell office:value-type="float" office:value="0.314496918384502" calcext:value-type="float">
            <text:p>0.3144969184</text:p>
          </table:table-cell>
          <table:table-cell office:value-type="float" office:value="24.4948973648056" calcext:value-type="float">
            <text:p>24.4948973648</text:p>
          </table:table-cell>
          <table:table-cell office:value-type="float" office:value="0.664386089182894" calcext:value-type="float">
            <text:p>0.6643860892</text:p>
          </table:table-cell>
          <table:table-cell office:value-type="float" office:value="5.52402586382275" calcext:value-type="float">
            <text:p>5.5240258638</text:p>
          </table:table-cell>
        </table:table-row>
        <table:table-row table:style-name="ro1">
          <table:table-cell office:value-type="string" calcext:value-type="string">
            <text:p>s14947-3433-11-06-12-07n</text:p>
          </table:table-cell>
          <table:table-cell/>
          <table:table-cell office:value-type="float" office:value="5.09323470496445" calcext:value-type="float">
            <text:p>5.093234705</text:p>
          </table:table-cell>
          <table:table-cell office:value-type="float" office:value="0.269060316711203" calcext:value-type="float">
            <text:p>0.2690603167</text:p>
          </table:table-cell>
          <table:table-cell office:value-type="float" office:value="0.528210971168663" calcext:value-type="float">
            <text:p>0.5282109712</text:p>
          </table:table-cell>
          <table:table-cell office:value-type="float" office:value="0.00344219616211665" calcext:value-type="float">
            <text:p>0.0034421962</text:p>
          </table:table-cell>
          <table:table-cell office:value-type="float" office:value="0.0211213021827511" calcext:value-type="float">
            <text:p>0.0211213022</text:p>
          </table:table-cell>
          <table:table-cell office:value-type="float" office:value="0.389969880806549" calcext:value-type="float">
            <text:p>0.3899698808</text:p>
          </table:table-cell>
          <table:table-cell office:value-type="float" office:value="20.7605394369386" calcext:value-type="float">
            <text:p>20.7605394369</text:p>
          </table:table-cell>
          <table:table-cell office:value-type="float" office:value="0.759154839161811" calcext:value-type="float">
            <text:p>0.7591548392</text:p>
          </table:table-cell>
          <table:table-cell office:value-type="float" office:value="4.66303185715945" calcext:value-type="float">
            <text:p>4.6630318572</text:p>
          </table:table-cell>
        </table:table-row>
        <table:table-row table:style-name="ro1">
          <table:table-cell office:value-type="string" calcext:value-type="string">
            <text:p>s15218-2811-09-23-14-40n</text:p>
          </table:table-cell>
          <table:table-cell/>
          <table:table-cell office:value-type="float" office:value="5.26311619038652" calcext:value-type="float">
            <text:p>5.2631161904</text:p>
          </table:table-cell>
          <table:table-cell office:value-type="float" office:value="0.266003606092107" calcext:value-type="float">
            <text:p>0.2660036061</text:p>
          </table:table-cell>
          <table:table-cell office:value-type="float" office:value="0.520952381524307" calcext:value-type="float">
            <text:p>0.5209523815</text:p>
          </table:table-cell>
          <table:table-cell office:value-type="float" office:value="0.00277705019722692" calcext:value-type="float">
            <text:p>0.0027770502</text:p>
          </table:table-cell>
          <table:table-cell office:value-type="float" office:value="0.0210080536747763" calcext:value-type="float">
            <text:p>0.0210080537</text:p>
          </table:table-cell>
          <table:table-cell office:value-type="float" office:value="0.417495561626305" calcext:value-type="float">
            <text:p>0.4174955616</text:p>
          </table:table-cell>
          <table:table-cell office:value-type="float" office:value="21.400934876907" calcext:value-type="float">
            <text:p>21.4009348769</text:p>
          </table:table-cell>
          <table:table-cell office:value-type="float" office:value="0.815961737281091" calcext:value-type="float">
            <text:p>0.8159617373</text:p>
          </table:table-cell>
          <table:table-cell office:value-type="float" office:value="4.82828564786498" calcext:value-type="float">
            <text:p>4.8282856479</text:p>
          </table:table-cell>
        </table:table-row>
        <table:table-row table:style-name="ro1">
          <table:table-cell office:value-type="string" calcext:value-type="string">
            <text:p>s15298-2922-11-09-15-38n</text:p>
          </table:table-cell>
          <table:table-cell/>
          <table:table-cell office:value-type="float" office:value="6.06770575862896" calcext:value-type="float">
            <text:p>6.0677057586</text:p>
          </table:table-cell>
          <table:table-cell office:value-type="float" office:value="0.307788365964169" calcext:value-type="float">
            <text:p>0.307788366</text:p>
          </table:table-cell>
          <table:table-cell office:value-type="float" office:value="0.581930671074529" calcext:value-type="float">
            <text:p>0.5819306711</text:p>
          </table:table-cell>
          <table:table-cell office:value-type="float" office:value="0.00302206459275612" calcext:value-type="float">
            <text:p>0.0030220646</text:p>
          </table:table-cell>
          <table:table-cell office:value-type="float" office:value="0.0239195127478188" calcext:value-type="float">
            <text:p>0.0239195127</text:p>
          </table:table-cell>
          <table:table-cell office:value-type="float" office:value="0.316392785505899" calcext:value-type="float">
            <text:p>0.3163927855</text:p>
          </table:table-cell>
          <table:table-cell office:value-type="float" office:value="24.4948973674072" calcext:value-type="float">
            <text:p>24.4948973674</text:p>
          </table:table-cell>
          <table:table-cell office:value-type="float" office:value="0.658722150709724" calcext:value-type="float">
            <text:p>0.6587221507</text:p>
          </table:table-cell>
          <table:table-cell office:value-type="float" office:value="5.50884792895063" calcext:value-type="float">
            <text:p>5.508847929</text:p>
          </table:table-cell>
        </table:table-row>
        <table:table-row table:style-name="ro1">
          <table:table-cell office:value-type="string" calcext:value-type="string">
            <text:p>s15480-2803-10-21-19-54n</text:p>
          </table:table-cell>
          <table:table-cell/>
          <table:table-cell office:value-type="float" office:value="3.87744740901554" calcext:value-type="float">
            <text:p>3.877447409</text:p>
          </table:table-cell>
          <table:table-cell office:value-type="float" office:value="0.198875742281399" calcext:value-type="float">
            <text:p>0.1988757423</text:p>
          </table:table-cell>
          <table:table-cell office:value-type="float" office:value="0.385377600578352" calcext:value-type="float">
            <text:p>0.3853776006</text:p>
          </table:table-cell>
          <table:table-cell office:value-type="float" office:value="0.00201398274040862" calcext:value-type="float">
            <text:p>0.0020139827</text:p>
          </table:table-cell>
          <table:table-cell office:value-type="float" office:value="0.0158721516763121" calcext:value-type="float">
            <text:p>0.0158721517</text:p>
          </table:table-cell>
          <table:table-cell office:value-type="float" office:value="0.45706488548124" calcext:value-type="float">
            <text:p>0.4570648855</text:p>
          </table:table-cell>
          <table:table-cell office:value-type="float" office:value="15.7797338174286" calcext:value-type="float">
            <text:p>15.7797338174</text:p>
          </table:table-cell>
          <table:table-cell office:value-type="float" office:value="0.893291147805184" calcext:value-type="float">
            <text:p>0.8932911478</text:p>
          </table:table-cell>
          <table:table-cell office:value-type="float" office:value="3.5610224066661" calcext:value-type="float">
            <text:p>3.5610224067</text:p>
          </table:table-cell>
        </table:table-row>
        <table:table-row table:style-name="ro1">
          <table:table-cell office:value-type="string" calcext:value-type="string">
            <text:p>s15488-2783-02-14-09-55n</text:p>
          </table:table-cell>
          <table:table-cell/>
          <table:table-cell office:value-type="float" office:value="3.76034996505819" calcext:value-type="float">
            <text:p>3.7603499651</text:p>
          </table:table-cell>
          <table:table-cell office:value-type="float" office:value="0.213422817663489" calcext:value-type="float">
            <text:p>0.2134228177</text:p>
          </table:table-cell>
          <table:table-cell office:value-type="float" office:value="0.462298024982958" calcext:value-type="float">
            <text:p>0.462298025</text:p>
          </table:table-cell>
          <table:table-cell office:value-type="float" office:value="0.00449072148504755" calcext:value-type="float">
            <text:p>0.0044907215</text:p>
          </table:table-cell>
          <table:table-cell office:value-type="float" office:value="0.017865275181007" calcext:value-type="float">
            <text:p>0.0178652752</text:p>
          </table:table-cell>
          <table:table-cell office:value-type="float" office:value="0.739344464554589" calcext:value-type="float">
            <text:p>0.7393444646</text:p>
          </table:table-cell>
          <table:table-cell office:value-type="float" office:value="16.093476374667" calcext:value-type="float">
            <text:p>16.0934763747</text:p>
          </table:table-cell>
          <table:table-cell office:value-type="float" office:value="1.44499034345607" calcext:value-type="float">
            <text:p>1.4449903435</text:p>
          </table:table-cell>
          <table:table-cell office:value-type="float" office:value="3.53801031744313" calcext:value-type="float">
            <text:p>3.5380103174</text:p>
          </table:table-cell>
        </table:table-row>
        <table:table-row table:style-name="ro1">
          <table:table-cell office:value-type="string" calcext:value-type="string">
            <text:p>s15716-3078-02-13-13-21n</text:p>
          </table:table-cell>
          <table:table-cell/>
          <table:table-cell office:value-type="float" office:value="6.06283701326734" calcext:value-type="float">
            <text:p>6.0628370133</text:p>
          </table:table-cell>
          <table:table-cell office:value-type="float" office:value="0.307575283152696" calcext:value-type="float">
            <text:p>0.3075752832</text:p>
          </table:table-cell>
          <table:table-cell office:value-type="float" office:value="0.585903832276377" calcext:value-type="float">
            <text:p>0.5859038323</text:p>
          </table:table-cell>
          <table:table-cell office:value-type="float" office:value="0.00297558591704138" calcext:value-type="float">
            <text:p>0.0029755859</text:p>
          </table:table-cell>
          <table:table-cell office:value-type="float" office:value="0.0238994018230831" calcext:value-type="float">
            <text:p>0.0238994018</text:p>
          </table:table-cell>
          <table:table-cell office:value-type="float" office:value="0.31389136627696" calcext:value-type="float">
            <text:p>0.3138913663</text:p>
          </table:table-cell>
          <table:table-cell office:value-type="float" office:value="24.4948973859703" calcext:value-type="float">
            <text:p>24.494897386</text:p>
          </table:table-cell>
          <table:table-cell office:value-type="float" office:value="0.649498131612738" calcext:value-type="float">
            <text:p>0.6494981316</text:p>
          </table:table-cell>
          <table:table-cell office:value-type="float" office:value="5.52085378389193" calcext:value-type="float">
            <text:p>5.5208537839</text:p>
          </table:table-cell>
        </table:table-row>
        <table:table-row table:style-name="ro1">
          <table:table-cell office:value-type="string" calcext:value-type="string">
            <text:p>s15716-3078-02-15-19-08n</text:p>
          </table:table-cell>
          <table:table-cell/>
          <table:table-cell office:value-type="float" office:value="5.13334968184654" calcext:value-type="float">
            <text:p>5.1333496818</text:p>
          </table:table-cell>
          <table:table-cell office:value-type="float" office:value="0.26407229206104" calcext:value-type="float">
            <text:p>0.2640722921</text:p>
          </table:table-cell>
          <table:table-cell office:value-type="float" office:value="0.548608500216542" calcext:value-type="float">
            <text:p>0.5486085002</text:p>
          </table:table-cell>
          <table:table-cell office:value-type="float" office:value="0.00316774947074507" calcext:value-type="float">
            <text:p>0.0031677495</text:p>
          </table:table-cell>
          <table:table-cell office:value-type="float" office:value="0.0223195389829853" calcext:value-type="float">
            <text:p>0.022319539</text:p>
          </table:table-cell>
          <table:table-cell office:value-type="float" office:value="1.17130029111493" calcext:value-type="float">
            <text:p>1.1713002911</text:p>
          </table:table-cell>
          <table:table-cell office:value-type="float" office:value="21.5174337079876" calcext:value-type="float">
            <text:p>21.517433708</text:p>
          </table:table-cell>
          <table:table-cell office:value-type="float" office:value="2.28922373540106" calcext:value-type="float">
            <text:p>2.2892237354</text:p>
          </table:table-cell>
          <table:table-cell office:value-type="float" office:value="4.76978039873619" calcext:value-type="float">
            <text:p>4.7697803987</text:p>
          </table:table-cell>
        </table:table-row>
        <table:table-row table:style-name="ro1">
          <table:table-cell office:value-type="string" calcext:value-type="string">
            <text:p>s15902-2945-03-24-13-21n</text:p>
          </table:table-cell>
          <table:table-cell/>
          <table:table-cell office:value-type="float" office:value="5.94515446654546" calcext:value-type="float">
            <text:p>5.9451544665</text:p>
          </table:table-cell>
          <table:table-cell office:value-type="float" office:value="0.29780418890325" calcext:value-type="float">
            <text:p>0.2978041889</text:p>
          </table:table-cell>
          <table:table-cell office:value-type="float" office:value="0.634453784292095" calcext:value-type="float">
            <text:p>0.6344537843</text:p>
          </table:table-cell>
          <table:table-cell office:value-type="float" office:value="0.00403980424650126" calcext:value-type="float">
            <text:p>0.0040398042</text:p>
          </table:table-cell>
          <table:table-cell office:value-type="float" office:value="0.0253198862180465" calcext:value-type="float">
            <text:p>0.0253198862</text:p>
          </table:table-cell>
          <table:table-cell office:value-type="float" office:value="0.52680254623288" calcext:value-type="float">
            <text:p>0.5268025462</text:p>
          </table:table-cell>
          <table:table-cell office:value-type="float" office:value="24.4948973317821" calcext:value-type="float">
            <text:p>24.4948973318</text:p>
          </table:table-cell>
          <table:table-cell office:value-type="float" office:value="1.09586928720839" calcext:value-type="float">
            <text:p>1.0958692872</text:p>
          </table:table-cell>
          <table:table-cell office:value-type="float" office:value="5.51080123764717" calcext:value-type="float">
            <text:p>5.5108012376</text:p>
          </table:table-cell>
        </table:table-row>
        <table:table-row table:style-name="ro1">
          <table:table-cell office:value-type="string" calcext:value-type="string">
            <text:p>s16112-3503-05-13-14-25n</text:p>
          </table:table-cell>
          <table:table-cell/>
          <table:table-cell office:value-type="float" office:value="6.03395087977094" calcext:value-type="float">
            <text:p>6.0339508798</text:p>
          </table:table-cell>
          <table:table-cell office:value-type="float" office:value="0.307132358228301" calcext:value-type="float">
            <text:p>0.3071323582</text:p>
          </table:table-cell>
          <table:table-cell office:value-type="float" office:value="0.595644461624713" calcext:value-type="float">
            <text:p>0.5956444616</text:p>
          </table:table-cell>
          <table:table-cell office:value-type="float" office:value="0.00622380558168082" calcext:value-type="float">
            <text:p>0.0062238056</text:p>
          </table:table-cell>
          <table:table-cell office:value-type="float" office:value="0.024361535610155" calcext:value-type="float">
            <text:p>0.0243615356</text:p>
          </table:table-cell>
          <table:table-cell office:value-type="float" office:value="0.427821062462999" calcext:value-type="float">
            <text:p>0.4278210625</text:p>
          </table:table-cell>
          <table:table-cell office:value-type="float" office:value="24.494897366639" calcext:value-type="float">
            <text:p>24.4948973666</text:p>
          </table:table-cell>
          <table:table-cell office:value-type="float" office:value="0.913131950177105" calcext:value-type="float">
            <text:p>0.9131319502</text:p>
          </table:table-cell>
          <table:table-cell office:value-type="float" office:value="5.51299948338919" calcext:value-type="float">
            <text:p>5.5129994834</text:p>
          </table:table-cell>
        </table:table-row>
        <table:table-row table:style-name="ro1">
          <table:table-cell office:value-type="string" calcext:value-type="string">
            <text:p>s16139-3046-10-26-15-48n</text:p>
          </table:table-cell>
          <table:table-cell/>
          <table:table-cell office:value-type="float" office:value="4.40915386399672" calcext:value-type="float">
            <text:p>4.409153864</text:p>
          </table:table-cell>
          <table:table-cell office:value-type="float" office:value="0.233795544278573" calcext:value-type="float">
            <text:p>0.2337955443</text:p>
          </table:table-cell>
          <table:table-cell office:value-type="float" office:value="0.481453505460849" calcext:value-type="float">
            <text:p>0.4814535055</text:p>
          </table:table-cell>
          <table:table-cell office:value-type="float" office:value="0.00476538666555868" calcext:value-type="float">
            <text:p>0.0047653867</text:p>
          </table:table-cell>
          <table:table-cell office:value-type="float" office:value="0.018865311709802" calcext:value-type="float">
            <text:p>0.0188653117</text:p>
          </table:table-cell>
          <table:table-cell office:value-type="float" office:value="0.424889021942403" calcext:value-type="float">
            <text:p>0.4248890219</text:p>
          </table:table-cell>
          <table:table-cell office:value-type="float" office:value="18.193405501449" calcext:value-type="float">
            <text:p>18.1934055014</text:p>
          </table:table-cell>
          <table:table-cell office:value-type="float" office:value="0.830412697974134" calcext:value-type="float">
            <text:p>0.830412698</text:p>
          </table:table-cell>
          <table:table-cell office:value-type="float" office:value="4.09051324796519" calcext:value-type="float">
            <text:p>4.090513248</text:p>
          </table:table-cell>
        </table:table-row>
        <table:table-row table:style-name="ro1">
          <table:table-cell office:value-type="string" calcext:value-type="string">
            <text:p>s16139-3046-10-27-16-44n</text:p>
          </table:table-cell>
          <table:table-cell/>
          <table:table-cell office:value-type="float" office:value="3.55514661606294" calcext:value-type="float">
            <text:p>3.5551466161</text:p>
          </table:table-cell>
          <table:table-cell office:value-type="float" office:value="0.198245813658029" calcext:value-type="float">
            <text:p>0.1982458137</text:p>
          </table:table-cell>
          <table:table-cell office:value-type="float" office:value="0.430036592832261" calcext:value-type="float">
            <text:p>0.4300365928</text:p>
          </table:table-cell>
          <table:table-cell office:value-type="float" office:value="0.00316968725606295" calcext:value-type="float">
            <text:p>0.0031696873</text:p>
          </table:table-cell>
          <table:table-cell office:value-type="float" office:value="0.0168655905560538" calcext:value-type="float">
            <text:p>0.0168655906</text:p>
          </table:table-cell>
          <table:table-cell office:value-type="float" office:value="0.577559129419318" calcext:value-type="float">
            <text:p>0.5775591294</text:p>
          </table:table-cell>
          <table:table-cell office:value-type="float" office:value="14.9331839094406" calcext:value-type="float">
            <text:p>14.9331839094</text:p>
          </table:table-cell>
          <table:table-cell office:value-type="float" office:value="1.14835261341784" calcext:value-type="float">
            <text:p>1.1483526134</text:p>
          </table:table-cell>
          <table:table-cell office:value-type="float" office:value="3.3055803567885" calcext:value-type="float">
            <text:p>3.3055803568</text:p>
          </table:table-cell>
        </table:table-row>
        <table:table-row table:style-name="ro1">
          <table:table-cell office:value-type="string" calcext:value-type="string">
            <text:p>s16391-2843-12-10-07-37n</text:p>
          </table:table-cell>
          <table:table-cell/>
          <table:table-cell office:value-type="float" office:value="6.06843340426563" calcext:value-type="float">
            <text:p>6.0684334043</text:p>
          </table:table-cell>
          <table:table-cell office:value-type="float" office:value="0.306089074755526" calcext:value-type="float">
            <text:p>0.3060890748</text:p>
          </table:table-cell>
          <table:table-cell office:value-type="float" office:value="0.579606066098014" calcext:value-type="float">
            <text:p>0.5796060661</text:p>
          </table:table-cell>
          <table:table-cell office:value-type="float" office:value="0.0029524001419495" calcext:value-type="float">
            <text:p>0.0029524001</text:p>
          </table:table-cell>
          <table:table-cell office:value-type="float" office:value="0.0236932641303283" calcext:value-type="float">
            <text:p>0.0236932641</text:p>
          </table:table-cell>
          <table:table-cell office:value-type="float" office:value="0.311825335620008" calcext:value-type="float">
            <text:p>0.3118253356</text:p>
          </table:table-cell>
          <table:table-cell office:value-type="float" office:value="24.4948973499745" calcext:value-type="float">
            <text:p>24.49489735</text:p>
          </table:table-cell>
          <table:table-cell office:value-type="float" office:value="0.649890182164208" calcext:value-type="float">
            <text:p>0.6498901822</text:p>
          </table:table-cell>
          <table:table-cell office:value-type="float" office:value="5.52420650399411" calcext:value-type="float">
            <text:p>5.524206504</text:p>
          </table:table-cell>
        </table:table-row>
        <table:table-row table:style-name="ro1">
          <table:table-cell office:value-type="string" calcext:value-type="string">
            <text:p>s17582-2588-03-04-17-06n</text:p>
          </table:table-cell>
          <table:table-cell/>
          <table:table-cell office:value-type="float" office:value="5.58257436063" calcext:value-type="float">
            <text:p>5.5825743606</text:p>
          </table:table-cell>
          <table:table-cell office:value-type="float" office:value="0.292648899868677" calcext:value-type="float">
            <text:p>0.2926488999</text:p>
          </table:table-cell>
          <table:table-cell office:value-type="float" office:value="0.602704601947035" calcext:value-type="float">
            <text:p>0.6027046019</text:p>
          </table:table-cell>
          <table:table-cell office:value-type="float" office:value="0.00348784486396966" calcext:value-type="float">
            <text:p>0.0034878449</text:p>
          </table:table-cell>
          <table:table-cell office:value-type="float" office:value="0.0242369263985967" calcext:value-type="float">
            <text:p>0.0242369264</text:p>
          </table:table-cell>
          <table:table-cell office:value-type="float" office:value="0.767361770440458" calcext:value-type="float">
            <text:p>0.7673617704</text:p>
          </table:table-cell>
          <table:table-cell office:value-type="float" office:value="23.043437266239" calcext:value-type="float">
            <text:p>23.0434372662</text:p>
          </table:table-cell>
          <table:table-cell office:value-type="float" office:value="1.53123659130936" calcext:value-type="float">
            <text:p>1.5312365913</text:p>
          </table:table-cell>
          <table:table-cell office:value-type="float" office:value="5.14981314331611" calcext:value-type="float">
            <text:p>5.1498131433</text:p>
          </table:table-cell>
        </table:table-row>
        <table:table-row table:style-name="ro1">
          <table:table-cell office:value-type="string" calcext:value-type="string">
            <text:p>s17795-3483-10-01-15-38n</text:p>
          </table:table-cell>
          <table:table-cell/>
          <table:table-cell office:value-type="float" office:value="6.0537783280199" calcext:value-type="float">
            <text:p>6.053778328</text:p>
          </table:table-cell>
          <table:table-cell office:value-type="float" office:value="0.306819197260074" calcext:value-type="float">
            <text:p>0.3068191973</text:p>
          </table:table-cell>
          <table:table-cell office:value-type="float" office:value="0.587260552456472" calcext:value-type="float">
            <text:p>0.5872605525</text:p>
          </table:table-cell>
          <table:table-cell office:value-type="float" office:value="0.00304623295085138" calcext:value-type="float">
            <text:p>0.003046233</text:p>
          </table:table-cell>
          <table:table-cell office:value-type="float" office:value="0.0238463642680718" calcext:value-type="float">
            <text:p>0.0238463643</text:p>
          </table:table-cell>
          <table:table-cell office:value-type="float" office:value="0.307296922122959" calcext:value-type="float">
            <text:p>0.3072969221</text:p>
          </table:table-cell>
          <table:table-cell office:value-type="float" office:value="24.4948973667457" calcext:value-type="float">
            <text:p>24.4948973667</text:p>
          </table:table-cell>
          <table:table-cell office:value-type="float" office:value="0.667345992198915" calcext:value-type="float">
            <text:p>0.6673459922</text:p>
          </table:table-cell>
          <table:table-cell office:value-type="float" office:value="5.52599412701669" calcext:value-type="float">
            <text:p>5.525994127</text:p>
          </table:table-cell>
        </table:table-row>
        <table:table-row table:style-name="ro1">
          <table:table-cell office:value-type="string" calcext:value-type="string">
            <text:p>s17795-3483-10-22-17-06n</text:p>
          </table:table-cell>
          <table:table-cell/>
          <table:table-cell office:value-type="float" office:value="5.92917015907108" calcext:value-type="float">
            <text:p>5.9291701591</text:p>
          </table:table-cell>
          <table:table-cell office:value-type="float" office:value="0.306687045531377" calcext:value-type="float">
            <text:p>0.3066870455</text:p>
          </table:table-cell>
          <table:table-cell office:value-type="float" office:value="0.617843697223213" calcext:value-type="float">
            <text:p>0.6178436972</text:p>
          </table:table-cell>
          <table:table-cell office:value-type="float" office:value="0.00354102226390993" calcext:value-type="float">
            <text:p>0.0035410223</text:p>
          </table:table-cell>
          <table:table-cell office:value-type="float" office:value="0.0246512663802406" calcext:value-type="float">
            <text:p>0.0246512664</text:p>
          </table:table-cell>
          <table:table-cell office:value-type="float" office:value="0.55463167963764" calcext:value-type="float">
            <text:p>0.5546316796</text:p>
          </table:table-cell>
          <table:table-cell office:value-type="float" office:value="24.3721149656774" calcext:value-type="float">
            <text:p>24.3721149657</text:p>
          </table:table-cell>
          <table:table-cell office:value-type="float" office:value="1.14428211690233" calcext:value-type="float">
            <text:p>1.1442821169</text:p>
          </table:table-cell>
          <table:table-cell office:value-type="float" office:value="5.48164421352869" calcext:value-type="float">
            <text:p>5.4816442135</text:p>
          </table:table-cell>
        </table:table-row>
        <table:table-row table:style-name="ro1">
          <table:table-cell office:value-type="string" calcext:value-type="string">
            <text:p>s17795-3483-10-23-06-36n</text:p>
          </table:table-cell>
          <table:table-cell/>
          <table:table-cell office:value-type="float" office:value="5.83334550564629" calcext:value-type="float">
            <text:p>5.8333455056</text:p>
          </table:table-cell>
          <table:table-cell office:value-type="float" office:value="0.303478096920418" calcext:value-type="float">
            <text:p>0.3034780969</text:p>
          </table:table-cell>
          <table:table-cell office:value-type="float" office:value="0.635034832052479" calcext:value-type="float">
            <text:p>0.6350348321</text:p>
          </table:table-cell>
          <table:table-cell office:value-type="float" office:value="0.00403406861954888" calcext:value-type="float">
            <text:p>0.0040340686</text:p>
          </table:table-cell>
          <table:table-cell office:value-type="float" office:value="0.0255062565160706" calcext:value-type="float">
            <text:p>0.0255062565</text:p>
          </table:table-cell>
          <table:table-cell office:value-type="float" office:value="0.859873105723176" calcext:value-type="float">
            <text:p>0.8598731057</text:p>
          </table:table-cell>
          <table:table-cell office:value-type="float" office:value="24.186772988048" calcext:value-type="float">
            <text:p>24.186772988</text:p>
          </table:table-cell>
          <table:table-cell office:value-type="float" office:value="1.67959477298026" calcext:value-type="float">
            <text:p>1.679594773</text:p>
          </table:table-cell>
          <table:table-cell office:value-type="float" office:value="5.40311816681513" calcext:value-type="float">
            <text:p>5.4031181668</text:p>
          </table:table-cell>
        </table:table-row>
        <table:table-row table:style-name="ro1">
          <table:table-cell office:value-type="string" calcext:value-type="string">
            <text:p>s17848-3323-04-25-18-48n</text:p>
          </table:table-cell>
          <table:table-cell/>
          <table:table-cell office:value-type="float" office:value="1.86481775936963" calcext:value-type="float">
            <text:p>1.8648177594</text:p>
          </table:table-cell>
          <table:table-cell office:value-type="float" office:value="0.09974279558852" calcext:value-type="float">
            <text:p>0.0997427956</text:p>
          </table:table-cell>
          <table:table-cell office:value-type="float" office:value="0.212895483690808" calcext:value-type="float">
            <text:p>0.2128954837</text:p>
          </table:table-cell>
          <table:table-cell office:value-type="float" office:value="0.00126900655090401" calcext:value-type="float">
            <text:p>0.0012690066</text:p>
          </table:table-cell>
          <table:table-cell office:value-type="float" office:value="0.00841803761172987" calcext:value-type="float">
            <text:p>0.0084180376</text:p>
          </table:table-cell>
          <table:table-cell office:value-type="float" office:value="0.454869037006315" calcext:value-type="float">
            <text:p>0.454869037</text:p>
          </table:table-cell>
          <table:table-cell office:value-type="float" office:value="7.87400887183255" calcext:value-type="float">
            <text:p>7.8740088718</text:p>
          </table:table-cell>
          <table:table-cell office:value-type="float" office:value="0.889007213742889" calcext:value-type="float">
            <text:p>0.8890072137</text:p>
          </table:table-cell>
          <table:table-cell office:value-type="float" office:value="1.76486608491606" calcext:value-type="float">
            <text:p>1.7648660849</text:p>
          </table:table-cell>
        </table:table-row>
        <table:table-row table:style-name="ro1">
          <table:table-cell office:value-type="string" calcext:value-type="string">
            <text:p>s17875-3026-11-08-15-43n</text:p>
          </table:table-cell>
          <table:table-cell/>
          <table:table-cell office:value-type="float" office:value="5.89234707579817" calcext:value-type="float">
            <text:p>5.8923470758</text:p>
          </table:table-cell>
          <table:table-cell office:value-type="float" office:value="0.309577521529799" calcext:value-type="float">
            <text:p>0.3095775215</text:p>
          </table:table-cell>
          <table:table-cell office:value-type="float" office:value="0.651337552337077" calcext:value-type="float">
            <text:p>0.6513375523</text:p>
          </table:table-cell>
          <table:table-cell office:value-type="float" office:value="0.0038783171456066" calcext:value-type="float">
            <text:p>0.0038783171</text:p>
          </table:table-cell>
          <table:table-cell office:value-type="float" office:value="0.026291987320738" calcext:value-type="float">
            <text:p>0.0262919873</text:p>
          </table:table-cell>
          <table:table-cell office:value-type="float" office:value="0.90690331279351" calcext:value-type="float">
            <text:p>0.9069033128</text:p>
          </table:table-cell>
          <table:table-cell office:value-type="float" office:value="24.4948973973965" calcext:value-type="float">
            <text:p>24.4948973974</text:p>
          </table:table-cell>
          <table:table-cell office:value-type="float" office:value="1.81717838277708" calcext:value-type="float">
            <text:p>1.8171783828</text:p>
          </table:table-cell>
          <table:table-cell office:value-type="float" office:value="5.4495927359102" calcext:value-type="float">
            <text:p>5.4495927359</text:p>
          </table:table-cell>
        </table:table-row>
        <table:table-row table:style-name="ro1">
          <table:table-cell office:value-type="string" calcext:value-type="string">
            <text:p>s17875-3026-11-20-17-06n</text:p>
          </table:table-cell>
          <table:table-cell/>
          <table:table-cell office:value-type="float" office:value="6.03644199379338" calcext:value-type="float">
            <text:p>6.0364419938</text:p>
          </table:table-cell>
          <table:table-cell office:value-type="float" office:value="0.307516083044034" calcext:value-type="float">
            <text:p>0.307516083</text:p>
          </table:table-cell>
          <table:table-cell office:value-type="float" office:value="0.59672849828922" calcext:value-type="float">
            <text:p>0.5967284983</text:p>
          </table:table-cell>
          <table:table-cell office:value-type="float" office:value="0.00364446951752953" calcext:value-type="float">
            <text:p>0.0036444695</text:p>
          </table:table-cell>
          <table:table-cell office:value-type="float" office:value="0.0242064447208065" calcext:value-type="float">
            <text:p>0.0242064447</text:p>
          </table:table-cell>
          <table:table-cell office:value-type="float" office:value="0.380012182077564" calcext:value-type="float">
            <text:p>0.3800121821</text:p>
          </table:table-cell>
          <table:table-cell office:value-type="float" office:value="24.4948974439947" calcext:value-type="float">
            <text:p>24.494897444</text:p>
          </table:table-cell>
          <table:table-cell office:value-type="float" office:value="0.793874291152632" calcext:value-type="float">
            <text:p>0.7938742912</text:p>
          </table:table-cell>
          <table:table-cell office:value-type="float" office:value="5.51454865487077" calcext:value-type="float">
            <text:p>5.5145486549</text:p>
          </table:table-cell>
        </table:table-row>
        <table:table-row table:style-name="ro1">
          <table:table-cell office:value-type="string" calcext:value-type="string">
            <text:p>s18123-2527-07-17-14-43n</text:p>
          </table:table-cell>
          <table:table-cell/>
          <table:table-cell office:value-type="float" office:value="6.00152715740664" calcext:value-type="float">
            <text:p>6.0015271574</text:p>
          </table:table-cell>
          <table:table-cell office:value-type="float" office:value="0.313986494081477" calcext:value-type="float">
            <text:p>0.3139864941</text:p>
          </table:table-cell>
          <table:table-cell office:value-type="float" office:value="0.608595584788121" calcext:value-type="float">
            <text:p>0.6085955848</text:p>
          </table:table-cell>
          <table:table-cell office:value-type="float" office:value="0.00326819372034545" calcext:value-type="float">
            <text:p>0.0032681937</text:p>
          </table:table-cell>
          <table:table-cell office:value-type="float" office:value="0.0245048514926804" calcext:value-type="float">
            <text:p>0.0245048515</text:p>
          </table:table-cell>
          <table:table-cell office:value-type="float" office:value="0.448037414082566" calcext:value-type="float">
            <text:p>0.4480374141</text:p>
          </table:table-cell>
          <table:table-cell office:value-type="float" office:value="24.4335834176132" calcext:value-type="float">
            <text:p>24.4335834176</text:p>
          </table:table-cell>
          <table:table-cell office:value-type="float" office:value="0.899156788054661" calcext:value-type="float">
            <text:p>0.8991567881</text:p>
          </table:table-cell>
          <table:table-cell office:value-type="float" office:value="5.49458163381352" calcext:value-type="float">
            <text:p>5.4945816338</text:p>
          </table:table-cell>
        </table:table-row>
        <table:table-row table:style-name="ro1">
          <table:table-cell office:value-type="string" calcext:value-type="string">
            <text:p>s18642-3115-09-28-09-12n</text:p>
          </table:table-cell>
          <table:table-cell/>
          <table:table-cell office:value-type="float" office:value="5.78993131802423" calcext:value-type="float">
            <text:p>5.789931318</text:p>
          </table:table-cell>
          <table:table-cell office:value-type="float" office:value="0.305107283941652" calcext:value-type="float">
            <text:p>0.3051072839</text:p>
          </table:table-cell>
          <table:table-cell office:value-type="float" office:value="0.655973608778793" calcext:value-type="float">
            <text:p>0.6559736088</text:p>
          </table:table-cell>
          <table:table-cell office:value-type="float" office:value="0.00417563909866849" calcext:value-type="float">
            <text:p>0.0041756391</text:p>
          </table:table-cell>
          <table:table-cell office:value-type="float" office:value="0.0264623618379582" calcext:value-type="float">
            <text:p>0.0264623618</text:p>
          </table:table-cell>
          <table:table-cell office:value-type="float" office:value="0.981724631295752" calcext:value-type="float">
            <text:p>0.9817246313</text:p>
          </table:table-cell>
          <table:table-cell office:value-type="float" office:value="24.3310504017842" calcext:value-type="float">
            <text:p>24.3310504018</text:p>
          </table:table-cell>
          <table:table-cell office:value-type="float" office:value="1.95313251851893" calcext:value-type="float">
            <text:p>1.9531325185</text:p>
          </table:table-cell>
          <table:table-cell office:value-type="float" office:value="5.41204055977484" calcext:value-type="float">
            <text:p>5.4120405598</text:p>
          </table:table-cell>
        </table:table-row>
        <table:table-row table:style-name="ro1">
          <table:table-cell office:value-type="string" calcext:value-type="string">
            <text:p>s18970-3262-02-13-13-30n</text:p>
          </table:table-cell>
          <table:table-cell/>
          <table:table-cell office:value-type="float" office:value="6.05981335227528" calcext:value-type="float">
            <text:p>6.0598133523</text:p>
          </table:table-cell>
          <table:table-cell office:value-type="float" office:value="0.306960740934324" calcext:value-type="float">
            <text:p>0.3069607409</text:p>
          </table:table-cell>
          <table:table-cell office:value-type="float" office:value="0.583417140318182" calcext:value-type="float">
            <text:p>0.5834171403</text:p>
          </table:table-cell>
          <table:table-cell office:value-type="float" office:value="0.00300564376130198" calcext:value-type="float">
            <text:p>0.0030056438</text:p>
          </table:table-cell>
          <table:table-cell office:value-type="float" office:value="0.0238881238204924" calcext:value-type="float">
            <text:p>0.0238881238</text:p>
          </table:table-cell>
          <table:table-cell office:value-type="float" office:value="0.31295710671128" calcext:value-type="float">
            <text:p>0.3129571067</text:p>
          </table:table-cell>
          <table:table-cell office:value-type="float" office:value="24.4948973449501" calcext:value-type="float">
            <text:p>24.494897345</text:p>
          </table:table-cell>
          <table:table-cell office:value-type="float" office:value="0.653118725415151" calcext:value-type="float">
            <text:p>0.6531187254</text:p>
          </table:table-cell>
          <table:table-cell office:value-type="float" office:value="5.51810048465607" calcext:value-type="float">
            <text:p>5.5181004847</text:p>
          </table:table-cell>
        </table:table-row>
        <table:table-row table:style-name="ro1">
          <table:table-cell office:value-type="string" calcext:value-type="string">
            <text:p>s18970-3262-02-15-18-11n</text:p>
          </table:table-cell>
          <table:table-cell/>
          <table:table-cell office:value-type="float" office:value="4.7084274635202" calcext:value-type="float">
            <text:p>4.7084274635</text:p>
          </table:table-cell>
          <table:table-cell office:value-type="float" office:value="0.266471027099896" calcext:value-type="float">
            <text:p>0.2664710271</text:p>
          </table:table-cell>
          <table:table-cell office:value-type="float" office:value="0.615206892952229" calcext:value-type="float">
            <text:p>0.615206893</text:p>
          </table:table-cell>
          <table:table-cell office:value-type="float" office:value="0.00400208147249692" calcext:value-type="float">
            <text:p>0.0040020815</text:p>
          </table:table-cell>
          <table:table-cell office:value-type="float" office:value="0.0249427990739627" calcext:value-type="float">
            <text:p>0.0249427991</text:p>
          </table:table-cell>
          <table:table-cell office:value-type="float" office:value="1.38032578129481" calcext:value-type="float">
            <text:p>1.3803257813</text:p>
          </table:table-cell>
          <table:table-cell office:value-type="float" office:value="20.4205780567904" calcext:value-type="float">
            <text:p>20.4205780568</text:p>
          </table:table-cell>
          <table:table-cell office:value-type="float" office:value="2.69772773756431" calcext:value-type="float">
            <text:p>2.6977277376</text:p>
          </table:table-cell>
          <table:table-cell office:value-type="float" office:value="4.41956766099231" calcext:value-type="float">
            <text:p>4.419567661</text:p>
          </table:table-cell>
        </table:table-row>
        <table:table-row table:style-name="ro1">
          <table:table-cell office:value-type="string" calcext:value-type="string">
            <text:p>s19578-3447-11-11-13-47n</text:p>
          </table:table-cell>
          <table:table-cell/>
          <table:table-cell office:value-type="float" office:value="4.3042603723575" calcext:value-type="float">
            <text:p>4.3042603724</text:p>
          </table:table-cell>
          <table:table-cell office:value-type="float" office:value="0.220444822366037" calcext:value-type="float">
            <text:p>0.2204448224</text:p>
          </table:table-cell>
          <table:table-cell office:value-type="float" office:value="0.443821835322846" calcext:value-type="float">
            <text:p>0.4438218353</text:p>
          </table:table-cell>
          <table:table-cell office:value-type="float" office:value="0.00530931608036349" calcext:value-type="float">
            <text:p>0.0053093161</text:p>
          </table:table-cell>
          <table:table-cell office:value-type="float" office:value="0.0180624166724777" calcext:value-type="float">
            <text:p>0.0180624167</text:p>
          </table:table-cell>
          <table:table-cell office:value-type="float" office:value="0.593445034090888" calcext:value-type="float">
            <text:p>0.5934450341</text:p>
          </table:table-cell>
          <table:table-cell office:value-type="float" office:value="17.6635220846708" calcext:value-type="float">
            <text:p>17.6635220847</text:p>
          </table:table-cell>
          <table:table-cell office:value-type="float" office:value="1.15982682472424" calcext:value-type="float">
            <text:p>1.1598268247</text:p>
          </table:table-cell>
          <table:table-cell office:value-type="float" office:value="3.97577089544439" calcext:value-type="float">
            <text:p>3.9757708954</text:p>
          </table:table-cell>
        </table:table-row>
        <table:table-row table:style-name="ro1">
          <table:table-cell office:value-type="string" calcext:value-type="string">
            <text:p>s19700-3390-03-10-17-40n</text:p>
          </table:table-cell>
          <table:table-cell/>
          <table:table-cell office:value-type="float" office:value="5.98318838571748" calcext:value-type="float">
            <text:p>5.9831883857</text:p>
          </table:table-cell>
          <table:table-cell office:value-type="float" office:value="0.31518294340476" calcext:value-type="float">
            <text:p>0.3151829434</text:p>
          </table:table-cell>
          <table:table-cell office:value-type="float" office:value="0.634292194440786" calcext:value-type="float">
            <text:p>0.6342921944</text:p>
          </table:table-cell>
          <table:table-cell office:value-type="float" office:value="0.00355370421587638" calcext:value-type="float">
            <text:p>0.0035537042</text:p>
          </table:table-cell>
          <table:table-cell office:value-type="float" office:value="0.0248921317834927" calcext:value-type="float">
            <text:p>0.0248921318</text:p>
          </table:table-cell>
          <table:table-cell office:value-type="float" office:value="0.378700918800988" calcext:value-type="float">
            <text:p>0.3787009188</text:p>
          </table:table-cell>
          <table:table-cell office:value-type="float" office:value="24.49489731558" calcext:value-type="float">
            <text:p>24.4948973156</text:p>
          </table:table-cell>
          <table:table-cell office:value-type="float" office:value="0.79907273581066" calcext:value-type="float">
            <text:p>0.7990727358</text:p>
          </table:table-cell>
          <table:table-cell office:value-type="float" office:value="5.52969790647183" calcext:value-type="float">
            <text:p>5.5296979065</text:p>
          </table:table-cell>
        </table:table-row>
        <table:table-row table:style-name="ro1">
          <table:table-cell office:value-type="string" calcext:value-type="string">
            <text:p>s20726-3106-09-05-15-04n</text:p>
          </table:table-cell>
          <table:table-cell/>
          <table:table-cell office:value-type="float" office:value="3.25359635068775" calcext:value-type="float">
            <text:p>3.2535963507</text:p>
          </table:table-cell>
          <table:table-cell office:value-type="float" office:value="0.168114028848725" calcext:value-type="float">
            <text:p>0.1681140288</text:p>
          </table:table-cell>
          <table:table-cell office:value-type="float" office:value="0.363365348463322" calcext:value-type="float">
            <text:p>0.3633653485</text:p>
          </table:table-cell>
          <table:table-cell office:value-type="float" office:value="0.00236187259764638" calcext:value-type="float">
            <text:p>0.0023618726</text:p>
          </table:table-cell>
          <table:table-cell office:value-type="float" office:value="0.0142324259111985" calcext:value-type="float">
            <text:p>0.0142324259</text:p>
          </table:table-cell>
          <table:table-cell office:value-type="float" office:value="0.608883948580433" calcext:value-type="float">
            <text:p>0.6088839486</text:p>
          </table:table-cell>
          <table:table-cell office:value-type="float" office:value="13.7477274891644" calcext:value-type="float">
            <text:p>13.7477274892</text:p>
          </table:table-cell>
          <table:table-cell office:value-type="float" office:value="1.19001312729065" calcext:value-type="float">
            <text:p>1.1900131273</text:p>
          </table:table-cell>
          <table:table-cell office:value-type="float" office:value="3.07923907027181" calcext:value-type="float">
            <text:p>3.0792390703</text:p>
          </table:table-cell>
        </table:table-row>
        <table:table-row table:style-name="ro1">
          <table:table-cell office:value-type="string" calcext:value-type="string">
            <text:p>s20839-2722-12-14-20-44n</text:p>
          </table:table-cell>
          <table:table-cell/>
          <table:table-cell office:value-type="float" office:value="4.96375448964618" calcext:value-type="float">
            <text:p>4.9637544896</text:p>
          </table:table-cell>
          <table:table-cell office:value-type="float" office:value="0.256076594257356" calcext:value-type="float">
            <text:p>0.2560765943</text:p>
          </table:table-cell>
          <table:table-cell office:value-type="float" office:value="0.523047510941402" calcext:value-type="float">
            <text:p>0.5230475109</text:p>
          </table:table-cell>
          <table:table-cell office:value-type="float" office:value="0.00289894624282423" calcext:value-type="float">
            <text:p>0.0028989462</text:p>
          </table:table-cell>
          <table:table-cell office:value-type="float" office:value="0.0208579194982926" calcext:value-type="float">
            <text:p>0.0208579195</text:p>
          </table:table-cell>
          <table:table-cell office:value-type="float" office:value="0.758795118588308" calcext:value-type="float">
            <text:p>0.7587951186</text:p>
          </table:table-cell>
          <table:table-cell office:value-type="float" office:value="20.542638363924" calcext:value-type="float">
            <text:p>20.5426383639</text:p>
          </table:table-cell>
          <table:table-cell office:value-type="float" office:value="1.48299850541235" calcext:value-type="float">
            <text:p>1.4829985054</text:p>
          </table:table-cell>
          <table:table-cell office:value-type="float" office:value="4.60131917558384" calcext:value-type="float">
            <text:p>4.6013191756</text:p>
          </table:table-cell>
        </table:table-row>
        <table:table-row table:style-name="ro1">
          <table:table-cell office:value-type="string" calcext:value-type="string">
            <text:p>s20839-2722-12-15-16-03n</text:p>
          </table:table-cell>
          <table:table-cell/>
          <table:table-cell office:value-type="float" office:value="5.67407610011729" calcext:value-type="float">
            <text:p>5.6740761001</text:p>
          </table:table-cell>
          <table:table-cell office:value-type="float" office:value="0.291159704491508" calcext:value-type="float">
            <text:p>0.2911597045</text:p>
          </table:table-cell>
          <table:table-cell office:value-type="float" office:value="0.588592517300752" calcext:value-type="float">
            <text:p>0.5885925173</text:p>
          </table:table-cell>
          <table:table-cell office:value-type="float" office:value="0.00563175506877109" calcext:value-type="float">
            <text:p>0.0056317551</text:p>
          </table:table-cell>
          <table:table-cell office:value-type="float" office:value="0.0237284706806655" calcext:value-type="float">
            <text:p>0.0237284707</text:p>
          </table:table-cell>
          <table:table-cell office:value-type="float" office:value="0.642914874048459" calcext:value-type="float">
            <text:p>0.642914874</text:p>
          </table:table-cell>
          <table:table-cell office:value-type="float" office:value="23.3023602061209" calcext:value-type="float">
            <text:p>23.3023602061</text:p>
          </table:table-cell>
          <table:table-cell office:value-type="float" office:value="1.25652438383474" calcext:value-type="float">
            <text:p>1.2565243838</text:p>
          </table:table-cell>
          <table:table-cell office:value-type="float" office:value="5.22883211064866" calcext:value-type="float">
            <text:p>5.2288321106</text:p>
          </table:table-cell>
        </table:table-row>
        <table:table-row table:style-name="ro1">
          <table:table-cell office:value-type="string" calcext:value-type="string">
            <text:p>s21002-3006-02-18-15-45n</text:p>
          </table:table-cell>
          <table:table-cell/>
          <table:table-cell office:value-type="float" office:value="4.73403374846405" calcext:value-type="float">
            <text:p>4.7340337485</text:p>
          </table:table-cell>
          <table:table-cell office:value-type="float" office:value="0.24975703510278" calcext:value-type="float">
            <text:p>0.2497570351</text:p>
          </table:table-cell>
          <table:table-cell office:value-type="float" office:value="0.506660526238755" calcext:value-type="float">
            <text:p>0.5066605262</text:p>
          </table:table-cell>
          <table:table-cell office:value-type="float" office:value="0.00571217463474556" calcext:value-type="float">
            <text:p>0.0057121746</text:p>
          </table:table-cell>
          <table:table-cell office:value-type="float" office:value="0.0201822552375149" calcext:value-type="float">
            <text:p>0.0201822552</text:p>
          </table:table-cell>
          <table:table-cell office:value-type="float" office:value="0.567814010507116" calcext:value-type="float">
            <text:p>0.5678140105</text:p>
          </table:table-cell>
          <table:table-cell office:value-type="float" office:value="19.5448199269856" calcext:value-type="float">
            <text:p>19.544819927</text:p>
          </table:table-cell>
          <table:table-cell office:value-type="float" office:value="1.10973885612738" calcext:value-type="float">
            <text:p>1.1097388561</text:p>
          </table:table-cell>
          <table:table-cell office:value-type="float" office:value="4.38167068953866" calcext:value-type="float">
            <text:p>4.3816706895</text:p>
          </table:table-cell>
        </table:table-row>
        <table:table-row table:style-name="ro1">
          <table:table-cell office:value-type="string" calcext:value-type="string">
            <text:p>s21202-2514-04-25-19-51n</text:p>
          </table:table-cell>
          <table:table-cell/>
          <table:table-cell office:value-type="float" office:value="5.33334013587478" calcext:value-type="float">
            <text:p>5.3333401359</text:p>
          </table:table-cell>
          <table:table-cell office:value-type="float" office:value="0.290416932923551" calcext:value-type="float">
            <text:p>0.2904169329</text:p>
          </table:table-cell>
          <table:table-cell office:value-type="float" office:value="0.634437236783131" calcext:value-type="float">
            <text:p>0.6344372368</text:p>
          </table:table-cell>
          <table:table-cell office:value-type="float" office:value="0.00611295131425316" calcext:value-type="float">
            <text:p>0.0061129513</text:p>
          </table:table-cell>
          <table:table-cell office:value-type="float" office:value="0.0248072019565643" calcext:value-type="float">
            <text:p>0.024807202</text:p>
          </table:table-cell>
          <table:table-cell office:value-type="float" office:value="0.905152802457154" calcext:value-type="float">
            <text:p>0.9051528025</text:p>
          </table:table-cell>
          <table:table-cell office:value-type="float" office:value="22.6936114943421" calcext:value-type="float">
            <text:p>22.6936114943</text:p>
          </table:table-cell>
          <table:table-cell office:value-type="float" office:value="1.76904383379018" calcext:value-type="float">
            <text:p>1.7690438338</text:p>
          </table:table-cell>
          <table:table-cell office:value-type="float" office:value="5.03332259605834" calcext:value-type="float">
            <text:p>5.0333225961</text:p>
          </table:table-cell>
        </table:table-row>
        <table:table-row table:style-name="ro1">
          <table:table-cell office:value-type="string" calcext:value-type="string">
            <text:p>s21683-2968-12-06-13-59n</text:p>
          </table:table-cell>
          <table:table-cell/>
          <table:table-cell office:value-type="float" office:value="4.36373412044135" calcext:value-type="float">
            <text:p>4.3637341204</text:p>
          </table:table-cell>
          <table:table-cell office:value-type="float" office:value="0.231205542374701" calcext:value-type="float">
            <text:p>0.2312055424</text:p>
          </table:table-cell>
          <table:table-cell office:value-type="float" office:value="0.476793716016507" calcext:value-type="float">
            <text:p>0.476793716</text:p>
          </table:table-cell>
          <table:table-cell office:value-type="float" office:value="0.00354628390243119" calcext:value-type="float">
            <text:p>0.0035462839</text:p>
          </table:table-cell>
          <table:table-cell office:value-type="float" office:value="0.0190810134752427" calcext:value-type="float">
            <text:p>0.0190810135</text:p>
          </table:table-cell>
          <table:table-cell office:value-type="float" office:value="0.51269796071669" calcext:value-type="float">
            <text:p>0.5126979607</text:p>
          </table:table-cell>
          <table:table-cell office:value-type="float" office:value="17.9999998947545" calcext:value-type="float">
            <text:p>17.9999998948</text:p>
          </table:table-cell>
          <table:table-cell office:value-type="float" office:value="1.00202403098339" calcext:value-type="float">
            <text:p>1.002024031</text:p>
          </table:table-cell>
          <table:table-cell office:value-type="float" office:value="4.03082275791881" calcext:value-type="float">
            <text:p>4.0308227579</text:p>
          </table:table-cell>
        </table:table-row>
        <table:table-row table:style-name="ro1">
          <table:table-cell office:value-type="string" calcext:value-type="string">
            <text:p>s21730-3044-01-29-13-30n</text:p>
          </table:table-cell>
          <table:table-cell/>
          <table:table-cell office:value-type="float" office:value="5.77350104492431" calcext:value-type="float">
            <text:p>5.7735010449</text:p>
          </table:table-cell>
          <table:table-cell office:value-type="float" office:value="0.317341738074324" calcext:value-type="float">
            <text:p>0.3173417381</text:p>
          </table:table-cell>
          <table:table-cell office:value-type="float" office:value="0.684378487158821" calcext:value-type="float">
            <text:p>0.6843784872</text:p>
          </table:table-cell>
          <table:table-cell office:value-type="float" office:value="0.00569929673168651" calcext:value-type="float">
            <text:p>0.0056992967</text:p>
          </table:table-cell>
          <table:table-cell office:value-type="float" office:value="0.0256598732729319" calcext:value-type="float">
            <text:p>0.0256598733</text:p>
          </table:table-cell>
          <table:table-cell office:value-type="float" office:value="0.879715091389739" calcext:value-type="float">
            <text:p>0.8797150914</text:p>
          </table:table-cell>
          <table:table-cell office:value-type="float" office:value="24.4948969988496" calcext:value-type="float">
            <text:p>24.4948969988</text:p>
          </table:table-cell>
          <table:table-cell office:value-type="float" office:value="1.73412995295867" calcext:value-type="float">
            <text:p>1.734129953</text:p>
          </table:table-cell>
          <table:table-cell office:value-type="float" office:value="5.43379001973211" calcext:value-type="float">
            <text:p>5.4337900197</text:p>
          </table:table-cell>
        </table:table-row>
        <table:table-row table:style-name="ro1">
          <table:table-cell office:value-type="string" calcext:value-type="string">
            <text:p>s21730-3044-01-29-16-10n</text:p>
          </table:table-cell>
          <table:table-cell/>
          <table:table-cell office:value-type="float" office:value="5.74937162758438" calcext:value-type="float">
            <text:p>5.7493716276</text:p>
          </table:table-cell>
          <table:table-cell office:value-type="float" office:value="0.304816683089685" calcext:value-type="float">
            <text:p>0.3048166831</text:p>
          </table:table-cell>
          <table:table-cell office:value-type="float" office:value="0.650200838607056" calcext:value-type="float">
            <text:p>0.6502008386</text:p>
          </table:table-cell>
          <table:table-cell office:value-type="float" office:value="0.00536517264485764" calcext:value-type="float">
            <text:p>0.0053651726</text:p>
          </table:table-cell>
          <table:table-cell office:value-type="float" office:value="0.0255302363388703" calcext:value-type="float">
            <text:p>0.0255302363</text:p>
          </table:table-cell>
          <table:table-cell office:value-type="float" office:value="0.824496684576541" calcext:value-type="float">
            <text:p>0.8244966846</text:p>
          </table:table-cell>
          <table:table-cell office:value-type="float" office:value="24.0831891018338" calcext:value-type="float">
            <text:p>24.0831891018</text:p>
          </table:table-cell>
          <table:table-cell office:value-type="float" office:value="1.64175418321289" calcext:value-type="float">
            <text:p>1.6417541832</text:p>
          </table:table-cell>
          <table:table-cell office:value-type="float" office:value="5.37193703346235" calcext:value-type="float">
            <text:p>5.3719370335</text:p>
          </table:table-cell>
        </table:table-row>
        <table:table-row table:style-name="ro1">
          <table:table-cell office:value-type="string" calcext:value-type="string">
            <text:p>s21734-3352-11-17-11-24n</text:p>
          </table:table-cell>
          <table:table-cell/>
          <table:table-cell office:value-type="float" office:value="5.57205475080318" calcext:value-type="float">
            <text:p>5.5720547508</text:p>
          </table:table-cell>
          <table:table-cell office:value-type="float" office:value="0.292463495288697" calcext:value-type="float">
            <text:p>0.2924634953</text:p>
          </table:table-cell>
          <table:table-cell office:value-type="float" office:value="0.591692333338606" calcext:value-type="float">
            <text:p>0.5916923333</text:p>
          </table:table-cell>
          <table:table-cell office:value-type="float" office:value="0.00358023108708564" calcext:value-type="float">
            <text:p>0.0035802311</text:p>
          </table:table-cell>
          <table:table-cell office:value-type="float" office:value="0.0237577486453849" calcext:value-type="float">
            <text:p>0.0237577486</text:p>
          </table:table-cell>
          <table:table-cell office:value-type="float" office:value="0.572710359362072" calcext:value-type="float">
            <text:p>0.5727103594</text:p>
          </table:table-cell>
          <table:table-cell office:value-type="float" office:value="22.9346901191218" calcext:value-type="float">
            <text:p>22.9346901191</text:p>
          </table:table-cell>
          <table:table-cell office:value-type="float" office:value="1.14246590764873" calcext:value-type="float">
            <text:p>1.1424659076</text:p>
          </table:table-cell>
          <table:table-cell office:value-type="float" office:value="5.1340929893566" calcext:value-type="float">
            <text:p>5.1340929894</text:p>
          </table:table-cell>
        </table:table-row>
        <table:table-row table:style-name="ro1">
          <table:table-cell office:value-type="string" calcext:value-type="string">
            <text:p>s22335-3046-02-16-15-42n</text:p>
          </table:table-cell>
          <table:table-cell/>
          <table:table-cell office:value-type="float" office:value="3.47748521222548" calcext:value-type="float">
            <text:p>3.4774852122</text:p>
          </table:table-cell>
          <table:table-cell office:value-type="float" office:value="0.179900737691855" calcext:value-type="float">
            <text:p>0.1799007377</text:p>
          </table:table-cell>
          <table:table-cell office:value-type="float" office:value="0.405816096061341" calcext:value-type="float">
            <text:p>0.4058160961</text:p>
          </table:table-cell>
          <table:table-cell office:value-type="float" office:value="0.00439763553447223" calcext:value-type="float">
            <text:p>0.0043976355</text:p>
          </table:table-cell>
          <table:table-cell office:value-type="float" office:value="0.0162749389549742" calcext:value-type="float">
            <text:p>0.016274939</text:p>
          </table:table-cell>
          <table:table-cell office:value-type="float" office:value="0.716433144021671" calcext:value-type="float">
            <text:p>0.716433144</text:p>
          </table:table-cell>
          <table:table-cell office:value-type="float" office:value="14.7648226973834" calcext:value-type="float">
            <text:p>14.7648226974</text:p>
          </table:table-cell>
          <table:table-cell office:value-type="float" office:value="1.40020134838155" calcext:value-type="float">
            <text:p>1.4002013484</text:p>
          </table:table-cell>
          <table:table-cell office:value-type="float" office:value="3.28068121897564" calcext:value-type="float">
            <text:p>3.280681219</text:p>
          </table:table-cell>
        </table:table-row>
        <table:table-row table:style-name="ro1">
          <table:table-cell office:value-type="string" calcext:value-type="string">
            <text:p>s22364-3263-10-30-17-47n</text:p>
          </table:table-cell>
          <table:table-cell/>
          <table:table-cell office:value-type="float" office:value="1.06311275824026" calcext:value-type="float">
            <text:p>1.0631127582</text:p>
          </table:table-cell>
          <table:table-cell office:value-type="float" office:value="0.0568358731476303" calcext:value-type="float">
            <text:p>0.0568358731</text:p>
          </table:table-cell>
          <table:table-cell office:value-type="float" office:value="0.145320623238476" calcext:value-type="float">
            <text:p>0.1453206232</text:p>
          </table:table-cell>
          <table:table-cell office:value-type="float" office:value="0.000935885715465474" calcext:value-type="float">
            <text:p>0.0009358857</text:p>
          </table:table-cell>
          <table:table-cell office:value-type="float" office:value="0.00512425547448632" calcext:value-type="float">
            <text:p>0.0051242555</text:p>
          </table:table-cell>
          <table:table-cell office:value-type="float" office:value="0.38587375648462" calcext:value-type="float">
            <text:p>0.3858737565</text:p>
          </table:table-cell>
          <table:table-cell office:value-type="float" office:value="4.79582973215721" calcext:value-type="float">
            <text:p>4.7958297322</text:p>
          </table:table-cell>
          <table:table-cell office:value-type="float" office:value="0.754178328030921" calcext:value-type="float">
            <text:p>0.754178328</text:p>
          </table:table-cell>
          <table:table-cell office:value-type="float" office:value="1.04806652502789" calcext:value-type="float">
            <text:p>1.048066525</text:p>
          </table:table-cell>
        </table:table-row>
        <table:table-row table:style-name="ro1">
          <table:table-cell office:value-type="string" calcext:value-type="string">
            <text:p>s22364-3263-10-30-23-14n</text:p>
          </table:table-cell>
          <table:table-cell/>
          <table:table-cell office:value-type="float" office:value="2.24648702717753" calcext:value-type="float">
            <text:p>2.2464870272</text:p>
          </table:table-cell>
          <table:table-cell office:value-type="float" office:value="0.123513599078719" calcext:value-type="float">
            <text:p>0.1235135991</text:p>
          </table:table-cell>
          <table:table-cell office:value-type="float" office:value="0.275960657961503" calcext:value-type="float">
            <text:p>0.275960658</text:p>
          </table:table-cell>
          <table:table-cell office:value-type="float" office:value="0.00257050158845521" calcext:value-type="float">
            <text:p>0.0025705016</text:p>
          </table:table-cell>
          <table:table-cell office:value-type="float" office:value="0.0106765974511776" calcext:value-type="float">
            <text:p>0.0106765975</text:p>
          </table:table-cell>
          <table:table-cell office:value-type="float" office:value="0.612251333394276" calcext:value-type="float">
            <text:p>0.6122513334</text:p>
          </table:table-cell>
          <table:table-cell office:value-type="float" office:value="9.79795906980493" calcext:value-type="float">
            <text:p>9.7979590698</text:p>
          </table:table-cell>
          <table:table-cell office:value-type="float" office:value="1.19658975493414" calcext:value-type="float">
            <text:p>1.1965897549</text:p>
          </table:table-cell>
          <table:table-cell office:value-type="float" office:value="2.16956620408781" calcext:value-type="float">
            <text:p>2.1695662041</text:p>
          </table:table-cell>
        </table:table-row>
        <table:table-row table:style-name="ro1">
          <table:table-cell office:value-type="string" calcext:value-type="string">
            <text:p>s22462-3003-02-14-13-56n</text:p>
          </table:table-cell>
          <table:table-cell/>
          <table:table-cell office:value-type="float" office:value="3.99501095611101" calcext:value-type="float">
            <text:p>3.9950109561</text:p>
          </table:table-cell>
          <table:table-cell office:value-type="float" office:value="0.211110595082351" calcext:value-type="float">
            <text:p>0.2111105951</text:p>
          </table:table-cell>
          <table:table-cell office:value-type="float" office:value="0.435409855308421" calcext:value-type="float">
            <text:p>0.4354098553</text:p>
          </table:table-cell>
          <table:table-cell office:value-type="float" office:value="0.0025654223017415" calcext:value-type="float">
            <text:p>0.0025654223</text:p>
          </table:table-cell>
          <table:table-cell office:value-type="float" office:value="0.0174434165394852" calcext:value-type="float">
            <text:p>0.0174434165</text:p>
          </table:table-cell>
          <table:table-cell office:value-type="float" office:value="0.591764639269242" calcext:value-type="float">
            <text:p>0.5917646393</text:p>
          </table:table-cell>
          <table:table-cell office:value-type="float" office:value="16.5529452143605" calcext:value-type="float">
            <text:p>16.5529452144</text:p>
          </table:table-cell>
          <table:table-cell office:value-type="float" office:value="1.15655920437496" calcext:value-type="float">
            <text:p>1.1565592044</text:p>
          </table:table-cell>
          <table:table-cell office:value-type="float" office:value="3.69364376474428" calcext:value-type="float">
            <text:p>3.6936437647</text:p>
          </table:table-cell>
        </table:table-row>
        <table:table-row table:style-name="ro1">
          <table:table-cell office:value-type="string" calcext:value-type="string">
            <text:p>s22462-3003-02-15-20-29n</text:p>
          </table:table-cell>
          <table:table-cell/>
          <table:table-cell office:value-type="float" office:value="0.251660746253497" calcext:value-type="float">
            <text:p>0.2516607463</text:p>
          </table:table-cell>
          <table:table-cell office:value-type="float" office:value="0.0114490404726973" calcext:value-type="float">
            <text:p>0.0114490405</text:p>
          </table:table-cell>
          <table:table-cell office:value-type="float" office:value="0.0913860023606536" calcext:value-type="float">
            <text:p>0.0913860024</text:p>
          </table:table-cell>
          <table:table-cell office:value-type="float" office:value="0.000831230898781105" calcext:value-type="float">
            <text:p>0.0008312309</text:p>
          </table:table-cell>
          <table:table-cell office:value-type="float" office:value="0.00306029221625639" calcext:value-type="float">
            <text:p>0.0030602922</text:p>
          </table:table-cell>
          <table:table-cell office:value-type="float" office:value="0.427945816407746" calcext:value-type="float">
            <text:p>0.4279458164</text:p>
          </table:table-cell>
          <table:table-cell office:value-type="float" office:value="2.2360661156424" calcext:value-type="float">
            <text:p>2.2360661156</text:p>
          </table:table-cell>
          <table:table-cell office:value-type="float" office:value="0.836380560517233" calcext:value-type="float">
            <text:p>0.8363805605</text:p>
          </table:table-cell>
          <table:table-cell office:value-type="float" office:value="0.410053516247461" calcext:value-type="float">
            <text:p>0.4100535162</text:p>
          </table:table-cell>
        </table:table-row>
        <table:table-row table:style-name="ro1">
          <table:table-cell office:value-type="string" calcext:value-type="string">
            <text:p>s22585-3335-09-17-10-58n</text:p>
          </table:table-cell>
          <table:table-cell/>
          <table:table-cell office:value-type="float" office:value="4.59403121267963" calcext:value-type="float">
            <text:p>4.5940312127</text:p>
          </table:table-cell>
          <table:table-cell office:value-type="float" office:value="0.244503912305087" calcext:value-type="float">
            <text:p>0.2445039123</text:p>
          </table:table-cell>
          <table:table-cell office:value-type="float" office:value="0.536405822837039" calcext:value-type="float">
            <text:p>0.5364058228</text:p>
          </table:table-cell>
          <table:table-cell office:value-type="float" office:value="0.00397379169835939" calcext:value-type="float">
            <text:p>0.0039737917</text:p>
          </table:table-cell>
          <table:table-cell office:value-type="float" office:value="0.0212304256289845" calcext:value-type="float">
            <text:p>0.0212304256</text:p>
          </table:table-cell>
          <table:table-cell office:value-type="float" office:value="0.834142950391507" calcext:value-type="float">
            <text:p>0.8341429504</text:p>
          </table:table-cell>
          <table:table-cell office:value-type="float" office:value="19.3907193855422" calcext:value-type="float">
            <text:p>19.3907193855</text:p>
          </table:table-cell>
          <table:table-cell office:value-type="float" office:value="1.6302640779276" calcext:value-type="float">
            <text:p>1.6302640779</text:p>
          </table:table-cell>
          <table:table-cell office:value-type="float" office:value="4.31215431792134" calcext:value-type="float">
            <text:p>4.3121543179</text:p>
          </table:table-cell>
        </table:table-row>
        <table:table-row table:style-name="ro1">
          <table:table-cell office:value-type="string" calcext:value-type="string">
            <text:p>s22585-3335-09-18-12-05n</text:p>
          </table:table-cell>
          <table:table-cell/>
          <table:table-cell office:value-type="float" office:value="5.66631185737903" calcext:value-type="float">
            <text:p>5.6663118574</text:p>
          </table:table-cell>
          <table:table-cell office:value-type="float" office:value="0.287309582890125" calcext:value-type="float">
            <text:p>0.2873095829</text:p>
          </table:table-cell>
          <table:table-cell office:value-type="float" office:value="0.628363105669897" calcext:value-type="float">
            <text:p>0.6283631057</text:p>
          </table:table-cell>
          <table:table-cell office:value-type="float" office:value="0.00373845116829781" calcext:value-type="float">
            <text:p>0.0037384512</text:p>
          </table:table-cell>
          <table:table-cell office:value-type="float" office:value="0.0252911323639469" calcext:value-type="float">
            <text:p>0.0252911324</text:p>
          </table:table-cell>
          <table:table-cell office:value-type="float" office:value="1.04960962497477" calcext:value-type="float">
            <text:p>1.049609625</text:p>
          </table:table-cell>
          <table:table-cell office:value-type="float" office:value="23.7907550411135" calcext:value-type="float">
            <text:p>23.7907550411</text:p>
          </table:table-cell>
          <table:table-cell office:value-type="float" office:value="2.08559185397833" calcext:value-type="float">
            <text:p>2.085591854</text:p>
          </table:table-cell>
          <table:table-cell office:value-type="float" office:value="5.32698416144387" calcext:value-type="float">
            <text:p>5.3269841614</text:p>
          </table:table-cell>
        </table:table-row>
        <table:table-row table:style-name="ro1">
          <table:table-cell office:value-type="string" calcext:value-type="string">
            <text:p>s23238-2647-02-12-14-17n</text:p>
          </table:table-cell>
          <table:table-cell/>
          <table:table-cell office:value-type="float" office:value="4.21536686421825" calcext:value-type="float">
            <text:p>4.2153668642</text:p>
          </table:table-cell>
          <table:table-cell office:value-type="float" office:value="0.211583907006659" calcext:value-type="float">
            <text:p>0.211583907</text:p>
          </table:table-cell>
          <table:table-cell office:value-type="float" office:value="0.457083075826365" calcext:value-type="float">
            <text:p>0.4570830758</text:p>
          </table:table-cell>
          <table:table-cell office:value-type="float" office:value="0.00262327436110188" calcext:value-type="float">
            <text:p>0.0026232744</text:p>
          </table:table-cell>
          <table:table-cell office:value-type="float" office:value="0.0183430497896874" calcext:value-type="float">
            <text:p>0.0183430498</text:p>
          </table:table-cell>
          <table:table-cell office:value-type="float" office:value="0.824022973618953" calcext:value-type="float">
            <text:p>0.8240229736</text:p>
          </table:table-cell>
          <table:table-cell office:value-type="float" office:value="17.6351923853722" calcext:value-type="float">
            <text:p>17.6351923854</text:p>
          </table:table-cell>
          <table:table-cell office:value-type="float" office:value="1.61047602517227" calcext:value-type="float">
            <text:p>1.6104760252</text:p>
          </table:table-cell>
          <table:table-cell office:value-type="float" office:value="3.92715333446363" calcext:value-type="float">
            <text:p>3.9271533345</text:p>
          </table:table-cell>
        </table:table-row>
        <table:table-row table:style-name="ro1">
          <table:table-cell office:value-type="string" calcext:value-type="string">
            <text:p>s23363-2676-12-12-09-28n</text:p>
          </table:table-cell>
          <table:table-cell/>
          <table:table-cell office:value-type="float" office:value="4.53896486496861" calcext:value-type="float">
            <text:p>4.538964865</text:p>
          </table:table-cell>
          <table:table-cell office:value-type="float" office:value="0.225951830572101" calcext:value-type="float">
            <text:p>0.2259518306</text:p>
          </table:table-cell>
          <table:table-cell office:value-type="float" office:value="0.486531273157753" calcext:value-type="float">
            <text:p>0.4865312732</text:p>
          </table:table-cell>
          <table:table-cell office:value-type="float" office:value="0.0037599456573296" calcext:value-type="float">
            <text:p>0.0037599457</text:p>
          </table:table-cell>
          <table:table-cell office:value-type="float" office:value="0.0196120940792627" calcext:value-type="float">
            <text:p>0.0196120941</text:p>
          </table:table-cell>
          <table:table-cell office:value-type="float" office:value="1.26699945104437" calcext:value-type="float">
            <text:p>1.266999451</text:p>
          </table:table-cell>
          <table:table-cell office:value-type="float" office:value="19.3649162079278" calcext:value-type="float">
            <text:p>19.3649162079</text:p>
          </table:table-cell>
          <table:table-cell office:value-type="float" office:value="2.48684811014071" calcext:value-type="float">
            <text:p>2.4868481101</text:p>
          </table:table-cell>
          <table:table-cell office:value-type="float" office:value="4.29882674820009" calcext:value-type="float">
            <text:p>4.2988267482</text:p>
          </table:table-cell>
        </table:table-row>
        <table:table-row table:style-name="ro1">
          <table:table-cell office:value-type="string" calcext:value-type="string">
            <text:p>s23363-2676-12-12-11-07n</text:p>
          </table:table-cell>
          <table:table-cell/>
          <table:table-cell office:value-type="float" office:value="5.58531757900391" calcext:value-type="float">
            <text:p>5.585317579</text:p>
          </table:table-cell>
          <table:table-cell office:value-type="float" office:value="0.280088647491868" calcext:value-type="float">
            <text:p>0.2800886475</text:p>
          </table:table-cell>
          <table:table-cell office:value-type="float" office:value="0.534220193474174" calcext:value-type="float">
            <text:p>0.5342201935</text:p>
          </table:table-cell>
          <table:table-cell office:value-type="float" office:value="0.00275255676149742" calcext:value-type="float">
            <text:p>0.0027525568</text:p>
          </table:table-cell>
          <table:table-cell office:value-type="float" office:value="0.0218561795018643" calcext:value-type="float">
            <text:p>0.0218561795</text:p>
          </table:table-cell>
          <table:table-cell office:value-type="float" office:value="0.324616824234642" calcext:value-type="float">
            <text:p>0.3246168242</text:p>
          </table:table-cell>
          <table:table-cell office:value-type="float" office:value="22.5610283054343" calcext:value-type="float">
            <text:p>22.5610283054</text:p>
          </table:table-cell>
          <table:table-cell office:value-type="float" office:value="0.634433838612874" calcext:value-type="float">
            <text:p>0.6344338386</text:p>
          </table:table-cell>
          <table:table-cell office:value-type="float" office:value="5.08811688421443" calcext:value-type="float">
            <text:p>5.0881168842</text:p>
          </table:table-cell>
        </table:table-row>
        <table:table-row table:style-name="ro1">
          <table:table-cell office:value-type="string" calcext:value-type="string">
            <text:p>s23363-2676-12-13-14-23n</text:p>
          </table:table-cell>
          <table:table-cell/>
          <table:table-cell office:value-type="float" office:value="5.85379773190347" calcext:value-type="float">
            <text:p>5.8537977319</text:p>
          </table:table-cell>
          <table:table-cell office:value-type="float" office:value="0.297861839335426" calcext:value-type="float">
            <text:p>0.2978618393</text:p>
          </table:table-cell>
          <table:table-cell office:value-type="float" office:value="0.635959215878001" calcext:value-type="float">
            <text:p>0.6359592159</text:p>
          </table:table-cell>
          <table:table-cell office:value-type="float" office:value="0.00364280265309107" calcext:value-type="float">
            <text:p>0.0036428027</text:p>
          </table:table-cell>
          <table:table-cell office:value-type="float" office:value="0.0260626079861207" calcext:value-type="float">
            <text:p>0.026062608</text:p>
          </table:table-cell>
          <table:table-cell office:value-type="float" office:value="0.981458887086142" calcext:value-type="float">
            <text:p>0.9814588871</text:p>
          </table:table-cell>
          <table:table-cell office:value-type="float" office:value="24.248711045128" calcext:value-type="float">
            <text:p>24.2487110451</text:p>
          </table:table-cell>
          <table:table-cell office:value-type="float" office:value="1.92508654781468" calcext:value-type="float">
            <text:p>1.9250865478</text:p>
          </table:table-cell>
          <table:table-cell office:value-type="float" office:value="5.39589211431805" calcext:value-type="float">
            <text:p>5.3958921143</text:p>
          </table:table-cell>
        </table:table-row>
        <table:table-row table:style-name="ro1">
          <table:table-cell office:value-type="string" calcext:value-type="string">
            <text:p>s23876-3332-03-10-18-34n</text:p>
          </table:table-cell>
          <table:table-cell/>
          <table:table-cell office:value-type="float" office:value="4.48432722279197" calcext:value-type="float">
            <text:p>4.4843272228</text:p>
          </table:table-cell>
          <table:table-cell office:value-type="float" office:value="0.227076622470508" calcext:value-type="float">
            <text:p>0.2270766225</text:p>
          </table:table-cell>
          <table:table-cell office:value-type="float" office:value="0.475512053764193" calcext:value-type="float">
            <text:p>0.4755120538</text:p>
          </table:table-cell>
          <table:table-cell office:value-type="float" office:value="0.00263533857187235" calcext:value-type="float">
            <text:p>0.0026353386</text:p>
          </table:table-cell>
          <table:table-cell office:value-type="float" office:value="0.0188707916340252" calcext:value-type="float">
            <text:p>0.0188707916</text:p>
          </table:table-cell>
          <table:table-cell office:value-type="float" office:value="0.623257088605825" calcext:value-type="float">
            <text:p>0.6232570886</text:p>
          </table:table-cell>
          <table:table-cell office:value-type="float" office:value="18.5472359839064" calcext:value-type="float">
            <text:p>18.5472359839</text:p>
          </table:table-cell>
          <table:table-cell office:value-type="float" office:value="1.21809589616917" calcext:value-type="float">
            <text:p>1.2180958962</text:p>
          </table:table-cell>
          <table:table-cell office:value-type="float" office:value="4.15574687284135" calcext:value-type="float">
            <text:p>4.1557468728</text:p>
          </table:table-cell>
        </table:table-row>
        <table:table-row table:style-name="ro1">
          <table:table-cell office:value-type="string" calcext:value-type="string">
            <text:p>s24942-3310-10-07-12-40n</text:p>
          </table:table-cell>
          <table:table-cell/>
          <table:table-cell office:value-type="float" office:value="2.41545481191661" calcext:value-type="float">
            <text:p>2.4154548119</text:p>
          </table:table-cell>
          <table:table-cell office:value-type="float" office:value="0.126459623149644" calcext:value-type="float">
            <text:p>0.1264596231</text:p>
          </table:table-cell>
          <table:table-cell office:value-type="float" office:value="0.286687294759621" calcext:value-type="float">
            <text:p>0.2866872948</text:p>
          </table:table-cell>
          <table:table-cell office:value-type="float" office:value="0.00177103914548049" calcext:value-type="float">
            <text:p>0.0017710391</text:p>
          </table:table-cell>
          <table:table-cell office:value-type="float" office:value="0.0113723702496562" calcext:value-type="float">
            <text:p>0.0113723702</text:p>
          </table:table-cell>
          <table:table-cell office:value-type="float" office:value="0.531066501645036" calcext:value-type="float">
            <text:p>0.5310665016</text:p>
          </table:table-cell>
          <table:table-cell office:value-type="float" office:value="10.2956296087697" calcext:value-type="float">
            <text:p>10.2956296088</text:p>
          </table:table-cell>
          <table:table-cell office:value-type="float" office:value="1.0379235691773" calcext:value-type="float">
            <text:p>1.0379235692</text:p>
          </table:table-cell>
          <table:table-cell office:value-type="float" office:value="2.27731544018519" calcext:value-type="float">
            <text:p>2.2773154402</text:p>
          </table:table-cell>
        </table:table-row>
        <table:table-row table:style-name="ro1">
          <table:table-cell office:value-type="string" calcext:value-type="string">
            <text:p>s25284-3485-11-04-08-25n</text:p>
          </table:table-cell>
          <table:table-cell/>
          <table:table-cell office:value-type="float" office:value="6.04744901258547" calcext:value-type="float">
            <text:p>6.0474490126</text:p>
          </table:table-cell>
          <table:table-cell office:value-type="float" office:value="0.299742545892664" calcext:value-type="float">
            <text:p>0.2997425459</text:p>
          </table:table-cell>
          <table:table-cell office:value-type="float" office:value="0.584118188543233" calcext:value-type="float">
            <text:p>0.5841181885</text:p>
          </table:table-cell>
          <table:table-cell office:value-type="float" office:value="0.00314437486228286" calcext:value-type="float">
            <text:p>0.0031443749</text:p>
          </table:table-cell>
          <table:table-cell office:value-type="float" office:value="0.0236379574631207" calcext:value-type="float">
            <text:p>0.0236379575</text:p>
          </table:table-cell>
          <table:table-cell office:value-type="float" office:value="0.320191151047415" calcext:value-type="float">
            <text:p>0.320191151</text:p>
          </table:table-cell>
          <table:table-cell office:value-type="float" office:value="24.4948973251541" calcext:value-type="float">
            <text:p>24.4948973252</text:p>
          </table:table-cell>
          <table:table-cell office:value-type="float" office:value="0.683553890339252" calcext:value-type="float">
            <text:p>0.6835538903</text:p>
          </table:table-cell>
          <table:table-cell office:value-type="float" office:value="5.5361026219463" calcext:value-type="float">
            <text:p>5.5361026219</text:p>
          </table:table-cell>
        </table:table-row>
        <table:table-row table:style-name="ro1">
          <table:table-cell office:value-type="string" calcext:value-type="string">
            <text:p>s25284-3485-11-09-15-38n</text:p>
          </table:table-cell>
          <table:table-cell/>
          <table:table-cell office:value-type="float" office:value="6.03978900022513" calcext:value-type="float">
            <text:p>6.0397890002</text:p>
          </table:table-cell>
          <table:table-cell office:value-type="float" office:value="0.309369615560477" calcext:value-type="float">
            <text:p>0.3093696156</text:p>
          </table:table-cell>
          <table:table-cell office:value-type="float" office:value="0.593022958929113" calcext:value-type="float">
            <text:p>0.5930229589</text:p>
          </table:table-cell>
          <table:table-cell office:value-type="float" office:value="0.00307612296016006" calcext:value-type="float">
            <text:p>0.003076123</text:p>
          </table:table-cell>
          <table:table-cell office:value-type="float" office:value="0.0241716197226021" calcext:value-type="float">
            <text:p>0.0241716197</text:p>
          </table:table-cell>
          <table:table-cell office:value-type="float" office:value="0.46230176000838" calcext:value-type="float">
            <text:p>0.46230176</text:p>
          </table:table-cell>
          <table:table-cell office:value-type="float" office:value="24.4948973938047" calcext:value-type="float">
            <text:p>24.4948973938</text:p>
          </table:table-cell>
          <table:table-cell office:value-type="float" office:value="0.974635168701311" calcext:value-type="float">
            <text:p>0.9746351687</text:p>
          </table:table-cell>
          <table:table-cell office:value-type="float" office:value="5.51555499569623" calcext:value-type="float">
            <text:p>5.5155549957</text:p>
          </table:table-cell>
        </table:table-row>
        <table:table-row table:style-name="ro1">
          <table:table-cell office:value-type="string" calcext:value-type="string">
            <text:p>s25332-3101-01-28-11-39n</text:p>
          </table:table-cell>
          <table:table-cell/>
          <table:table-cell office:value-type="float" office:value="3.54734162063481" calcext:value-type="float">
            <text:p>3.5473416206</text:p>
          </table:table-cell>
          <table:table-cell office:value-type="float" office:value="0.179646835309731" calcext:value-type="float">
            <text:p>0.1796468353</text:p>
          </table:table-cell>
          <table:table-cell office:value-type="float" office:value="0.362947453312322" calcext:value-type="float">
            <text:p>0.3629474533</text:p>
          </table:table-cell>
          <table:table-cell office:value-type="float" office:value="0.00204373233767253" calcext:value-type="float">
            <text:p>0.0020437323</text:p>
          </table:table-cell>
          <table:table-cell office:value-type="float" office:value="0.0145927436065996" calcext:value-type="float">
            <text:p>0.0145927436</text:p>
          </table:table-cell>
          <table:table-cell office:value-type="float" office:value="0.512421134060679" calcext:value-type="float">
            <text:p>0.5124211341</text:p>
          </table:table-cell>
          <table:table-cell office:value-type="float" office:value="14.5945193873837" calcext:value-type="float">
            <text:p>14.5945193874</text:p>
          </table:table-cell>
          <table:table-cell office:value-type="float" office:value="1.00149635680997" calcext:value-type="float">
            <text:p>1.0014963568</text:p>
          </table:table-cell>
          <table:table-cell office:value-type="float" office:value="3.29473982804117" calcext:value-type="float">
            <text:p>3.294739828</text:p>
          </table:table-cell>
        </table:table-row>
        <table:table-row table:style-name="ro1">
          <table:table-cell office:value-type="string" calcext:value-type="string">
            <text:p>s25724-3312-10-08-08-17n</text:p>
          </table:table-cell>
          <table:table-cell/>
          <table:table-cell office:value-type="float" office:value="4.53167864679253" calcext:value-type="float">
            <text:p>4.5316786468</text:p>
          </table:table-cell>
          <table:table-cell office:value-type="float" office:value="0.22845000316198" calcext:value-type="float">
            <text:p>0.2284500032</text:p>
          </table:table-cell>
          <table:table-cell office:value-type="float" office:value="0.439214405958889" calcext:value-type="float">
            <text:p>0.439214406</text:p>
          </table:table-cell>
          <table:table-cell office:value-type="float" office:value="0.00227394313589067" calcext:value-type="float">
            <text:p>0.0022739431</text:p>
          </table:table-cell>
          <table:table-cell office:value-type="float" office:value="0.01794529142766" calcext:value-type="float">
            <text:p>0.0179452914</text:p>
          </table:table-cell>
          <table:table-cell office:value-type="float" office:value="0.43974087234428" calcext:value-type="float">
            <text:p>0.4397408723</text:p>
          </table:table-cell>
          <table:table-cell office:value-type="float" office:value="18.4119524863618" calcext:value-type="float">
            <text:p>18.4119524864</text:p>
          </table:table-cell>
          <table:table-cell office:value-type="float" office:value="0.859423139866888" calcext:value-type="float">
            <text:p>0.8594231399</text:p>
          </table:table-cell>
          <table:table-cell office:value-type="float" office:value="4.15791711826007" calcext:value-type="float">
            <text:p>4.1579171183</text:p>
          </table:table-cell>
        </table:table-row>
        <table:table-row table:style-name="ro1">
          <table:table-cell office:value-type="string" calcext:value-type="string">
            <text:p>s26709-3112-07-24-15-04n</text:p>
          </table:table-cell>
          <table:table-cell/>
          <table:table-cell office:value-type="float" office:value="5.8121597166523" calcext:value-type="float">
            <text:p>5.8121597167</text:p>
          </table:table-cell>
          <table:table-cell office:value-type="float" office:value="0.323899619720658" calcext:value-type="float">
            <text:p>0.3238996197</text:p>
          </table:table-cell>
          <table:table-cell office:value-type="float" office:value="0.680606686595029" calcext:value-type="float">
            <text:p>0.6806066866</text:p>
          </table:table-cell>
          <table:table-cell office:value-type="float" office:value="0.00418595725840777" calcext:value-type="float">
            <text:p>0.0041859573</text:p>
          </table:table-cell>
          <table:table-cell office:value-type="float" office:value="0.0263679245235321" calcext:value-type="float">
            <text:p>0.0263679245</text:p>
          </table:table-cell>
          <table:table-cell office:value-type="float" office:value="0.824452652910222" calcext:value-type="float">
            <text:p>0.8244526529</text:p>
          </table:table-cell>
          <table:table-cell office:value-type="float" office:value="24.4948977885636" calcext:value-type="float">
            <text:p>24.4948977886</text:p>
          </table:table-cell>
          <table:table-cell office:value-type="float" office:value="1.64420744966531" calcext:value-type="float">
            <text:p>1.6442074497</text:p>
          </table:table-cell>
          <table:table-cell office:value-type="float" office:value="5.44032340933535" calcext:value-type="float">
            <text:p>5.4403234093</text:p>
          </table:table-cell>
        </table:table-row>
        <table:table-row table:style-name="ro1">
          <table:table-cell office:value-type="string" calcext:value-type="string">
            <text:p>s26868-2926-03-22-14-16n</text:p>
          </table:table-cell>
          <table:table-cell/>
          <table:table-cell office:value-type="float" office:value="2.93263099448461" calcext:value-type="float">
            <text:p>2.9326309945</text:p>
          </table:table-cell>
          <table:table-cell office:value-type="float" office:value="0.157781072464149" calcext:value-type="float">
            <text:p>0.1577810725</text:p>
          </table:table-cell>
          <table:table-cell office:value-type="float" office:value="0.335111862274039" calcext:value-type="float">
            <text:p>0.3351118623</text:p>
          </table:table-cell>
          <table:table-cell office:value-type="float" office:value="0.00201551745110014" calcext:value-type="float">
            <text:p>0.0020155175</text:p>
          </table:table-cell>
          <table:table-cell office:value-type="float" office:value="0.0135536665548377" calcext:value-type="float">
            <text:p>0.0135536666</text:p>
          </table:table-cell>
          <table:table-cell office:value-type="float" office:value="0.678988334868398" calcext:value-type="float">
            <text:p>0.6789883349</text:p>
          </table:table-cell>
          <table:table-cell office:value-type="float" office:value="12.2882071319306" calcext:value-type="float">
            <text:p>12.2882071319</text:p>
          </table:table-cell>
          <table:table-cell office:value-type="float" office:value="1.32702353057886" calcext:value-type="float">
            <text:p>1.3270235306</text:p>
          </table:table-cell>
          <table:table-cell office:value-type="float" office:value="2.71114518240596" calcext:value-type="float">
            <text:p>2.7111451824</text:p>
          </table:table-cell>
        </table:table-row>
        <table:table-row table:style-name="ro1">
          <table:table-cell office:value-type="string" calcext:value-type="string">
            <text:p>s26897-2816-04-04-16-54n</text:p>
          </table:table-cell>
          <table:table-cell/>
          <table:table-cell office:value-type="float" office:value="4.6458549293243" calcext:value-type="float">
            <text:p>4.6458549293</text:p>
          </table:table-cell>
          <table:table-cell office:value-type="float" office:value="0.251433010844996" calcext:value-type="float">
            <text:p>0.2514330108</text:p>
          </table:table-cell>
          <table:table-cell office:value-type="float" office:value="0.561172746896806" calcext:value-type="float">
            <text:p>0.5611727469</text:p>
          </table:table-cell>
          <table:table-cell office:value-type="float" office:value="0.00575545601848847" calcext:value-type="float">
            <text:p>0.005755456</text:p>
          </table:table-cell>
          <table:table-cell office:value-type="float" office:value="0.0213486254585023" calcext:value-type="float">
            <text:p>0.0213486255</text:p>
          </table:table-cell>
          <table:table-cell office:value-type="float" office:value="0.805637001941515" calcext:value-type="float">
            <text:p>0.8056370019</text:p>
          </table:table-cell>
          <table:table-cell office:value-type="float" office:value="19.7989906281038" calcext:value-type="float">
            <text:p>19.7989906281</text:p>
          </table:table-cell>
          <table:table-cell office:value-type="float" office:value="1.57455061431572" calcext:value-type="float">
            <text:p>1.5745506143</text:p>
          </table:table-cell>
          <table:table-cell office:value-type="float" office:value="4.40148975913368" calcext:value-type="float">
            <text:p>4.4014897591</text:p>
          </table:table-cell>
        </table:table-row>
        <table:table-row table:style-name="ro1">
          <table:table-cell office:value-type="string" calcext:value-type="string">
            <text:p>s27192-3078-05-03-16-47n</text:p>
          </table:table-cell>
          <table:table-cell/>
          <table:table-cell office:value-type="float" office:value="5.99601146234695" calcext:value-type="float">
            <text:p>5.9960114623</text:p>
          </table:table-cell>
          <table:table-cell office:value-type="float" office:value="0.307292608272589" calcext:value-type="float">
            <text:p>0.3072926083</text:p>
          </table:table-cell>
          <table:table-cell office:value-type="float" office:value="0.612276822230218" calcext:value-type="float">
            <text:p>0.6122768222</text:p>
          </table:table-cell>
          <table:table-cell office:value-type="float" office:value="0.00361563777520977" calcext:value-type="float">
            <text:p>0.0036156378</text:p>
          </table:table-cell>
          <table:table-cell office:value-type="float" office:value="0.0244684062292975" calcext:value-type="float">
            <text:p>0.0244684062</text:p>
          </table:table-cell>
          <table:table-cell office:value-type="float" office:value="0.429397678192766" calcext:value-type="float">
            <text:p>0.4293976782</text:p>
          </table:table-cell>
          <table:table-cell office:value-type="float" office:value="24.4948973377995" calcext:value-type="float">
            <text:p>24.4948973378</text:p>
          </table:table-cell>
          <table:table-cell office:value-type="float" office:value="0.892568992840521" calcext:value-type="float">
            <text:p>0.8925689928</text:p>
          </table:table-cell>
          <table:table-cell office:value-type="float" office:value="5.52080453484122" calcext:value-type="float">
            <text:p>5.5208045348</text:p>
          </table:table-cell>
        </table:table-row>
        <table:table-row table:style-name="ro1">
          <table:table-cell office:value-type="string" calcext:value-type="string">
            <text:p>s27193-3271-03-13-16-48n</text:p>
          </table:table-cell>
          <table:table-cell/>
          <table:table-cell office:value-type="float" office:value="5.68663265840455" calcext:value-type="float">
            <text:p>5.6866326584</text:p>
          </table:table-cell>
          <table:table-cell office:value-type="float" office:value="0.313183413225863" calcext:value-type="float">
            <text:p>0.3131834132</text:p>
          </table:table-cell>
          <table:table-cell office:value-type="float" office:value="0.709297624139955" calcext:value-type="float">
            <text:p>0.7092976241</text:p>
          </table:table-cell>
          <table:table-cell office:value-type="float" office:value="0.00925523343964082" calcext:value-type="float">
            <text:p>0.0092552334</text:p>
          </table:table-cell>
          <table:table-cell office:value-type="float" office:value="0.0266414222982303" calcext:value-type="float">
            <text:p>0.0266414223</text:p>
          </table:table-cell>
          <table:table-cell office:value-type="float" office:value="1.10374220662759" calcext:value-type="float">
            <text:p>1.1037422066</text:p>
          </table:table-cell>
          <table:table-cell office:value-type="float" office:value="24.4948975876504" calcext:value-type="float">
            <text:p>24.4948975877</text:p>
          </table:table-cell>
          <table:table-cell office:value-type="float" office:value="2.17275259683062" calcext:value-type="float">
            <text:p>2.1727525968</text:p>
          </table:table-cell>
          <table:table-cell office:value-type="float" office:value="5.39720661716774" calcext:value-type="float">
            <text:p>5.3972066172</text:p>
          </table:table-cell>
        </table:table-row>
        <table:table-row table:style-name="ro1">
          <table:table-cell office:value-type="string" calcext:value-type="string">
            <text:p>s27193-3271-03-15-10-39n</text:p>
          </table:table-cell>
          <table:table-cell/>
          <table:table-cell office:value-type="float" office:value="5.62329932253244" calcext:value-type="float">
            <text:p>5.6232993225</text:p>
          </table:table-cell>
          <table:table-cell office:value-type="float" office:value="0.286703557648664" calcext:value-type="float">
            <text:p>0.2867035576</text:p>
          </table:table-cell>
          <table:table-cell office:value-type="float" office:value="0.548999421024717" calcext:value-type="float">
            <text:p>0.548999421</text:p>
          </table:table-cell>
          <table:table-cell office:value-type="float" office:value="0.0029216272015832" calcext:value-type="float">
            <text:p>0.0029216272</text:p>
          </table:table-cell>
          <table:table-cell office:value-type="float" office:value="0.0223380447799667" calcext:value-type="float">
            <text:p>0.0223380448</text:p>
          </table:table-cell>
          <table:table-cell office:value-type="float" office:value="0.337338800140828" calcext:value-type="float">
            <text:p>0.3373388001</text:p>
          </table:table-cell>
          <table:table-cell office:value-type="float" office:value="22.7376339077624" calcext:value-type="float">
            <text:p>22.7376339078</text:p>
          </table:table-cell>
          <table:table-cell office:value-type="float" office:value="0.659859950670405" calcext:value-type="float">
            <text:p>0.6598599507</text:p>
          </table:table-cell>
          <table:table-cell office:value-type="float" office:value="5.11207934295316" calcext:value-type="float">
            <text:p>5.112079343</text:p>
          </table:table-cell>
        </table:table-row>
        <table:table-row table:style-name="ro1">
          <table:table-cell office:value-type="string" calcext:value-type="string">
            <text:p>s27193-3271-03-15-13-26n</text:p>
          </table:table-cell>
          <table:table-cell/>
          <table:table-cell office:value-type="float" office:value="5.64052511881656" calcext:value-type="float">
            <text:p>5.6405251188</text:p>
          </table:table-cell>
          <table:table-cell office:value-type="float" office:value="0.284229792714058" calcext:value-type="float">
            <text:p>0.2842297927</text:p>
          </table:table-cell>
          <table:table-cell office:value-type="float" office:value="0.547704881177727" calcext:value-type="float">
            <text:p>0.5477048812</text:p>
          </table:table-cell>
          <table:table-cell office:value-type="float" office:value="0.00285491451504049" calcext:value-type="float">
            <text:p>0.0028549145</text:p>
          </table:table-cell>
          <table:table-cell office:value-type="float" office:value="0.0222482469156306" calcext:value-type="float">
            <text:p>0.0222482469</text:p>
          </table:table-cell>
          <table:table-cell office:value-type="float" office:value="0.345824141797325" calcext:value-type="float">
            <text:p>0.3458241418</text:p>
          </table:table-cell>
          <table:table-cell office:value-type="float" office:value="22.8254243202991" calcext:value-type="float">
            <text:p>22.8254243203</text:p>
          </table:table-cell>
          <table:table-cell office:value-type="float" office:value="0.679868312886277" calcext:value-type="float">
            <text:p>0.6798683129</text:p>
          </table:table-cell>
          <table:table-cell office:value-type="float" office:value="5.14141746270842" calcext:value-type="float">
            <text:p>5.1414174627</text:p>
          </table:table-cell>
        </table:table-row>
        <table:table-row table:style-name="ro1">
          <table:table-cell office:value-type="string" calcext:value-type="string">
            <text:p>s27194-2860-03-24-14-18n</text:p>
          </table:table-cell>
          <table:table-cell/>
          <table:table-cell office:value-type="float" office:value="5.85028336510948" calcext:value-type="float">
            <text:p>5.8502833651</text:p>
          </table:table-cell>
          <table:table-cell office:value-type="float" office:value="0.310401736449888" calcext:value-type="float">
            <text:p>0.3104017364</text:p>
          </table:table-cell>
          <table:table-cell office:value-type="float" office:value="0.659618203804531" calcext:value-type="float">
            <text:p>0.6596182038</text:p>
          </table:table-cell>
          <table:table-cell office:value-type="float" office:value="0.00394502565740277" calcext:value-type="float">
            <text:p>0.0039450257</text:p>
          </table:table-cell>
          <table:table-cell office:value-type="float" office:value="0.0258331531434625" calcext:value-type="float">
            <text:p>0.0258331531</text:p>
          </table:table-cell>
          <table:table-cell office:value-type="float" office:value="0.692697138018671" calcext:value-type="float">
            <text:p>0.692697138</text:p>
          </table:table-cell>
          <table:table-cell office:value-type="float" office:value="24.3515914679309" calcext:value-type="float">
            <text:p>24.3515914679</text:p>
          </table:table-cell>
          <table:table-cell office:value-type="float" office:value="1.39591267975792" calcext:value-type="float">
            <text:p>1.3959126798</text:p>
          </table:table-cell>
          <table:table-cell office:value-type="float" office:value="5.44196297651442" calcext:value-type="float">
            <text:p>5.4419629765</text:p>
          </table:table-cell>
        </table:table-row>
        <table:table-row table:style-name="ro1">
          <table:table-cell office:value-type="string" calcext:value-type="string">
            <text:p>s27232-2863-10-14-17-52n</text:p>
          </table:table-cell>
          <table:table-cell/>
          <table:table-cell office:value-type="float" office:value="5.31179669997498" calcext:value-type="float">
            <text:p>5.3117967</text:p>
          </table:table-cell>
          <table:table-cell office:value-type="float" office:value="0.288536266401081" calcext:value-type="float">
            <text:p>0.2885362664</text:p>
          </table:table-cell>
          <table:table-cell office:value-type="float" office:value="0.590852463080874" calcext:value-type="float">
            <text:p>0.5908524631</text:p>
          </table:table-cell>
          <table:table-cell office:value-type="float" office:value="0.00368283725061932" calcext:value-type="float">
            <text:p>0.0036828373</text:p>
          </table:table-cell>
          <table:table-cell office:value-type="float" office:value="0.0234056777825267" calcext:value-type="float">
            <text:p>0.0234056778</text:p>
          </table:table-cell>
          <table:table-cell office:value-type="float" office:value="0.702544720691998" calcext:value-type="float">
            <text:p>0.7025447207</text:p>
          </table:table-cell>
          <table:table-cell office:value-type="float" office:value="22.0680764514221" calcext:value-type="float">
            <text:p>22.0680764514</text:p>
          </table:table-cell>
          <table:table-cell office:value-type="float" office:value="1.37305753186318" calcext:value-type="float">
            <text:p>1.3730575319</text:p>
          </table:table-cell>
          <table:table-cell office:value-type="float" office:value="4.92138356022189" calcext:value-type="float">
            <text:p>4.9213835602</text:p>
          </table:table-cell>
        </table:table-row>
        <table:table-row table:style-name="ro1">
          <table:table-cell office:value-type="string" calcext:value-type="string">
            <text:p>s27241-3219-10-10-18-40n</text:p>
          </table:table-cell>
          <table:table-cell/>
          <table:table-cell office:value-type="float" office:value="2.43537413233419" calcext:value-type="float">
            <text:p>2.4353741323</text:p>
          </table:table-cell>
          <table:table-cell office:value-type="float" office:value="0.139615251015805" calcext:value-type="float">
            <text:p>0.139615251</text:p>
          </table:table-cell>
          <table:table-cell office:value-type="float" office:value="0.303099434064399" calcext:value-type="float">
            <text:p>0.3030994341</text:p>
          </table:table-cell>
          <table:table-cell office:value-type="float" office:value="0.00339625473466062" calcext:value-type="float">
            <text:p>0.0033962547</text:p>
          </table:table-cell>
          <table:table-cell office:value-type="float" office:value="0.0119343465063794" calcext:value-type="float">
            <text:p>0.0119343465</text:p>
          </table:table-cell>
          <table:table-cell office:value-type="float" office:value="0.633231284691442" calcext:value-type="float">
            <text:p>0.6332312847</text:p>
          </table:table-cell>
          <table:table-cell office:value-type="float" office:value="10.5830060868361" calcext:value-type="float">
            <text:p>10.5830060868</text:p>
          </table:table-cell>
          <table:table-cell office:value-type="float" office:value="1.23758251664472" calcext:value-type="float">
            <text:p>1.2375825166</text:p>
          </table:table-cell>
          <table:table-cell office:value-type="float" office:value="2.32763744535461" calcext:value-type="float">
            <text:p>2.3276374454</text:p>
          </table:table-cell>
        </table:table-row>
        <table:table-row table:style-name="ro1">
          <table:table-cell office:value-type="string" calcext:value-type="string">
            <text:p>s27337-2978-01-30-20-59n</text:p>
          </table:table-cell>
          <table:table-cell/>
          <table:table-cell office:value-type="float" office:value="4.47394724041606" calcext:value-type="float">
            <text:p>4.4739472404</text:p>
          </table:table-cell>
          <table:table-cell office:value-type="float" office:value="0.230265843634153" calcext:value-type="float">
            <text:p>0.2302658436</text:p>
          </table:table-cell>
          <table:table-cell office:value-type="float" office:value="0.449238184499266" calcext:value-type="float">
            <text:p>0.4492381845</text:p>
          </table:table-cell>
          <table:table-cell office:value-type="float" office:value="0.00245889740511581" calcext:value-type="float">
            <text:p>0.0024588974</text:p>
          </table:table-cell>
          <table:table-cell office:value-type="float" office:value="0.0181395153271932" calcext:value-type="float">
            <text:p>0.0181395153</text:p>
          </table:table-cell>
          <table:table-cell office:value-type="float" office:value="0.390904322180641" calcext:value-type="float">
            <text:p>0.3909043222</text:p>
          </table:table-cell>
          <table:table-cell office:value-type="float" office:value="18.2208674686133" calcext:value-type="float">
            <text:p>18.2208674686</text:p>
          </table:table-cell>
          <table:table-cell office:value-type="float" office:value="0.763983464973937" calcext:value-type="float">
            <text:p>0.763983465</text:p>
          </table:table-cell>
          <table:table-cell office:value-type="float" office:value="4.10518999862431" calcext:value-type="float">
            <text:p>4.1051899986</text:p>
          </table:table-cell>
        </table:table-row>
        <table:table-row table:style-name="ro1">
          <table:table-cell office:value-type="string" calcext:value-type="string">
            <text:p>s27374-2855-03-10-13-00n</text:p>
          </table:table-cell>
          <table:table-cell/>
          <table:table-cell office:value-type="float" office:value="5.17047178823853" calcext:value-type="float">
            <text:p>5.1704717882</text:p>
          </table:table-cell>
          <table:table-cell office:value-type="float" office:value="0.272526785679481" calcext:value-type="float">
            <text:p>0.2725267857</text:p>
          </table:table-cell>
          <table:table-cell office:value-type="float" office:value="0.557569717409835" calcext:value-type="float">
            <text:p>0.5575697174</text:p>
          </table:table-cell>
          <table:table-cell office:value-type="float" office:value="0.00466963102313754" calcext:value-type="float">
            <text:p>0.004669631</text:p>
          </table:table-cell>
          <table:table-cell office:value-type="float" office:value="0.0220449408947868" calcext:value-type="float">
            <text:p>0.0220449409</text:p>
          </table:table-cell>
          <table:table-cell office:value-type="float" office:value="0.570652087768996" calcext:value-type="float">
            <text:p>0.5706520878</text:p>
          </table:table-cell>
          <table:table-cell office:value-type="float" office:value="21.3307288123219" calcext:value-type="float">
            <text:p>21.3307288123</text:p>
          </table:table-cell>
          <table:table-cell office:value-type="float" office:value="1.11528706627515" calcext:value-type="float">
            <text:p>1.1152870663</text:p>
          </table:table-cell>
          <table:table-cell office:value-type="float" office:value="4.7793457393807" calcext:value-type="float">
            <text:p>4.7793457394</text:p>
          </table:table-cell>
        </table:table-row>
        <table:table-row table:style-name="ro1">
          <table:table-cell office:value-type="string" calcext:value-type="string">
            <text:p>s27425-2746-04-03-14-18n</text:p>
          </table:table-cell>
          <table:table-cell/>
          <table:table-cell office:value-type="float" office:value="5.47906098948322" calcext:value-type="float">
            <text:p>5.4790609895</text:p>
          </table:table-cell>
          <table:table-cell office:value-type="float" office:value="0.269513526825814" calcext:value-type="float">
            <text:p>0.2695135268</text:p>
          </table:table-cell>
          <table:table-cell office:value-type="float" office:value="0.513531864119855" calcext:value-type="float">
            <text:p>0.5135318641</text:p>
          </table:table-cell>
          <table:table-cell office:value-type="float" office:value="0.00271889613715009" calcext:value-type="float">
            <text:p>0.0027188961</text:p>
          </table:table-cell>
          <table:table-cell office:value-type="float" office:value="0.021325853083401" calcext:value-type="float">
            <text:p>0.0213258531</text:p>
          </table:table-cell>
          <table:table-cell office:value-type="float" office:value="0.613360068933239" calcext:value-type="float">
            <text:p>0.6133600689</text:p>
          </table:table-cell>
          <table:table-cell office:value-type="float" office:value="22.2036034063236" calcext:value-type="float">
            <text:p>22.2036034063</text:p>
          </table:table-cell>
          <table:table-cell office:value-type="float" office:value="1.23168204572966" calcext:value-type="float">
            <text:p>1.2316820457</text:p>
          </table:table-cell>
          <table:table-cell office:value-type="float" office:value="5.00562600764749" calcext:value-type="float">
            <text:p>5.0056260076</text:p>
          </table:table-cell>
        </table:table-row>
        <table:table-row table:style-name="ro1">
          <table:table-cell office:value-type="string" calcext:value-type="string">
            <text:p>s27434-3057-04-08-15-12n</text:p>
          </table:table-cell>
          <table:table-cell/>
          <table:table-cell office:value-type="float" office:value="5.75176854254878" calcext:value-type="float">
            <text:p>5.7517685425</text:p>
          </table:table-cell>
          <table:table-cell office:value-type="float" office:value="0.300368646720216" calcext:value-type="float">
            <text:p>0.3003686467</text:p>
          </table:table-cell>
          <table:table-cell office:value-type="float" office:value="0.608067573181184" calcext:value-type="float">
            <text:p>0.6080675732</text:p>
          </table:table-cell>
          <table:table-cell office:value-type="float" office:value="0.00339884351608731" calcext:value-type="float">
            <text:p>0.0033988435</text:p>
          </table:table-cell>
          <table:table-cell office:value-type="float" office:value="0.0237129548462937" calcext:value-type="float">
            <text:p>0.0237129548</text:p>
          </table:table-cell>
          <table:table-cell office:value-type="float" office:value="0.470174423717385" calcext:value-type="float">
            <text:p>0.4701744237</text:p>
          </table:table-cell>
          <table:table-cell office:value-type="float" office:value="23.5796521352658" calcext:value-type="float">
            <text:p>23.5796521353</text:p>
          </table:table-cell>
          <table:table-cell office:value-type="float" office:value="0.919353357021689" calcext:value-type="float">
            <text:p>0.919353357</text:p>
          </table:table-cell>
          <table:table-cell office:value-type="float" office:value="5.32576042262112" calcext:value-type="float">
            <text:p>5.3257604226</text:p>
          </table:table-cell>
        </table:table-row>
        <table:table-row table:style-name="ro1">
          <table:table-cell office:value-type="string" calcext:value-type="string">
            <text:p>s27436-3039-02-28-20-21n</text:p>
          </table:table-cell>
          <table:table-cell/>
          <table:table-cell office:value-type="float" office:value="5.79644799928059" calcext:value-type="float">
            <text:p>5.7964479993</text:p>
          </table:table-cell>
          <table:table-cell office:value-type="float" office:value="0.29022235255091" calcext:value-type="float">
            <text:p>0.2902223526</text:p>
          </table:table-cell>
          <table:table-cell office:value-type="float" office:value="0.558899093456533" calcext:value-type="float">
            <text:p>0.5588990935</text:p>
          </table:table-cell>
          <table:table-cell office:value-type="float" office:value="0.00295073482013926" calcext:value-type="float">
            <text:p>0.0029507348</text:p>
          </table:table-cell>
          <table:table-cell office:value-type="float" office:value="0.0227934869419648" calcext:value-type="float">
            <text:p>0.0227934869</text:p>
          </table:table-cell>
          <table:table-cell office:value-type="float" office:value="0.405231568163189" calcext:value-type="float">
            <text:p>0.4052315682</text:p>
          </table:table-cell>
          <table:table-cell office:value-type="float" office:value="23.4946802129512" calcext:value-type="float">
            <text:p>23.494680213</text:p>
          </table:table-cell>
          <table:table-cell office:value-type="float" office:value="0.79199102170419" calcext:value-type="float">
            <text:p>0.7919910217</text:p>
          </table:table-cell>
          <table:table-cell office:value-type="float" office:value="5.30090172194096" calcext:value-type="float">
            <text:p>5.3009017219</text:p>
          </table:table-cell>
        </table:table-row>
        <table:table-row table:style-name="ro1">
          <table:table-cell office:value-type="string" calcext:value-type="string">
            <text:p>s27446-10172-11-17-18-39n</text:p>
          </table:table-cell>
          <table:table-cell/>
          <table:table-cell office:value-type="float" office:value="5.23573888699908" calcext:value-type="float">
            <text:p>5.235738887</text:p>
          </table:table-cell>
          <table:table-cell office:value-type="float" office:value="0.292510335084297" calcext:value-type="float">
            <text:p>0.2925103351</text:p>
          </table:table-cell>
          <table:table-cell office:value-type="float" office:value="0.601698123999439" calcext:value-type="float">
            <text:p>0.601698124</text:p>
          </table:table-cell>
          <table:table-cell office:value-type="float" office:value="0.004942759189724" calcext:value-type="float">
            <text:p>0.0049427592</text:p>
          </table:table-cell>
          <table:table-cell office:value-type="float" office:value="0.0241421120632338" calcext:value-type="float">
            <text:p>0.0241421121</text:p>
          </table:table-cell>
          <table:table-cell office:value-type="float" office:value="0.869967581249253" calcext:value-type="float">
            <text:p>0.8699675812</text:p>
          </table:table-cell>
          <table:table-cell office:value-type="float" office:value="21.8860684402858" calcext:value-type="float">
            <text:p>21.8860684403</text:p>
          </table:table-cell>
          <table:table-cell office:value-type="float" office:value="1.73871929351542" calcext:value-type="float">
            <text:p>1.7387192935</text:p>
          </table:table-cell>
          <table:table-cell office:value-type="float" office:value="4.84180420217724" calcext:value-type="float">
            <text:p>4.8418042022</text:p>
          </table:table-cell>
        </table:table-row>
        <table:table-row table:style-name="ro1">
          <table:table-cell office:value-type="string" calcext:value-type="string">
            <text:p>s27446-3452-04-25-18-04n</text:p>
          </table:table-cell>
          <table:table-cell/>
          <table:table-cell office:value-type="float" office:value="6.06913193697091" calcext:value-type="float">
            <text:p>6.069131937</text:p>
          </table:table-cell>
          <table:table-cell office:value-type="float" office:value="0.305598355107257" calcext:value-type="float">
            <text:p>0.3055983551</text:p>
          </table:table-cell>
          <table:table-cell office:value-type="float" office:value="0.574663908235732" calcext:value-type="float">
            <text:p>0.5746639082</text:p>
          </table:table-cell>
          <table:table-cell office:value-type="float" office:value="0.00292002173510076" calcext:value-type="float">
            <text:p>0.0029200217</text:p>
          </table:table-cell>
          <table:table-cell office:value-type="float" office:value="0.0235916454395877" calcext:value-type="float">
            <text:p>0.0235916454</text:p>
          </table:table-cell>
          <table:table-cell office:value-type="float" office:value="0.373782301759575" calcext:value-type="float">
            <text:p>0.3737823018</text:p>
          </table:table-cell>
          <table:table-cell office:value-type="float" office:value="24.4948973641195" calcext:value-type="float">
            <text:p>24.4948973641</text:p>
          </table:table-cell>
          <table:table-cell office:value-type="float" office:value="0.81729945843557" calcext:value-type="float">
            <text:p>0.8172994584</text:p>
          </table:table-cell>
          <table:table-cell office:value-type="float" office:value="5.52502641638098" calcext:value-type="float">
            <text:p>5.5250264164</text:p>
          </table:table-cell>
        </table:table-row>
        <table:table-row table:style-name="ro1">
          <table:table-cell office:value-type="string" calcext:value-type="string">
            <text:p>s27542-3428-12-05-17-28n</text:p>
          </table:table-cell>
          <table:table-cell/>
          <table:table-cell office:value-type="float" office:value="6.0345809982497" calcext:value-type="float">
            <text:p>6.0345809982</text:p>
          </table:table-cell>
          <table:table-cell office:value-type="float" office:value="0.307770212017832" calcext:value-type="float">
            <text:p>0.307770212</text:p>
          </table:table-cell>
          <table:table-cell office:value-type="float" office:value="0.598498815910464" calcext:value-type="float">
            <text:p>0.5984988159</text:p>
          </table:table-cell>
          <table:table-cell office:value-type="float" office:value="0.00322189186790734" calcext:value-type="float">
            <text:p>0.0032218919</text:p>
          </table:table-cell>
          <table:table-cell office:value-type="float" office:value="0.0241762129209937" calcext:value-type="float">
            <text:p>0.0241762129</text:p>
          </table:table-cell>
          <table:table-cell office:value-type="float" office:value="0.328412326514179" calcext:value-type="float">
            <text:p>0.3284123265</text:p>
          </table:table-cell>
          <table:table-cell office:value-type="float" office:value="24.4948973929409" calcext:value-type="float">
            <text:p>24.4948973929</text:p>
          </table:table-cell>
          <table:table-cell office:value-type="float" office:value="0.691459697575322" calcext:value-type="float">
            <text:p>0.6914596976</text:p>
          </table:table-cell>
          <table:table-cell office:value-type="float" office:value="5.53206673273503" calcext:value-type="float">
            <text:p>5.5320667327</text:p>
          </table:table-cell>
        </table:table-row>
        <table:table-row table:style-name="ro1">
          <table:table-cell office:value-type="string" calcext:value-type="string">
            <text:p>s27551-2551-06-05-15-10n</text:p>
          </table:table-cell>
          <table:table-cell/>
          <table:table-cell office:value-type="float" office:value="5.83311604424116" calcext:value-type="float">
            <text:p>5.8331160442</text:p>
          </table:table-cell>
          <table:table-cell office:value-type="float" office:value="0.294200976099218" calcext:value-type="float">
            <text:p>0.2942009761</text:p>
          </table:table-cell>
          <table:table-cell office:value-type="float" office:value="0.582716072693562" calcext:value-type="float">
            <text:p>0.5827160727</text:p>
          </table:table-cell>
          <table:table-cell office:value-type="float" office:value="0.00319117331178299" calcext:value-type="float">
            <text:p>0.0031911733</text:p>
          </table:table-cell>
          <table:table-cell office:value-type="float" office:value="0.0237100500060535" calcext:value-type="float">
            <text:p>0.02371005</text:p>
          </table:table-cell>
          <table:table-cell office:value-type="float" office:value="0.535032123915935" calcext:value-type="float">
            <text:p>0.5350321239</text:p>
          </table:table-cell>
          <table:table-cell office:value-type="float" office:value="23.7697286167373" calcext:value-type="float">
            <text:p>23.7697286167</text:p>
          </table:table-cell>
          <table:table-cell office:value-type="float" office:value="1.0665056995732" calcext:value-type="float">
            <text:p>1.0665056996</text:p>
          </table:table-cell>
          <table:table-cell office:value-type="float" office:value="5.35319761076983" calcext:value-type="float">
            <text:p>5.3531976108</text:p>
          </table:table-cell>
        </table:table-row>
        <table:table-row table:style-name="ro1">
          <table:table-cell office:value-type="string" calcext:value-type="string">
            <text:p>s27551-2551-06-08-22-03n</text:p>
          </table:table-cell>
          <table:table-cell/>
          <table:table-cell office:value-type="float" office:value="5.86812842779168" calcext:value-type="float">
            <text:p>5.8681284278</text:p>
          </table:table-cell>
          <table:table-cell office:value-type="float" office:value="0.313337224245382" calcext:value-type="float">
            <text:p>0.3133372242</text:p>
          </table:table-cell>
          <table:table-cell office:value-type="float" office:value="0.665317237936848" calcext:value-type="float">
            <text:p>0.6653172379</text:p>
          </table:table-cell>
          <table:table-cell office:value-type="float" office:value="0.00422085581677913" calcext:value-type="float">
            <text:p>0.0042208558</text:p>
          </table:table-cell>
          <table:table-cell office:value-type="float" office:value="0.0268291369911597" calcext:value-type="float">
            <text:p>0.026829137</text:p>
          </table:table-cell>
          <table:table-cell office:value-type="float" office:value="1.04482896334519" calcext:value-type="float">
            <text:p>1.0448289633</text:p>
          </table:table-cell>
          <table:table-cell office:value-type="float" office:value="24.4335836969851" calcext:value-type="float">
            <text:p>24.433583697</text:p>
          </table:table-cell>
          <table:table-cell office:value-type="float" office:value="2.0485787758133" calcext:value-type="float">
            <text:p>2.0485787758</text:p>
          </table:table-cell>
          <table:table-cell office:value-type="float" office:value="5.4157250181999" calcext:value-type="float">
            <text:p>5.4157250182</text:p>
          </table:table-cell>
        </table:table-row>
        <table:table-row table:style-name="ro1">
          <table:table-cell office:value-type="string" calcext:value-type="string">
            <text:p>s27585-2988-07-31-12-42n</text:p>
          </table:table-cell>
          <table:table-cell/>
          <table:table-cell office:value-type="float" office:value="4.10823457811014" calcext:value-type="float">
            <text:p>4.1082345781</text:p>
          </table:table-cell>
          <table:table-cell office:value-type="float" office:value="0.213578826790903" calcext:value-type="float">
            <text:p>0.2135788268</text:p>
          </table:table-cell>
          <table:table-cell office:value-type="float" office:value="0.43474790476066" calcext:value-type="float">
            <text:p>0.4347479048</text:p>
          </table:table-cell>
          <table:table-cell office:value-type="float" office:value="0.00247135639529477" calcext:value-type="float">
            <text:p>0.0024713564</text:p>
          </table:table-cell>
          <table:table-cell office:value-type="float" office:value="0.0175102546338841" calcext:value-type="float">
            <text:p>0.0175102546</text:p>
          </table:table-cell>
          <table:table-cell office:value-type="float" office:value="0.510072239886645" calcext:value-type="float">
            <text:p>0.5100722399</text:p>
          </table:table-cell>
          <table:table-cell office:value-type="float" office:value="16.9410746287729" calcext:value-type="float">
            <text:p>16.9410746288</text:p>
          </table:table-cell>
          <table:table-cell office:value-type="float" office:value="0.996898625344467" calcext:value-type="float">
            <text:p>0.9968986253</text:p>
          </table:table-cell>
          <table:table-cell office:value-type="float" office:value="3.8051847762543" calcext:value-type="float">
            <text:p>3.8051847763</text:p>
          </table:table-cell>
        </table:table-row>
        <table:table-row table:style-name="ro1">
          <table:table-cell office:value-type="string" calcext:value-type="string">
            <text:p>s27585-2988-08-06-17-42n</text:p>
          </table:table-cell>
          <table:table-cell/>
          <table:table-cell office:value-type="float" office:value="5.56713287453877" calcext:value-type="float">
            <text:p>5.5671328745</text:p>
          </table:table-cell>
          <table:table-cell office:value-type="float" office:value="0.29346196743702" calcext:value-type="float">
            <text:p>0.2934619674</text:p>
          </table:table-cell>
          <table:table-cell office:value-type="float" office:value="0.633257171597823" calcext:value-type="float">
            <text:p>0.6332571716</text:p>
          </table:table-cell>
          <table:table-cell office:value-type="float" office:value="0.00456630486863827" calcext:value-type="float">
            <text:p>0.0045663049</text:p>
          </table:table-cell>
          <table:table-cell office:value-type="float" office:value="0.0255608938609336" calcext:value-type="float">
            <text:p>0.0255608939</text:p>
          </table:table-cell>
          <table:table-cell office:value-type="float" office:value="0.995037121745904" calcext:value-type="float">
            <text:p>0.9950371217</text:p>
          </table:table-cell>
          <table:table-cell office:value-type="float" office:value="23.3023603782919" calcext:value-type="float">
            <text:p>23.3023603783</text:p>
          </table:table-cell>
          <table:table-cell office:value-type="float" office:value="1.95752741683441" calcext:value-type="float">
            <text:p>1.9575274168</text:p>
          </table:table-cell>
          <table:table-cell office:value-type="float" office:value="5.16387849730967" calcext:value-type="float">
            <text:p>5.1638784973</text:p>
          </table:table-cell>
        </table:table-row>
        <table:table-row table:style-name="ro1">
          <table:table-cell office:value-type="string" calcext:value-type="string">
            <text:p>s27648-2573-06-11-11-47n</text:p>
          </table:table-cell>
          <table:table-cell/>
          <table:table-cell office:value-type="float" office:value="3.66586055134553" calcext:value-type="float">
            <text:p>3.6658605513</text:p>
          </table:table-cell>
          <table:table-cell office:value-type="float" office:value="0.165302236242242" calcext:value-type="float">
            <text:p>0.1653022362</text:p>
          </table:table-cell>
          <table:table-cell office:value-type="float" office:value="0.352467701236607" calcext:value-type="float">
            <text:p>0.3524677012</text:p>
          </table:table-cell>
          <table:table-cell office:value-type="float" office:value="0.00429541290355127" calcext:value-type="float">
            <text:p>0.0042954129</text:p>
          </table:table-cell>
          <table:table-cell office:value-type="float" office:value="0.0139272723449062" calcext:value-type="float">
            <text:p>0.0139272723</text:p>
          </table:table-cell>
          <table:table-cell office:value-type="float" office:value="0.944374226538331" calcext:value-type="float">
            <text:p>0.9443742265</text:p>
          </table:table-cell>
          <table:table-cell office:value-type="float" office:value="15.5563504837315" calcext:value-type="float">
            <text:p>15.5563504837</text:p>
          </table:table-cell>
          <table:table-cell office:value-type="float" office:value="1.84569178597118" calcext:value-type="float">
            <text:p>1.845691786</text:p>
          </table:table-cell>
          <table:table-cell office:value-type="float" office:value="3.52172713624248" calcext:value-type="float">
            <text:p>3.5217271362</text:p>
          </table:table-cell>
        </table:table-row>
        <table:table-row table:style-name="ro1">
          <table:table-cell office:value-type="string" calcext:value-type="string">
            <text:p>s27687-3480-09-24-18-22n</text:p>
          </table:table-cell>
          <table:table-cell/>
          <table:table-cell office:value-type="float" office:value="5.03222956180338" calcext:value-type="float">
            <text:p>5.0322295618</text:p>
          </table:table-cell>
          <table:table-cell office:value-type="float" office:value="0.267552104120157" calcext:value-type="float">
            <text:p>0.2675521041</text:p>
          </table:table-cell>
          <table:table-cell office:value-type="float" office:value="0.544774021799482" calcext:value-type="float">
            <text:p>0.5447740218</text:p>
          </table:table-cell>
          <table:table-cell office:value-type="float" office:value="0.00319365756187425" calcext:value-type="float">
            <text:p>0.0031936576</text:p>
          </table:table-cell>
          <table:table-cell office:value-type="float" office:value="0.0217969512236893" calcext:value-type="float">
            <text:p>0.0217969512</text:p>
          </table:table-cell>
          <table:table-cell office:value-type="float" office:value="0.624058943218839" calcext:value-type="float">
            <text:p>0.6240589432</text:p>
          </table:table-cell>
          <table:table-cell office:value-type="float" office:value="20.7364412369551" calcext:value-type="float">
            <text:p>20.736441237</text:p>
          </table:table-cell>
          <table:table-cell office:value-type="float" office:value="1.2196687023109" calcext:value-type="float">
            <text:p>1.2196687023</text:p>
          </table:table-cell>
          <table:table-cell office:value-type="float" office:value="4.64280867030009" calcext:value-type="float">
            <text:p>4.6428086703</text:p>
          </table:table-cell>
        </table:table-row>
        <table:table-row table:style-name="ro1">
          <table:table-cell office:value-type="string" calcext:value-type="string">
            <text:p>s27845-3347-01-04-22-12n</text:p>
          </table:table-cell>
          <table:table-cell/>
          <table:table-cell office:value-type="float" office:value="5.25845913424625" calcext:value-type="float">
            <text:p>5.2584591342</text:p>
          </table:table-cell>
          <table:table-cell office:value-type="float" office:value="0.291581177126676" calcext:value-type="float">
            <text:p>0.2915811771</text:p>
          </table:table-cell>
          <table:table-cell office:value-type="float" office:value="0.627998372514769" calcext:value-type="float">
            <text:p>0.6279983725</text:p>
          </table:table-cell>
          <table:table-cell office:value-type="float" office:value="0.00478759179623439" calcext:value-type="float">
            <text:p>0.0047875918</text:p>
          </table:table-cell>
          <table:table-cell office:value-type="float" office:value="0.0255933613164707" calcext:value-type="float">
            <text:p>0.0255933613</text:p>
          </table:table-cell>
          <table:table-cell office:value-type="float" office:value="1.08577450969383" calcext:value-type="float">
            <text:p>1.0857745097</text:p>
          </table:table-cell>
          <table:table-cell office:value-type="float" office:value="22.181073322877" calcext:value-type="float">
            <text:p>22.1810733229</text:p>
          </table:table-cell>
          <table:table-cell office:value-type="float" office:value="2.12205409923263" calcext:value-type="float">
            <text:p>2.1220540992</text:p>
          </table:table-cell>
          <table:table-cell office:value-type="float" office:value="4.87514654849735" calcext:value-type="float">
            <text:p>4.8751465485</text:p>
          </table:table-cell>
        </table:table-row>
        <table:table-row table:style-name="ro1">
          <table:table-cell office:value-type="string" calcext:value-type="string">
            <text:p>s27887-3442-02-21-13-18n</text:p>
          </table:table-cell>
          <table:table-cell/>
          <table:table-cell office:value-type="float" office:value="5.82132579770752" calcext:value-type="float">
            <text:p>5.8213257977</text:p>
          </table:table-cell>
          <table:table-cell office:value-type="float" office:value="0.310447010215103" calcext:value-type="float">
            <text:p>0.3104470102</text:p>
          </table:table-cell>
          <table:table-cell office:value-type="float" office:value="0.629042575024835" calcext:value-type="float">
            <text:p>0.629042575</text:p>
          </table:table-cell>
          <table:table-cell office:value-type="float" office:value="0.00768421620593918" calcext:value-type="float">
            <text:p>0.0076842162</text:p>
          </table:table-cell>
          <table:table-cell office:value-type="float" office:value="0.0247987568951735" calcext:value-type="float">
            <text:p>0.0247987569</text:p>
          </table:table-cell>
          <table:table-cell office:value-type="float" office:value="0.385632508075803" calcext:value-type="float">
            <text:p>0.3856325081</text:p>
          </table:table-cell>
          <table:table-cell office:value-type="float" office:value="23.8746727272357" calcext:value-type="float">
            <text:p>23.8746727272</text:p>
          </table:table-cell>
          <table:table-cell office:value-type="float" office:value="0.753684929154006" calcext:value-type="float">
            <text:p>0.7536849292</text:p>
          </table:table-cell>
          <table:table-cell office:value-type="float" office:value="5.37787700258398" calcext:value-type="float">
            <text:p>5.3778770026</text:p>
          </table:table-cell>
        </table:table-row>
        <table:table-row table:style-name="ro1">
          <table:table-cell office:value-type="string" calcext:value-type="string">
            <text:p>s28044-2706-12-20-00-19n</text:p>
          </table:table-cell>
          <table:table-cell/>
          <table:table-cell office:value-type="float" office:value="4.5450576543854" calcext:value-type="float">
            <text:p>4.5450576544</text:p>
          </table:table-cell>
          <table:table-cell office:value-type="float" office:value="0.235477588679516" calcext:value-type="float">
            <text:p>0.2354775887</text:p>
          </table:table-cell>
          <table:table-cell office:value-type="float" office:value="0.513961844861294" calcext:value-type="float">
            <text:p>0.5139618449</text:p>
          </table:table-cell>
          <table:table-cell office:value-type="float" office:value="0.00436071778815681" calcext:value-type="float">
            <text:p>0.0043607178</text:p>
          </table:table-cell>
          <table:table-cell office:value-type="float" office:value="0.0206338698737374" calcext:value-type="float">
            <text:p>0.0206338699</text:p>
          </table:table-cell>
          <table:table-cell office:value-type="float" office:value="0.919743266400335" calcext:value-type="float">
            <text:p>0.9197432664</text:p>
          </table:table-cell>
          <table:table-cell office:value-type="float" office:value="19.1572442306629" calcext:value-type="float">
            <text:p>19.1572442307</text:p>
          </table:table-cell>
          <table:table-cell office:value-type="float" office:value="1.7975569533461" calcext:value-type="float">
            <text:p>1.7975569533</text:p>
          </table:table-cell>
          <table:table-cell office:value-type="float" office:value="4.25631121977538" calcext:value-type="float">
            <text:p>4.2563112198</text:p>
          </table:table-cell>
        </table:table-row>
        <table:table-row table:style-name="ro1">
          <table:table-cell office:value-type="string" calcext:value-type="string">
            <text:p>s28048-3442-03-02-14-30n</text:p>
          </table:table-cell>
          <table:table-cell/>
          <table:table-cell office:value-type="float" office:value="3.49469185101747" calcext:value-type="float">
            <text:p>3.494691851</text:p>
          </table:table-cell>
          <table:table-cell office:value-type="float" office:value="0.183545043048517" calcext:value-type="float">
            <text:p>0.183545043</text:p>
          </table:table-cell>
          <table:table-cell office:value-type="float" office:value="0.39004132599095" calcext:value-type="float">
            <text:p>0.390041326</text:p>
          </table:table-cell>
          <table:table-cell office:value-type="float" office:value="0.00224828854072325" calcext:value-type="float">
            <text:p>0.0022482885</text:p>
          </table:table-cell>
          <table:table-cell office:value-type="float" office:value="0.0153843622282281" calcext:value-type="float">
            <text:p>0.0153843622</text:p>
          </table:table-cell>
          <table:table-cell office:value-type="float" office:value="0.52556696848271" calcext:value-type="float">
            <text:p>0.5255669685</text:p>
          </table:table-cell>
          <table:table-cell office:value-type="float" office:value="14.5258390282529" calcext:value-type="float">
            <text:p>14.5258390283</text:p>
          </table:table-cell>
          <table:table-cell office:value-type="float" office:value="1.0271640972855" calcext:value-type="float">
            <text:p>1.0271640973</text:p>
          </table:table-cell>
          <table:table-cell office:value-type="float" office:value="3.24447594225173" calcext:value-type="float">
            <text:p>3.2444759423</text:p>
          </table:table-cell>
        </table:table-row>
        <table:table-row table:style-name="ro1">
          <table:table-cell office:value-type="string" calcext:value-type="string">
            <text:p>s28075-3395-05-18-16-21n</text:p>
          </table:table-cell>
          <table:table-cell/>
          <table:table-cell office:value-type="float" office:value="6.01149917595309" calcext:value-type="float">
            <text:p>6.011499176</text:p>
          </table:table-cell>
          <table:table-cell office:value-type="float" office:value="0.304726440172691" calcext:value-type="float">
            <text:p>0.3047264402</text:p>
          </table:table-cell>
          <table:table-cell office:value-type="float" office:value="0.589756473807486" calcext:value-type="float">
            <text:p>0.5897564738</text:p>
          </table:table-cell>
          <table:table-cell office:value-type="float" office:value="0.00314368275229876" calcext:value-type="float">
            <text:p>0.0031436828</text:p>
          </table:table-cell>
          <table:table-cell office:value-type="float" office:value="0.0238371204603263" calcext:value-type="float">
            <text:p>0.0238371205</text:p>
          </table:table-cell>
          <table:table-cell office:value-type="float" office:value="0.328544617610536" calcext:value-type="float">
            <text:p>0.3285446176</text:p>
          </table:table-cell>
          <table:table-cell office:value-type="float" office:value="24.3310501333703" calcext:value-type="float">
            <text:p>24.3310501334</text:p>
          </table:table-cell>
          <table:table-cell office:value-type="float" office:value="0.642726331118375" calcext:value-type="float">
            <text:p>0.6427263311</text:p>
          </table:table-cell>
          <table:table-cell office:value-type="float" office:value="5.48756210839924" calcext:value-type="float">
            <text:p>5.4875621084</text:p>
          </table:table-cell>
        </table:table-row>
        <table:table-row table:style-name="ro1">
          <table:table-cell office:value-type="string" calcext:value-type="string">
            <text:p>s28075-3395-05-19-11-41n</text:p>
          </table:table-cell>
          <table:table-cell/>
          <table:table-cell office:value-type="float" office:value="5.87998853749577" calcext:value-type="float">
            <text:p>5.8799885375</text:p>
          </table:table-cell>
          <table:table-cell office:value-type="float" office:value="0.300574935569834" calcext:value-type="float">
            <text:p>0.3005749356</text:p>
          </table:table-cell>
          <table:table-cell office:value-type="float" office:value="0.593083542329548" calcext:value-type="float">
            <text:p>0.5930835423</text:p>
          </table:table-cell>
          <table:table-cell office:value-type="float" office:value="0.00319302795172951" calcext:value-type="float">
            <text:p>0.003193028</text:p>
          </table:table-cell>
          <table:table-cell office:value-type="float" office:value="0.024112749149848" calcext:value-type="float">
            <text:p>0.0241127491</text:p>
          </table:table-cell>
          <table:table-cell office:value-type="float" office:value="0.562377402564634" calcext:value-type="float">
            <text:p>0.5623774026</text:p>
          </table:table-cell>
          <table:table-cell office:value-type="float" office:value="23.9582973910621" calcext:value-type="float">
            <text:p>23.9582973911</text:p>
          </table:table-cell>
          <table:table-cell office:value-type="float" office:value="1.09911428570206" calcext:value-type="float">
            <text:p>1.0991142857</text:p>
          </table:table-cell>
          <table:table-cell office:value-type="float" office:value="5.37784630033018" calcext:value-type="float">
            <text:p>5.3778463003</text:p>
          </table:table-cell>
        </table:table-row>
        <table:table-row table:style-name="ro1">
          <table:table-cell office:value-type="string" calcext:value-type="string">
            <text:p>s28077-2900-04-27-13-49n</text:p>
          </table:table-cell>
          <table:table-cell/>
          <table:table-cell office:value-type="float" office:value="6.00897690638558" calcext:value-type="float">
            <text:p>6.0089769064</text:p>
          </table:table-cell>
          <table:table-cell office:value-type="float" office:value="0.299442943432962" calcext:value-type="float">
            <text:p>0.2994429434</text:p>
          </table:table-cell>
          <table:table-cell office:value-type="float" office:value="0.571710716220549" calcext:value-type="float">
            <text:p>0.5717107162</text:p>
          </table:table-cell>
          <table:table-cell office:value-type="float" office:value="0.00292727461447765" calcext:value-type="float">
            <text:p>0.0029272746</text:p>
          </table:table-cell>
          <table:table-cell office:value-type="float" office:value="0.023391047256059" calcext:value-type="float">
            <text:p>0.0233910473</text:p>
          </table:table-cell>
          <table:table-cell office:value-type="float" office:value="0.327530658310687" calcext:value-type="float">
            <text:p>0.3275306583</text:p>
          </table:table-cell>
          <table:table-cell office:value-type="float" office:value="24.2487111191982" calcext:value-type="float">
            <text:p>24.2487111192</text:p>
          </table:table-cell>
          <table:table-cell office:value-type="float" office:value="0.653510657980745" calcext:value-type="float">
            <text:p>0.653510658</text:p>
          </table:table-cell>
          <table:table-cell office:value-type="float" office:value="5.46843836042593" calcext:value-type="float">
            <text:p>5.4684383604</text:p>
          </table:table-cell>
        </table:table-row>
        <table:table-row table:style-name="ro1">
          <table:table-cell office:value-type="string" calcext:value-type="string">
            <text:p>s28079-2666-02-28-22-19n</text:p>
          </table:table-cell>
          <table:table-cell/>
          <table:table-cell office:value-type="float" office:value="5.7194137365912" calcext:value-type="float">
            <text:p>5.7194137366</text:p>
          </table:table-cell>
          <table:table-cell office:value-type="float" office:value="0.296684051897249" calcext:value-type="float">
            <text:p>0.2966840519</text:p>
          </table:table-cell>
          <table:table-cell office:value-type="float" office:value="0.568793726687423" calcext:value-type="float">
            <text:p>0.5687937267</text:p>
          </table:table-cell>
          <table:table-cell office:value-type="float" office:value="0.00297917166800305" calcext:value-type="float">
            <text:p>0.0029791717</text:p>
          </table:table-cell>
          <table:table-cell office:value-type="float" office:value="0.0230987987074587" calcext:value-type="float">
            <text:p>0.0230987987</text:p>
          </table:table-cell>
          <table:table-cell office:value-type="float" office:value="0.33234729083891" calcext:value-type="float">
            <text:p>0.3323472908</text:p>
          </table:table-cell>
          <table:table-cell office:value-type="float" office:value="23.1732604298728" calcext:value-type="float">
            <text:p>23.1732604299</text:p>
          </table:table-cell>
          <table:table-cell office:value-type="float" office:value="0.64954409900485" calcext:value-type="float">
            <text:p>0.649544099</text:p>
          </table:table-cell>
          <table:table-cell office:value-type="float" office:value="5.21761409873206" calcext:value-type="float">
            <text:p>5.2176140987</text:p>
          </table:table-cell>
        </table:table-row>
        <table:table-row table:style-name="ro1">
          <table:table-cell office:value-type="string" calcext:value-type="string">
            <text:p>s28187-2661-05-06-14-12n</text:p>
          </table:table-cell>
          <table:table-cell/>
          <table:table-cell office:value-type="float" office:value="5.47375304449106" calcext:value-type="float">
            <text:p>5.4737530445</text:p>
          </table:table-cell>
          <table:table-cell office:value-type="float" office:value="0.287142488147179" calcext:value-type="float">
            <text:p>0.2871424881</text:p>
          </table:table-cell>
          <table:table-cell office:value-type="float" office:value="0.567114617571039" calcext:value-type="float">
            <text:p>0.5671146176</text:p>
          </table:table-cell>
          <table:table-cell office:value-type="float" office:value="0.00315144192301069" calcext:value-type="float">
            <text:p>0.0031514419</text:p>
          </table:table-cell>
          <table:table-cell office:value-type="float" office:value="0.0228083159759885" calcext:value-type="float">
            <text:p>0.022808316</text:p>
          </table:table-cell>
          <table:table-cell office:value-type="float" office:value="0.479286651646125" calcext:value-type="float">
            <text:p>0.4792866516</text:p>
          </table:table-cell>
          <table:table-cell office:value-type="float" office:value="22.3159135818398" calcext:value-type="float">
            <text:p>22.3159135818</text:p>
          </table:table-cell>
          <table:table-cell office:value-type="float" office:value="0.949685404733398" calcext:value-type="float">
            <text:p>0.9496854047</text:p>
          </table:table-cell>
          <table:table-cell office:value-type="float" office:value="5.01645274514254" calcext:value-type="float">
            <text:p>5.0164527451</text:p>
          </table:table-cell>
        </table:table-row>
        <table:table-row table:style-name="ro1">
          <table:table-cell office:value-type="string" calcext:value-type="string">
            <text:p>s28189-2716-05-23-13-16n</text:p>
          </table:table-cell>
          <table:table-cell/>
          <table:table-cell office:value-type="float" office:value="5.61975729570807" calcext:value-type="float">
            <text:p>5.6197572957</text:p>
          </table:table-cell>
          <table:table-cell office:value-type="float" office:value="0.28838098980272" calcext:value-type="float">
            <text:p>0.2883809898</text:p>
          </table:table-cell>
          <table:table-cell office:value-type="float" office:value="0.559017033072293" calcext:value-type="float">
            <text:p>0.5590170331</text:p>
          </table:table-cell>
          <table:table-cell office:value-type="float" office:value="0.00288005913859397" calcext:value-type="float">
            <text:p>0.0028800591</text:p>
          </table:table-cell>
          <table:table-cell office:value-type="float" office:value="0.0226267677031647" calcext:value-type="float">
            <text:p>0.0226267677</text:p>
          </table:table-cell>
          <table:table-cell office:value-type="float" office:value="0.388123630413217" calcext:value-type="float">
            <text:p>0.3881236304</text:p>
          </table:table-cell>
          <table:table-cell office:value-type="float" office:value="22.8035084816529" calcext:value-type="float">
            <text:p>22.8035084817</text:p>
          </table:table-cell>
          <table:table-cell office:value-type="float" office:value="0.758554974427877" calcext:value-type="float">
            <text:p>0.7585549744</text:p>
          </table:table-cell>
          <table:table-cell office:value-type="float" office:value="5.14028462108185" calcext:value-type="float">
            <text:p>5.1402846211</text:p>
          </table:table-cell>
        </table:table-row>
        <table:table-row table:style-name="ro1">
          <table:table-cell office:value-type="string" calcext:value-type="string">
            <text:p>s28354-3023-09-30-15-32n</text:p>
          </table:table-cell>
          <table:table-cell/>
          <table:table-cell office:value-type="float" office:value="3.21266105626396" calcext:value-type="float">
            <text:p>3.2126610563</text:p>
          </table:table-cell>
          <table:table-cell office:value-type="float" office:value="0.171058661877616" calcext:value-type="float">
            <text:p>0.1710586619</text:p>
          </table:table-cell>
          <table:table-cell office:value-type="float" office:value="0.39705724600927" calcext:value-type="float">
            <text:p>0.397057246</text:p>
          </table:table-cell>
          <table:table-cell office:value-type="float" office:value="0.00312208243121241" calcext:value-type="float">
            <text:p>0.0031220824</text:p>
          </table:table-cell>
          <table:table-cell office:value-type="float" office:value="0.0156684270366007" calcext:value-type="float">
            <text:p>0.015668427</text:p>
          </table:table-cell>
          <table:table-cell office:value-type="float" office:value="0.613024302211556" calcext:value-type="float">
            <text:p>0.6130243022</text:p>
          </table:table-cell>
          <table:table-cell office:value-type="float" office:value="13.747726800054" calcext:value-type="float">
            <text:p>13.7477268001</text:p>
          </table:table-cell>
          <table:table-cell office:value-type="float" office:value="1.198101616009" calcext:value-type="float">
            <text:p>1.198101616</text:p>
          </table:table-cell>
          <table:table-cell office:value-type="float" office:value="3.03259729207456" calcext:value-type="float">
            <text:p>3.0325972921</text:p>
          </table:table-cell>
        </table:table-row>
        <table:table-row table:style-name="ro1">
          <table:table-cell office:value-type="string" calcext:value-type="string">
            <text:p>s28354-3023-09-30-19-38n</text:p>
          </table:table-cell>
          <table:table-cell/>
          <table:table-cell office:value-type="float" office:value="3.27171852624494" calcext:value-type="float">
            <text:p>3.2717185262</text:p>
          </table:table-cell>
          <table:table-cell office:value-type="float" office:value="0.178879369886338" calcext:value-type="float">
            <text:p>0.1788793699</text:p>
          </table:table-cell>
          <table:table-cell office:value-type="float" office:value="0.420435507927552" calcext:value-type="float">
            <text:p>0.4204355079</text:p>
          </table:table-cell>
          <table:table-cell office:value-type="float" office:value="0.00276609483323846" calcext:value-type="float">
            <text:p>0.0027660948</text:p>
          </table:table-cell>
          <table:table-cell office:value-type="float" office:value="0.0164080239621792" calcext:value-type="float">
            <text:p>0.016408024</text:p>
          </table:table-cell>
          <table:table-cell office:value-type="float" office:value="0.79571583114233" calcext:value-type="float">
            <text:p>0.7957158311</text:p>
          </table:table-cell>
          <table:table-cell office:value-type="float" office:value="14.1774476091954" calcext:value-type="float">
            <text:p>14.1774476092</text:p>
          </table:table-cell>
          <table:table-cell office:value-type="float" office:value="1.55515905793759" calcext:value-type="float">
            <text:p>1.5551590579</text:p>
          </table:table-cell>
          <table:table-cell office:value-type="float" office:value="3.11665701248477" calcext:value-type="float">
            <text:p>3.1166570125</text:p>
          </table:table-cell>
        </table:table-row>
        <table:table-row table:style-name="ro1">
          <table:table-cell office:value-type="string" calcext:value-type="string">
            <text:p>s28364-2717-10-02-04-39n</text:p>
          </table:table-cell>
          <table:table-cell/>
          <table:table-cell office:value-type="float" office:value="1.24068885878588" calcext:value-type="float">
            <text:p>1.2406888588</text:p>
          </table:table-cell>
          <table:table-cell office:value-type="float" office:value="0.0653757122165315" calcext:value-type="float">
            <text:p>0.0653757122</text:p>
          </table:table-cell>
          <table:table-cell office:value-type="float" office:value="0.157430929714647" calcext:value-type="float">
            <text:p>0.1574309297</text:p>
          </table:table-cell>
          <table:table-cell office:value-type="float" office:value="0.00106023128295547" calcext:value-type="float">
            <text:p>0.0010602313</text:p>
          </table:table-cell>
          <table:table-cell office:value-type="float" office:value="0.00595273786770034" calcext:value-type="float">
            <text:p>0.0059527379</text:p>
          </table:table-cell>
          <table:table-cell office:value-type="float" office:value="0.351206276364749" calcext:value-type="float">
            <text:p>0.3512062764</text:p>
          </table:table-cell>
          <table:table-cell office:value-type="float" office:value="5.38516255514317" calcext:value-type="float">
            <text:p>5.3851625551</text:p>
          </table:table-cell>
          <table:table-cell office:value-type="float" office:value="0.686401641765866" calcext:value-type="float">
            <text:p>0.6864016418</text:p>
          </table:table-cell>
          <table:table-cell office:value-type="float" office:value="1.18110615553693" calcext:value-type="float">
            <text:p>1.1811061555</text:p>
          </table:table-cell>
        </table:table-row>
        <table:table-row table:style-name="ro1">
          <table:table-cell office:value-type="string" calcext:value-type="string">
            <text:p>s28499-3345-05-04-12-46n</text:p>
          </table:table-cell>
          <table:table-cell/>
          <table:table-cell office:value-type="float" office:value="5.6986893160008" calcext:value-type="float">
            <text:p>5.698689316</text:p>
          </table:table-cell>
          <table:table-cell office:value-type="float" office:value="0.282936700946339" calcext:value-type="float">
            <text:p>0.2829367009</text:p>
          </table:table-cell>
          <table:table-cell office:value-type="float" office:value="0.563047643398352" calcext:value-type="float">
            <text:p>0.5630476434</text:p>
          </table:table-cell>
          <table:table-cell office:value-type="float" office:value="0.00300055622443083" calcext:value-type="float">
            <text:p>0.0030005562</text:p>
          </table:table-cell>
          <table:table-cell office:value-type="float" office:value="0.0228100348378812" calcext:value-type="float">
            <text:p>0.0228100348</text:p>
          </table:table-cell>
          <table:table-cell office:value-type="float" office:value="0.488384784158536" calcext:value-type="float">
            <text:p>0.4883847842</text:p>
          </table:table-cell>
          <table:table-cell office:value-type="float" office:value="23.2379000126684" calcext:value-type="float">
            <text:p>23.2379000127</text:p>
          </table:table-cell>
          <table:table-cell office:value-type="float" office:value="0.976767885301561" calcext:value-type="float">
            <text:p>0.9767678853</text:p>
          </table:table-cell>
          <table:table-cell office:value-type="float" office:value="5.24862004818387" calcext:value-type="float">
            <text:p>5.2486200482</text:p>
          </table:table-cell>
        </table:table-row>
        <table:table-row table:style-name="ro1">
          <table:table-cell office:value-type="string" calcext:value-type="string">
            <text:p>s28507-2894-04-19-17-09n</text:p>
          </table:table-cell>
          <table:table-cell/>
          <table:table-cell office:value-type="float" office:value="5.83999649530506" calcext:value-type="float">
            <text:p>5.8399964953</text:p>
          </table:table-cell>
          <table:table-cell office:value-type="float" office:value="0.297963701297519" calcext:value-type="float">
            <text:p>0.2979637013</text:p>
          </table:table-cell>
          <table:table-cell office:value-type="float" office:value="0.585347334973754" calcext:value-type="float">
            <text:p>0.585347335</text:p>
          </table:table-cell>
          <table:table-cell office:value-type="float" office:value="0.00311792382945859" calcext:value-type="float">
            <text:p>0.0031179238</text:p>
          </table:table-cell>
          <table:table-cell office:value-type="float" office:value="0.0237203551218852" calcext:value-type="float">
            <text:p>0.0237203551</text:p>
          </table:table-cell>
          <table:table-cell office:value-type="float" office:value="0.485571218854193" calcext:value-type="float">
            <text:p>0.4855712189</text:p>
          </table:table-cell>
          <table:table-cell office:value-type="float" office:value="23.7907547575749" calcext:value-type="float">
            <text:p>23.7907547576</text:p>
          </table:table-cell>
          <table:table-cell office:value-type="float" office:value="0.981448844239264" calcext:value-type="float">
            <text:p>0.9814488442</text:p>
          </table:table-cell>
          <table:table-cell office:value-type="float" office:value="5.36453586102797" calcext:value-type="float">
            <text:p>5.364535861</text:p>
          </table:table-cell>
        </table:table-row>
        <table:table-row table:style-name="ro1">
          <table:table-cell office:value-type="string" calcext:value-type="string">
            <text:p>s28510-3113-03-03-13-15n</text:p>
          </table:table-cell>
          <table:table-cell/>
          <table:table-cell office:value-type="float" office:value="5.79271139130347" calcext:value-type="float">
            <text:p>5.7927113913</text:p>
          </table:table-cell>
          <table:table-cell office:value-type="float" office:value="0.302114462842071" calcext:value-type="float">
            <text:p>0.3021144628</text:p>
          </table:table-cell>
          <table:table-cell office:value-type="float" office:value="0.61803779157469" calcext:value-type="float">
            <text:p>0.6180377916</text:p>
          </table:table-cell>
          <table:table-cell office:value-type="float" office:value="0.00398337149199236" calcext:value-type="float">
            <text:p>0.0039833715</text:p>
          </table:table-cell>
          <table:table-cell office:value-type="float" office:value="0.0242130465651597" calcext:value-type="float">
            <text:p>0.0242130466</text:p>
          </table:table-cell>
          <table:table-cell office:value-type="float" office:value="0.412840811657549" calcext:value-type="float">
            <text:p>0.4128408117</text:p>
          </table:table-cell>
          <table:table-cell office:value-type="float" office:value="23.7697284591592" calcext:value-type="float">
            <text:p>23.7697284592</text:p>
          </table:table-cell>
          <table:table-cell office:value-type="float" office:value="0.807364695504747" calcext:value-type="float">
            <text:p>0.8073646955</text:p>
          </table:table-cell>
          <table:table-cell office:value-type="float" office:value="5.36611483031165" calcext:value-type="float">
            <text:p>5.3661148303</text:p>
          </table:table-cell>
        </table:table-row>
        <table:table-row table:style-name="ro1">
          <table:table-cell office:value-type="string" calcext:value-type="string">
            <text:p>s28611-3018-03-06-18-24n</text:p>
          </table:table-cell>
          <table:table-cell/>
          <table:table-cell office:value-type="float" office:value="6.01435205400427" calcext:value-type="float">
            <text:p>6.014352054</text:p>
          </table:table-cell>
          <table:table-cell office:value-type="float" office:value="0.306173460142078" calcext:value-type="float">
            <text:p>0.3061734601</text:p>
          </table:table-cell>
          <table:table-cell office:value-type="float" office:value="0.589745446933802" calcext:value-type="float">
            <text:p>0.5897454469</text:p>
          </table:table-cell>
          <table:table-cell office:value-type="float" office:value="0.00316317182461022" calcext:value-type="float">
            <text:p>0.0031631718</text:p>
          </table:table-cell>
          <table:table-cell office:value-type="float" office:value="0.0239311779432018" calcext:value-type="float">
            <text:p>0.0239311779</text:p>
          </table:table-cell>
          <table:table-cell office:value-type="float" office:value="0.335461664970044" calcext:value-type="float">
            <text:p>0.335461665</text:p>
          </table:table-cell>
          <table:table-cell office:value-type="float" office:value="24.3515911956809" calcext:value-type="float">
            <text:p>24.3515911957</text:p>
          </table:table-cell>
          <table:table-cell office:value-type="float" office:value="0.652977391360334" calcext:value-type="float">
            <text:p>0.6529773914</text:p>
          </table:table-cell>
          <table:table-cell office:value-type="float" office:value="5.49136680935267" calcext:value-type="float">
            <text:p>5.4913668094</text:p>
          </table:table-cell>
        </table:table-row>
        <table:table-row table:style-name="ro1">
          <table:table-cell office:value-type="string" calcext:value-type="string">
            <text:p>s28698-3091-07-19-18-22n</text:p>
          </table:table-cell>
          <table:table-cell/>
          <table:table-cell office:value-type="float" office:value="1.8036553902057" calcext:value-type="float">
            <text:p>1.8036553902</text:p>
          </table:table-cell>
          <table:table-cell office:value-type="float" office:value="0.0855630833614038" calcext:value-type="float">
            <text:p>0.0855630834</text:p>
          </table:table-cell>
          <table:table-cell office:value-type="float" office:value="0.193865738618527" calcext:value-type="float">
            <text:p>0.1938657386</text:p>
          </table:table-cell>
          <table:table-cell office:value-type="float" office:value="0.00119277741963764" calcext:value-type="float">
            <text:p>0.0011927774</text:p>
          </table:table-cell>
          <table:table-cell office:value-type="float" office:value="0.00777811750481592" calcext:value-type="float">
            <text:p>0.0077781175</text:p>
          </table:table-cell>
          <table:table-cell office:value-type="float" office:value="0.501631616135063" calcext:value-type="float">
            <text:p>0.5016316161</text:p>
          </table:table-cell>
          <table:table-cell office:value-type="float" office:value="7.68114707813389" calcext:value-type="float">
            <text:p>7.6811470781</text:p>
          </table:table-cell>
          <table:table-cell office:value-type="float" office:value="0.980396145321074" calcext:value-type="float">
            <text:p>0.9803961453</text:p>
          </table:table-cell>
          <table:table-cell office:value-type="float" office:value="1.71898974011328" calcext:value-type="float">
            <text:p>1.7189897401</text:p>
          </table:table-cell>
        </table:table-row>
        <table:table-row table:style-name="ro1">
          <table:table-cell office:value-type="string" calcext:value-type="string">
            <text:p>s28758-2718-12-27-17-28n</text:p>
          </table:table-cell>
          <table:table-cell/>
          <table:table-cell office:value-type="float" office:value="5.70004826964471" calcext:value-type="float">
            <text:p>5.7000482696</text:p>
          </table:table-cell>
          <table:table-cell office:value-type="float" office:value="0.289063520687327" calcext:value-type="float">
            <text:p>0.2890635207</text:p>
          </table:table-cell>
          <table:table-cell office:value-type="float" office:value="0.557817399835008" calcext:value-type="float">
            <text:p>0.5578173998</text:p>
          </table:table-cell>
          <table:table-cell office:value-type="float" office:value="0.00294845167211403" calcext:value-type="float">
            <text:p>0.0029484517</text:p>
          </table:table-cell>
          <table:table-cell office:value-type="float" office:value="0.0228084780991699" calcext:value-type="float">
            <text:p>0.0228084781</text:p>
          </table:table-cell>
          <table:table-cell office:value-type="float" office:value="0.491165800135385" calcext:value-type="float">
            <text:p>0.4911658001</text:p>
          </table:table-cell>
          <table:table-cell office:value-type="float" office:value="23.1516736009015" calcext:value-type="float">
            <text:p>23.1516736009</text:p>
          </table:table-cell>
          <table:table-cell office:value-type="float" office:value="1.00469175944252" calcext:value-type="float">
            <text:p>1.0046917594</text:p>
          </table:table-cell>
          <table:table-cell office:value-type="float" office:value="5.20454297002276" calcext:value-type="float">
            <text:p>5.20454297</text:p>
          </table:table-cell>
        </table:table-row>
        <table:table-row table:style-name="ro1">
          <table:table-cell office:value-type="string" calcext:value-type="string">
            <text:p>s28762-2714-02-24-15-13n</text:p>
          </table:table-cell>
          <table:table-cell/>
          <table:table-cell office:value-type="float" office:value="5.57447988024053" calcext:value-type="float">
            <text:p>5.5744798802</text:p>
          </table:table-cell>
          <table:table-cell office:value-type="float" office:value="0.28845559482878" calcext:value-type="float">
            <text:p>0.2884555948</text:p>
          </table:table-cell>
          <table:table-cell office:value-type="float" office:value="0.570606533396334" calcext:value-type="float">
            <text:p>0.5706065334</text:p>
          </table:table-cell>
          <table:table-cell office:value-type="float" office:value="0.0030731862279421" calcext:value-type="float">
            <text:p>0.0030731862</text:p>
          </table:table-cell>
          <table:table-cell office:value-type="float" office:value="0.0230339011465404" calcext:value-type="float">
            <text:p>0.0230339011</text:p>
          </table:table-cell>
          <table:table-cell office:value-type="float" office:value="0.599261996075669" calcext:value-type="float">
            <text:p>0.5992619961</text:p>
          </table:table-cell>
          <table:table-cell office:value-type="float" office:value="22.8254240508733" calcext:value-type="float">
            <text:p>22.8254240509</text:p>
          </table:table-cell>
          <table:table-cell office:value-type="float" office:value="1.19242893421588" calcext:value-type="float">
            <text:p>1.1924289342</text:p>
          </table:table-cell>
          <table:table-cell office:value-type="float" office:value="5.13581175019819" calcext:value-type="float">
            <text:p>5.1358117502</text:p>
          </table:table-cell>
        </table:table-row>
        <table:table-row table:style-name="ro1">
          <table:table-cell office:value-type="string" calcext:value-type="string">
            <text:p>s28774-2531-01-23-22-52n</text:p>
          </table:table-cell>
          <table:table-cell/>
          <table:table-cell office:value-type="float" office:value="5.05237685012915" calcext:value-type="float">
            <text:p>5.0523768501</text:p>
          </table:table-cell>
          <table:table-cell office:value-type="float" office:value="0.250319670244922" calcext:value-type="float">
            <text:p>0.2503196702</text:p>
          </table:table-cell>
          <table:table-cell office:value-type="float" office:value="0.493745809744759" calcext:value-type="float">
            <text:p>0.4937458097</text:p>
          </table:table-cell>
          <table:table-cell office:value-type="float" office:value="0.00274637732187857" calcext:value-type="float">
            <text:p>0.0027463773</text:p>
          </table:table-cell>
          <table:table-cell office:value-type="float" office:value="0.0198220355290102" calcext:value-type="float">
            <text:p>0.0198220355</text:p>
          </table:table-cell>
          <table:table-cell office:value-type="float" office:value="0.383573062381323" calcext:value-type="float">
            <text:p>0.3835730624</text:p>
          </table:table-cell>
          <table:table-cell office:value-type="float" office:value="20.5669637232414" calcext:value-type="float">
            <text:p>20.5669637232</text:p>
          </table:table-cell>
          <table:table-cell office:value-type="float" office:value="0.749660648454368" calcext:value-type="float">
            <text:p>0.7496606485</text:p>
          </table:table-cell>
          <table:table-cell office:value-type="float" office:value="4.65318464224208" calcext:value-type="float">
            <text:p>4.6531846422</text:p>
          </table:table-cell>
        </table:table-row>
        <table:table-row table:style-name="ro1">
          <table:table-cell office:value-type="string" calcext:value-type="string">
            <text:p>s28897-2743-03-20-21-26n</text:p>
          </table:table-cell>
          <table:table-cell/>
          <table:table-cell office:value-type="float" office:value="5.9762880912042" calcext:value-type="float">
            <text:p>5.9762880912</text:p>
          </table:table-cell>
          <table:table-cell office:value-type="float" office:value="0.310442873135794" calcext:value-type="float">
            <text:p>0.3104428731</text:p>
          </table:table-cell>
          <table:table-cell office:value-type="float" office:value="0.604936824737697" calcext:value-type="float">
            <text:p>0.6049368247</text:p>
          </table:table-cell>
          <table:table-cell office:value-type="float" office:value="0.0032104340634317" calcext:value-type="float">
            <text:p>0.0032104341</text:p>
          </table:table-cell>
          <table:table-cell office:value-type="float" office:value="0.0243790244275696" calcext:value-type="float">
            <text:p>0.0243790244</text:p>
          </table:table-cell>
          <table:table-cell office:value-type="float" office:value="0.490254156008015" calcext:value-type="float">
            <text:p>0.490254156</text:p>
          </table:table-cell>
          <table:table-cell office:value-type="float" office:value="24.3515912950523" calcext:value-type="float">
            <text:p>24.3515912951</text:p>
          </table:table-cell>
          <table:table-cell office:value-type="float" office:value="0.956389677399152" calcext:value-type="float">
            <text:p>0.9563896774</text:p>
          </table:table-cell>
          <table:table-cell office:value-type="float" office:value="5.47387233118631" calcext:value-type="float">
            <text:p>5.4738723312</text:p>
          </table:table-cell>
        </table:table-row>
        <table:table-row table:style-name="ro1">
          <table:table-cell office:value-type="string" calcext:value-type="string">
            <text:p>s28901-3396-03-23-13-34n</text:p>
          </table:table-cell>
          <table:table-cell/>
          <table:table-cell office:value-type="float" office:value="5.90258566157387" calcext:value-type="float">
            <text:p>5.9025856616</text:p>
          </table:table-cell>
          <table:table-cell office:value-type="float" office:value="0.310487347518585" calcext:value-type="float">
            <text:p>0.3104873475</text:p>
          </table:table-cell>
          <table:table-cell office:value-type="float" office:value="0.622954940266272" calcext:value-type="float">
            <text:p>0.6229549403</text:p>
          </table:table-cell>
          <table:table-cell office:value-type="float" office:value="0.00341917233728655" calcext:value-type="float">
            <text:p>0.0034191723</text:p>
          </table:table-cell>
          <table:table-cell office:value-type="float" office:value="0.0248461197975048" calcext:value-type="float">
            <text:p>0.0248461198</text:p>
          </table:table-cell>
          <table:table-cell office:value-type="float" office:value="0.491328548401022" calcext:value-type="float">
            <text:p>0.4913285484</text:p>
          </table:table-cell>
          <table:table-cell office:value-type="float" office:value="24.2280829035699" calcext:value-type="float">
            <text:p>24.2280829036</text:p>
          </table:table-cell>
          <table:table-cell office:value-type="float" office:value="0.960259728813476" calcext:value-type="float">
            <text:p>0.9602597288</text:p>
          </table:table-cell>
          <table:table-cell office:value-type="float" office:value="5.44071589014405" calcext:value-type="float">
            <text:p>5.4407158901</text:p>
          </table:table-cell>
        </table:table-row>
        <table:table-row table:style-name="ro1">
          <table:table-cell office:value-type="string" calcext:value-type="string">
            <text:p>s28905-3094-03-05-14-13n</text:p>
          </table:table-cell>
          <table:table-cell/>
          <table:table-cell office:value-type="float" office:value="5.97686049027367" calcext:value-type="float">
            <text:p>5.9768604903</text:p>
          </table:table-cell>
          <table:table-cell office:value-type="float" office:value="0.301520152537807" calcext:value-type="float">
            <text:p>0.3015201525</text:p>
          </table:table-cell>
          <table:table-cell office:value-type="float" office:value="0.58127495028822" calcext:value-type="float">
            <text:p>0.5812749503</text:p>
          </table:table-cell>
          <table:table-cell office:value-type="float" office:value="0.00301946727841508" calcext:value-type="float">
            <text:p>0.0030194673</text:p>
          </table:table-cell>
          <table:table-cell office:value-type="float" office:value="0.0235745959355403" calcext:value-type="float">
            <text:p>0.0235745959</text:p>
          </table:table-cell>
          <table:table-cell office:value-type="float" office:value="0.374705764312984" calcext:value-type="float">
            <text:p>0.3747057643</text:p>
          </table:table-cell>
          <table:table-cell office:value-type="float" office:value="24.2074367721602" calcext:value-type="float">
            <text:p>24.2074367722</text:p>
          </table:table-cell>
          <table:table-cell office:value-type="float" office:value="0.732329994330388" calcext:value-type="float">
            <text:p>0.7323299943</text:p>
          </table:table-cell>
          <table:table-cell office:value-type="float" office:value="5.46285253271556" calcext:value-type="float">
            <text:p>5.4628525327</text:p>
          </table:table-cell>
        </table:table-row>
        <table:table-row table:style-name="ro1">
          <table:table-cell office:value-type="string" calcext:value-type="string">
            <text:p>s28905-3094-03-05-21-25n</text:p>
          </table:table-cell>
          <table:table-cell/>
          <table:table-cell office:value-type="float" office:value="5.24671230655536" calcext:value-type="float">
            <text:p>5.2467123066</text:p>
          </table:table-cell>
          <table:table-cell office:value-type="float" office:value="0.271324461168189" calcext:value-type="float">
            <text:p>0.2713244612</text:p>
          </table:table-cell>
          <table:table-cell office:value-type="float" office:value="0.522362855273851" calcext:value-type="float">
            <text:p>0.5223628553</text:p>
          </table:table-cell>
          <table:table-cell office:value-type="float" office:value="0.00269685879100261" calcext:value-type="float">
            <text:p>0.0026968588</text:p>
          </table:table-cell>
          <table:table-cell office:value-type="float" office:value="0.0214439576290981" calcext:value-type="float">
            <text:p>0.0214439576</text:p>
          </table:table-cell>
          <table:table-cell office:value-type="float" office:value="0.388744133273599" calcext:value-type="float">
            <text:p>0.3887441333</text:p>
          </table:table-cell>
          <table:table-cell office:value-type="float" office:value="21.2602915724459" calcext:value-type="float">
            <text:p>21.2602915724</text:p>
          </table:table-cell>
          <table:table-cell office:value-type="float" office:value="0.76014916890813" calcext:value-type="float">
            <text:p>0.7601491689</text:p>
          </table:table-cell>
          <table:table-cell office:value-type="float" office:value="4.77372199622152" calcext:value-type="float">
            <text:p>4.7737219962</text:p>
          </table:table-cell>
        </table:table-row>
        <table:table-row table:style-name="ro1">
          <table:table-cell office:value-type="string" calcext:value-type="string">
            <text:p>s28910-3129-05-17-17-36n</text:p>
          </table:table-cell>
          <table:table-cell/>
          <table:table-cell office:value-type="float" office:value="5.85306161028778" calcext:value-type="float">
            <text:p>5.8530616103</text:p>
          </table:table-cell>
          <table:table-cell office:value-type="float" office:value="0.31003314031162" calcext:value-type="float">
            <text:p>0.3100331403</text:p>
          </table:table-cell>
          <table:table-cell office:value-type="float" office:value="0.617986397805262" calcext:value-type="float">
            <text:p>0.6179863978</text:p>
          </table:table-cell>
          <table:table-cell office:value-type="float" office:value="0.00339535331590475" calcext:value-type="float">
            <text:p>0.0033953533</text:p>
          </table:table-cell>
          <table:table-cell office:value-type="float" office:value="0.0244272931899417" calcext:value-type="float">
            <text:p>0.0244272932</text:p>
          </table:table-cell>
          <table:table-cell office:value-type="float" office:value="0.39175010864857" calcext:value-type="float">
            <text:p>0.3917501086</text:p>
          </table:table-cell>
          <table:table-cell office:value-type="float" office:value="23.9374183706126" calcext:value-type="float">
            <text:p>23.9374183706</text:p>
          </table:table-cell>
          <table:table-cell office:value-type="float" office:value="0.770140907969287" calcext:value-type="float">
            <text:p>0.770140908</text:p>
          </table:table-cell>
          <table:table-cell office:value-type="float" office:value="5.39102018427168" calcext:value-type="float">
            <text:p>5.3910201843</text:p>
          </table:table-cell>
        </table:table-row>
        <table:table-row table:style-name="ro1">
          <table:table-cell office:value-type="string" calcext:value-type="string">
            <text:p>s29120-2597-07-20-19-33n</text:p>
          </table:table-cell>
          <table:table-cell/>
          <table:table-cell office:value-type="float" office:value="2.96830711062943" calcext:value-type="float">
            <text:p>2.9683071106</text:p>
          </table:table-cell>
          <table:table-cell office:value-type="float" office:value="0.148220617057671" calcext:value-type="float">
            <text:p>0.1482206171</text:p>
          </table:table-cell>
          <table:table-cell office:value-type="float" office:value="0.335253006868286" calcext:value-type="float">
            <text:p>0.3352530069</text:p>
          </table:table-cell>
          <table:table-cell office:value-type="float" office:value="0.0024607214724435" calcext:value-type="float">
            <text:p>0.0024607215</text:p>
          </table:table-cell>
          <table:table-cell office:value-type="float" office:value="0.0141947618726026" calcext:value-type="float">
            <text:p>0.0141947619</text:p>
          </table:table-cell>
          <table:table-cell office:value-type="float" office:value="0.815619907925154" calcext:value-type="float">
            <text:p>0.8156199079</text:p>
          </table:table-cell>
          <table:table-cell office:value-type="float" office:value="12.609520231894" calcext:value-type="float">
            <text:p>12.6095202319</text:p>
          </table:table-cell>
          <table:table-cell office:value-type="float" office:value="1.59405179941282" calcext:value-type="float">
            <text:p>1.5940517994</text:p>
          </table:table-cell>
          <table:table-cell office:value-type="float" office:value="2.79013811947802" calcext:value-type="float">
            <text:p>2.7901381195</text:p>
          </table:table-cell>
        </table:table-row>
        <table:table-row table:style-name="ro1">
          <table:table-cell office:value-type="string" calcext:value-type="string">
            <text:p>s29120-2597-07-21-13-54n</text:p>
          </table:table-cell>
          <table:table-cell/>
          <table:table-cell office:value-type="float" office:value="4.9549202719809" calcext:value-type="float">
            <text:p>4.954920272</text:p>
          </table:table-cell>
          <table:table-cell office:value-type="float" office:value="0.249662653546396" calcext:value-type="float">
            <text:p>0.2496626535</text:p>
          </table:table-cell>
          <table:table-cell office:value-type="float" office:value="0.483854506485645" calcext:value-type="float">
            <text:p>0.4838545065</text:p>
          </table:table-cell>
          <table:table-cell office:value-type="float" office:value="0.00263918420341038" calcext:value-type="float">
            <text:p>0.0026391842</text:p>
          </table:table-cell>
          <table:table-cell office:value-type="float" office:value="0.0195990822949707" calcext:value-type="float">
            <text:p>0.0195990823</text:p>
          </table:table-cell>
          <table:table-cell office:value-type="float" office:value="0.711295652561943" calcext:value-type="float">
            <text:p>0.7112956526</text:p>
          </table:table-cell>
          <table:table-cell office:value-type="float" office:value="20.2731345501641" calcext:value-type="float">
            <text:p>20.2731345502</text:p>
          </table:table-cell>
          <table:table-cell office:value-type="float" office:value="1.39016703348632" calcext:value-type="float">
            <text:p>1.3901670335</text:p>
          </table:table-cell>
          <table:table-cell office:value-type="float" office:value="4.56016156325793" calcext:value-type="float">
            <text:p>4.5601615633</text:p>
          </table:table-cell>
        </table:table-row>
        <table:table-row table:style-name="ro1">
          <table:table-cell office:value-type="string" calcext:value-type="string">
            <text:p>s29127-3478-07-17-12-22n</text:p>
          </table:table-cell>
          <table:table-cell/>
          <table:table-cell office:value-type="float" office:value="4.65564101783439" calcext:value-type="float">
            <text:p>4.6556410178</text:p>
          </table:table-cell>
          <table:table-cell office:value-type="float" office:value="0.250744603274407" calcext:value-type="float">
            <text:p>0.2507446033</text:p>
          </table:table-cell>
          <table:table-cell office:value-type="float" office:value="0.528680540113722" calcext:value-type="float">
            <text:p>0.5286805401</text:p>
          </table:table-cell>
          <table:table-cell office:value-type="float" office:value="0.00332411382498754" calcext:value-type="float">
            <text:p>0.0033241138</text:p>
          </table:table-cell>
          <table:table-cell office:value-type="float" office:value="0.0210844859085346" calcext:value-type="float">
            <text:p>0.0210844859</text:p>
          </table:table-cell>
          <table:table-cell office:value-type="float" office:value="0.846675340663367" calcext:value-type="float">
            <text:p>0.8466753407</text:p>
          </table:table-cell>
          <table:table-cell office:value-type="float" office:value="19.5192205720861" calcext:value-type="float">
            <text:p>19.5192205721</text:p>
          </table:table-cell>
          <table:table-cell office:value-type="float" office:value="1.65475390907282" calcext:value-type="float">
            <text:p>1.6547539091</text:p>
          </table:table-cell>
          <table:table-cell office:value-type="float" office:value="4.33626104849105" calcext:value-type="float">
            <text:p>4.3362610485</text:p>
          </table:table-cell>
        </table:table-row>
        <table:table-row table:style-name="ro1">
          <table:table-cell office:value-type="string" calcext:value-type="string">
            <text:p>s29167-2518-07-06-18-43n</text:p>
          </table:table-cell>
          <table:table-cell/>
          <table:table-cell office:value-type="float" office:value="4.63744735836" calcext:value-type="float">
            <text:p>4.6374473584</text:p>
          </table:table-cell>
          <table:table-cell office:value-type="float" office:value="0.233747332431982" calcext:value-type="float">
            <text:p>0.2337473324</text:p>
          </table:table-cell>
          <table:table-cell office:value-type="float" office:value="0.450561424015143" calcext:value-type="float">
            <text:p>0.450561424</text:p>
          </table:table-cell>
          <table:table-cell office:value-type="float" office:value="0.00232889596250169" calcext:value-type="float">
            <text:p>0.002328896</text:p>
          </table:table-cell>
          <table:table-cell office:value-type="float" office:value="0.0183391452147478" calcext:value-type="float">
            <text:p>0.0183391452</text:p>
          </table:table-cell>
          <table:table-cell office:value-type="float" office:value="0.327910215944702" calcext:value-type="float">
            <text:p>0.3279102159</text:p>
          </table:table-cell>
          <table:table-cell office:value-type="float" office:value="18.7882940635068" calcext:value-type="float">
            <text:p>18.7882940635</text:p>
          </table:table-cell>
          <table:table-cell office:value-type="float" office:value="0.640879355708019" calcext:value-type="float">
            <text:p>0.6408793557</text:p>
          </table:table-cell>
          <table:table-cell office:value-type="float" office:value="4.25007364505036" calcext:value-type="float">
            <text:p>4.2500736451</text:p>
          </table:table-cell>
        </table:table-row>
        <table:table-row table:style-name="ro1">
          <table:table-cell office:value-type="string" calcext:value-type="string">
            <text:p>s29199-2741-01-21-16-24n</text:p>
          </table:table-cell>
          <table:table-cell/>
          <table:table-cell office:value-type="float" office:value="3.68920508576693" calcext:value-type="float">
            <text:p>3.6892050858</text:p>
          </table:table-cell>
          <table:table-cell office:value-type="float" office:value="0.195478973184885" calcext:value-type="float">
            <text:p>0.1954789732</text:p>
          </table:table-cell>
          <table:table-cell office:value-type="float" office:value="0.420900631358017" calcext:value-type="float">
            <text:p>0.4209006314</text:p>
          </table:table-cell>
          <table:table-cell office:value-type="float" office:value="0.00255119951481191" calcext:value-type="float">
            <text:p>0.0025511995</text:p>
          </table:table-cell>
          <table:table-cell office:value-type="float" office:value="0.0175108661274451" calcext:value-type="float">
            <text:p>0.0175108661</text:p>
          </table:table-cell>
          <table:table-cell office:value-type="float" office:value="0.682052091520326" calcext:value-type="float">
            <text:p>0.6820520915</text:p>
          </table:table-cell>
          <table:table-cell office:value-type="float" office:value="15.4596250366371" calcext:value-type="float">
            <text:p>15.4596250366</text:p>
          </table:table-cell>
          <table:table-cell office:value-type="float" office:value="1.33301588630828" calcext:value-type="float">
            <text:p>1.3330158863</text:p>
          </table:table-cell>
          <table:table-cell office:value-type="float" office:value="3.43346499412377" calcext:value-type="float">
            <text:p>3.4334649941</text:p>
          </table:table-cell>
        </table:table-row>
        <table:table-row table:style-name="ro1">
          <table:table-cell office:value-type="string" calcext:value-type="string">
            <text:p>s29215-3164-10-17-14-31n</text:p>
          </table:table-cell>
          <table:table-cell/>
          <table:table-cell office:value-type="float" office:value="1.53980487723303" calcext:value-type="float">
            <text:p>1.5398048772</text:p>
          </table:table-cell>
          <table:table-cell office:value-type="float" office:value="0.0744350596023437" calcext:value-type="float">
            <text:p>0.0744350596</text:p>
          </table:table-cell>
          <table:table-cell office:value-type="float" office:value="0.173978454484873" calcext:value-type="float">
            <text:p>0.1739784545</text:p>
          </table:table-cell>
          <table:table-cell office:value-type="float" office:value="0.00115136443671177" calcext:value-type="float">
            <text:p>0.0011513644</text:p>
          </table:table-cell>
          <table:table-cell office:value-type="float" office:value="0.00661819237317899" calcext:value-type="float">
            <text:p>0.0066181924</text:p>
          </table:table-cell>
          <table:table-cell office:value-type="float" office:value="0.32523989057102" calcext:value-type="float">
            <text:p>0.3252398906</text:p>
          </table:table-cell>
          <table:table-cell office:value-type="float" office:value="6.4807396204185" calcext:value-type="float">
            <text:p>6.4807396204</text:p>
          </table:table-cell>
          <table:table-cell office:value-type="float" office:value="0.635656957636184" calcext:value-type="float">
            <text:p>0.6356569576</text:p>
          </table:table-cell>
          <table:table-cell office:value-type="float" office:value="1.45486244341479" calcext:value-type="float">
            <text:p>1.4548624434</text:p>
          </table:table-cell>
        </table:table-row>
        <table:table-row table:style-name="ro1">
          <table:table-cell office:value-type="string" calcext:value-type="string">
            <text:p>s29466-2715-05-07-01-01n</text:p>
          </table:table-cell>
          <table:table-cell/>
          <table:table-cell office:value-type="float" office:value="6.03152129065128" calcext:value-type="float">
            <text:p>6.0315212907</text:p>
          </table:table-cell>
          <table:table-cell office:value-type="float" office:value="0.304494999716409" calcext:value-type="float">
            <text:p>0.3044949997</text:p>
          </table:table-cell>
          <table:table-cell office:value-type="float" office:value="0.597668309675219" calcext:value-type="float">
            <text:p>0.5976683097</text:p>
          </table:table-cell>
          <table:table-cell office:value-type="float" office:value="0.00333138827619411" calcext:value-type="float">
            <text:p>0.0033313883</text:p>
          </table:table-cell>
          <table:table-cell office:value-type="float" office:value="0.0240443242735135" calcext:value-type="float">
            <text:p>0.0240443243</text:p>
          </table:table-cell>
          <table:table-cell office:value-type="float" office:value="0.326504886947391" calcext:value-type="float">
            <text:p>0.3265048869</text:p>
          </table:table-cell>
          <table:table-cell office:value-type="float" office:value="24.4744764532911" calcext:value-type="float">
            <text:p>24.4744764533</text:p>
          </table:table-cell>
          <table:table-cell office:value-type="float" office:value="0.672217659901112" calcext:value-type="float">
            <text:p>0.6722176599</text:p>
          </table:table-cell>
          <table:table-cell office:value-type="float" office:value="5.5220766992718" calcext:value-type="float">
            <text:p>5.5220766993</text:p>
          </table:table-cell>
        </table:table-row>
        <table:table-row table:style-name="ro1">
          <table:table-cell office:value-type="string" calcext:value-type="string">
            <text:p>s29527-2757-03-08-17-54n</text:p>
          </table:table-cell>
          <table:table-cell/>
          <table:table-cell office:value-type="float" office:value="4.98622292834373" calcext:value-type="float">
            <text:p>4.9862229283</text:p>
          </table:table-cell>
          <table:table-cell office:value-type="float" office:value="0.260293667836512" calcext:value-type="float">
            <text:p>0.2602936678</text:p>
          </table:table-cell>
          <table:table-cell office:value-type="float" office:value="0.562472421352134" calcext:value-type="float">
            <text:p>0.5624724214</text:p>
          </table:table-cell>
          <table:table-cell office:value-type="float" office:value="0.00346247850213345" calcext:value-type="float">
            <text:p>0.0034624785</text:p>
          </table:table-cell>
          <table:table-cell office:value-type="float" office:value="0.0229884319636732" calcext:value-type="float">
            <text:p>0.022988432</text:p>
          </table:table-cell>
          <table:table-cell office:value-type="float" office:value="0.886989291055105" calcext:value-type="float">
            <text:p>0.8869892911</text:p>
          </table:table-cell>
          <table:table-cell office:value-type="float" office:value="20.8566530706077" calcext:value-type="float">
            <text:p>20.8566530706</text:p>
          </table:table-cell>
          <table:table-cell office:value-type="float" office:value="1.73353679675735" calcext:value-type="float">
            <text:p>1.7335367968</text:p>
          </table:table-cell>
          <table:table-cell office:value-type="float" office:value="4.6312312582534" calcext:value-type="float">
            <text:p>4.6312312583</text:p>
          </table:table-cell>
        </table:table-row>
        <table:table-row table:style-name="ro1">
          <table:table-cell office:value-type="string" calcext:value-type="string">
            <text:p>s29530-2996-03-10-12-07n</text:p>
          </table:table-cell>
          <table:table-cell/>
          <table:table-cell office:value-type="float" office:value="5.90318184402891" calcext:value-type="float">
            <text:p>5.903181844</text:p>
          </table:table-cell>
          <table:table-cell office:value-type="float" office:value="0.306336573096712" calcext:value-type="float">
            <text:p>0.3063365731</text:p>
          </table:table-cell>
          <table:table-cell office:value-type="float" office:value="0.605767544106079" calcext:value-type="float">
            <text:p>0.6057675441</text:p>
          </table:table-cell>
          <table:table-cell office:value-type="float" office:value="0.0032086549639945" calcext:value-type="float">
            <text:p>0.003208655</text:p>
          </table:table-cell>
          <table:table-cell office:value-type="float" office:value="0.0241718507727663" calcext:value-type="float">
            <text:p>0.0241718508</text:p>
          </table:table-cell>
          <table:table-cell office:value-type="float" office:value="0.472101734907724" calcext:value-type="float">
            <text:p>0.4721017349</text:p>
          </table:table-cell>
          <table:table-cell office:value-type="float" office:value="24.1246761122637" calcext:value-type="float">
            <text:p>24.1246761123</text:p>
          </table:table-cell>
          <table:table-cell office:value-type="float" office:value="0.922680281979481" calcext:value-type="float">
            <text:p>0.922680282</text:p>
          </table:table-cell>
          <table:table-cell office:value-type="float" office:value="5.44614286263393" calcext:value-type="float">
            <text:p>5.4461428626</text:p>
          </table:table-cell>
        </table:table-row>
        <table:table-row table:style-name="ro1">
          <table:table-cell office:value-type="string" calcext:value-type="string">
            <text:p>s29569-3484-05-05-17-47n</text:p>
          </table:table-cell>
          <table:table-cell/>
          <table:table-cell office:value-type="float" office:value="2.91680186442465" calcext:value-type="float">
            <text:p>2.9168018644</text:p>
          </table:table-cell>
          <table:table-cell office:value-type="float" office:value="0.153698075274797" calcext:value-type="float">
            <text:p>0.1536980753</text:p>
          </table:table-cell>
          <table:table-cell office:value-type="float" office:value="0.313677680236854" calcext:value-type="float">
            <text:p>0.3136776802</text:p>
          </table:table-cell>
          <table:table-cell office:value-type="float" office:value="0.00186166048658122" calcext:value-type="float">
            <text:p>0.0018616605</text:p>
          </table:table-cell>
          <table:table-cell office:value-type="float" office:value="0.0122896271194098" calcext:value-type="float">
            <text:p>0.0122896271</text:p>
          </table:table-cell>
          <table:table-cell office:value-type="float" office:value="0.44358796565194" calcext:value-type="float">
            <text:p>0.4435879657</text:p>
          </table:table-cell>
          <table:table-cell office:value-type="float" office:value="12.0830460587976" calcext:value-type="float">
            <text:p>12.0830460588</text:p>
          </table:table-cell>
          <table:table-cell office:value-type="float" office:value="0.866958071176035" calcext:value-type="float">
            <text:p>0.8669580712</text:p>
          </table:table-cell>
          <table:table-cell office:value-type="float" office:value="2.7018019022797" calcext:value-type="float">
            <text:p>2.7018019023</text:p>
          </table:table-cell>
        </table:table-row>
        <table:table-row table:style-name="ro1">
          <table:table-cell office:value-type="string" calcext:value-type="string">
            <text:p>s29569-3484-05-07-14-41n</text:p>
          </table:table-cell>
          <table:table-cell/>
          <table:table-cell office:value-type="float" office:value="5.788674093457" calcext:value-type="float">
            <text:p>5.7886740935</text:p>
          </table:table-cell>
          <table:table-cell office:value-type="float" office:value="0.292383019345348" calcext:value-type="float">
            <text:p>0.2923830193</text:p>
          </table:table-cell>
          <table:table-cell office:value-type="float" office:value="0.558375190129314" calcext:value-type="float">
            <text:p>0.5583751901</text:p>
          </table:table-cell>
          <table:table-cell office:value-type="float" office:value="0.00286404397211234" calcext:value-type="float">
            <text:p>0.002864044</text:p>
          </table:table-cell>
          <table:table-cell office:value-type="float" office:value="0.0227971426393891" calcext:value-type="float">
            <text:p>0.0227971426</text:p>
          </table:table-cell>
          <table:table-cell office:value-type="float" office:value="0.322647213208478" calcext:value-type="float">
            <text:p>0.3226472132</text:p>
          </table:table-cell>
          <table:table-cell office:value-type="float" office:value="23.3880310836635" calcext:value-type="float">
            <text:p>23.3880310837</text:p>
          </table:table-cell>
          <table:table-cell office:value-type="float" office:value="0.630588497886532" calcext:value-type="float">
            <text:p>0.6305884979</text:p>
          </table:table-cell>
          <table:table-cell office:value-type="float" office:value="5.27195803902188" calcext:value-type="float">
            <text:p>5.271958039</text:p>
          </table:table-cell>
        </table:table-row>
        <table:table-row table:style-name="ro1">
          <table:table-cell office:value-type="string" calcext:value-type="string">
            <text:p>s29769-2638-03-28-14-18n</text:p>
          </table:table-cell>
          <table:table-cell/>
          <table:table-cell office:value-type="float" office:value="6.0046463420826" calcext:value-type="float">
            <text:p>6.0046463421</text:p>
          </table:table-cell>
          <table:table-cell office:value-type="float" office:value="0.317080823512744" calcext:value-type="float">
            <text:p>0.3170808235</text:p>
          </table:table-cell>
          <table:table-cell office:value-type="float" office:value="0.613133958022853" calcext:value-type="float">
            <text:p>0.613133958</text:p>
          </table:table-cell>
          <table:table-cell office:value-type="float" office:value="0.00341340720010487" calcext:value-type="float">
            <text:p>0.0034134072</text:p>
          </table:table-cell>
          <table:table-cell office:value-type="float" office:value="0.024976686418759" calcext:value-type="float">
            <text:p>0.0249766864</text:p>
          </table:table-cell>
          <table:table-cell office:value-type="float" office:value="0.487759717216141" calcext:value-type="float">
            <text:p>0.4877597172</text:p>
          </table:table-cell>
          <table:table-cell office:value-type="float" office:value="24.4744766036685" calcext:value-type="float">
            <text:p>24.4744766037</text:p>
          </table:table-cell>
          <table:table-cell office:value-type="float" office:value="1.01200647037584" calcext:value-type="float">
            <text:p>1.0120064704</text:p>
          </table:table-cell>
          <table:table-cell office:value-type="float" office:value="5.48648581328351" calcext:value-type="float">
            <text:p>5.4864858133</text:p>
          </table:table-cell>
        </table:table-row>
        <table:table-row table:style-name="ro1">
          <table:table-cell office:value-type="string" calcext:value-type="string">
            <text:p>s29769-2638-04-04-14-25n</text:p>
          </table:table-cell>
          <table:table-cell/>
          <table:table-cell office:value-type="float" office:value="4.71425817735767" calcext:value-type="float">
            <text:p>4.7142581774</text:p>
          </table:table-cell>
          <table:table-cell office:value-type="float" office:value="0.242520848933179" calcext:value-type="float">
            <text:p>0.2425208489</text:p>
          </table:table-cell>
          <table:table-cell office:value-type="float" office:value="0.488722135602413" calcext:value-type="float">
            <text:p>0.4887221356</text:p>
          </table:table-cell>
          <table:table-cell office:value-type="float" office:value="0.00279193189971989" calcext:value-type="float">
            <text:p>0.0027919319</text:p>
          </table:table-cell>
          <table:table-cell office:value-type="float" office:value="0.0195628482495009" calcext:value-type="float">
            <text:p>0.0195628482</text:p>
          </table:table-cell>
          <table:table-cell office:value-type="float" office:value="0.489253457677183" calcext:value-type="float">
            <text:p>0.4892534577</text:p>
          </table:table-cell>
          <table:table-cell office:value-type="float" office:value="19.3390796891373" calcext:value-type="float">
            <text:p>19.3390796891</text:p>
          </table:table-cell>
          <table:table-cell office:value-type="float" office:value="0.959163582990714" calcext:value-type="float">
            <text:p>0.959163583</text:p>
          </table:table-cell>
          <table:table-cell office:value-type="float" office:value="4.34852264538547" calcext:value-type="float">
            <text:p>4.3485226454</text:p>
          </table:table-cell>
        </table:table-row>
        <table:table-row table:style-name="ro1">
          <table:table-cell office:value-type="string" calcext:value-type="string">
            <text:p>s29770-2733-02-24-16-48n</text:p>
          </table:table-cell>
          <table:table-cell/>
          <table:table-cell office:value-type="float" office:value="6.04154312537317" calcext:value-type="float">
            <text:p>6.0415431254</text:p>
          </table:table-cell>
          <table:table-cell office:value-type="float" office:value="0.312887271244713" calcext:value-type="float">
            <text:p>0.3128872712</text:p>
          </table:table-cell>
          <table:table-cell office:value-type="float" office:value="0.602907541321071" calcext:value-type="float">
            <text:p>0.6029075413</text:p>
          </table:table-cell>
          <table:table-cell office:value-type="float" office:value="0.00329318661790051" calcext:value-type="float">
            <text:p>0.0032931866</text:p>
          </table:table-cell>
          <table:table-cell office:value-type="float" office:value="0.0241606762662557" calcext:value-type="float">
            <text:p>0.0241606763</text:p>
          </table:table-cell>
          <table:table-cell office:value-type="float" office:value="0.319786453925858" calcext:value-type="float">
            <text:p>0.3197864539</text:p>
          </table:table-cell>
          <table:table-cell office:value-type="float" office:value="24.4948974188244" calcext:value-type="float">
            <text:p>24.4948974188</text:p>
          </table:table-cell>
          <table:table-cell office:value-type="float" office:value="0.68579599471164" calcext:value-type="float">
            <text:p>0.6857959947</text:p>
          </table:table-cell>
          <table:table-cell office:value-type="float" office:value="5.51722181314161" calcext:value-type="float">
            <text:p>5.5172218131</text:p>
          </table:table-cell>
        </table:table-row>
        <table:table-row table:style-name="ro1">
          <table:table-cell office:value-type="string" calcext:value-type="string">
            <text:p>s29770-2733-02-28-16-22n</text:p>
          </table:table-cell>
          <table:table-cell/>
          <table:table-cell office:value-type="float" office:value="5.92256023045054" calcext:value-type="float">
            <text:p>5.9225602305</text:p>
          </table:table-cell>
          <table:table-cell office:value-type="float" office:value="0.320038859350451" calcext:value-type="float">
            <text:p>0.3200388594</text:p>
          </table:table-cell>
          <table:table-cell office:value-type="float" office:value="0.656638122066003" calcext:value-type="float">
            <text:p>0.6566381221</text:p>
          </table:table-cell>
          <table:table-cell office:value-type="float" office:value="0.00393617833066041" calcext:value-type="float">
            <text:p>0.0039361783</text:p>
          </table:table-cell>
          <table:table-cell office:value-type="float" office:value="0.0253839778508083" calcext:value-type="float">
            <text:p>0.0253839779</text:p>
          </table:table-cell>
          <table:table-cell office:value-type="float" office:value="0.535368568525468" calcext:value-type="float">
            <text:p>0.5353685685</text:p>
          </table:table-cell>
          <table:table-cell office:value-type="float" office:value="24.4948975666601" calcext:value-type="float">
            <text:p>24.4948975667</text:p>
          </table:table-cell>
          <table:table-cell office:value-type="float" office:value="1.10207607867093" calcext:value-type="float">
            <text:p>1.1020760787</text:p>
          </table:table-cell>
          <table:table-cell office:value-type="float" office:value="5.50476605606788" calcext:value-type="float">
            <text:p>5.5047660561</text:p>
          </table:table-cell>
        </table:table-row>
        <table:table-row table:style-name="ro1">
          <table:table-cell office:value-type="string" calcext:value-type="string">
            <text:p>s29869-3310-10-26-20-43n</text:p>
          </table:table-cell>
          <table:table-cell/>
          <table:table-cell office:value-type="float" office:value="1.93490799111684" calcext:value-type="float">
            <text:p>1.9349079911</text:p>
          </table:table-cell>
          <table:table-cell office:value-type="float" office:value="0.104277650028902" calcext:value-type="float">
            <text:p>0.10427765</text:p>
          </table:table-cell>
          <table:table-cell office:value-type="float" office:value="0.324770593608219" calcext:value-type="float">
            <text:p>0.3247705936</text:p>
          </table:table-cell>
          <table:table-cell office:value-type="float" office:value="0.00217600632588039" calcext:value-type="float">
            <text:p>0.0021760063</text:p>
          </table:table-cell>
          <table:table-cell office:value-type="float" office:value="0.013065085307371" calcext:value-type="float">
            <text:p>0.0130650853</text:p>
          </table:table-cell>
          <table:table-cell office:value-type="float" office:value="0.808934499678864" calcext:value-type="float">
            <text:p>0.8089344997</text:p>
          </table:table-cell>
          <table:table-cell office:value-type="float" office:value="9.16515238251732" calcext:value-type="float">
            <text:p>9.1651523825</text:p>
          </table:table-cell>
          <table:table-cell office:value-type="float" office:value="1.5809871154635" calcext:value-type="float">
            <text:p>1.5809871155</text:p>
          </table:table-cell>
          <table:table-cell office:value-type="float" office:value="1.93000982369206" calcext:value-type="float">
            <text:p>1.9300098237</text:p>
          </table:table-cell>
        </table:table-row>
        <table:table-row table:style-name="ro1">
          <table:table-cell office:value-type="string" calcext:value-type="string">
            <text:p>s30026-3337-03-14-14-25n</text:p>
          </table:table-cell>
          <table:table-cell/>
          <table:table-cell office:value-type="float" office:value="6.06108894080951" calcext:value-type="float">
            <text:p>6.0610889408</text:p>
          </table:table-cell>
          <table:table-cell office:value-type="float" office:value="0.306412365907994" calcext:value-type="float">
            <text:p>0.3064123659</text:p>
          </table:table-cell>
          <table:table-cell office:value-type="float" office:value="0.583675570729511" calcext:value-type="float">
            <text:p>0.5836755707</text:p>
          </table:table-cell>
          <table:table-cell office:value-type="float" office:value="0.00298344044747451" calcext:value-type="float">
            <text:p>0.0029834404</text:p>
          </table:table-cell>
          <table:table-cell office:value-type="float" office:value="0.023825115838689" calcext:value-type="float">
            <text:p>0.0238251158</text:p>
          </table:table-cell>
          <table:table-cell office:value-type="float" office:value="0.312250426079302" calcext:value-type="float">
            <text:p>0.3122504261</text:p>
          </table:table-cell>
          <table:table-cell office:value-type="float" office:value="24.4948973781591" calcext:value-type="float">
            <text:p>24.4948973782</text:p>
          </table:table-cell>
          <table:table-cell office:value-type="float" office:value="0.665596440715113" calcext:value-type="float">
            <text:p>0.6655964407</text:p>
          </table:table-cell>
          <table:table-cell office:value-type="float" office:value="5.52044628047863" calcext:value-type="float">
            <text:p>5.5204462805</text:p>
          </table:table-cell>
        </table:table-row>
        <table:table-row table:style-name="ro1">
          <table:table-cell office:value-type="string" calcext:value-type="string">
            <text:p>s30026-3337-03-18-11-15n</text:p>
          </table:table-cell>
          <table:table-cell/>
          <table:table-cell office:value-type="float" office:value="6.00191664134011" calcext:value-type="float">
            <text:p>6.0019166413</text:p>
          </table:table-cell>
          <table:table-cell office:value-type="float" office:value="0.304953725396408" calcext:value-type="float">
            <text:p>0.3049537254</text:p>
          </table:table-cell>
          <table:table-cell office:value-type="float" office:value="0.589300559599952" calcext:value-type="float">
            <text:p>0.5893005596</text:p>
          </table:table-cell>
          <table:table-cell office:value-type="float" office:value="0.00328136255143471" calcext:value-type="float">
            <text:p>0.0032813626</text:p>
          </table:table-cell>
          <table:table-cell office:value-type="float" office:value="0.0238001416584546" calcext:value-type="float">
            <text:p>0.0238001417</text:p>
          </table:table-cell>
          <table:table-cell office:value-type="float" office:value="0.39931637486257" calcext:value-type="float">
            <text:p>0.3993163749</text:p>
          </table:table-cell>
          <table:table-cell office:value-type="float" office:value="24.3721151296804" calcext:value-type="float">
            <text:p>24.3721151297</text:p>
          </table:table-cell>
          <table:table-cell office:value-type="float" office:value="0.778357174564568" calcext:value-type="float">
            <text:p>0.7783571746</text:p>
          </table:table-cell>
          <table:table-cell office:value-type="float" office:value="5.50019019060328" calcext:value-type="float">
            <text:p>5.5001901906</text:p>
          </table:table-cell>
        </table:table-row>
        <table:table-row table:style-name="ro1">
          <table:table-cell office:value-type="string" calcext:value-type="string">
            <text:p>s30026-3337-03-19-14-47n</text:p>
          </table:table-cell>
          <table:table-cell/>
          <table:table-cell office:value-type="float" office:value="5.46423274483392" calcext:value-type="float">
            <text:p>5.4642327448</text:p>
          </table:table-cell>
          <table:table-cell office:value-type="float" office:value="0.285603808859505" calcext:value-type="float">
            <text:p>0.2856038089</text:p>
          </table:table-cell>
          <table:table-cell office:value-type="float" office:value="0.594421625991146" calcext:value-type="float">
            <text:p>0.594421626</text:p>
          </table:table-cell>
          <table:table-cell office:value-type="float" office:value="0.0034294776220788" calcext:value-type="float">
            <text:p>0.0034294776</text:p>
          </table:table-cell>
          <table:table-cell office:value-type="float" office:value="0.024010958193411" calcext:value-type="float">
            <text:p>0.0240109582</text:p>
          </table:table-cell>
          <table:table-cell office:value-type="float" office:value="0.76714930204638" calcext:value-type="float">
            <text:p>0.767149302</text:p>
          </table:table-cell>
          <table:table-cell office:value-type="float" office:value="22.6495033370837" calcext:value-type="float">
            <text:p>22.6495033371</text:p>
          </table:table-cell>
          <table:table-cell office:value-type="float" office:value="1.5266376931799" calcext:value-type="float">
            <text:p>1.5266376932</text:p>
          </table:table-cell>
          <table:table-cell office:value-type="float" office:value="5.04911291845322" calcext:value-type="float">
            <text:p>5.0491129185</text:p>
          </table:table-cell>
        </table:table-row>
        <table:table-row table:style-name="ro1">
          <table:table-cell office:value-type="string" calcext:value-type="string">
            <text:p>s30047-2525-03-09-16-48n</text:p>
          </table:table-cell>
          <table:table-cell/>
          <table:table-cell office:value-type="float" office:value="5.74616249086519" calcext:value-type="float">
            <text:p>5.7461624909</text:p>
          </table:table-cell>
          <table:table-cell office:value-type="float" office:value="0.29655599248269" calcext:value-type="float">
            <text:p>0.2965559925</text:p>
          </table:table-cell>
          <table:table-cell office:value-type="float" office:value="0.574976539071255" calcext:value-type="float">
            <text:p>0.5749765391</text:p>
          </table:table-cell>
          <table:table-cell office:value-type="float" office:value="0.00322497209386194" calcext:value-type="float">
            <text:p>0.0032249721</text:p>
          </table:table-cell>
          <table:table-cell office:value-type="float" office:value="0.023310703581817" calcext:value-type="float">
            <text:p>0.0233107036</text:p>
          </table:table-cell>
          <table:table-cell office:value-type="float" office:value="0.456661269768791" calcext:value-type="float">
            <text:p>0.4566612698</text:p>
          </table:table-cell>
          <table:table-cell office:value-type="float" office:value="23.3880310651561" calcext:value-type="float">
            <text:p>23.3880310652</text:p>
          </table:table-cell>
          <table:table-cell office:value-type="float" office:value="0.953280986746684" calcext:value-type="float">
            <text:p>0.9532809867</text:p>
          </table:table-cell>
          <table:table-cell office:value-type="float" office:value="5.25216929205851" calcext:value-type="float">
            <text:p>5.2521692921</text:p>
          </table:table-cell>
        </table:table-row>
        <table:table-row table:style-name="ro1">
          <table:table-cell office:value-type="string" calcext:value-type="string">
            <text:p>s30142-3120-04-22-13-23n</text:p>
          </table:table-cell>
          <table:table-cell/>
          <table:table-cell office:value-type="float" office:value="5.82327182951714" calcext:value-type="float">
            <text:p>5.8232718295</text:p>
          </table:table-cell>
          <table:table-cell office:value-type="float" office:value="0.292527195309707" calcext:value-type="float">
            <text:p>0.2925271953</text:p>
          </table:table-cell>
          <table:table-cell office:value-type="float" office:value="0.570662939715344" calcext:value-type="float">
            <text:p>0.5706629397</text:p>
          </table:table-cell>
          <table:table-cell office:value-type="float" office:value="0.00299343791968829" calcext:value-type="float">
            <text:p>0.0029934379</text:p>
          </table:table-cell>
          <table:table-cell office:value-type="float" office:value="0.0231758099919799" calcext:value-type="float">
            <text:p>0.02317581</text:p>
          </table:table-cell>
          <table:table-cell office:value-type="float" office:value="0.491977912925604" calcext:value-type="float">
            <text:p>0.4919779129</text:p>
          </table:table-cell>
          <table:table-cell office:value-type="float" office:value="23.6854384991235" calcext:value-type="float">
            <text:p>23.6854384991</text:p>
          </table:table-cell>
          <table:table-cell office:value-type="float" office:value="0.961579759145221" calcext:value-type="float">
            <text:p>0.9615797591</text:p>
          </table:table-cell>
          <table:table-cell office:value-type="float" office:value="5.336144904237" calcext:value-type="float">
            <text:p>5.3361449042</text:p>
          </table:table-cell>
        </table:table-row>
        <table:table-row table:style-name="ro1">
          <table:table-cell office:value-type="string" calcext:value-type="string">
            <text:p>s30144-3320-02-09-16-48n</text:p>
          </table:table-cell>
          <table:table-cell/>
          <table:table-cell office:value-type="float" office:value="6.00188325397583" calcext:value-type="float">
            <text:p>6.001883254</text:p>
          </table:table-cell>
          <table:table-cell office:value-type="float" office:value="0.312209383523349" calcext:value-type="float">
            <text:p>0.3122093835</text:p>
          </table:table-cell>
          <table:table-cell office:value-type="float" office:value="0.61422658906061" calcext:value-type="float">
            <text:p>0.6142265891</text:p>
          </table:table-cell>
          <table:table-cell office:value-type="float" office:value="0.00640995951472482" calcext:value-type="float">
            <text:p>0.0064099595</text:p>
          </table:table-cell>
          <table:table-cell office:value-type="float" office:value="0.0244324646819619" calcext:value-type="float">
            <text:p>0.0244324647</text:p>
          </table:table-cell>
          <table:table-cell office:value-type="float" office:value="0.408518700537725" calcext:value-type="float">
            <text:p>0.4085187005</text:p>
          </table:table-cell>
          <table:table-cell office:value-type="float" office:value="24.4948973475642" calcext:value-type="float">
            <text:p>24.4948973476</text:p>
          </table:table-cell>
          <table:table-cell office:value-type="float" office:value="0.830085719179433" calcext:value-type="float">
            <text:p>0.8300857192</text:p>
          </table:table-cell>
          <table:table-cell office:value-type="float" office:value="5.51546762739797" calcext:value-type="float">
            <text:p>5.5154676274</text:p>
          </table:table-cell>
        </table:table-row>
        <table:table-row table:style-name="ro1">
          <table:table-cell office:value-type="string" calcext:value-type="string">
            <text:p>s30160-3159-03-18-16-02n</text:p>
          </table:table-cell>
          <table:table-cell/>
          <table:table-cell office:value-type="float" office:value="5.99581648373439" calcext:value-type="float">
            <text:p>5.9958164837</text:p>
          </table:table-cell>
          <table:table-cell office:value-type="float" office:value="0.307400128629249" calcext:value-type="float">
            <text:p>0.3074001286</text:p>
          </table:table-cell>
          <table:table-cell office:value-type="float" office:value="0.605111886142712" calcext:value-type="float">
            <text:p>0.6051118861</text:p>
          </table:table-cell>
          <table:table-cell office:value-type="float" office:value="0.00326744466759786" calcext:value-type="float">
            <text:p>0.0032674447</text:p>
          </table:table-cell>
          <table:table-cell office:value-type="float" office:value="0.0242725272167881" calcext:value-type="float">
            <text:p>0.0242725272</text:p>
          </table:table-cell>
          <table:table-cell office:value-type="float" office:value="0.372524892375647" calcext:value-type="float">
            <text:p>0.3725248924</text:p>
          </table:table-cell>
          <table:table-cell office:value-type="float" office:value="24.3926217723251" calcext:value-type="float">
            <text:p>24.3926217723</text:p>
          </table:table-cell>
          <table:table-cell office:value-type="float" office:value="0.732158209201293" calcext:value-type="float">
            <text:p>0.7321582092</text:p>
          </table:table-cell>
          <table:table-cell office:value-type="float" office:value="5.49959447075116" calcext:value-type="float">
            <text:p>5.4995944708</text:p>
          </table:table-cell>
        </table:table-row>
        <table:table-row table:style-name="ro1">
          <table:table-cell office:value-type="string" calcext:value-type="string">
            <text:p>s30170-3316-05-20-10-48n</text:p>
          </table:table-cell>
          <table:table-cell/>
          <table:table-cell office:value-type="float" office:value="2.8366593069655" calcext:value-type="float">
            <text:p>2.836659307</text:p>
          </table:table-cell>
          <table:table-cell office:value-type="float" office:value="0.142664011263432" calcext:value-type="float">
            <text:p>0.1426640113</text:p>
          </table:table-cell>
          <table:table-cell office:value-type="float" office:value="0.327079642567408" calcext:value-type="float">
            <text:p>0.3270796426</text:p>
          </table:table-cell>
          <table:table-cell office:value-type="float" office:value="0.00271446984545387" calcext:value-type="float">
            <text:p>0.0027144698</text:p>
          </table:table-cell>
          <table:table-cell office:value-type="float" office:value="0.0129973357398028" calcext:value-type="float">
            <text:p>0.0129973357</text:p>
          </table:table-cell>
          <table:table-cell office:value-type="float" office:value="0.610468620004341" calcext:value-type="float">
            <text:p>0.61046862</text:p>
          </table:table-cell>
          <table:table-cell office:value-type="float" office:value="12.0830461244313" calcext:value-type="float">
            <text:p>12.0830461244</text:p>
          </table:table-cell>
          <table:table-cell office:value-type="float" office:value="1.19310016527907" calcext:value-type="float">
            <text:p>1.1931001653</text:p>
          </table:table-cell>
          <table:table-cell office:value-type="float" office:value="2.70110630842474" calcext:value-type="float">
            <text:p>2.7011063084</text:p>
          </table:table-cell>
        </table:table-row>
        <table:table-row table:style-name="ro1">
          <table:table-cell office:value-type="string" calcext:value-type="string">
            <text:p>s30220-2639-04-04-13-35n</text:p>
          </table:table-cell>
          <table:table-cell/>
          <table:table-cell office:value-type="float" office:value="5.04445363201905" calcext:value-type="float">
            <text:p>5.044453632</text:p>
          </table:table-cell>
          <table:table-cell office:value-type="float" office:value="0.260098890775624" calcext:value-type="float">
            <text:p>0.2600988908</text:p>
          </table:table-cell>
          <table:table-cell office:value-type="float" office:value="0.518164607261099" calcext:value-type="float">
            <text:p>0.5181646073</text:p>
          </table:table-cell>
          <table:table-cell office:value-type="float" office:value="0.00282587436107025" calcext:value-type="float">
            <text:p>0.0028258744</text:p>
          </table:table-cell>
          <table:table-cell office:value-type="float" office:value="0.0205269792794358" calcext:value-type="float">
            <text:p>0.0205269793</text:p>
          </table:table-cell>
          <table:table-cell office:value-type="float" office:value="0.42291544581136" calcext:value-type="float">
            <text:p>0.4229154458</text:p>
          </table:table-cell>
          <table:table-cell office:value-type="float" office:value="20.5912601477524" calcext:value-type="float">
            <text:p>20.5912601478</text:p>
          </table:table-cell>
          <table:table-cell office:value-type="float" office:value="0.826801439045052" calcext:value-type="float">
            <text:p>0.826801439</text:p>
          </table:table-cell>
          <table:table-cell office:value-type="float" office:value="4.64160434910309" calcext:value-type="float">
            <text:p>4.6416043491</text:p>
          </table:table-cell>
        </table:table-row>
        <table:table-row table:style-name="ro1">
          <table:table-cell office:value-type="string" calcext:value-type="string">
            <text:p>s30294-3500-03-14-21-46n</text:p>
          </table:table-cell>
          <table:table-cell/>
          <table:table-cell office:value-type="float" office:value="4.70890758014325" calcext:value-type="float">
            <text:p>4.7089075801</text:p>
          </table:table-cell>
          <table:table-cell office:value-type="float" office:value="0.247163647573379" calcext:value-type="float">
            <text:p>0.2471636476</text:p>
          </table:table-cell>
          <table:table-cell office:value-type="float" office:value="0.50271172878498" calcext:value-type="float">
            <text:p>0.5027117288</text:p>
          </table:table-cell>
          <table:table-cell office:value-type="float" office:value="0.00518157003122235" calcext:value-type="float">
            <text:p>0.00518157</text:p>
          </table:table-cell>
          <table:table-cell office:value-type="float" office:value="0.0198116292376806" calcext:value-type="float">
            <text:p>0.0198116292</text:p>
          </table:table-cell>
          <table:table-cell office:value-type="float" office:value="0.462040781673827" calcext:value-type="float">
            <text:p>0.4620407817</text:p>
          </table:table-cell>
          <table:table-cell office:value-type="float" office:value="19.3390794515961" calcext:value-type="float">
            <text:p>19.3390794516</text:p>
          </table:table-cell>
          <table:table-cell office:value-type="float" office:value="0.903014209314892" calcext:value-type="float">
            <text:p>0.9030142093</text:p>
          </table:table-cell>
          <table:table-cell office:value-type="float" office:value="4.33795290647357" calcext:value-type="float">
            <text:p>4.3379529065</text:p>
          </table:table-cell>
        </table:table-row>
        <table:table-row table:style-name="ro1">
          <table:table-cell office:value-type="string" calcext:value-type="string">
            <text:p>s30296-2616-04-05-12-36n</text:p>
          </table:table-cell>
          <table:table-cell/>
          <table:table-cell office:value-type="float" office:value="5.95596796617096" calcext:value-type="float">
            <text:p>5.9559679662</text:p>
          </table:table-cell>
          <table:table-cell office:value-type="float" office:value="0.307128525157405" calcext:value-type="float">
            <text:p>0.3071285252</text:p>
          </table:table-cell>
          <table:table-cell office:value-type="float" office:value="0.594281234512519" calcext:value-type="float">
            <text:p>0.5942812345</text:p>
          </table:table-cell>
          <table:table-cell office:value-type="float" office:value="0.00321549815225035" calcext:value-type="float">
            <text:p>0.0032154982</text:p>
          </table:table-cell>
          <table:table-cell office:value-type="float" office:value="0.0240286287769895" calcext:value-type="float">
            <text:p>0.0240286288</text:p>
          </table:table-cell>
          <table:table-cell office:value-type="float" office:value="0.422305587353715" calcext:value-type="float">
            <text:p>0.4223055874</text:p>
          </table:table-cell>
          <table:table-cell office:value-type="float" office:value="24.1867731701697" calcext:value-type="float">
            <text:p>24.1867731702</text:p>
          </table:table-cell>
          <table:table-cell office:value-type="float" office:value="0.867699632009292" calcext:value-type="float">
            <text:p>0.867699632</text:p>
          </table:table-cell>
          <table:table-cell office:value-type="float" office:value="5.45208973207303" calcext:value-type="float">
            <text:p>5.4520897321</text:p>
          </table:table-cell>
        </table:table-row>
        <table:table-row table:style-name="ro1">
          <table:table-cell office:value-type="string" calcext:value-type="string">
            <text:p>s30297-2903-04-30-12-46n</text:p>
          </table:table-cell>
          <table:table-cell/>
          <table:table-cell office:value-type="float" office:value="5.94727217805506" calcext:value-type="float">
            <text:p>5.9472721781</text:p>
          </table:table-cell>
          <table:table-cell office:value-type="float" office:value="0.304807717404955" calcext:value-type="float">
            <text:p>0.3048077174</text:p>
          </table:table-cell>
          <table:table-cell office:value-type="float" office:value="0.607106386542289" calcext:value-type="float">
            <text:p>0.6071063865</text:p>
          </table:table-cell>
          <table:table-cell office:value-type="float" office:value="0.00331142152014548" calcext:value-type="float">
            <text:p>0.0033114215</text:p>
          </table:table-cell>
          <table:table-cell office:value-type="float" office:value="0.0241960055232293" calcext:value-type="float">
            <text:p>0.0241960055</text:p>
          </table:table-cell>
          <table:table-cell office:value-type="float" office:value="0.361122135809393" calcext:value-type="float">
            <text:p>0.3611221358</text:p>
          </table:table-cell>
          <table:table-cell office:value-type="float" office:value="24.2280828221164" calcext:value-type="float">
            <text:p>24.2280828221</text:p>
          </table:table-cell>
          <table:table-cell office:value-type="float" office:value="0.705781257774451" calcext:value-type="float">
            <text:p>0.7057812578</text:p>
          </table:table-cell>
          <table:table-cell office:value-type="float" office:value="5.47133585564249" calcext:value-type="float">
            <text:p>5.4713358556</text:p>
          </table:table-cell>
        </table:table-row>
        <table:table-row table:style-name="ro1">
          <table:table-cell office:value-type="string" calcext:value-type="string">
            <text:p>s30348-2675-01-26-15-03n</text:p>
          </table:table-cell>
          <table:table-cell/>
          <table:table-cell office:value-type="float" office:value="3.87090311899376" calcext:value-type="float">
            <text:p>3.870903119</text:p>
          </table:table-cell>
          <table:table-cell office:value-type="float" office:value="0.203734210730173" calcext:value-type="float">
            <text:p>0.2037342107</text:p>
          </table:table-cell>
          <table:table-cell office:value-type="float" office:value="0.441386200433211" calcext:value-type="float">
            <text:p>0.4413862004</text:p>
          </table:table-cell>
          <table:table-cell office:value-type="float" office:value="0.00456920309001592" calcext:value-type="float">
            <text:p>0.0045692031</text:p>
          </table:table-cell>
          <table:table-cell office:value-type="float" office:value="0.0179281789509777" calcext:value-type="float">
            <text:p>0.017928179</text:p>
          </table:table-cell>
          <table:table-cell office:value-type="float" office:value="0.712142897942824" calcext:value-type="float">
            <text:p>0.7121428979</text:p>
          </table:table-cell>
          <table:table-cell office:value-type="float" office:value="16.21727485472" calcext:value-type="float">
            <text:p>16.2172748547</text:p>
          </table:table-cell>
          <table:table-cell office:value-type="float" office:value="1.39182164402498" calcext:value-type="float">
            <text:p>1.391821644</text:p>
          </table:table-cell>
          <table:table-cell office:value-type="float" office:value="3.60246689173502" calcext:value-type="float">
            <text:p>3.6024668917</text:p>
          </table:table-cell>
        </table:table-row>
        <table:table-row table:style-name="ro1">
          <table:table-cell office:value-type="string" calcext:value-type="string">
            <text:p>s30464-2512-02-19-17-28n</text:p>
          </table:table-cell>
          <table:table-cell/>
          <table:table-cell office:value-type="float" office:value="6.05612943717002" calcext:value-type="float">
            <text:p>6.0561294372</text:p>
          </table:table-cell>
          <table:table-cell office:value-type="float" office:value="0.306120146035176" calcext:value-type="float">
            <text:p>0.306120146</text:p>
          </table:table-cell>
          <table:table-cell office:value-type="float" office:value="0.584487112652974" calcext:value-type="float">
            <text:p>0.5844871127</text:p>
          </table:table-cell>
          <table:table-cell office:value-type="float" office:value="0.00311995328328449" calcext:value-type="float">
            <text:p>0.0031199533</text:p>
          </table:table-cell>
          <table:table-cell office:value-type="float" office:value="0.023820095543696" calcext:value-type="float">
            <text:p>0.0238200955</text:p>
          </table:table-cell>
          <table:table-cell office:value-type="float" office:value="0.316925693487802" calcext:value-type="float">
            <text:p>0.3169256935</text:p>
          </table:table-cell>
          <table:table-cell office:value-type="float" office:value="24.4948973653571" calcext:value-type="float">
            <text:p>24.4948973654</text:p>
          </table:table-cell>
          <table:table-cell office:value-type="float" office:value="0.678714098258517" calcext:value-type="float">
            <text:p>0.6787140983</text:p>
          </table:table-cell>
          <table:table-cell office:value-type="float" office:value="5.52534406143484" calcext:value-type="float">
            <text:p>5.5253440614</text:p>
          </table:table-cell>
        </table:table-row>
        <table:table-row table:style-name="ro1">
          <table:table-cell office:value-type="string" calcext:value-type="string">
            <text:p>s30589-3182-03-19-14-13n</text:p>
          </table:table-cell>
          <table:table-cell/>
          <table:table-cell office:value-type="float" office:value="5.8632599114696" calcext:value-type="float">
            <text:p>5.8632599115</text:p>
          </table:table-cell>
          <table:table-cell office:value-type="float" office:value="0.301294661623643" calcext:value-type="float">
            <text:p>0.3012946616</text:p>
          </table:table-cell>
          <table:table-cell office:value-type="float" office:value="0.593162266848458" calcext:value-type="float">
            <text:p>0.5931622668</text:p>
          </table:table-cell>
          <table:table-cell office:value-type="float" office:value="0.00344879090898103" calcext:value-type="float">
            <text:p>0.0034487909</text:p>
          </table:table-cell>
          <table:table-cell office:value-type="float" office:value="0.0235971545496914" calcext:value-type="float">
            <text:p>0.0235971545</text:p>
          </table:table-cell>
          <table:table-cell office:value-type="float" office:value="0.490824657342019" calcext:value-type="float">
            <text:p>0.4908246573</text:p>
          </table:table-cell>
          <table:table-cell office:value-type="float" office:value="23.9374183558461" calcext:value-type="float">
            <text:p>23.9374183558</text:p>
          </table:table-cell>
          <table:table-cell office:value-type="float" office:value="0.962020394301353" calcext:value-type="float">
            <text:p>0.9620203943</text:p>
          </table:table-cell>
          <table:table-cell office:value-type="float" office:value="5.39706134483324" calcext:value-type="float">
            <text:p>5.3970613448</text:p>
          </table:table-cell>
        </table:table-row>
        <table:table-row table:style-name="ro1">
          <table:table-cell office:value-type="string" calcext:value-type="string">
            <text:p>s30591-3187-04-07-13-14n</text:p>
          </table:table-cell>
          <table:table-cell/>
          <table:table-cell office:value-type="float" office:value="5.94216408708302" calcext:value-type="float">
            <text:p>5.9421640871</text:p>
          </table:table-cell>
          <table:table-cell office:value-type="float" office:value="0.306041007054923" calcext:value-type="float">
            <text:p>0.3060410071</text:p>
          </table:table-cell>
          <table:table-cell office:value-type="float" office:value="0.604639954695387" calcext:value-type="float">
            <text:p>0.6046399547</text:p>
          </table:table-cell>
          <table:table-cell office:value-type="float" office:value="0.00333189698921049" calcext:value-type="float">
            <text:p>0.003331897</text:p>
          </table:table-cell>
          <table:table-cell office:value-type="float" office:value="0.0242303570381184" calcext:value-type="float">
            <text:p>0.024230357</text:p>
          </table:table-cell>
          <table:table-cell office:value-type="float" office:value="0.383423301794337" calcext:value-type="float">
            <text:p>0.3834233018</text:p>
          </table:table-cell>
          <table:table-cell office:value-type="float" office:value="24.2074369048042" calcext:value-type="float">
            <text:p>24.2074369048</text:p>
          </table:table-cell>
          <table:table-cell office:value-type="float" office:value="0.749650776102203" calcext:value-type="float">
            <text:p>0.7496507761</text:p>
          </table:table-cell>
          <table:table-cell office:value-type="float" office:value="5.45675886064294" calcext:value-type="float">
            <text:p>5.4567588606</text:p>
          </table:table-cell>
        </table:table-row>
        <table:table-row table:style-name="ro1">
          <table:table-cell office:value-type="string" calcext:value-type="string">
            <text:p>s30640-3495-02-01-18-47n</text:p>
          </table:table-cell>
          <table:table-cell/>
          <table:table-cell office:value-type="float" office:value="5.11326755881985" calcext:value-type="float">
            <text:p>5.1132675588</text:p>
          </table:table-cell>
          <table:table-cell office:value-type="float" office:value="0.262411269982602" calcext:value-type="float">
            <text:p>0.26241127</text:p>
          </table:table-cell>
          <table:table-cell office:value-type="float" office:value="0.544755612260106" calcext:value-type="float">
            <text:p>0.5447556123</text:p>
          </table:table-cell>
          <table:table-cell office:value-type="float" office:value="0.00300397571883625" calcext:value-type="float">
            <text:p>0.0030039757</text:p>
          </table:table-cell>
          <table:table-cell office:value-type="float" office:value="0.0220090815640478" calcext:value-type="float">
            <text:p>0.0220090816</text:p>
          </table:table-cell>
          <table:table-cell office:value-type="float" office:value="0.645147099507133" calcext:value-type="float">
            <text:p>0.6451470995</text:p>
          </table:table-cell>
          <table:table-cell office:value-type="float" office:value="21.0950233446048" calcext:value-type="float">
            <text:p>21.0950233446</text:p>
          </table:table-cell>
          <table:table-cell office:value-type="float" office:value="1.26087815490351" calcext:value-type="float">
            <text:p>1.2608781549</text:p>
          </table:table-cell>
          <table:table-cell office:value-type="float" office:value="4.73854442992369" calcext:value-type="float">
            <text:p>4.7385444299</text:p>
          </table:table-cell>
        </table:table-row>
        <table:table-row table:style-name="ro1">
          <table:table-cell office:value-type="string" calcext:value-type="string">
            <text:p>s30640-3495-02-02-13-36n</text:p>
          </table:table-cell>
          <table:table-cell/>
          <table:table-cell office:value-type="float" office:value="4.38139661901214" calcext:value-type="float">
            <text:p>4.381396619</text:p>
          </table:table-cell>
          <table:table-cell office:value-type="float" office:value="0.220740752961144" calcext:value-type="float">
            <text:p>0.220740753</text:p>
          </table:table-cell>
          <table:table-cell office:value-type="float" office:value="0.489787945233469" calcext:value-type="float">
            <text:p>0.4897879452</text:p>
          </table:table-cell>
          <table:table-cell office:value-type="float" office:value="0.00337878564855034" calcext:value-type="float">
            <text:p>0.0033787856</text:p>
          </table:table-cell>
          <table:table-cell office:value-type="float" office:value="0.0200111513462129" calcext:value-type="float">
            <text:p>0.0200111513</text:p>
          </table:table-cell>
          <table:table-cell office:value-type="float" office:value="0.78652808447506" calcext:value-type="float">
            <text:p>0.7865280845</text:p>
          </table:table-cell>
          <table:table-cell office:value-type="float" office:value="18.3575590585095" calcext:value-type="float">
            <text:p>18.3575590585</text:p>
          </table:table-cell>
          <table:table-cell office:value-type="float" office:value="1.53719661525979" calcext:value-type="float">
            <text:p>1.5371966153</text:p>
          </table:table-cell>
          <table:table-cell office:value-type="float" office:value="4.08436816895745" calcext:value-type="float">
            <text:p>4.084368169</text:p>
          </table:table-cell>
        </table:table-row>
        <table:table-row table:style-name="ro1">
          <table:table-cell office:value-type="string" calcext:value-type="string">
            <text:p>s30669-3033-04-11-12-33n</text:p>
          </table:table-cell>
          <table:table-cell/>
          <table:table-cell office:value-type="float" office:value="5.92838036154371" calcext:value-type="float">
            <text:p>5.9283803615</text:p>
          </table:table-cell>
          <table:table-cell office:value-type="float" office:value="0.29528897817812" calcext:value-type="float">
            <text:p>0.2952889782</text:p>
          </table:table-cell>
          <table:table-cell office:value-type="float" office:value="0.586037488918362" calcext:value-type="float">
            <text:p>0.5860374889</text:p>
          </table:table-cell>
          <table:table-cell office:value-type="float" office:value="0.00315036041615581" calcext:value-type="float">
            <text:p>0.0031503604</text:p>
          </table:table-cell>
          <table:table-cell office:value-type="float" office:value="0.0236411276138304" calcext:value-type="float">
            <text:p>0.0236411276</text:p>
          </table:table-cell>
          <table:table-cell office:value-type="float" office:value="0.457341593373452" calcext:value-type="float">
            <text:p>0.4573415934</text:p>
          </table:table-cell>
          <table:table-cell office:value-type="float" office:value="24.1453927028531" calcext:value-type="float">
            <text:p>24.1453927029</text:p>
          </table:table-cell>
          <table:table-cell office:value-type="float" office:value="0.911050713386276" calcext:value-type="float">
            <text:p>0.9110507134</text:p>
          </table:table-cell>
          <table:table-cell office:value-type="float" office:value="5.44562861386506" calcext:value-type="float">
            <text:p>5.4456286139</text:p>
          </table:table-cell>
        </table:table-row>
        <table:table-row table:style-name="ro1">
          <table:table-cell office:value-type="string" calcext:value-type="string">
            <text:p>s30670-3258-03-26-17-57n</text:p>
          </table:table-cell>
          <table:table-cell/>
          <table:table-cell office:value-type="float" office:value="4.71335387585815" calcext:value-type="float">
            <text:p>4.7133538759</text:p>
          </table:table-cell>
          <table:table-cell office:value-type="float" office:value="0.25883844743753" calcext:value-type="float">
            <text:p>0.2588384474</text:p>
          </table:table-cell>
          <table:table-cell office:value-type="float" office:value="0.542759572991103" calcext:value-type="float">
            <text:p>0.542759573</text:p>
          </table:table-cell>
          <table:table-cell office:value-type="float" office:value="0.00317403685231885" calcext:value-type="float">
            <text:p>0.0031740369</text:p>
          </table:table-cell>
          <table:table-cell office:value-type="float" office:value="0.0215049759712168" calcext:value-type="float">
            <text:p>0.021504976</text:p>
          </table:table-cell>
          <table:table-cell office:value-type="float" office:value="0.686928971210103" calcext:value-type="float">
            <text:p>0.6869289712</text:p>
          </table:table-cell>
          <table:table-cell office:value-type="float" office:value="19.773719802868" calcext:value-type="float">
            <text:p>19.7737198029</text:p>
          </table:table-cell>
          <table:table-cell office:value-type="float" office:value="1.34253360165529" calcext:value-type="float">
            <text:p>1.3425336017</text:p>
          </table:table-cell>
          <table:table-cell office:value-type="float" office:value="4.39381683014672" calcext:value-type="float">
            <text:p>4.3938168301</text:p>
          </table:table-cell>
        </table:table-row>
        <table:table-row table:style-name="ro1">
          <table:table-cell office:value-type="string" calcext:value-type="string">
            <text:p>s30785-2774-09-25-20-23n</text:p>
          </table:table-cell>
          <table:table-cell/>
          <table:table-cell office:value-type="float" office:value="3.58846532286204" calcext:value-type="float">
            <text:p>3.5884653229</text:p>
          </table:table-cell>
          <table:table-cell office:value-type="float" office:value="0.185645257081148" calcext:value-type="float">
            <text:p>0.1856452571</text:p>
          </table:table-cell>
          <table:table-cell office:value-type="float" office:value="0.375035269587009" calcext:value-type="float">
            <text:p>0.3750352696</text:p>
          </table:table-cell>
          <table:table-cell office:value-type="float" office:value="0.00211750442834259" calcext:value-type="float">
            <text:p>0.0021175044</text:p>
          </table:table-cell>
          <table:table-cell office:value-type="float" office:value="0.0147235113875529" calcext:value-type="float">
            <text:p>0.0147235114</text:p>
          </table:table-cell>
          <table:table-cell office:value-type="float" office:value="0.36300360962872" calcext:value-type="float">
            <text:p>0.3630036096</text:p>
          </table:table-cell>
          <table:table-cell office:value-type="float" office:value="14.6969388704106" calcext:value-type="float">
            <text:p>14.6969388704</text:p>
          </table:table-cell>
          <table:table-cell office:value-type="float" office:value="0.709455742082259" calcext:value-type="float">
            <text:p>0.7094557421</text:p>
          </table:table-cell>
          <table:table-cell office:value-type="float" office:value="3.31578798847104" calcext:value-type="float">
            <text:p>3.3157879885</text:p>
          </table:table-cell>
        </table:table-row>
        <table:table-row table:style-name="ro1">
          <table:table-cell office:value-type="string" calcext:value-type="string">
            <text:p>s30822-3155-04-12-16-25n</text:p>
          </table:table-cell>
          <table:table-cell/>
          <table:table-cell office:value-type="float" office:value="4.50214170397489" calcext:value-type="float">
            <text:p>4.502141704</text:p>
          </table:table-cell>
          <table:table-cell office:value-type="float" office:value="0.228427437661299" calcext:value-type="float">
            <text:p>0.2284274377</text:p>
          </table:table-cell>
          <table:table-cell office:value-type="float" office:value="0.454348455359417" calcext:value-type="float">
            <text:p>0.4543484554</text:p>
          </table:table-cell>
          <table:table-cell office:value-type="float" office:value="0.00247837399147221" calcext:value-type="float">
            <text:p>0.002478374</text:p>
          </table:table-cell>
          <table:table-cell office:value-type="float" office:value="0.0186951970176103" calcext:value-type="float">
            <text:p>0.018695197</text:p>
          </table:table-cell>
          <table:table-cell office:value-type="float" office:value="0.620354260474927" calcext:value-type="float">
            <text:p>0.6203542605</text:p>
          </table:table-cell>
          <table:table-cell office:value-type="float" office:value="18.384776460878" calcext:value-type="float">
            <text:p>18.3847764609</text:p>
          </table:table-cell>
          <table:table-cell office:value-type="float" office:value="1.21242397978201" calcext:value-type="float">
            <text:p>1.2124239798</text:p>
          </table:table-cell>
          <table:table-cell office:value-type="float" office:value="4.12014293976663" calcext:value-type="float">
            <text:p>4.1201429398</text:p>
          </table:table-cell>
        </table:table-row>
        <table:table-row table:style-name="ro1">
          <table:table-cell office:value-type="string" calcext:value-type="string">
            <text:p>s30851-2859-08-08-16-46n</text:p>
          </table:table-cell>
          <table:table-cell/>
          <table:table-cell office:value-type="float" office:value="5.85838594926778" calcext:value-type="float">
            <text:p>5.8583859493</text:p>
          </table:table-cell>
          <table:table-cell office:value-type="float" office:value="0.301629453658977" calcext:value-type="float">
            <text:p>0.3016294537</text:p>
          </table:table-cell>
          <table:table-cell office:value-type="float" office:value="0.590646495440704" calcext:value-type="float">
            <text:p>0.5906464954</text:p>
          </table:table-cell>
          <table:table-cell office:value-type="float" office:value="0.00342303178189639" calcext:value-type="float">
            <text:p>0.0034230318</text:p>
          </table:table-cell>
          <table:table-cell office:value-type="float" office:value="0.0238108477352557" calcext:value-type="float">
            <text:p>0.0238108477</text:p>
          </table:table-cell>
          <table:table-cell office:value-type="float" office:value="0.504073718613012" calcext:value-type="float">
            <text:p>0.5040737186</text:p>
          </table:table-cell>
          <table:table-cell office:value-type="float" office:value="23.8956062882556" calcext:value-type="float">
            <text:p>23.8956062883</text:p>
          </table:table-cell>
          <table:table-cell office:value-type="float" office:value="1.02658281984966" calcext:value-type="float">
            <text:p>1.0265828198</text:p>
          </table:table-cell>
          <table:table-cell office:value-type="float" office:value="5.37137750780908" calcext:value-type="float">
            <text:p>5.3713775078</text:p>
          </table:table-cell>
        </table:table-row>
        <table:table-row table:style-name="ro1">
          <table:table-cell office:value-type="string" calcext:value-type="string">
            <text:p>s31021-2783-01-31-18-41n</text:p>
          </table:table-cell>
          <table:table-cell/>
          <table:table-cell office:value-type="float" office:value="5.72321819180083" calcext:value-type="float">
            <text:p>5.7232181918</text:p>
          </table:table-cell>
          <table:table-cell office:value-type="float" office:value="0.290267691329775" calcext:value-type="float">
            <text:p>0.2902676913</text:p>
          </table:table-cell>
          <table:table-cell office:value-type="float" office:value="0.560066606812294" calcext:value-type="float">
            <text:p>0.5600666068</text:p>
          </table:table-cell>
          <table:table-cell office:value-type="float" office:value="0.00300787932223227" calcext:value-type="float">
            <text:p>0.0030078793</text:p>
          </table:table-cell>
          <table:table-cell office:value-type="float" office:value="0.0228377496076566" calcext:value-type="float">
            <text:p>0.0228377496</text:p>
          </table:table-cell>
          <table:table-cell office:value-type="float" office:value="0.408909764401583" calcext:value-type="float">
            <text:p>0.4089097644</text:p>
          </table:table-cell>
          <table:table-cell office:value-type="float" office:value="23.2163733928976" calcext:value-type="float">
            <text:p>23.2163733929</text:p>
          </table:table-cell>
          <table:table-cell office:value-type="float" office:value="0.799177048978019" calcext:value-type="float">
            <text:p>0.799177049</text:p>
          </table:table-cell>
          <table:table-cell office:value-type="float" office:value="5.22489196620602" calcext:value-type="float">
            <text:p>5.2248919662</text:p>
          </table:table-cell>
        </table:table-row>
        <table:table-row table:style-name="ro1">
          <table:table-cell office:value-type="string" calcext:value-type="string">
            <text:p>s31032-3315-05-08-18-36n</text:p>
          </table:table-cell>
          <table:table-cell/>
          <table:table-cell office:value-type="float" office:value="5.54582960006713" calcext:value-type="float">
            <text:p>5.5458296001</text:p>
          </table:table-cell>
          <table:table-cell office:value-type="float" office:value="0.293472757071523" calcext:value-type="float">
            <text:p>0.2934727571</text:p>
          </table:table-cell>
          <table:table-cell office:value-type="float" office:value="0.571693767330489" calcext:value-type="float">
            <text:p>0.5716937673</text:p>
          </table:table-cell>
          <table:table-cell office:value-type="float" office:value="0.00297818051902777" calcext:value-type="float">
            <text:p>0.0029781805</text:p>
          </table:table-cell>
          <table:table-cell office:value-type="float" office:value="0.0230345841839603" calcext:value-type="float">
            <text:p>0.0230345842</text:p>
          </table:table-cell>
          <table:table-cell office:value-type="float" office:value="0.423635179130782" calcext:value-type="float">
            <text:p>0.4236351791</text:p>
          </table:table-cell>
          <table:table-cell office:value-type="float" office:value="22.5610283147477" calcext:value-type="float">
            <text:p>22.5610283147</text:p>
          </table:table-cell>
          <table:table-cell office:value-type="float" office:value="0.844516414544925" calcext:value-type="float">
            <text:p>0.8445164145</text:p>
          </table:table-cell>
          <table:table-cell office:value-type="float" office:value="5.06951435453157" calcext:value-type="float">
            <text:p>5.0695143545</text:p>
          </table:table-cell>
        </table:table-row>
        <table:table-row table:style-name="ro1">
          <table:table-cell office:value-type="string" calcext:value-type="string">
            <text:p>s31034-2505-05-05-15-19n</text:p>
          </table:table-cell>
          <table:table-cell/>
          <table:table-cell office:value-type="float" office:value="3.97297997431569" calcext:value-type="float">
            <text:p>3.9729799743</text:p>
          </table:table-cell>
          <table:table-cell office:value-type="float" office:value="0.195700008279039" calcext:value-type="float">
            <text:p>0.1957000083</text:p>
          </table:table-cell>
          <table:table-cell office:value-type="float" office:value="0.384088760002253" calcext:value-type="float">
            <text:p>0.38408876</text:p>
          </table:table-cell>
          <table:table-cell office:value-type="float" office:value="0.00209378580122703" calcext:value-type="float">
            <text:p>0.0020937858</text:p>
          </table:table-cell>
          <table:table-cell office:value-type="float" office:value="0.0155737562151578" calcext:value-type="float">
            <text:p>0.0155737562</text:p>
          </table:table-cell>
          <table:table-cell office:value-type="float" office:value="0.574200400563485" calcext:value-type="float">
            <text:p>0.5742004006</text:p>
          </table:table-cell>
          <table:table-cell office:value-type="float" office:value="16.278820381771" calcext:value-type="float">
            <text:p>16.2788203818</text:p>
          </table:table-cell>
          <table:table-cell office:value-type="float" office:value="1.12223582289325" calcext:value-type="float">
            <text:p>1.1222358229</text:p>
          </table:table-cell>
          <table:table-cell office:value-type="float" office:value="3.66268119268745" calcext:value-type="float">
            <text:p>3.6626811927</text:p>
          </table:table-cell>
        </table:table-row>
        <table:table-row table:style-name="ro1">
          <table:table-cell office:value-type="string" calcext:value-type="string">
            <text:p>s31058-2721-04-08-13-49n</text:p>
          </table:table-cell>
          <table:table-cell/>
          <table:table-cell office:value-type="float" office:value="5.87983700450301" calcext:value-type="float">
            <text:p>5.8798370045</text:p>
          </table:table-cell>
          <table:table-cell office:value-type="float" office:value="0.304242904007042" calcext:value-type="float">
            <text:p>0.304242904</text:p>
          </table:table-cell>
          <table:table-cell office:value-type="float" office:value="0.601346859116148" calcext:value-type="float">
            <text:p>0.6013468591</text:p>
          </table:table-cell>
          <table:table-cell office:value-type="float" office:value="0.00343586595597399" calcext:value-type="float">
            <text:p>0.003435866</text:p>
          </table:table-cell>
          <table:table-cell office:value-type="float" office:value="0.0239984320953424" calcext:value-type="float">
            <text:p>0.0239984321</text:p>
          </table:table-cell>
          <table:table-cell office:value-type="float" office:value="0.362459399991127" calcext:value-type="float">
            <text:p>0.3624594</text:p>
          </table:table-cell>
          <table:table-cell office:value-type="float" office:value="23.937418315182" calcext:value-type="float">
            <text:p>23.9374183152</text:p>
          </table:table-cell>
          <table:table-cell office:value-type="float" office:value="0.708408486706565" calcext:value-type="float">
            <text:p>0.7084084867</text:p>
          </table:table-cell>
          <table:table-cell office:value-type="float" office:value="5.39567463407874" calcext:value-type="float">
            <text:p>5.3956746341</text:p>
          </table:table-cell>
        </table:table-row>
        <table:table-row table:style-name="ro1">
          <table:table-cell office:value-type="string" calcext:value-type="string">
            <text:p>s31058-2721-04-10-11-20n</text:p>
          </table:table-cell>
          <table:table-cell/>
          <table:table-cell office:value-type="float" office:value="2.23295185929538" calcext:value-type="float">
            <text:p>2.2329518593</text:p>
          </table:table-cell>
          <table:table-cell office:value-type="float" office:value="0.119136056465605" calcext:value-type="float">
            <text:p>0.1191360565</text:p>
          </table:table-cell>
          <table:table-cell office:value-type="float" office:value="0.246420286581188" calcext:value-type="float">
            <text:p>0.2464202866</text:p>
          </table:table-cell>
          <table:table-cell office:value-type="float" office:value="0.00135431973641572" calcext:value-type="float">
            <text:p>0.0013543197</text:p>
          </table:table-cell>
          <table:table-cell office:value-type="float" office:value="0.00940582673625847" calcext:value-type="float">
            <text:p>0.0094058267</text:p>
          </table:table-cell>
          <table:table-cell office:value-type="float" office:value="0.32835716247521" calcext:value-type="float">
            <text:p>0.3283571625</text:p>
          </table:table-cell>
          <table:table-cell office:value-type="float" office:value="9.21954446797085" calcext:value-type="float">
            <text:p>9.219544468</text:p>
          </table:table-cell>
          <table:table-cell office:value-type="float" office:value="0.654284637180602" calcext:value-type="float">
            <text:p>0.6542846372</text:p>
          </table:table-cell>
          <table:table-cell office:value-type="float" office:value="2.0663526577142" calcext:value-type="float">
            <text:p>2.0663526577</text:p>
          </table:table-cell>
        </table:table-row>
        <table:table-row table:style-name="ro1">
          <table:table-cell office:value-type="string" calcext:value-type="string">
            <text:p>s31058-2721-04-10-11-23n</text:p>
          </table:table-cell>
          <table:table-cell/>
          <table:table-cell office:value-type="float" office:value="4.06916674580369" calcext:value-type="float">
            <text:p>4.0691667458</text:p>
          </table:table-cell>
          <table:table-cell office:value-type="float" office:value="0.23204726064285" calcext:value-type="float">
            <text:p>0.2320472606</text:p>
          </table:table-cell>
          <table:table-cell office:value-type="float" office:value="0.540498190538757" calcext:value-type="float">
            <text:p>0.5404981905</text:p>
          </table:table-cell>
          <table:table-cell office:value-type="float" office:value="0.00495693938502051" calcext:value-type="float">
            <text:p>0.0049569394</text:p>
          </table:table-cell>
          <table:table-cell office:value-type="float" office:value="0.0220040119482654" calcext:value-type="float">
            <text:p>0.0220040119</text:p>
          </table:table-cell>
          <table:table-cell office:value-type="float" office:value="1.27863020910627" calcext:value-type="float">
            <text:p>1.2786302091</text:p>
          </table:table-cell>
          <table:table-cell office:value-type="float" office:value="17.6918067898536" calcext:value-type="float">
            <text:p>17.6918067899</text:p>
          </table:table-cell>
          <table:table-cell office:value-type="float" office:value="2.51071367026783" calcext:value-type="float">
            <text:p>2.5107136703</text:p>
          </table:table-cell>
          <table:table-cell office:value-type="float" office:value="3.826307760602" calcext:value-type="float">
            <text:p>3.8263077606</text:p>
          </table:table-cell>
        </table:table-row>
        <table:table-row table:style-name="ro1">
          <table:table-cell office:value-type="string" calcext:value-type="string">
            <text:p>s31060-2832-03-02-17-54n</text:p>
          </table:table-cell>
          <table:table-cell/>
          <table:table-cell office:value-type="float" office:value="5.8502401459173" calcext:value-type="float">
            <text:p>5.8502401459</text:p>
          </table:table-cell>
          <table:table-cell office:value-type="float" office:value="0.294957631456517" calcext:value-type="float">
            <text:p>0.2949576315</text:p>
          </table:table-cell>
          <table:table-cell office:value-type="float" office:value="0.577898552316687" calcext:value-type="float">
            <text:p>0.5778985523</text:p>
          </table:table-cell>
          <table:table-cell office:value-type="float" office:value="0.00310606568438881" calcext:value-type="float">
            <text:p>0.0031060657</text:p>
          </table:table-cell>
          <table:table-cell office:value-type="float" office:value="0.0235575893516488" calcext:value-type="float">
            <text:p>0.0235575894</text:p>
          </table:table-cell>
          <table:table-cell office:value-type="float" office:value="0.529309352444711" calcext:value-type="float">
            <text:p>0.5293093524</text:p>
          </table:table-cell>
          <table:table-cell office:value-type="float" office:value="23.7697286693799" calcext:value-type="float">
            <text:p>23.7697286694</text:p>
          </table:table-cell>
          <table:table-cell office:value-type="float" office:value="1.03453778547007" calcext:value-type="float">
            <text:p>1.0345377855</text:p>
          </table:table-cell>
          <table:table-cell office:value-type="float" office:value="5.35427002873831" calcext:value-type="float">
            <text:p>5.3542700287</text:p>
          </table:table-cell>
        </table:table-row>
        <table:table-row table:style-name="ro1">
          <table:table-cell office:value-type="string" calcext:value-type="string">
            <text:p>s31061-3245-03-24-14-54n</text:p>
          </table:table-cell>
          <table:table-cell/>
          <table:table-cell office:value-type="float" office:value="5.89952195487029" calcext:value-type="float">
            <text:p>5.8995219549</text:p>
          </table:table-cell>
          <table:table-cell office:value-type="float" office:value="0.300384895510614" calcext:value-type="float">
            <text:p>0.3003848955</text:p>
          </table:table-cell>
          <table:table-cell office:value-type="float" office:value="0.576569813435412" calcext:value-type="float">
            <text:p>0.5765698134</text:p>
          </table:table-cell>
          <table:table-cell office:value-type="float" office:value="0.00305098951877658" calcext:value-type="float">
            <text:p>0.0030509895</text:p>
          </table:table-cell>
          <table:table-cell office:value-type="float" office:value="0.0234044752780363" calcext:value-type="float">
            <text:p>0.0234044753</text:p>
          </table:table-cell>
          <table:table-cell office:value-type="float" office:value="0.343607770862938" calcext:value-type="float">
            <text:p>0.3436077709</text:p>
          </table:table-cell>
          <table:table-cell office:value-type="float" office:value="23.8746726935081" calcext:value-type="float">
            <text:p>23.8746726935</text:p>
          </table:table-cell>
          <table:table-cell office:value-type="float" office:value="0.671551943888208" calcext:value-type="float">
            <text:p>0.6715519439</text:p>
          </table:table-cell>
          <table:table-cell office:value-type="float" office:value="5.38178720426677" calcext:value-type="float">
            <text:p>5.3817872043</text:p>
          </table:table-cell>
        </table:table-row>
        <table:table-row table:style-name="ro1">
          <table:table-cell office:value-type="string" calcext:value-type="string">
            <text:p>s31128-2659-04-08-16-48n</text:p>
          </table:table-cell>
          <table:table-cell/>
          <table:table-cell office:value-type="float" office:value="5.74071581076645" calcext:value-type="float">
            <text:p>5.7407158108</text:p>
          </table:table-cell>
          <table:table-cell office:value-type="float" office:value="0.300400072636057" calcext:value-type="float">
            <text:p>0.3004000726</text:p>
          </table:table-cell>
          <table:table-cell office:value-type="float" office:value="0.627124952688066" calcext:value-type="float">
            <text:p>0.6271249527</text:p>
          </table:table-cell>
          <table:table-cell office:value-type="float" office:value="0.00455290427681618" calcext:value-type="float">
            <text:p>0.0045529043</text:p>
          </table:table-cell>
          <table:table-cell office:value-type="float" office:value="0.0250707323258893" calcext:value-type="float">
            <text:p>0.0250707323</text:p>
          </table:table-cell>
          <table:table-cell office:value-type="float" office:value="0.820766695445274" calcext:value-type="float">
            <text:p>0.8207666954</text:p>
          </table:table-cell>
          <table:table-cell office:value-type="float" office:value="23.8956063522008" calcext:value-type="float">
            <text:p>23.8956063522</text:p>
          </table:table-cell>
          <table:table-cell office:value-type="float" office:value="1.62582604806968" calcext:value-type="float">
            <text:p>1.6258260481</text:p>
          </table:table-cell>
          <table:table-cell office:value-type="float" office:value="5.32768519927769" calcext:value-type="float">
            <text:p>5.3276851993</text:p>
          </table:table-cell>
        </table:table-row>
        <table:table-row table:style-name="ro1">
          <table:table-cell office:value-type="string" calcext:value-type="string">
            <text:p>s31135-2696-04-14-15-06n</text:p>
          </table:table-cell>
          <table:table-cell/>
          <table:table-cell office:value-type="float" office:value="5.78060643254633" calcext:value-type="float">
            <text:p>5.7806064325</text:p>
          </table:table-cell>
          <table:table-cell office:value-type="float" office:value="0.300808106052068" calcext:value-type="float">
            <text:p>0.3008081061</text:p>
          </table:table-cell>
          <table:table-cell office:value-type="float" office:value="0.592647363707637" calcext:value-type="float">
            <text:p>0.5926473637</text:p>
          </table:table-cell>
          <table:table-cell office:value-type="float" office:value="0.00334087253712321" calcext:value-type="float">
            <text:p>0.0033408725</text:p>
          </table:table-cell>
          <table:table-cell office:value-type="float" office:value="0.0237092329038143" calcext:value-type="float">
            <text:p>0.0237092329</text:p>
          </table:table-cell>
          <table:table-cell office:value-type="float" office:value="0.492511257792856" calcext:value-type="float">
            <text:p>0.4925112578</text:p>
          </table:table-cell>
          <table:table-cell office:value-type="float" office:value="23.5796522257043" calcext:value-type="float">
            <text:p>23.5796522257</text:p>
          </table:table-cell>
          <table:table-cell office:value-type="float" office:value="0.975430685071723" calcext:value-type="float">
            <text:p>0.9754306851</text:p>
          </table:table-cell>
          <table:table-cell office:value-type="float" office:value="5.30156308270629" calcext:value-type="float">
            <text:p>5.3015630827</text:p>
          </table:table-cell>
        </table:table-row>
        <table:table-row table:style-name="ro1">
          <table:table-cell office:value-type="string" calcext:value-type="string">
            <text:p>s31171-2957-05-08-20-00n</text:p>
          </table:table-cell>
          <table:table-cell/>
          <table:table-cell office:value-type="float" office:value="3.41949098742836" calcext:value-type="float">
            <text:p>3.4194909874</text:p>
          </table:table-cell>
          <table:table-cell office:value-type="float" office:value="0.183314898516454" calcext:value-type="float">
            <text:p>0.1833148985</text:p>
          </table:table-cell>
          <table:table-cell office:value-type="float" office:value="0.444180831800498" calcext:value-type="float">
            <text:p>0.4441808318</text:p>
          </table:table-cell>
          <table:table-cell office:value-type="float" office:value="0.00353025538180264" calcext:value-type="float">
            <text:p>0.0035302554</text:p>
          </table:table-cell>
          <table:table-cell office:value-type="float" office:value="0.0180541899892181" calcext:value-type="float">
            <text:p>0.01805419</text:p>
          </table:table-cell>
          <table:table-cell office:value-type="float" office:value="1.07525842198867" calcext:value-type="float">
            <text:p>1.075258422</text:p>
          </table:table-cell>
          <table:table-cell office:value-type="float" office:value="14.9331840948673" calcext:value-type="float">
            <text:p>14.9331840949</text:p>
          </table:table-cell>
          <table:table-cell office:value-type="float" office:value="2.10150453919969" calcext:value-type="float">
            <text:p>2.1015045392</text:p>
          </table:table-cell>
          <table:table-cell office:value-type="float" office:value="3.22521975949652" calcext:value-type="float">
            <text:p>3.2252197595</text:p>
          </table:table-cell>
        </table:table-row>
        <table:table-row table:style-name="ro1">
          <table:table-cell office:value-type="string" calcext:value-type="string">
            <text:p>s31405-2676-02-22-13-29n</text:p>
          </table:table-cell>
          <table:table-cell/>
          <table:table-cell office:value-type="float" office:value="5.23102455399315" calcext:value-type="float">
            <text:p>5.231024554</text:p>
          </table:table-cell>
          <table:table-cell office:value-type="float" office:value="0.265217322981948" calcext:value-type="float">
            <text:p>0.265217323</text:p>
          </table:table-cell>
          <table:table-cell office:value-type="float" office:value="0.511933098922041" calcext:value-type="float">
            <text:p>0.5119330989</text:p>
          </table:table-cell>
          <table:table-cell office:value-type="float" office:value="0.00275880124745205" calcext:value-type="float">
            <text:p>0.0027588012</text:p>
          </table:table-cell>
          <table:table-cell office:value-type="float" office:value="0.0208486365354759" calcext:value-type="float">
            <text:p>0.0208486365</text:p>
          </table:table-cell>
          <table:table-cell office:value-type="float" office:value="0.538680802673676" calcext:value-type="float">
            <text:p>0.5386808027</text:p>
          </table:table-cell>
          <table:table-cell office:value-type="float" office:value="21.2602912080507" calcext:value-type="float">
            <text:p>21.2602912081</text:p>
          </table:table-cell>
          <table:table-cell office:value-type="float" office:value="1.05280966087598" calcext:value-type="float">
            <text:p>1.0528096609</text:p>
          </table:table-cell>
          <table:table-cell office:value-type="float" office:value="4.78312500208499" calcext:value-type="float">
            <text:p>4.7831250021</text:p>
          </table:table-cell>
        </table:table-row>
        <table:table-row table:style-name="ro1">
          <table:table-cell office:value-type="string" calcext:value-type="string">
            <text:p>s31405-2676-02-22-18-02n</text:p>
          </table:table-cell>
          <table:table-cell/>
          <table:table-cell office:value-type="float" office:value="5.885984596825" calcext:value-type="float">
            <text:p>5.8859845968</text:p>
          </table:table-cell>
          <table:table-cell office:value-type="float" office:value="0.301332883304767" calcext:value-type="float">
            <text:p>0.3013328833</text:p>
          </table:table-cell>
          <table:table-cell office:value-type="float" office:value="0.614694782192863" calcext:value-type="float">
            <text:p>0.6146947822</text:p>
          </table:table-cell>
          <table:table-cell office:value-type="float" office:value="0.00346549076495569" calcext:value-type="float">
            <text:p>0.0034654908</text:p>
          </table:table-cell>
          <table:table-cell office:value-type="float" office:value="0.0252775851752239" calcext:value-type="float">
            <text:p>0.0252775852</text:p>
          </table:table-cell>
          <table:table-cell office:value-type="float" office:value="0.663708877310925" calcext:value-type="float">
            <text:p>0.6637088773</text:p>
          </table:table-cell>
          <table:table-cell office:value-type="float" office:value="24.1039417489563" calcext:value-type="float">
            <text:p>24.103941749</text:p>
          </table:table-cell>
          <table:table-cell office:value-type="float" office:value="1.30743721047711" calcext:value-type="float">
            <text:p>1.3074372105</text:p>
          </table:table-cell>
          <table:table-cell office:value-type="float" office:value="5.3997130696206" calcext:value-type="float">
            <text:p>5.3997130696</text:p>
          </table:table-cell>
        </table:table-row>
        <table:table-row table:style-name="ro1">
          <table:table-cell office:value-type="string" calcext:value-type="string">
            <text:p>s31405-2676-02-23-03-23n</text:p>
          </table:table-cell>
          <table:table-cell/>
          <table:table-cell office:value-type="float" office:value="5.54901163380975" calcext:value-type="float">
            <text:p>5.5490116338</text:p>
          </table:table-cell>
          <table:table-cell office:value-type="float" office:value="0.290179217980568" calcext:value-type="float">
            <text:p>0.290179218</text:p>
          </table:table-cell>
          <table:table-cell office:value-type="float" office:value="0.563551848333783" calcext:value-type="float">
            <text:p>0.5635518483</text:p>
          </table:table-cell>
          <table:table-cell office:value-type="float" office:value="0.0030094024413446" calcext:value-type="float">
            <text:p>0.0030094024</text:p>
          </table:table-cell>
          <table:table-cell office:value-type="float" office:value="0.022761371395514" calcext:value-type="float">
            <text:p>0.0227613714</text:p>
          </table:table-cell>
          <table:table-cell office:value-type="float" office:value="0.406813647231767" calcext:value-type="float">
            <text:p>0.4068136472</text:p>
          </table:table-cell>
          <table:table-cell office:value-type="float" office:value="22.5388550833797" calcext:value-type="float">
            <text:p>22.5388550834</text:p>
          </table:table-cell>
          <table:table-cell office:value-type="float" office:value="0.815493790357509" calcext:value-type="float">
            <text:p>0.8154937904</text:p>
          </table:table-cell>
          <table:table-cell office:value-type="float" office:value="5.05668829687677" calcext:value-type="float">
            <text:p>5.0566882969</text:p>
          </table:table-cell>
        </table:table-row>
        <table:table-row table:style-name="ro1">
          <table:table-cell office:value-type="string" calcext:value-type="string">
            <text:p>s31525-2977-05-13-12-46n</text:p>
          </table:table-cell>
          <table:table-cell/>
          <table:table-cell office:value-type="float" office:value="5.92701708701908" calcext:value-type="float">
            <text:p>5.927017087</text:p>
          </table:table-cell>
          <table:table-cell office:value-type="float" office:value="0.300320814659892" calcext:value-type="float">
            <text:p>0.3003208147</text:p>
          </table:table-cell>
          <table:table-cell office:value-type="float" office:value="0.588825776647113" calcext:value-type="float">
            <text:p>0.5888257766</text:p>
          </table:table-cell>
          <table:table-cell office:value-type="float" office:value="0.00318741679932968" calcext:value-type="float">
            <text:p>0.0031874168</text:p>
          </table:table-cell>
          <table:table-cell office:value-type="float" office:value="0.0236342537399438" calcext:value-type="float">
            <text:p>0.0236342537</text:p>
          </table:table-cell>
          <table:table-cell office:value-type="float" office:value="0.411428836866804" calcext:value-type="float">
            <text:p>0.4114288369</text:p>
          </table:table-cell>
          <table:table-cell office:value-type="float" office:value="24.0831891473675" calcext:value-type="float">
            <text:p>24.0831891474</text:p>
          </table:table-cell>
          <table:table-cell office:value-type="float" office:value="0.807453628091048" calcext:value-type="float">
            <text:p>0.8074536281</text:p>
          </table:table-cell>
          <table:table-cell office:value-type="float" office:value="5.43769345407993" calcext:value-type="float">
            <text:p>5.4376934541</text:p>
          </table:table-cell>
        </table:table-row>
        <table:table-row table:style-name="ro1">
          <table:table-cell office:value-type="string" calcext:value-type="string">
            <text:p>s31618-3121-02-21-15-09n</text:p>
          </table:table-cell>
          <table:table-cell/>
          <table:table-cell office:value-type="float" office:value="5.81101706477279" calcext:value-type="float">
            <text:p>5.8110170648</text:p>
          </table:table-cell>
          <table:table-cell office:value-type="float" office:value="0.300017773928912" calcext:value-type="float">
            <text:p>0.3000177739</text:p>
          </table:table-cell>
          <table:table-cell office:value-type="float" office:value="0.590754683318803" calcext:value-type="float">
            <text:p>0.5907546833</text:p>
          </table:table-cell>
          <table:table-cell office:value-type="float" office:value="0.0032444824299421" calcext:value-type="float">
            <text:p>0.0032444824</text:p>
          </table:table-cell>
          <table:table-cell office:value-type="float" office:value="0.0237018013954422" calcext:value-type="float">
            <text:p>0.0237018014</text:p>
          </table:table-cell>
          <table:table-cell office:value-type="float" office:value="0.38854879082955" calcext:value-type="float">
            <text:p>0.3885487908</text:p>
          </table:table-cell>
          <table:table-cell office:value-type="float" office:value="23.6431807953078" calcext:value-type="float">
            <text:p>23.6431807953</text:p>
          </table:table-cell>
          <table:table-cell office:value-type="float" office:value="0.790731956992923" calcext:value-type="float">
            <text:p>0.790731957</text:p>
          </table:table-cell>
          <table:table-cell office:value-type="float" office:value="5.33629689683888" calcext:value-type="float">
            <text:p>5.3362968968</text:p>
          </table:table-cell>
        </table:table-row>
        <table:table-row table:style-name="ro1">
          <table:table-cell office:value-type="string" calcext:value-type="string">
            <text:p>s31977-3287-02-07-16-47n</text:p>
          </table:table-cell>
          <table:table-cell/>
          <table:table-cell office:value-type="float" office:value="5.93829477160481" calcext:value-type="float">
            <text:p>5.9382947716</text:p>
          </table:table-cell>
          <table:table-cell office:value-type="float" office:value="0.314939647277861" calcext:value-type="float">
            <text:p>0.3149396473</text:p>
          </table:table-cell>
          <table:table-cell office:value-type="float" office:value="0.646942067025939" calcext:value-type="float">
            <text:p>0.646942067</text:p>
          </table:table-cell>
          <table:table-cell office:value-type="float" office:value="0.00378468932327483" calcext:value-type="float">
            <text:p>0.0037846893</text:p>
          </table:table-cell>
          <table:table-cell office:value-type="float" office:value="0.0252144038066532" calcext:value-type="float">
            <text:p>0.0252144038</text:p>
          </table:table-cell>
          <table:table-cell office:value-type="float" office:value="0.493640948304327" calcext:value-type="float">
            <text:p>0.4936409483</text:p>
          </table:table-cell>
          <table:table-cell office:value-type="float" office:value="24.4948973579404" calcext:value-type="float">
            <text:p>24.4948973579</text:p>
          </table:table-cell>
          <table:table-cell office:value-type="float" office:value="1.01157260255848" calcext:value-type="float">
            <text:p>1.0115726026</text:p>
          </table:table-cell>
          <table:table-cell office:value-type="float" office:value="5.51141494588043" calcext:value-type="float">
            <text:p>5.5114149459</text:p>
          </table:table-cell>
        </table:table-row>
        <table:table-row table:style-name="ro1">
          <table:table-cell office:value-type="string" calcext:value-type="string">
            <text:p>s31977-3287-02-10-18-44n</text:p>
          </table:table-cell>
          <table:table-cell/>
          <table:table-cell office:value-type="float" office:value="5.57865690485314" calcext:value-type="float">
            <text:p>5.5786569049</text:p>
          </table:table-cell>
          <table:table-cell office:value-type="float" office:value="0.291477000184876" calcext:value-type="float">
            <text:p>0.2914770002</text:p>
          </table:table-cell>
          <table:table-cell office:value-type="float" office:value="0.591435232994961" calcext:value-type="float">
            <text:p>0.591435233</text:p>
          </table:table-cell>
          <table:table-cell office:value-type="float" office:value="0.00329006193134882" calcext:value-type="float">
            <text:p>0.0032900619</text:p>
          </table:table-cell>
          <table:table-cell office:value-type="float" office:value="0.0236260716492543" calcext:value-type="float">
            <text:p>0.0236260716</text:p>
          </table:table-cell>
          <table:table-cell office:value-type="float" office:value="0.696393178890474" calcext:value-type="float">
            <text:p>0.6963931789</text:p>
          </table:table-cell>
          <table:table-cell office:value-type="float" office:value="22.9782504575582" calcext:value-type="float">
            <text:p>22.9782504576</text:p>
          </table:table-cell>
          <table:table-cell office:value-type="float" office:value="1.36731795149547" calcext:value-type="float">
            <text:p>1.3673179515</text:p>
          </table:table-cell>
          <table:table-cell office:value-type="float" office:value="5.15100270672888" calcext:value-type="float">
            <text:p>5.1510027067</text:p>
          </table:table-cell>
        </table:table-row>
        <table:table-row table:style-name="ro1">
          <table:table-cell office:value-type="string" calcext:value-type="string">
            <text:p>s31989-2994-12-03-10-32n</text:p>
          </table:table-cell>
          <table:table-cell/>
          <table:table-cell office:value-type="float" office:value="0.915878090216989" calcext:value-type="float">
            <text:p>0.9158780902</text:p>
          </table:table-cell>
          <table:table-cell office:value-type="float" office:value="0.0445706910755633" calcext:value-type="float">
            <text:p>0.0445706911</text:p>
          </table:table-cell>
          <table:table-cell office:value-type="float" office:value="0.125583779363071" calcext:value-type="float">
            <text:p>0.1255837794</text:p>
          </table:table-cell>
          <table:table-cell office:value-type="float" office:value="0.000907434084926219" calcext:value-type="float">
            <text:p>0.0009074341</text:p>
          </table:table-cell>
          <table:table-cell office:value-type="float" office:value="0.00449642719660434" calcext:value-type="float">
            <text:p>0.0044964272</text:p>
          </table:table-cell>
          <table:table-cell office:value-type="float" office:value="0.322082846082868" calcext:value-type="float">
            <text:p>0.3220828461</text:p>
          </table:table-cell>
          <table:table-cell office:value-type="float" office:value="4.12310561742075" calcext:value-type="float">
            <text:p>4.1231056174</text:p>
          </table:table-cell>
          <table:table-cell office:value-type="float" office:value="0.697709452209544" calcext:value-type="float">
            <text:p>0.6977094522</text:p>
          </table:table-cell>
          <table:table-cell office:value-type="float" office:value="0.888707131310342" calcext:value-type="float">
            <text:p>0.8887071313</text:p>
          </table:table-cell>
        </table:table-row>
        <table:table-row table:style-name="ro1">
          <table:table-cell office:value-type="string" calcext:value-type="string">
            <text:p>s31989-2994-12-03-12-51n</text:p>
          </table:table-cell>
          <table:table-cell/>
          <table:table-cell office:value-type="float" office:value="0.769057239891116" calcext:value-type="float">
            <text:p>0.7690572399</text:p>
          </table:table-cell>
          <table:table-cell office:value-type="float" office:value="0.0431006253416514" calcext:value-type="float">
            <text:p>0.0431006253</text:p>
          </table:table-cell>
          <table:table-cell office:value-type="float" office:value="0.11091681029846" calcext:value-type="float">
            <text:p>0.1109168103</text:p>
          </table:table-cell>
          <table:table-cell office:value-type="float" office:value="0.00075069305026069" calcext:value-type="float">
            <text:p>0.0007506931</text:p>
          </table:table-cell>
          <table:table-cell office:value-type="float" office:value="0.00380096202678583" calcext:value-type="float">
            <text:p>0.003800962</text:p>
          </table:table-cell>
          <table:table-cell office:value-type="float" office:value="0.322281616132761" calcext:value-type="float">
            <text:p>0.3222816161</text:p>
          </table:table-cell>
          <table:table-cell office:value-type="float" office:value="3.46410154061715" calcext:value-type="float">
            <text:p>3.4641015406</text:p>
          </table:table-cell>
          <table:table-cell office:value-type="float" office:value="0.629872294749589" calcext:value-type="float">
            <text:p>0.6298722947</text:p>
          </table:table-cell>
          <table:table-cell office:value-type="float" office:value="0.768494105762538" calcext:value-type="float">
            <text:p>0.7684941058</text:p>
          </table:table-cell>
        </table:table-row>
        <table:table-row table:style-name="ro1">
          <table:table-cell office:value-type="string" calcext:value-type="string">
            <text:p>s31989-2994-12-03-15-45n</text:p>
          </table:table-cell>
          <table:table-cell/>
          <table:table-cell office:value-type="float" office:value="1.2843375942549" calcext:value-type="float">
            <text:p>1.2843375943</text:p>
          </table:table-cell>
          <table:table-cell office:value-type="float" office:value="0.0642906464791783" calcext:value-type="float">
            <text:p>0.0642906465</text:p>
          </table:table-cell>
          <table:table-cell office:value-type="float" office:value="0.162482119121425" calcext:value-type="float">
            <text:p>0.1624821191</text:p>
          </table:table-cell>
          <table:table-cell office:value-type="float" office:value="0.00109861236811829" calcext:value-type="float">
            <text:p>0.0010986124</text:p>
          </table:table-cell>
          <table:table-cell office:value-type="float" office:value="0.00591537169868385" calcext:value-type="float">
            <text:p>0.0059153717</text:p>
          </table:table-cell>
          <table:table-cell office:value-type="float" office:value="0.320654210211449" calcext:value-type="float">
            <text:p>0.3206542102</text:p>
          </table:table-cell>
          <table:table-cell office:value-type="float" office:value="5.47722554205302" calcext:value-type="float">
            <text:p>5.4772255421</text:p>
          </table:table-cell>
          <table:table-cell office:value-type="float" office:value="0.626690947881365" calcext:value-type="float">
            <text:p>0.6266909479</text:p>
          </table:table-cell>
          <table:table-cell office:value-type="float" office:value="1.22164831429775" calcext:value-type="float">
            <text:p>1.2216483143</text:p>
          </table:table-cell>
        </table:table-row>
        <table:table-row table:style-name="ro1">
          <table:table-cell office:value-type="string" calcext:value-type="string">
            <text:p>s32047-2933-07-13-22-28n</text:p>
          </table:table-cell>
          <table:table-cell/>
          <table:table-cell office:value-type="float" office:value="1.58098079711921" calcext:value-type="float">
            <text:p>1.5809807971</text:p>
          </table:table-cell>
          <table:table-cell office:value-type="float" office:value="0.0787282584036786" calcext:value-type="float">
            <text:p>0.0787282584</text:p>
          </table:table-cell>
          <table:table-cell office:value-type="float" office:value="0.181554300781886" calcext:value-type="float">
            <text:p>0.1815543008</text:p>
          </table:table-cell>
          <table:table-cell office:value-type="float" office:value="0.00312170547598124" calcext:value-type="float">
            <text:p>0.0031217055</text:p>
          </table:table-cell>
          <table:table-cell office:value-type="float" office:value="0.00666622136228074" calcext:value-type="float">
            <text:p>0.0066662214</text:p>
          </table:table-cell>
          <table:table-cell office:value-type="float" office:value="0.31456426566544" calcext:value-type="float">
            <text:p>0.3145642657</text:p>
          </table:table-cell>
          <table:table-cell office:value-type="float" office:value="6.63324958987487" calcext:value-type="float">
            <text:p>6.6332495899</text:p>
          </table:table-cell>
          <table:table-cell office:value-type="float" office:value="0.649803593624911" calcext:value-type="float">
            <text:p>0.6498035936</text:p>
          </table:table-cell>
          <table:table-cell office:value-type="float" office:value="1.48544394051445" calcext:value-type="float">
            <text:p>1.4854439405</text:p>
          </table:table-cell>
        </table:table-row>
        <table:table-row table:style-name="ro1">
          <table:table-cell office:value-type="string" calcext:value-type="string">
            <text:p>s32047-2933-07-13-22-29n</text:p>
          </table:table-cell>
          <table:table-cell/>
          <table:table-cell office:value-type="float" office:value="5.5758223918333" calcext:value-type="float">
            <text:p>5.5758223918</text:p>
          </table:table-cell>
          <table:table-cell office:value-type="float" office:value="0.292964994058415" calcext:value-type="float">
            <text:p>0.2929649941</text:p>
          </table:table-cell>
          <table:table-cell office:value-type="float" office:value="0.58413926749627" calcext:value-type="float">
            <text:p>0.5841392675</text:p>
          </table:table-cell>
          <table:table-cell office:value-type="float" office:value="0.00343962073492105" calcext:value-type="float">
            <text:p>0.0034396207</text:p>
          </table:table-cell>
          <table:table-cell office:value-type="float" office:value="0.0234672221747983" calcext:value-type="float">
            <text:p>0.0234672222</text:p>
          </table:table-cell>
          <table:table-cell office:value-type="float" office:value="0.517072039646047" calcext:value-type="float">
            <text:p>0.5170720396</text:p>
          </table:table-cell>
          <table:table-cell office:value-type="float" office:value="22.8254244241586" calcext:value-type="float">
            <text:p>22.8254244242</text:p>
          </table:table-cell>
          <table:table-cell office:value-type="float" office:value="1.03554231524516" calcext:value-type="float">
            <text:p>1.0355423152</text:p>
          </table:table-cell>
          <table:table-cell office:value-type="float" office:value="5.11430392969934" calcext:value-type="float">
            <text:p>5.1143039297</text:p>
          </table:table-cell>
        </table:table-row>
        <table:table-row table:style-name="ro1">
          <table:table-cell office:value-type="string" calcext:value-type="string">
            <text:p>s32047-2933-07-15-01-31n</text:p>
          </table:table-cell>
          <table:table-cell/>
          <table:table-cell office:value-type="float" office:value="2.93719725035494" calcext:value-type="float">
            <text:p>2.9371972504</text:p>
          </table:table-cell>
          <table:table-cell office:value-type="float" office:value="0.150652752986012" calcext:value-type="float">
            <text:p>0.150652753</text:p>
          </table:table-cell>
          <table:table-cell office:value-type="float" office:value="0.32162667247303" calcext:value-type="float">
            <text:p>0.3216266725</text:p>
          </table:table-cell>
          <table:table-cell office:value-type="float" office:value="0.00209562151516399" calcext:value-type="float">
            <text:p>0.0020956215</text:p>
          </table:table-cell>
          <table:table-cell office:value-type="float" office:value="0.0135255387471542" calcext:value-type="float">
            <text:p>0.0135255387</text:p>
          </table:table-cell>
          <table:table-cell office:value-type="float" office:value="0.917472016957938" calcext:value-type="float">
            <text:p>0.917472017</text:p>
          </table:table-cell>
          <table:table-cell office:value-type="float" office:value="12.4498991816029" calcext:value-type="float">
            <text:p>12.4498991816</text:p>
          </table:table-cell>
          <table:table-cell office:value-type="float" office:value="1.79312499481345" calcext:value-type="float">
            <text:p>1.7931249948</text:p>
          </table:table-cell>
          <table:table-cell office:value-type="float" office:value="2.76577219182749" calcext:value-type="float">
            <text:p>2.7657721918</text:p>
          </table:table-cell>
        </table:table-row>
        <table:table-row table:style-name="ro1">
          <table:table-cell office:value-type="string" calcext:value-type="string">
            <text:p>s32067-3485-03-31-13-15n</text:p>
          </table:table-cell>
          <table:table-cell/>
          <table:table-cell office:value-type="float" office:value="5.64985367213695" calcext:value-type="float">
            <text:p>5.6498536721</text:p>
          </table:table-cell>
          <table:table-cell office:value-type="float" office:value="0.288830621540975" calcext:value-type="float">
            <text:p>0.2888306215</text:p>
          </table:table-cell>
          <table:table-cell office:value-type="float" office:value="0.570212836934402" calcext:value-type="float">
            <text:p>0.5702128369</text:p>
          </table:table-cell>
          <table:table-cell office:value-type="float" office:value="0.00310110515055587" calcext:value-type="float">
            <text:p>0.0031011052</text:p>
          </table:table-cell>
          <table:table-cell office:value-type="float" office:value="0.0228881761534523" calcext:value-type="float">
            <text:p>0.0228881762</text:p>
          </table:table-cell>
          <table:table-cell office:value-type="float" office:value="0.414843106051125" calcext:value-type="float">
            <text:p>0.4148431061</text:p>
          </table:table-cell>
          <table:table-cell office:value-type="float" office:value="23.0217288773952" calcext:value-type="float">
            <text:p>23.0217288774</text:p>
          </table:table-cell>
          <table:table-cell office:value-type="float" office:value="0.810775040681379" calcext:value-type="float">
            <text:p>0.8107750407</text:p>
          </table:table-cell>
          <table:table-cell office:value-type="float" office:value="5.1916553212815" calcext:value-type="float">
            <text:p>5.1916553213</text:p>
          </table:table-cell>
        </table:table-row>
        <table:table-row table:style-name="ro1">
          <table:table-cell office:value-type="string" calcext:value-type="string">
            <text:p>s32068-2674-03-11-17-14n</text:p>
          </table:table-cell>
          <table:table-cell/>
          <table:table-cell office:value-type="float" office:value="5.86937615926352" calcext:value-type="float">
            <text:p>5.8693761593</text:p>
          </table:table-cell>
          <table:table-cell office:value-type="float" office:value="0.310884632214364" calcext:value-type="float">
            <text:p>0.3108846322</text:p>
          </table:table-cell>
          <table:table-cell office:value-type="float" office:value="0.621206810294441" calcext:value-type="float">
            <text:p>0.6212068103</text:p>
          </table:table-cell>
          <table:table-cell office:value-type="float" office:value="0.0035484845028691" calcext:value-type="float">
            <text:p>0.0035484845</text:p>
          </table:table-cell>
          <table:table-cell office:value-type="float" office:value="0.0247142199066385" calcext:value-type="float">
            <text:p>0.0247142199</text:p>
          </table:table-cell>
          <table:table-cell office:value-type="float" office:value="0.494299659961869" calcext:value-type="float">
            <text:p>0.49429966</text:p>
          </table:table-cell>
          <table:table-cell office:value-type="float" office:value="24.0416304642248" calcext:value-type="float">
            <text:p>24.0416304642</text:p>
          </table:table-cell>
          <table:table-cell office:value-type="float" office:value="0.966069453647277" calcext:value-type="float">
            <text:p>0.9660694536</text:p>
          </table:table-cell>
          <table:table-cell office:value-type="float" office:value="5.41433303132149" calcext:value-type="float">
            <text:p>5.4143330313</text:p>
          </table:table-cell>
        </table:table-row>
        <table:table-row table:style-name="ro1">
          <table:table-cell office:value-type="string" calcext:value-type="string">
            <text:p>s32082-2698-02-24-11-23n</text:p>
          </table:table-cell>
          <table:table-cell/>
          <table:table-cell office:value-type="float" office:value="5.96062538385286" calcext:value-type="float">
            <text:p>5.9606253839</text:p>
          </table:table-cell>
          <table:table-cell office:value-type="float" office:value="0.290347412502074" calcext:value-type="float">
            <text:p>0.2903474125</text:p>
          </table:table-cell>
          <table:table-cell office:value-type="float" office:value="0.563093483078536" calcext:value-type="float">
            <text:p>0.5630934831</text:p>
          </table:table-cell>
          <table:table-cell office:value-type="float" office:value="0.00302243576420034" calcext:value-type="float">
            <text:p>0.0030224358</text:p>
          </table:table-cell>
          <table:table-cell office:value-type="float" office:value="0.022754298804039" calcext:value-type="float">
            <text:p>0.0227542988</text:p>
          </table:table-cell>
          <table:table-cell office:value-type="float" office:value="0.392928498140719" calcext:value-type="float">
            <text:p>0.3929284981</text:p>
          </table:table-cell>
          <table:table-cell office:value-type="float" office:value="24.1867733298795" calcext:value-type="float">
            <text:p>24.1867733299</text:p>
          </table:table-cell>
          <table:table-cell office:value-type="float" office:value="0.767943446059381" calcext:value-type="float">
            <text:p>0.7679434461</text:p>
          </table:table-cell>
          <table:table-cell office:value-type="float" office:value="5.49223826199543" calcext:value-type="float">
            <text:p>5.492238262</text:p>
          </table:table-cell>
        </table:table-row>
        <table:table-row table:style-name="ro1">
          <table:table-cell office:value-type="string" calcext:value-type="string">
            <text:p>s32084-2975-04-07-13-57n</text:p>
          </table:table-cell>
          <table:table-cell/>
          <table:table-cell office:value-type="float" office:value="5.7019449358569" calcext:value-type="float">
            <text:p>5.7019449359</text:p>
          </table:table-cell>
          <table:table-cell office:value-type="float" office:value="0.292669819354751" calcext:value-type="float">
            <text:p>0.2926698194</text:p>
          </table:table-cell>
          <table:table-cell office:value-type="float" office:value="0.577112817412704" calcext:value-type="float">
            <text:p>0.5771128174</text:p>
          </table:table-cell>
          <table:table-cell office:value-type="float" office:value="0.00311859416330282" calcext:value-type="float">
            <text:p>0.0031185942</text:p>
          </table:table-cell>
          <table:table-cell office:value-type="float" office:value="0.0230425367342054" calcext:value-type="float">
            <text:p>0.0230425367</text:p>
          </table:table-cell>
          <table:table-cell office:value-type="float" office:value="0.423023355286895" calcext:value-type="float">
            <text:p>0.4230233553</text:p>
          </table:table-cell>
          <table:table-cell office:value-type="float" office:value="23.2379000000665" calcext:value-type="float">
            <text:p>23.2379000001</text:p>
          </table:table-cell>
          <table:table-cell office:value-type="float" office:value="0.826763488775248" calcext:value-type="float">
            <text:p>0.8267634888</text:p>
          </table:table-cell>
          <table:table-cell office:value-type="float" office:value="5.25405569542513" calcext:value-type="float">
            <text:p>5.2540556954</text:p>
          </table:table-cell>
        </table:table-row>
        <table:table-row table:style-name="ro1">
          <table:table-cell office:value-type="string" calcext:value-type="string">
            <text:p>s32166-3118-04-23-15-09n</text:p>
          </table:table-cell>
          <table:table-cell/>
          <table:table-cell office:value-type="float" office:value="4.11412576100711" calcext:value-type="float">
            <text:p>4.114125761</text:p>
          </table:table-cell>
          <table:table-cell office:value-type="float" office:value="0.196152203718612" calcext:value-type="float">
            <text:p>0.1961522037</text:p>
          </table:table-cell>
          <table:table-cell office:value-type="float" office:value="0.394966500142574" calcext:value-type="float">
            <text:p>0.3949665001</text:p>
          </table:table-cell>
          <table:table-cell office:value-type="float" office:value="0.00228858167922839" calcext:value-type="float">
            <text:p>0.0022885817</text:p>
          </table:table-cell>
          <table:table-cell office:value-type="float" office:value="0.0159352780409046" calcext:value-type="float">
            <text:p>0.015935278</text:p>
          </table:table-cell>
          <table:table-cell office:value-type="float" office:value="0.808610651881525" calcext:value-type="float">
            <text:p>0.8086106519</text:p>
          </table:table-cell>
          <table:table-cell office:value-type="float" office:value="17.0293863880104" calcext:value-type="float">
            <text:p>17.029386388</text:p>
          </table:table-cell>
          <table:table-cell office:value-type="float" office:value="1.58036561881108" calcext:value-type="float">
            <text:p>1.5803656188</text:p>
          </table:table-cell>
          <table:table-cell office:value-type="float" office:value="3.83641785884117" calcext:value-type="float">
            <text:p>3.8364178588</text:p>
          </table:table-cell>
        </table:table-row>
        <table:table-row table:style-name="ro1">
          <table:table-cell office:value-type="string" calcext:value-type="string">
            <text:p>s32195-2757-07-21-18-01n</text:p>
          </table:table-cell>
          <table:table-cell/>
          <table:table-cell office:value-type="float" office:value="5.30208418181657" calcext:value-type="float">
            <text:p>5.3020841818</text:p>
          </table:table-cell>
          <table:table-cell office:value-type="float" office:value="0.273597490656229" calcext:value-type="float">
            <text:p>0.2735974907</text:p>
          </table:table-cell>
          <table:table-cell office:value-type="float" office:value="0.652825645005625" calcext:value-type="float">
            <text:p>0.652825645</text:p>
          </table:table-cell>
          <table:table-cell office:value-type="float" office:value="0.00472830397601522" calcext:value-type="float">
            <text:p>0.004728304</text:p>
          </table:table-cell>
          <table:table-cell office:value-type="float" office:value="0.0270015470257519" calcext:value-type="float">
            <text:p>0.027001547</text:p>
          </table:table-cell>
          <table:table-cell office:value-type="float" office:value="1.54194445631357" calcext:value-type="float">
            <text:p>1.5419444563</text:p>
          </table:table-cell>
          <table:table-cell office:value-type="float" office:value="22.9346911720068" calcext:value-type="float">
            <text:p>22.934691172</text:p>
          </table:table-cell>
          <table:table-cell office:value-type="float" office:value="3.03270416241606" calcext:value-type="float">
            <text:p>3.0327041624</text:p>
          </table:table-cell>
          <table:table-cell office:value-type="float" office:value="5.00534882607365" calcext:value-type="float">
            <text:p>5.0053488261</text:p>
          </table:table-cell>
        </table:table-row>
        <table:table-row table:style-name="ro1">
          <table:table-cell office:value-type="string" calcext:value-type="string">
            <text:p>s32247-3409-12-19-15-13n</text:p>
          </table:table-cell>
          <table:table-cell/>
          <table:table-cell office:value-type="float" office:value="5.97468557078009" calcext:value-type="float">
            <text:p>5.9746855708</text:p>
          </table:table-cell>
          <table:table-cell office:value-type="float" office:value="0.314060575387356" calcext:value-type="float">
            <text:p>0.3140605754</text:p>
          </table:table-cell>
          <table:table-cell office:value-type="float" office:value="0.621471583812801" calcext:value-type="float">
            <text:p>0.6214715838</text:p>
          </table:table-cell>
          <table:table-cell office:value-type="float" office:value="0.00455314397299824" calcext:value-type="float">
            <text:p>0.004553144</text:p>
          </table:table-cell>
          <table:table-cell office:value-type="float" office:value="0.0246340414482112" calcext:value-type="float">
            <text:p>0.0246340414</text:p>
          </table:table-cell>
          <table:table-cell office:value-type="float" office:value="0.542815524610302" calcext:value-type="float">
            <text:p>0.5428155246</text:p>
          </table:table-cell>
          <table:table-cell office:value-type="float" office:value="24.4948971226629" calcext:value-type="float">
            <text:p>24.4948971227</text:p>
          </table:table-cell>
          <table:table-cell office:value-type="float" office:value="1.12215389156879" calcext:value-type="float">
            <text:p>1.1221538916</text:p>
          </table:table-cell>
          <table:table-cell office:value-type="float" office:value="5.51072056987814" calcext:value-type="float">
            <text:p>5.5107205699</text:p>
          </table:table-cell>
        </table:table-row>
        <table:table-row table:style-name="ro1">
          <table:table-cell office:value-type="string" calcext:value-type="string">
            <text:p>s32247-3409-12-22-17-22n</text:p>
          </table:table-cell>
          <table:table-cell/>
          <table:table-cell office:value-type="float" office:value="0.285601297468161" calcext:value-type="float">
            <text:p>0.2856012975</text:p>
          </table:table-cell>
          <table:table-cell office:value-type="float" office:value="0.0138587148939893" calcext:value-type="float">
            <text:p>0.0138587149</text:p>
          </table:table-cell>
          <table:table-cell office:value-type="float" office:value="0.0785949405231747" calcext:value-type="float">
            <text:p>0.0785949405</text:p>
          </table:table-cell>
          <table:table-cell office:value-type="float" office:value="0.000678335330338766" calcext:value-type="float">
            <text:p>0.0006783353</text:p>
          </table:table-cell>
          <table:table-cell office:value-type="float" office:value="0.00301219158830504" calcext:value-type="float">
            <text:p>0.0030121916</text:p>
          </table:table-cell>
          <table:table-cell office:value-type="float" office:value="0.422325559202124" calcext:value-type="float">
            <text:p>0.4223255592</text:p>
          </table:table-cell>
          <table:table-cell office:value-type="float" office:value="2.23606790863829" calcext:value-type="float">
            <text:p>2.2360679086</text:p>
          </table:table-cell>
          <table:table-cell office:value-type="float" office:value="0.902400498255839" calcext:value-type="float">
            <text:p>0.9024004983</text:p>
          </table:table-cell>
          <table:table-cell office:value-type="float" office:value="0.479389308060186" calcext:value-type="float">
            <text:p>0.4793893081</text:p>
          </table:table-cell>
        </table:table-row>
        <table:table-row table:style-name="ro1">
          <table:table-cell office:value-type="string" calcext:value-type="string">
            <text:p>s32249-3304-05-19-17-22n</text:p>
          </table:table-cell>
          <table:table-cell/>
          <table:table-cell office:value-type="float" office:value="5.13165427391208" calcext:value-type="float">
            <text:p>5.1316542739</text:p>
          </table:table-cell>
          <table:table-cell office:value-type="float" office:value="0.265457988947817" calcext:value-type="float">
            <text:p>0.2654579889</text:p>
          </table:table-cell>
          <table:table-cell office:value-type="float" office:value="0.535022097264512" calcext:value-type="float">
            <text:p>0.5350220973</text:p>
          </table:table-cell>
          <table:table-cell office:value-type="float" office:value="0.00807994092796287" calcext:value-type="float">
            <text:p>0.0080799409</text:p>
          </table:table-cell>
          <table:table-cell office:value-type="float" office:value="0.0217027000411499" calcext:value-type="float">
            <text:p>0.0217027</text:p>
          </table:table-cell>
          <table:table-cell office:value-type="float" office:value="0.511509748045904" calcext:value-type="float">
            <text:p>0.511509748</text:p>
          </table:table-cell>
          <table:table-cell office:value-type="float" office:value="21.0237957301761" calcext:value-type="float">
            <text:p>21.0237957302</text:p>
          </table:table-cell>
          <table:table-cell office:value-type="float" office:value="0.999698418332984" calcext:value-type="float">
            <text:p>0.9996984183</text:p>
          </table:table-cell>
          <table:table-cell office:value-type="float" office:value="4.71861416873256" calcext:value-type="float">
            <text:p>4.7186141687</text:p>
          </table:table-cell>
        </table:table-row>
        <table:table-row table:style-name="ro1">
          <table:table-cell office:value-type="string" calcext:value-type="string">
            <text:p>s32285-2826-02-19-14-25n</text:p>
          </table:table-cell>
          <table:table-cell/>
          <table:table-cell office:value-type="float" office:value="5.7475138202632" calcext:value-type="float">
            <text:p>5.7475138203</text:p>
          </table:table-cell>
          <table:table-cell office:value-type="float" office:value="0.298198503612859" calcext:value-type="float">
            <text:p>0.2981985036</text:p>
          </table:table-cell>
          <table:table-cell office:value-type="float" office:value="0.583862419231323" calcext:value-type="float">
            <text:p>0.5838624192</text:p>
          </table:table-cell>
          <table:table-cell office:value-type="float" office:value="0.00774872938287966" calcext:value-type="float">
            <text:p>0.0077487294</text:p>
          </table:table-cell>
          <table:table-cell office:value-type="float" office:value="0.0238557769440645" calcext:value-type="float">
            <text:p>0.0238557769</text:p>
          </table:table-cell>
          <table:table-cell office:value-type="float" office:value="0.395079523316962" calcext:value-type="float">
            <text:p>0.3950795233</text:p>
          </table:table-cell>
          <table:table-cell office:value-type="float" office:value="23.3452350016574" calcext:value-type="float">
            <text:p>23.3452350017</text:p>
          </table:table-cell>
          <table:table-cell office:value-type="float" office:value="0.859979841093092" calcext:value-type="float">
            <text:p>0.8599798411</text:p>
          </table:table-cell>
          <table:table-cell office:value-type="float" office:value="5.24040253075272" calcext:value-type="float">
            <text:p>5.2404025308</text:p>
          </table:table-cell>
        </table:table-row>
        <table:table-row table:style-name="ro1">
          <table:table-cell office:value-type="string" calcext:value-type="string">
            <text:p>s32361-3392-05-11-15-22n</text:p>
          </table:table-cell>
          <table:table-cell/>
          <table:table-cell office:value-type="float" office:value="5.98567594923219" calcext:value-type="float">
            <text:p>5.9856759492</text:p>
          </table:table-cell>
          <table:table-cell office:value-type="float" office:value="0.316740876278946" calcext:value-type="float">
            <text:p>0.3167408763</text:p>
          </table:table-cell>
          <table:table-cell office:value-type="float" office:value="0.616017976337035" calcext:value-type="float">
            <text:p>0.6160179763</text:p>
          </table:table-cell>
          <table:table-cell office:value-type="float" office:value="0.00355569352143698" calcext:value-type="float">
            <text:p>0.0035556935</text:p>
          </table:table-cell>
          <table:table-cell office:value-type="float" office:value="0.0249088327413616" calcext:value-type="float">
            <text:p>0.0249088327</text:p>
          </table:table-cell>
          <table:table-cell office:value-type="float" office:value="0.577639501214305" calcext:value-type="float">
            <text:p>0.5776395012</text:p>
          </table:table-cell>
          <table:table-cell office:value-type="float" office:value="24.4948973490418" calcext:value-type="float">
            <text:p>24.494897349</text:p>
          </table:table-cell>
          <table:table-cell office:value-type="float" office:value="1.17556806742633" calcext:value-type="float">
            <text:p>1.1755680674</text:p>
          </table:table-cell>
          <table:table-cell office:value-type="float" office:value="5.48790622859243" calcext:value-type="float">
            <text:p>5.4879062286</text:p>
          </table:table-cell>
        </table:table-row>
        <table:table-row table:style-name="ro1">
          <table:table-cell office:value-type="string" calcext:value-type="string">
            <text:p>s32474-2736-03-18-14-25n</text:p>
          </table:table-cell>
          <table:table-cell/>
          <table:table-cell office:value-type="float" office:value="5.3084577083973" calcext:value-type="float">
            <text:p>5.3084577084</text:p>
          </table:table-cell>
          <table:table-cell office:value-type="float" office:value="0.287070499661756" calcext:value-type="float">
            <text:p>0.2870704997</text:p>
          </table:table-cell>
          <table:table-cell office:value-type="float" office:value="0.614292783743979" calcext:value-type="float">
            <text:p>0.6142927837</text:p>
          </table:table-cell>
          <table:table-cell office:value-type="float" office:value="0.00387809356161688" calcext:value-type="float">
            <text:p>0.0038780936</text:p>
          </table:table-cell>
          <table:table-cell office:value-type="float" office:value="0.0246784183920038" calcext:value-type="float">
            <text:p>0.0246784184</text:p>
          </table:table-cell>
          <table:table-cell office:value-type="float" office:value="1.01288220864793" calcext:value-type="float">
            <text:p>1.0128822086</text:p>
          </table:table-cell>
          <table:table-cell office:value-type="float" office:value="22.3383074850853" calcext:value-type="float">
            <text:p>22.3383074851</text:p>
          </table:table-cell>
          <table:table-cell office:value-type="float" office:value="1.97959137726758" calcext:value-type="float">
            <text:p>1.9795913773</text:p>
          </table:table-cell>
          <table:table-cell office:value-type="float" office:value="4.94461456428463" calcext:value-type="float">
            <text:p>4.9446145643</text:p>
          </table:table-cell>
        </table:table-row>
        <table:table-row table:style-name="ro1">
          <table:table-cell office:value-type="string" calcext:value-type="string">
            <text:p>s32555-2989-11-13-16-28n</text:p>
          </table:table-cell>
          <table:table-cell/>
          <table:table-cell office:value-type="float" office:value="2.14887471252125" calcext:value-type="float">
            <text:p>2.1488747125</text:p>
          </table:table-cell>
          <table:table-cell office:value-type="float" office:value="0.110554737563874" calcext:value-type="float">
            <text:p>0.1105547376</text:p>
          </table:table-cell>
          <table:table-cell office:value-type="float" office:value="0.242517767647247" calcext:value-type="float">
            <text:p>0.2425177676</text:p>
          </table:table-cell>
          <table:table-cell office:value-type="float" office:value="0.00146307065400158" calcext:value-type="float">
            <text:p>0.0014630707</text:p>
          </table:table-cell>
          <table:table-cell office:value-type="float" office:value="0.00972643944850269" calcext:value-type="float">
            <text:p>0.0097264394</text:p>
          </table:table-cell>
          <table:table-cell office:value-type="float" office:value="0.47843483358301" calcext:value-type="float">
            <text:p>0.4784348336</text:p>
          </table:table-cell>
          <table:table-cell office:value-type="float" office:value="9.05538737335493" calcext:value-type="float">
            <text:p>9.0553873734</text:p>
          </table:table-cell>
          <table:table-cell office:value-type="float" office:value="0.935055529889708" calcext:value-type="float">
            <text:p>0.9350555299</text:p>
          </table:table-cell>
          <table:table-cell office:value-type="float" office:value="2.01063132550053" calcext:value-type="float">
            <text:p>2.0106313255</text:p>
          </table:table-cell>
        </table:table-row>
        <table:table-row table:style-name="ro1">
          <table:table-cell office:value-type="string" calcext:value-type="string">
            <text:p>s32582-3106-02-21-20-01n</text:p>
          </table:table-cell>
          <table:table-cell/>
          <table:table-cell office:value-type="float" office:value="1.75787621265559" calcext:value-type="float">
            <text:p>1.7578762127</text:p>
          </table:table-cell>
          <table:table-cell office:value-type="float" office:value="0.0966427767104061" calcext:value-type="float">
            <text:p>0.0966427767</text:p>
          </table:table-cell>
          <table:table-cell office:value-type="float" office:value="0.222516050639522" calcext:value-type="float">
            <text:p>0.2225160506</text:p>
          </table:table-cell>
          <table:table-cell office:value-type="float" office:value="0.00133419163752294" calcext:value-type="float">
            <text:p>0.0013341916</text:p>
          </table:table-cell>
          <table:table-cell office:value-type="float" office:value="0.00852197253785059" calcext:value-type="float">
            <text:p>0.0085219725</text:p>
          </table:table-cell>
          <table:table-cell office:value-type="float" office:value="0.322241421520867" calcext:value-type="float">
            <text:p>0.3222414215</text:p>
          </table:table-cell>
          <table:table-cell office:value-type="float" office:value="7.41619909365461" calcext:value-type="float">
            <text:p>7.4161990937</text:p>
          </table:table-cell>
          <table:table-cell office:value-type="float" office:value="0.629789948247262" calcext:value-type="float">
            <text:p>0.6297899482</text:p>
          </table:table-cell>
          <table:table-cell office:value-type="float" office:value="1.64112531623588" calcext:value-type="float">
            <text:p>1.6411253162</text:p>
          </table:table-cell>
        </table:table-row>
        <table:table-row table:style-name="ro1">
          <table:table-cell office:value-type="string" calcext:value-type="string">
            <text:p>s32582-3106-02-22-22-22n</text:p>
          </table:table-cell>
          <table:table-cell/>
          <table:table-cell office:value-type="float" office:value="3.50869841200897" calcext:value-type="float">
            <text:p>3.508698412</text:p>
          </table:table-cell>
          <table:table-cell office:value-type="float" office:value="0.179006738891786" calcext:value-type="float">
            <text:p>0.1790067389</text:p>
          </table:table-cell>
          <table:table-cell office:value-type="float" office:value="0.359604690868581" calcext:value-type="float">
            <text:p>0.3596046909</text:p>
          </table:table-cell>
          <table:table-cell office:value-type="float" office:value="0.00200372723193377" calcext:value-type="float">
            <text:p>0.0020037272</text:p>
          </table:table-cell>
          <table:table-cell office:value-type="float" office:value="0.0142851949208824" calcext:value-type="float">
            <text:p>0.0142851949</text:p>
          </table:table-cell>
          <table:table-cell office:value-type="float" office:value="0.329898990053083" calcext:value-type="float">
            <text:p>0.3298989901</text:p>
          </table:table-cell>
          <table:table-cell office:value-type="float" office:value="14.3178212483012" calcext:value-type="float">
            <text:p>14.3178212483</text:p>
          </table:table-cell>
          <table:table-cell office:value-type="float" office:value="0.644761530967732" calcext:value-type="float">
            <text:p>0.644761531</text:p>
          </table:table-cell>
          <table:table-cell office:value-type="float" office:value="3.22246546778828" calcext:value-type="float">
            <text:p>3.2224654678</text:p>
          </table:table-cell>
        </table:table-row>
        <table:table-row table:style-name="ro1">
          <table:table-cell office:value-type="string" calcext:value-type="string">
            <text:p>s32701-3247-02-25-15-06n</text:p>
          </table:table-cell>
          <table:table-cell/>
          <table:table-cell office:value-type="float" office:value="5.99425631685423" calcext:value-type="float">
            <text:p>5.9942563169</text:p>
          </table:table-cell>
          <table:table-cell office:value-type="float" office:value="0.298632281265687" calcext:value-type="float">
            <text:p>0.2986322813</text:p>
          </table:table-cell>
          <table:table-cell office:value-type="float" office:value="0.602968314101245" calcext:value-type="float">
            <text:p>0.6029683141</text:p>
          </table:table-cell>
          <table:table-cell office:value-type="float" office:value="0.00364190713241832" calcext:value-type="float">
            <text:p>0.0036419071</text:p>
          </table:table-cell>
          <table:table-cell office:value-type="float" office:value="0.0243310363567825" calcext:value-type="float">
            <text:p>0.0243310364</text:p>
          </table:table-cell>
          <table:table-cell office:value-type="float" office:value="0.46083757618346" calcext:value-type="float">
            <text:p>0.4608375762</text:p>
          </table:table-cell>
          <table:table-cell office:value-type="float" office:value="24.4948973774691" calcext:value-type="float">
            <text:p>24.4948973775</text:p>
          </table:table-cell>
          <table:table-cell office:value-type="float" office:value="0.951801607972919" calcext:value-type="float">
            <text:p>0.951801608</text:p>
          </table:table-cell>
          <table:table-cell office:value-type="float" office:value="5.52599495284833" calcext:value-type="float">
            <text:p>5.5259949528</text:p>
          </table:table-cell>
        </table:table-row>
        <table:table-row table:style-name="ro1">
          <table:table-cell office:value-type="string" calcext:value-type="string">
            <text:p>s32701-3247-03-03-14-59n</text:p>
          </table:table-cell>
          <table:table-cell/>
          <table:table-cell office:value-type="float" office:value="5.82382720627273" calcext:value-type="float">
            <text:p>5.8238272063</text:p>
          </table:table-cell>
          <table:table-cell office:value-type="float" office:value="0.307804817105987" calcext:value-type="float">
            <text:p>0.3078048171</text:p>
          </table:table-cell>
          <table:table-cell office:value-type="float" office:value="0.611733044728208" calcext:value-type="float">
            <text:p>0.6117330447</text:p>
          </table:table-cell>
          <table:table-cell office:value-type="float" office:value="0.00379545226121605" calcext:value-type="float">
            <text:p>0.0037954523</text:p>
          </table:table-cell>
          <table:table-cell office:value-type="float" office:value="0.0243785075286091" calcext:value-type="float">
            <text:p>0.0243785075</text:p>
          </table:table-cell>
          <table:table-cell office:value-type="float" office:value="0.515747081254774" calcext:value-type="float">
            <text:p>0.5157470813</text:p>
          </table:table-cell>
          <table:table-cell office:value-type="float" office:value="23.8956062247327" calcext:value-type="float">
            <text:p>23.8956062247</text:p>
          </table:table-cell>
          <table:table-cell office:value-type="float" office:value="1.00798433764726" calcext:value-type="float">
            <text:p>1.0079843376</text:p>
          </table:table-cell>
          <table:table-cell office:value-type="float" office:value="5.36703696641668" calcext:value-type="float">
            <text:p>5.3670369664</text:p>
          </table:table-cell>
        </table:table-row>
        <table:table-row table:style-name="ro1">
          <table:table-cell office:value-type="string" calcext:value-type="string">
            <text:p>s32708-3329-04-18-17-36n</text:p>
          </table:table-cell>
          <table:table-cell/>
          <table:table-cell office:value-type="float" office:value="5.8096508928484" calcext:value-type="float">
            <text:p>5.8096508928</text:p>
          </table:table-cell>
          <table:table-cell office:value-type="float" office:value="0.302019698695727" calcext:value-type="float">
            <text:p>0.3020196987</text:p>
          </table:table-cell>
          <table:table-cell office:value-type="float" office:value="0.602423541944127" calcext:value-type="float">
            <text:p>0.6024235419</text:p>
          </table:table-cell>
          <table:table-cell office:value-type="float" office:value="0.00421094163313754" calcext:value-type="float">
            <text:p>0.0042109416</text:p>
          </table:table-cell>
          <table:table-cell office:value-type="float" office:value="0.0238749636121942" calcext:value-type="float">
            <text:p>0.0238749636</text:p>
          </table:table-cell>
          <table:table-cell office:value-type="float" office:value="0.458755547531927" calcext:value-type="float">
            <text:p>0.4587555475</text:p>
          </table:table-cell>
          <table:table-cell office:value-type="float" office:value="23.7276209623331" calcext:value-type="float">
            <text:p>23.7276209623</text:p>
          </table:table-cell>
          <table:table-cell office:value-type="float" office:value="0.896817388214773" calcext:value-type="float">
            <text:p>0.8968173882</text:p>
          </table:table-cell>
          <table:table-cell office:value-type="float" office:value="5.34050822609848" calcext:value-type="float">
            <text:p>5.3405082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6:25:43.580552258</meta:creation-date>
    <dc:date>2016-06-13T16:35:45.238374709</dc:date>
    <meta:editing-duration>PT10M7S</meta:editing-duration>
    <meta:editing-cycles>1</meta:editing-cycles>
    <meta:document-statistic meta:table-count="1" meta:cell-count="2750" meta:object-count="0"/>
    <meta:generator>LibreOffice/5.1.3.2$Linux_X86_64 LibreOffice_project/10m0$Build-2</meta:generator>
  </office:meta>
</office:document-meta>
</file>